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ohit Hindi" svg:font-family="'Lohit Hindi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829cm"/>
    </style:style>
    <style:style style:name="co2" style:family="table-column">
      <style:table-column-properties fo:break-before="auto" style:column-width="1.58cm"/>
    </style:style>
    <style:style style:name="co3" style:family="table-column">
      <style:table-column-properties fo:break-before="auto" style:column-width="1.332cm"/>
    </style:style>
    <style:style style:name="co4" style:family="table-column">
      <style:table-column-properties fo:break-before="auto" style:column-width="1.72cm"/>
    </style:style>
    <style:style style:name="co5" style:family="table-column">
      <style:table-column-properties fo:break-before="auto" style:column-width="1.686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9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7" style:family="table-cell" style:parent-style-name="Default">
      <style:table-cell-properties fo:border="0.99pt solid #000000"/>
    </style:style>
    <style:style style:name="ce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2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6" style:family="table-cell" style:parent-style-name="Pivot_20_Table_20_Value" style:data-style-name="N0"/>
    <style:style style:name="ce17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1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9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0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1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2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Tdistan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Tim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151" calcext:value-type="float">
            <text:p>151</text:p>
          </table:table-cell>
          <table:table-cell office:value-type="float" office:value="188" calcext:value-type="float">
            <text:p>18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276" calcext:value-type="float">
            <text:p>276</text:p>
          </table:table-cell>
          <table:table-cell office:value-type="float" office:value="1115" calcext:value-type="float">
            <text:p>111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42" calcext:value-type="float">
            <text:p>42</text:p>
          </table:table-cell>
          <table:table-cell office:value-type="float" office:value="104" calcext:value-type="float">
            <text:p>10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637" calcext:value-type="float">
            <text:p>637</text:p>
          </table:table-cell>
          <table:table-cell office:value-type="float" office:value="3354" calcext:value-type="float">
            <text:p>335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101" calcext:value-type="float">
            <text:p>101</text:p>
          </table:table-cell>
          <table:table-cell office:value-type="float" office:value="325" calcext:value-type="float">
            <text:p>32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68" calcext:value-type="float">
            <text:p>68</text:p>
          </table:table-cell>
          <table:table-cell office:value-type="float" office:value="157" calcext:value-type="float">
            <text:p>15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211" calcext:value-type="float">
            <text:p>1211</text:p>
          </table:table-cell>
          <table:table-cell office:value-type="float" office:value="6099" calcext:value-type="float">
            <text:p>609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608" calcext:value-type="float">
            <text:p>608</text:p>
          </table:table-cell>
          <table:table-cell office:value-type="float" office:value="2483" calcext:value-type="float">
            <text:p>248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1116" calcext:value-type="float">
            <text:p>1116</text:p>
          </table:table-cell>
          <table:table-cell office:value-type="float" office:value="8788" calcext:value-type="float">
            <text:p>878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147" calcext:value-type="float">
            <text:p>1147</text:p>
          </table:table-cell>
          <table:table-cell office:value-type="float" office:value="9248" calcext:value-type="float">
            <text:p>924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39" calcext:value-type="float">
            <text:p>33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192" calcext:value-type="float">
            <text:p>192</text:p>
          </table:table-cell>
          <table:table-cell office:value-type="float" office:value="1187" calcext:value-type="float">
            <text:p>118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632" calcext:value-type="float">
            <text:p>632</text:p>
          </table:table-cell>
          <table:table-cell office:value-type="float" office:value="7508" calcext:value-type="float">
            <text:p>750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267" calcext:value-type="float">
            <text:p>267</text:p>
          </table:table-cell>
          <table:table-cell office:value-type="float" office:value="3769" calcext:value-type="float">
            <text:p>376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590" calcext:value-type="float">
            <text:p>590</text:p>
          </table:table-cell>
          <table:table-cell office:value-type="float" office:value="8827" calcext:value-type="float">
            <text:p>882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661" calcext:value-type="float">
            <text:p>661</text:p>
          </table:table-cell>
          <table:table-cell office:value-type="float" office:value="4944" calcext:value-type="float">
            <text:p>494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610" calcext:value-type="float">
            <text:p>610</text:p>
          </table:table-cell>
          <table:table-cell office:value-type="float" office:value="3549" calcext:value-type="float">
            <text:p>354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83" calcext:value-type="float">
            <text:p>38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438" calcext:value-type="float">
            <text:p>438</text:p>
          </table:table-cell>
          <table:table-cell office:value-type="float" office:value="1902" calcext:value-type="float">
            <text:p>190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00" calcext:value-type="float">
            <text:p>70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-1" calcext:value-type="float">
            <text:p>-1</text:p>
          </table:table-cell>
          <table:table-cell office:value-type="float" office:value="776" calcext:value-type="float">
            <text:p>776</text:p>
          </table:table-cell>
          <table:table-cell office:value-type="float" office:value="6719" calcext:value-type="float">
            <text:p>671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office:value-type="float" office:value="285" calcext:value-type="float">
            <text:p>285</text:p>
          </table:table-cell>
          <table:table-cell office:value-type="float" office:value="1130" calcext:value-type="float">
            <text:p>113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9" calcext:value-type="float">
            <text:p>9</text:p>
          </table:table-cell>
          <table:table-cell office:value-type="float" office:value="178" calcext:value-type="float">
            <text:p>178</text:p>
          </table:table-cell>
          <table:table-cell office:value-type="float" office:value="1645" calcext:value-type="float">
            <text:p>164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213" calcext:value-type="float">
            <text:p>213</text:p>
          </table:table-cell>
          <table:table-cell office:value-type="float" office:value="653" calcext:value-type="float">
            <text:p>65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float" office:value="295" calcext:value-type="float">
            <text:p>29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374" calcext:value-type="float">
            <text:p>374</text:p>
          </table:table-cell>
          <table:table-cell office:value-type="float" office:value="1434" calcext:value-type="float">
            <text:p>143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527" calcext:value-type="float">
            <text:p>527</text:p>
          </table:table-cell>
          <table:table-cell office:value-type="float" office:value="2293" calcext:value-type="float">
            <text:p>229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361" calcext:value-type="float">
            <text:p>361</text:p>
          </table:table-cell>
          <table:table-cell office:value-type="float" office:value="4052" calcext:value-type="float">
            <text:p>405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671" calcext:value-type="float">
            <text:p>671</text:p>
          </table:table-cell>
          <table:table-cell office:value-type="float" office:value="3949" calcext:value-type="float">
            <text:p>394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242" calcext:value-type="float">
            <text:p>24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297" calcext:value-type="float">
            <text:p>29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float" office:value="780" calcext:value-type="float">
            <text:p>78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272" calcext:value-type="float">
            <text:p>272</text:p>
          </table:table-cell>
          <table:table-cell office:value-type="float" office:value="448" calcext:value-type="float">
            <text:p>44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249" calcext:value-type="float">
            <text:p>249</text:p>
          </table:table-cell>
          <table:table-cell office:value-type="float" office:value="440" calcext:value-type="float">
            <text:p>44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484" calcext:value-type="float">
            <text:p>484</text:p>
          </table:table-cell>
          <table:table-cell office:value-type="float" office:value="3287" calcext:value-type="float">
            <text:p>328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425" calcext:value-type="float">
            <text:p>42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387" calcext:value-type="float">
            <text:p>38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172" calcext:value-type="float">
            <text:p>172</text:p>
          </table:table-cell>
          <table:table-cell office:value-type="float" office:value="274" calcext:value-type="float">
            <text:p>27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494" calcext:value-type="float">
            <text:p>494</text:p>
          </table:table-cell>
          <table:table-cell office:value-type="float" office:value="3339" calcext:value-type="float">
            <text:p>333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225" calcext:value-type="float">
            <text:p>225</text:p>
          </table:table-cell>
          <table:table-cell office:value-type="float" office:value="367" calcext:value-type="float">
            <text:p>36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  <table:table-cell office:value-type="float" office:value="583" calcext:value-type="float">
            <text:p>58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224" calcext:value-type="float">
            <text:p>224</text:p>
          </table:table-cell>
          <table:table-cell office:value-type="float" office:value="403" calcext:value-type="float">
            <text:p>40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602" calcext:value-type="float">
            <text:p>60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790" calcext:value-type="float">
            <text:p>79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426" calcext:value-type="float">
            <text:p>426</text:p>
          </table:table-cell>
          <table:table-cell office:value-type="float" office:value="846" calcext:value-type="float">
            <text:p>84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621" calcext:value-type="float">
            <text:p>62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222" calcext:value-type="float">
            <text:p>222</text:p>
          </table:table-cell>
          <table:table-cell office:value-type="float" office:value="626" calcext:value-type="float">
            <text:p>62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892" calcext:value-type="float">
            <text:p>89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office:value-type="float" office:value="665" calcext:value-type="float">
            <text:p>66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181" calcext:value-type="float">
            <text:p>181</text:p>
          </table:table-cell>
          <table:table-cell office:value-type="float" office:value="490" calcext:value-type="float">
            <text:p>49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1761" calcext:value-type="float">
            <text:p>176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1" calcext:value-type="float">
            <text:p>1</text:p>
          </table:table-cell>
          <table:table-cell office:value-type="float" office:value="1968" calcext:value-type="float">
            <text:p>1968</text:p>
          </table:table-cell>
          <table:table-cell office:value-type="float" office:value="61" calcext:value-type="float">
            <text:p>6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927" calcext:value-type="float">
            <text:p>92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974" calcext:value-type="float">
            <text:p>97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office:value-type="float" office:value="591" calcext:value-type="float">
            <text:p>59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716" calcext:value-type="float">
            <text:p>71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945" calcext:value-type="float">
            <text:p>94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1098" calcext:value-type="float">
            <text:p>109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612" calcext:value-type="float">
            <text:p>61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1026" calcext:value-type="float">
            <text:p>102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67" calcext:value-type="float">
            <text:p>36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1667" calcext:value-type="float">
            <text:p>166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1680" calcext:value-type="float">
            <text:p>168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341" calcext:value-type="float">
            <text:p>341</text:p>
          </table:table-cell>
          <table:table-cell office:value-type="float" office:value="1073" calcext:value-type="float">
            <text:p>107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294" calcext:value-type="float">
            <text:p>294</text:p>
          </table:table-cell>
          <table:table-cell office:value-type="float" office:value="710" calcext:value-type="float">
            <text:p>71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1123" calcext:value-type="float">
            <text:p>112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1080" calcext:value-type="float">
            <text:p>108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1687" calcext:value-type="float">
            <text:p>168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810" calcext:value-type="float">
            <text:p>181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040" calcext:value-type="float">
            <text:p>104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617" calcext:value-type="float">
            <text:p>61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1023" calcext:value-type="float">
            <text:p>102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1944" calcext:value-type="float">
            <text:p>194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1595" calcext:value-type="float">
            <text:p>159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1680" calcext:value-type="float">
            <text:p>168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964" calcext:value-type="float">
            <text:p>96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office:value-type="float" office:value="3232" calcext:value-type="float">
            <text:p>323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1295" calcext:value-type="float">
            <text:p>129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2530" calcext:value-type="float">
            <text:p>253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2833" calcext:value-type="float">
            <text:p>283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2194" calcext:value-type="float">
            <text:p>219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3551" calcext:value-type="float">
            <text:p>355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1992" calcext:value-type="float">
            <text:p>199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2424" calcext:value-type="float">
            <text:p>242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239" calcext:value-type="float">
            <text:p>239</text:p>
          </table:table-cell>
          <table:table-cell office:value-type="float" office:value="984" calcext:value-type="float">
            <text:p>98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1631" calcext:value-type="float">
            <text:p>163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1630" calcext:value-type="float">
            <text:p>163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3166" calcext:value-type="float">
            <text:p>316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float" office:value="2875" calcext:value-type="float">
            <text:p>287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1726" calcext:value-type="float">
            <text:p>172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2108" calcext:value-type="float">
            <text:p>210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office:value-type="float" office:value="2708" calcext:value-type="float">
            <text:p>270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3018" calcext:value-type="float">
            <text:p>301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4" calcext:value-type="float">
            <text:p>4</text:p>
          </table:table-cell>
          <table:table-cell office:value-type="float" office:value="386" calcext:value-type="float">
            <text:p>386</text:p>
          </table:table-cell>
          <table:table-cell office:value-type="float" office:value="2146" calcext:value-type="float">
            <text:p>214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  <table:table-cell office:value-type="float" office:value="4295" calcext:value-type="float">
            <text:p>429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178" calcext:value-type="float">
            <text:p>178</text:p>
          </table:table-cell>
          <table:table-cell office:value-type="float" office:value="5218" calcext:value-type="float">
            <text:p>521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139" calcext:value-type="float">
            <text:p>139</text:p>
          </table:table-cell>
          <table:table-cell office:value-type="float" office:value="4887" calcext:value-type="float">
            <text:p>488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2916" calcext:value-type="float">
            <text:p>291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5552" calcext:value-type="float">
            <text:p>555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float" office:value="4312" calcext:value-type="float">
            <text:p>431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office:value-type="float" office:value="5518" calcext:value-type="float">
            <text:p>551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office:value-type="float" office:value="5021" calcext:value-type="float">
            <text:p>502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office:value-type="float" office:value="5140" calcext:value-type="float">
            <text:p>514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office:value-type="float" office:value="4835" calcext:value-type="float">
            <text:p>483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197" calcext:value-type="float">
            <text:p>197</text:p>
          </table:table-cell>
          <table:table-cell office:value-type="float" office:value="6297" calcext:value-type="float">
            <text:p>629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179" calcext:value-type="float">
            <text:p>179</text:p>
          </table:table-cell>
          <table:table-cell office:value-type="float" office:value="5820" calcext:value-type="float">
            <text:p>582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58" calcext:value-type="float">
            <text:p>258</text:p>
          </table:table-cell>
          <table:table-cell office:value-type="float" office:value="9285" calcext:value-type="float">
            <text:p>928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office:value-type="float" office:value="7330" calcext:value-type="float">
            <text:p>733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177" calcext:value-type="float">
            <text:p>177</text:p>
          </table:table-cell>
          <table:table-cell office:value-type="float" office:value="5864" calcext:value-type="float">
            <text:p>586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27" calcext:value-type="float">
            <text:p>227</text:p>
          </table:table-cell>
          <table:table-cell office:value-type="float" office:value="8284" calcext:value-type="float">
            <text:p>828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01" calcext:value-type="float">
            <text:p>201</text:p>
          </table:table-cell>
          <table:table-cell office:value-type="float" office:value="30155" calcext:value-type="float">
            <text:p>3015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6620" calcext:value-type="float">
            <text:p>662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office:value-type="float" office:value="6386" calcext:value-type="float">
            <text:p>638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float" office:value="4984" calcext:value-type="float">
            <text:p>498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office:value-type="float" office:value="7212" calcext:value-type="float">
            <text:p>721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237" calcext:value-type="float">
            <text:p>237</text:p>
          </table:table-cell>
          <table:table-cell office:value-type="float" office:value="8863" calcext:value-type="float">
            <text:p>886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office:value-type="float" office:value="5653" calcext:value-type="float">
            <text:p>565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299" calcext:value-type="float">
            <text:p>299</text:p>
          </table:table-cell>
          <table:table-cell office:value-type="float" office:value="11854" calcext:value-type="float">
            <text:p>1185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office:value-type="float" office:value="5428" calcext:value-type="float">
            <text:p>542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  <table:table-cell office:value-type="float" office:value="8748" calcext:value-type="float">
            <text:p>874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 office:value-type="float" office:value="4340" calcext:value-type="float">
            <text:p>434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303" calcext:value-type="float">
            <text:p>303</text:p>
          </table:table-cell>
          <table:table-cell office:value-type="float" office:value="12602" calcext:value-type="float">
            <text:p>1260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234" calcext:value-type="float">
            <text:p>234</text:p>
          </table:table-cell>
          <table:table-cell office:value-type="float" office:value="9654" calcext:value-type="float">
            <text:p>965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275" calcext:value-type="float">
            <text:p>275</text:p>
          </table:table-cell>
          <table:table-cell office:value-type="float" office:value="12962" calcext:value-type="float">
            <text:p>1296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3101" calcext:value-type="float">
            <text:p>1310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float" office:value="13850" calcext:value-type="float">
            <text:p>1385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279" calcext:value-type="float">
            <text:p>279</text:p>
          </table:table-cell>
          <table:table-cell office:value-type="float" office:value="11881" calcext:value-type="float">
            <text:p>1188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  <table:table-cell office:value-type="float" office:value="9095" calcext:value-type="float">
            <text:p>909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81" calcext:value-type="float">
            <text:p>8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275" calcext:value-type="float">
            <text:p>275</text:p>
          </table:table-cell>
          <table:table-cell office:value-type="float" office:value="12121" calcext:value-type="float">
            <text:p>1212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231" calcext:value-type="float">
            <text:p>231</text:p>
          </table:table-cell>
          <table:table-cell office:value-type="float" office:value="10091" calcext:value-type="float">
            <text:p>1009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327" calcext:value-type="float">
            <text:p>327</text:p>
          </table:table-cell>
          <table:table-cell office:value-type="float" office:value="15353" calcext:value-type="float">
            <text:p>1535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297" calcext:value-type="float">
            <text:p>297</text:p>
          </table:table-cell>
          <table:table-cell office:value-type="float" office:value="13661" calcext:value-type="float">
            <text:p>1366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323" calcext:value-type="float">
            <text:p>323</text:p>
          </table:table-cell>
          <table:table-cell office:value-type="float" office:value="15782" calcext:value-type="float">
            <text:p>1578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  <table:table-cell office:value-type="float" office:value="16485" calcext:value-type="float">
            <text:p>1648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333" calcext:value-type="float">
            <text:p>333</text:p>
          </table:table-cell>
          <table:table-cell office:value-type="float" office:value="17122" calcext:value-type="float">
            <text:p>1712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293" calcext:value-type="float">
            <text:p>293</text:p>
          </table:table-cell>
          <table:table-cell office:value-type="float" office:value="14420" calcext:value-type="float">
            <text:p>1442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4963" calcext:value-type="float">
            <text:p>1496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16948" calcext:value-type="float">
            <text:p>1694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office:value-type="float" office:value="304" calcext:value-type="float">
            <text:p>304</text:p>
          </table:table-cell>
          <table:table-cell office:value-type="float" office:value="14331" calcext:value-type="float">
            <text:p>1433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office:value-type="float" office:value="224" calcext:value-type="float">
            <text:p>224</text:p>
          </table:table-cell>
          <table:table-cell office:value-type="float" office:value="9318" calcext:value-type="float">
            <text:p>931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office:value-type="float" office:value="365" calcext:value-type="float">
            <text:p>365</text:p>
          </table:table-cell>
          <table:table-cell office:value-type="float" office:value="17044" calcext:value-type="float">
            <text:p>1704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office:value-type="float" office:value="340" calcext:value-type="float">
            <text:p>340</text:p>
          </table:table-cell>
          <table:table-cell office:value-type="float" office:value="17172" calcext:value-type="float">
            <text:p>1717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1559" calcext:value-type="float">
            <text:p>1559</text:p>
          </table:table-cell>
          <table:table-cell office:value-type="float" office:value="246" calcext:value-type="float">
            <text:p>24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192" calcext:value-type="float">
            <text:p>192</text:p>
          </table:table-cell>
          <table:table-cell office:value-type="float" office:value="184" calcext:value-type="float">
            <text:p>18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193" calcext:value-type="float">
            <text:p>193</text:p>
          </table:table-cell>
          <table:table-cell office:value-type="float" office:value="183" calcext:value-type="float">
            <text:p>18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845" calcext:value-type="float">
            <text:p>845</text:p>
          </table:table-cell>
          <table:table-cell office:value-type="float" office:value="408" calcext:value-type="float">
            <text:p>40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1115" calcext:value-type="float">
            <text:p>1115</text:p>
          </table:table-cell>
          <table:table-cell office:value-type="float" office:value="1129" calcext:value-type="float">
            <text:p>112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184" calcext:value-type="float">
            <text:p>184</text:p>
          </table:table-cell>
          <table:table-cell office:value-type="float" office:value="179" calcext:value-type="float">
            <text:p>17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244" calcext:value-type="float">
            <text:p>244</text:p>
          </table:table-cell>
          <table:table-cell office:value-type="float" office:value="241" calcext:value-type="float">
            <text:p>24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2922" calcext:value-type="float">
            <text:p>2922</text:p>
          </table:table-cell>
          <table:table-cell office:value-type="float" office:value="2999" calcext:value-type="float">
            <text:p>299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426" calcext:value-type="float">
            <text:p>426</text:p>
          </table:table-cell>
          <table:table-cell office:value-type="float" office:value="432" calcext:value-type="float">
            <text:p>43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352" calcext:value-type="float">
            <text:p>352</text:p>
          </table:table-cell>
          <table:table-cell office:value-type="float" office:value="318" calcext:value-type="float">
            <text:p>31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3633" calcext:value-type="float">
            <text:p>13633</text:p>
          </table:table-cell>
          <table:table-cell office:value-type="float" office:value="12573" calcext:value-type="float">
            <text:p>1257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880" calcext:value-type="float">
            <text:p>10880</text:p>
          </table:table-cell>
          <table:table-cell office:value-type="float" office:value="10619" calcext:value-type="float">
            <text:p>1061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10207" calcext:value-type="float">
            <text:p>10207</text:p>
          </table:table-cell>
          <table:table-cell office:value-type="float" office:value="11156" calcext:value-type="float">
            <text:p>1115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2883" calcext:value-type="float">
            <text:p>12883</text:p>
          </table:table-cell>
          <table:table-cell office:value-type="float" office:value="13901" calcext:value-type="float">
            <text:p>1390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8487" calcext:value-type="float">
            <text:p>8487</text:p>
          </table:table-cell>
          <table:table-cell office:value-type="float" office:value="7646" calcext:value-type="float">
            <text:p>764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7458" calcext:value-type="float">
            <text:p>7458</text:p>
          </table:table-cell>
          <table:table-cell office:value-type="float" office:value="7285" calcext:value-type="float">
            <text:p>728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7414" calcext:value-type="float">
            <text:p>7414</text:p>
          </table:table-cell>
          <table:table-cell office:value-type="float" office:value="7049" calcext:value-type="float">
            <text:p>704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5075" calcext:value-type="float">
            <text:p>5075</text:p>
          </table:table-cell>
          <table:table-cell office:value-type="float" office:value="4772" calcext:value-type="float">
            <text:p>477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4629" calcext:value-type="float">
            <text:p>4629</text:p>
          </table:table-cell>
          <table:table-cell office:value-type="float" office:value="4545" calcext:value-type="float">
            <text:p>454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2196" calcext:value-type="float">
            <text:p>2196</text:p>
          </table:table-cell>
          <table:table-cell office:value-type="float" office:value="2769" calcext:value-type="float">
            <text:p>276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2363" calcext:value-type="float">
            <text:p>2363</text:p>
          </table:table-cell>
          <table:table-cell office:value-type="float" office:value="2433" calcext:value-type="float">
            <text:p>243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1913" calcext:value-type="float">
            <text:p>1913</text:p>
          </table:table-cell>
          <table:table-cell office:value-type="float" office:value="3530" calcext:value-type="float">
            <text:p>353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1947" calcext:value-type="float">
            <text:p>1947</text:p>
          </table:table-cell>
          <table:table-cell office:value-type="float" office:value="2489" calcext:value-type="float">
            <text:p>248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1411" calcext:value-type="float">
            <text:p>1411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office:value-type="float" office:value="1141" calcext:value-type="float">
            <text:p>1141</text:p>
          </table:table-cell>
          <table:table-cell office:value-type="float" office:value="1198" calcext:value-type="float">
            <text:p>119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1259" calcext:value-type="float">
            <text:p>1259</text:p>
          </table:table-cell>
          <table:table-cell office:value-type="float" office:value="1631" calcext:value-type="float">
            <text:p>163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1155" calcext:value-type="float">
            <text:p>1155</text:p>
          </table:table-cell>
          <table:table-cell office:value-type="float" office:value="1306" calcext:value-type="float">
            <text:p>130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-1" calcext:value-type="float">
            <text:p>-1</text:p>
          </table:table-cell>
          <table:table-cell office:value-type="float" office:value="1383" calcext:value-type="float">
            <text:p>1383</text:p>
          </table:table-cell>
          <table:table-cell office:value-type="float" office:value="2896" calcext:value-type="float">
            <text:p>289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office:value-type="float" office:value="1259" calcext:value-type="float">
            <text:p>1259</text:p>
          </table:table-cell>
          <table:table-cell office:value-type="float" office:value="1428" calcext:value-type="float">
            <text:p>142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9" calcext:value-type="float">
            <text:p>9</text:p>
          </table:table-cell>
          <table:table-cell office:value-type="float" office:value="1176" calcext:value-type="float">
            <text:p>1176</text:p>
          </table:table-cell>
          <table:table-cell office:value-type="float" office:value="1596" calcext:value-type="float">
            <text:p>159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370" calcext:value-type="float">
            <text:p>1370</text:p>
          </table:table-cell>
          <table:table-cell office:value-type="float" office:value="1379" calcext:value-type="float">
            <text:p>137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1305" calcext:value-type="float">
            <text:p>13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848" calcext:value-type="float">
            <text:p>1848</text:p>
          </table:table-cell>
          <table:table-cell office:value-type="float" office:value="1521" calcext:value-type="float">
            <text:p>152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1351" calcext:value-type="float">
            <text:p>1351</text:p>
          </table:table-cell>
          <table:table-cell office:value-type="float" office:value="1667" calcext:value-type="float">
            <text:p>166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1382" calcext:value-type="float">
            <text:p>1382</text:p>
          </table:table-cell>
          <table:table-cell office:value-type="float" office:value="1960" calcext:value-type="float">
            <text:p>196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354" calcext:value-type="float">
            <text:p>1354</text:p>
          </table:table-cell>
          <table:table-cell office:value-type="float" office:value="2559" calcext:value-type="float">
            <text:p>255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188" calcext:value-type="float">
            <text:p>1188</text:p>
          </table:table-cell>
          <table:table-cell office:value-type="float" office:value="1174" calcext:value-type="float">
            <text:p>117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1485" calcext:value-type="float">
            <text:p>1485</text:p>
          </table:table-cell>
          <table:table-cell office:value-type="float" office:value="2544" calcext:value-type="float">
            <text:p>254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221" calcext:value-type="float">
            <text:p>1221</text:p>
          </table:table-cell>
          <table:table-cell office:value-type="float" office:value="1236" calcext:value-type="float">
            <text:p>123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194" calcext:value-type="float">
            <text:p>1194</text:p>
          </table:table-cell>
          <table:table-cell office:value-type="float" office:value="1369" calcext:value-type="float">
            <text:p>136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1381" calcext:value-type="float">
            <text:p>1381</text:p>
          </table:table-cell>
          <table:table-cell office:value-type="float" office:value="2102" calcext:value-type="float">
            <text:p>210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1406" calcext:value-type="float">
            <text:p>1406</text:p>
          </table:table-cell>
          <table:table-cell office:value-type="float" office:value="1580" calcext:value-type="float">
            <text:p>158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1370" calcext:value-type="float">
            <text:p>1370</text:p>
          </table:table-cell>
          <table:table-cell office:value-type="float" office:value="1576" calcext:value-type="float">
            <text:p>157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1505" calcext:value-type="float">
            <text:p>1505</text:p>
          </table:table-cell>
          <table:table-cell office:value-type="float" office:value="3600" calcext:value-type="float">
            <text:p>360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1312" calcext:value-type="float">
            <text:p>1312</text:p>
          </table:table-cell>
          <table:table-cell office:value-type="float" office:value="1541" calcext:value-type="float">
            <text:p>154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275" calcext:value-type="float">
            <text:p>1275</text:p>
          </table:table-cell>
          <table:table-cell office:value-type="float" office:value="1334" calcext:value-type="float">
            <text:p>133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1310" calcext:value-type="float">
            <text:p>1310</text:p>
          </table:table-cell>
          <table:table-cell office:value-type="float" office:value="1531" calcext:value-type="float">
            <text:p>153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1347" calcext:value-type="float">
            <text:p>1347</text:p>
          </table:table-cell>
          <table:table-cell office:value-type="float" office:value="1452" calcext:value-type="float">
            <text:p>145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2353" calcext:value-type="float">
            <text:p>2353</text:p>
          </table:table-cell>
          <table:table-cell office:value-type="float" office:value="4245" calcext:value-type="float">
            <text:p>424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1395" calcext:value-type="float">
            <text:p>1395</text:p>
          </table:table-cell>
          <table:table-cell office:value-type="float" office:value="1535" calcext:value-type="float">
            <text:p>153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1598" calcext:value-type="float">
            <text:p>1598</text:p>
          </table:table-cell>
          <table:table-cell office:value-type="float" office:value="1790" calcext:value-type="float">
            <text:p>179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367" calcext:value-type="float">
            <text:p>1367</text:p>
          </table:table-cell>
          <table:table-cell office:value-type="float" office:value="1347" calcext:value-type="float">
            <text:p>134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1453" calcext:value-type="float">
            <text:p>1453</text:p>
          </table:table-cell>
          <table:table-cell office:value-type="float" office:value="1648" calcext:value-type="float">
            <text:p>164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1385" calcext:value-type="float">
            <text:p>1385</text:p>
          </table:table-cell>
          <table:table-cell office:value-type="float" office:value="1793" calcext:value-type="float">
            <text:p>179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1389" calcext:value-type="float">
            <text:p>1389</text:p>
          </table:table-cell>
          <table:table-cell office:value-type="float" office:value="1921" calcext:value-type="float">
            <text:p>192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1541" calcext:value-type="float">
            <text:p>1541</text:p>
          </table:table-cell>
          <table:table-cell office:value-type="float" office:value="1963" calcext:value-type="float">
            <text:p>196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1387" calcext:value-type="float">
            <text:p>1387</text:p>
          </table:table-cell>
          <table:table-cell office:value-type="float" office:value="1776" calcext:value-type="float">
            <text:p>177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1505" calcext:value-type="float">
            <text:p>1505</text:p>
          </table:table-cell>
          <table:table-cell office:value-type="float" office:value="1788" calcext:value-type="float">
            <text:p>178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1399" calcext:value-type="float">
            <text:p>1399</text:p>
          </table:table-cell>
          <table:table-cell office:value-type="float" office:value="1983" calcext:value-type="float">
            <text:p>198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1523" calcext:value-type="float">
            <text:p>1523</text:p>
          </table:table-cell>
          <table:table-cell office:value-type="float" office:value="1840" calcext:value-type="float">
            <text:p>184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1626" calcext:value-type="float">
            <text:p>1626</text:p>
          </table:table-cell>
          <table:table-cell office:value-type="float" office:value="1779" calcext:value-type="float">
            <text:p>177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1495" calcext:value-type="float">
            <text:p>1495</text:p>
          </table:table-cell>
          <table:table-cell office:value-type="float" office:value="2733" calcext:value-type="float">
            <text:p>273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1" calcext:value-type="float">
            <text:p>1</text:p>
          </table:table-cell>
          <table:table-cell office:value-type="float" office:value="1422" calcext:value-type="float">
            <text:p>1422</text:p>
          </table:table-cell>
          <table:table-cell office:value-type="float" office:value="1418" calcext:value-type="float">
            <text:p>141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1468" calcext:value-type="float">
            <text:p>1468</text:p>
          </table:table-cell>
          <table:table-cell office:value-type="float" office:value="2187" calcext:value-type="float">
            <text:p>218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1686" calcext:value-type="float">
            <text:p>1686</text:p>
          </table:table-cell>
          <table:table-cell office:value-type="float" office:value="2246" calcext:value-type="float">
            <text:p>224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2284" calcext:value-type="float">
            <text:p>2284</text:p>
          </table:table-cell>
          <table:table-cell office:value-type="float" office:value="2472" calcext:value-type="float">
            <text:p>247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2234" calcext:value-type="float">
            <text:p>2234</text:p>
          </table:table-cell>
          <table:table-cell office:value-type="float" office:value="2621" calcext:value-type="float">
            <text:p>262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2266" calcext:value-type="float">
            <text:p>2266</text:p>
          </table:table-cell>
          <table:table-cell office:value-type="float" office:value="2232" calcext:value-type="float">
            <text:p>223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2" calcext:value-type="float">
            <text:p>2</text:p>
          </table:table-cell>
          <table:table-cell office:value-type="float" office:value="1426" calcext:value-type="float">
            <text:p>1426</text:p>
          </table:table-cell>
          <table:table-cell office:value-type="float" office:value="1418" calcext:value-type="float">
            <text:p>141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1465" calcext:value-type="float">
            <text:p>1465</text:p>
          </table:table-cell>
          <table:table-cell office:value-type="float" office:value="2322" calcext:value-type="float">
            <text:p>232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1618" calcext:value-type="float">
            <text:p>1618</text:p>
          </table:table-cell>
          <table:table-cell office:value-type="float" office:value="2089" calcext:value-type="float">
            <text:p>208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1544" calcext:value-type="float">
            <text:p>1544</text:p>
          </table:table-cell>
          <table:table-cell office:value-type="float" office:value="3251" calcext:value-type="float">
            <text:p>325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1575" calcext:value-type="float">
            <text:p>1575</text:p>
          </table:table-cell>
          <table:table-cell office:value-type="float" office:value="1856" calcext:value-type="float">
            <text:p>185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1581" calcext:value-type="float">
            <text:p>1581</text:p>
          </table:table-cell>
          <table:table-cell office:value-type="float" office:value="3138" calcext:value-type="float">
            <text:p>313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1587" calcext:value-type="float">
            <text:p>1587</text:p>
          </table:table-cell>
          <table:table-cell office:value-type="float" office:value="3176" calcext:value-type="float">
            <text:p>317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2110" calcext:value-type="float">
            <text:p>2110</text:p>
          </table:table-cell>
          <table:table-cell office:value-type="float" office:value="2531" calcext:value-type="float">
            <text:p>253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1694" calcext:value-type="float">
            <text:p>1694</text:p>
          </table:table-cell>
          <table:table-cell office:value-type="float" office:value="2186" calcext:value-type="float">
            <text:p>218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1545" calcext:value-type="float">
            <text:p>1545</text:p>
          </table:table-cell>
          <table:table-cell office:value-type="float" office:value="2574" calcext:value-type="float">
            <text:p>257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1552" calcext:value-type="float">
            <text:p>1552</text:p>
          </table:table-cell>
          <table:table-cell office:value-type="float" office:value="2516" calcext:value-type="float">
            <text:p>251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1582" calcext:value-type="float">
            <text:p>1582</text:p>
          </table:table-cell>
          <table:table-cell office:value-type="float" office:value="3125" calcext:value-type="float">
            <text:p>312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2" calcext:value-type="float">
            <text:p>2</text:p>
          </table:table-cell>
          <table:table-cell office:value-type="float" office:value="1678" calcext:value-type="float">
            <text:p>1678</text:p>
          </table:table-cell>
          <table:table-cell office:value-type="float" office:value="2098" calcext:value-type="float">
            <text:p>209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1684" calcext:value-type="float">
            <text:p>1684</text:p>
          </table:table-cell>
          <table:table-cell office:value-type="float" office:value="3352" calcext:value-type="float">
            <text:p>335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4" calcext:value-type="float">
            <text:p>4</text:p>
          </table:table-cell>
          <table:table-cell office:value-type="float" office:value="1843" calcext:value-type="float">
            <text:p>1843</text:p>
          </table:table-cell>
          <table:table-cell office:value-type="float" office:value="2607" calcext:value-type="float">
            <text:p>260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1616" calcext:value-type="float">
            <text:p>1616</text:p>
          </table:table-cell>
          <table:table-cell office:value-type="float" office:value="102264" calcext:value-type="float">
            <text:p>10226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2652" calcext:value-type="float">
            <text:p>2652</text:p>
          </table:table-cell>
          <table:table-cell office:value-type="float" office:value="4132" calcext:value-type="float">
            <text:p>413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2618" calcext:value-type="float">
            <text:p>2618</text:p>
          </table:table-cell>
          <table:table-cell office:value-type="float" office:value="3810" calcext:value-type="float">
            <text:p>381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2" calcext:value-type="float">
            <text:p>2</text:p>
          </table:table-cell>
          <table:table-cell office:value-type="float" office:value="1623" calcext:value-type="float">
            <text:p>1623</text:p>
          </table:table-cell>
          <table:table-cell office:value-type="float" office:value="1582" calcext:value-type="float">
            <text:p>158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1668" calcext:value-type="float">
            <text:p>1668</text:p>
          </table:table-cell>
          <table:table-cell office:value-type="float" office:value="3141" calcext:value-type="float">
            <text:p>314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1669" calcext:value-type="float">
            <text:p>1669</text:p>
          </table:table-cell>
          <table:table-cell office:value-type="float" office:value="3241" calcext:value-type="float">
            <text:p>324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1630" calcext:value-type="float">
            <text:p>1630</text:p>
          </table:table-cell>
          <table:table-cell office:value-type="float" office:value="2532" calcext:value-type="float">
            <text:p>253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903" calcext:value-type="float">
            <text:p>1903</text:p>
          </table:table-cell>
          <table:table-cell office:value-type="float" office:value="5808" calcext:value-type="float">
            <text:p>580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2309" calcext:value-type="float">
            <text:p>2309</text:p>
          </table:table-cell>
          <table:table-cell office:value-type="float" office:value="2929" calcext:value-type="float">
            <text:p>292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765" calcext:value-type="float">
            <text:p>1765</text:p>
          </table:table-cell>
          <table:table-cell office:value-type="float" office:value="4193" calcext:value-type="float">
            <text:p>419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822" calcext:value-type="float">
            <text:p>1822</text:p>
          </table:table-cell>
          <table:table-cell office:value-type="float" office:value="4471" calcext:value-type="float">
            <text:p>447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768" calcext:value-type="float">
            <text:p>1768</text:p>
          </table:table-cell>
          <table:table-cell office:value-type="float" office:value="3770" calcext:value-type="float">
            <text:p>377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758" calcext:value-type="float">
            <text:p>1758</text:p>
          </table:table-cell>
          <table:table-cell office:value-type="float" office:value="3812" calcext:value-type="float">
            <text:p>381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1658" calcext:value-type="float">
            <text:p>1658</text:p>
          </table:table-cell>
          <table:table-cell office:value-type="float" office:value="1666" calcext:value-type="float">
            <text:p>166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716" calcext:value-type="float">
            <text:p>1716</text:p>
          </table:table-cell>
          <table:table-cell office:value-type="float" office:value="3674" calcext:value-type="float">
            <text:p>367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777" calcext:value-type="float">
            <text:p>1777</text:p>
          </table:table-cell>
          <table:table-cell office:value-type="float" office:value="4114" calcext:value-type="float">
            <text:p>411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1926" calcext:value-type="float">
            <text:p>1926</text:p>
          </table:table-cell>
          <table:table-cell office:value-type="float" office:value="2627" calcext:value-type="float">
            <text:p>262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853" calcext:value-type="float">
            <text:p>1853</text:p>
          </table:table-cell>
          <table:table-cell office:value-type="float" office:value="3351" calcext:value-type="float">
            <text:p>335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789" calcext:value-type="float">
            <text:p>1789</text:p>
          </table:table-cell>
          <table:table-cell office:value-type="float" office:value="3337" calcext:value-type="float">
            <text:p>333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874" calcext:value-type="float">
            <text:p>1874</text:p>
          </table:table-cell>
          <table:table-cell office:value-type="float" office:value="4861" calcext:value-type="float">
            <text:p>486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861" calcext:value-type="float">
            <text:p>1861</text:p>
          </table:table-cell>
          <table:table-cell office:value-type="float" office:value="4613" calcext:value-type="float">
            <text:p>461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804" calcext:value-type="float">
            <text:p>1804</text:p>
          </table:table-cell>
          <table:table-cell office:value-type="float" office:value="3432" calcext:value-type="float">
            <text:p>343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823" calcext:value-type="float">
            <text:p>1823</text:p>
          </table:table-cell>
          <table:table-cell office:value-type="float" office:value="3838" calcext:value-type="float">
            <text:p>383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827" calcext:value-type="float">
            <text:p>1827</text:p>
          </table:table-cell>
          <table:table-cell office:value-type="float" office:value="4444" calcext:value-type="float">
            <text:p>444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office:value-type="float" office:value="1755" calcext:value-type="float">
            <text:p>1755</text:p>
          </table:table-cell>
          <table:table-cell office:value-type="float" office:value="1733" calcext:value-type="float">
            <text:p>173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834" calcext:value-type="float">
            <text:p>1834</text:p>
          </table:table-cell>
          <table:table-cell office:value-type="float" office:value="4792" calcext:value-type="float">
            <text:p>479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4" calcext:value-type="float">
            <text:p>4</text:p>
          </table:table-cell>
          <table:table-cell office:value-type="float" office:value="2117" calcext:value-type="float">
            <text:p>2117</text:p>
          </table:table-cell>
          <table:table-cell office:value-type="float" office:value="3867" calcext:value-type="float">
            <text:p>386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084" calcext:value-type="float">
            <text:p>608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7057" calcext:value-type="float">
            <text:p>705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2029" calcext:value-type="float">
            <text:p>2029</text:p>
          </table:table-cell>
          <table:table-cell office:value-type="float" office:value="5421" calcext:value-type="float">
            <text:p>542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2084" calcext:value-type="float">
            <text:p>2084</text:p>
          </table:table-cell>
          <table:table-cell office:value-type="float" office:value="1838" calcext:value-type="float">
            <text:p>183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1910" calcext:value-type="float">
            <text:p>1910</text:p>
          </table:table-cell>
          <table:table-cell office:value-type="float" office:value="4767" calcext:value-type="float">
            <text:p>476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1832" calcext:value-type="float">
            <text:p>1832</text:p>
          </table:table-cell>
          <table:table-cell office:value-type="float" office:value="1837" calcext:value-type="float">
            <text:p>183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1975" calcext:value-type="float">
            <text:p>1975</text:p>
          </table:table-cell>
          <table:table-cell office:value-type="float" office:value="7407" calcext:value-type="float">
            <text:p>740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1910" calcext:value-type="float">
            <text:p>1910</text:p>
          </table:table-cell>
          <table:table-cell office:value-type="float" office:value="1817" calcext:value-type="float">
            <text:p>181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1810" calcext:value-type="float">
            <text:p>1810</text:p>
          </table:table-cell>
          <table:table-cell office:value-type="float" office:value="1828" calcext:value-type="float">
            <text:p>182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2023" calcext:value-type="float">
            <text:p>2023</text:p>
          </table:table-cell>
          <table:table-cell office:value-type="float" office:value="6232" calcext:value-type="float">
            <text:p>623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2161" calcext:value-type="float">
            <text:p>2161</text:p>
          </table:table-cell>
          <table:table-cell office:value-type="float" office:value="7904" calcext:value-type="float">
            <text:p>790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1998" calcext:value-type="float">
            <text:p>1998</text:p>
          </table:table-cell>
          <table:table-cell office:value-type="float" office:value="1916" calcext:value-type="float">
            <text:p>191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2368" calcext:value-type="float">
            <text:p>2368</text:p>
          </table:table-cell>
          <table:table-cell office:value-type="float" office:value="6973" calcext:value-type="float">
            <text:p>697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2115" calcext:value-type="float">
            <text:p>2115</text:p>
          </table:table-cell>
          <table:table-cell office:value-type="float" office:value="7137" calcext:value-type="float">
            <text:p>713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2117" calcext:value-type="float">
            <text:p>2117</text:p>
          </table:table-cell>
          <table:table-cell office:value-type="float" office:value="6820" calcext:value-type="float">
            <text:p>682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2" calcext:value-type="float">
            <text:p>2</text:p>
          </table:table-cell>
          <table:table-cell office:value-type="float" office:value="1974" calcext:value-type="float">
            <text:p>1974</text:p>
          </table:table-cell>
          <table:table-cell office:value-type="float" office:value="1917" calcext:value-type="float">
            <text:p>191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2070" calcext:value-type="float">
            <text:p>2070</text:p>
          </table:table-cell>
          <table:table-cell office:value-type="float" office:value="8377" calcext:value-type="float">
            <text:p>837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2" calcext:value-type="float">
            <text:p>2</text:p>
          </table:table-cell>
          <table:table-cell office:value-type="float" office:value="2080" calcext:value-type="float">
            <text:p>2080</text:p>
          </table:table-cell>
          <table:table-cell office:value-type="float" office:value="1918" calcext:value-type="float">
            <text:p>191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2044" calcext:value-type="float">
            <text:p>2044</text:p>
          </table:table-cell>
          <table:table-cell office:value-type="float" office:value="7540" calcext:value-type="float">
            <text:p>754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1914" calcext:value-type="float">
            <text:p>191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269" calcext:value-type="float">
            <text:p>2269</text:p>
          </table:table-cell>
          <table:table-cell office:value-type="float" office:value="10266" calcext:value-type="float">
            <text:p>1026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289" calcext:value-type="float">
            <text:p>2289</text:p>
          </table:table-cell>
          <table:table-cell office:value-type="float" office:value="8467" calcext:value-type="float">
            <text:p>846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224" calcext:value-type="float">
            <text:p>2224</text:p>
          </table:table-cell>
          <table:table-cell office:value-type="float" office:value="7140" calcext:value-type="float">
            <text:p>714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226" calcext:value-type="float">
            <text:p>2226</text:p>
          </table:table-cell>
          <table:table-cell office:value-type="float" office:value="9235" calcext:value-type="float">
            <text:p>923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489" calcext:value-type="float">
            <text:p>2489</text:p>
          </table:table-cell>
          <table:table-cell office:value-type="float" office:value="8287" calcext:value-type="float">
            <text:p>828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 office:value-type="float" office:value="2055" calcext:value-type="float">
            <text:p>2055</text:p>
          </table:table-cell>
          <table:table-cell office:value-type="float" office:value="1984" calcext:value-type="float">
            <text:p>198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134" calcext:value-type="float">
            <text:p>2134</text:p>
          </table:table-cell>
          <table:table-cell office:value-type="float" office:value="7867" calcext:value-type="float">
            <text:p>786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200" calcext:value-type="float">
            <text:p>2200</text:p>
          </table:table-cell>
          <table:table-cell office:value-type="float" office:value="6763" calcext:value-type="float">
            <text:p>676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187" calcext:value-type="float">
            <text:p>2187</text:p>
          </table:table-cell>
          <table:table-cell office:value-type="float" office:value="7067" calcext:value-type="float">
            <text:p>706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274" calcext:value-type="float">
            <text:p>2274</text:p>
          </table:table-cell>
          <table:table-cell office:value-type="float" office:value="9261" calcext:value-type="float">
            <text:p>926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2192" calcext:value-type="float">
            <text:p>2192</text:p>
          </table:table-cell>
          <table:table-cell office:value-type="float" office:value="2087" calcext:value-type="float">
            <text:p>208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2277" calcext:value-type="float">
            <text:p>2277</text:p>
          </table:table-cell>
          <table:table-cell office:value-type="float" office:value="10981" calcext:value-type="float">
            <text:p>1098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2351" calcext:value-type="float">
            <text:p>2351</text:p>
          </table:table-cell>
          <table:table-cell office:value-type="float" office:value="7727" calcext:value-type="float">
            <text:p>772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2393" calcext:value-type="float">
            <text:p>2393</text:p>
          </table:table-cell>
          <table:table-cell office:value-type="float" office:value="13938" calcext:value-type="float">
            <text:p>1393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2289" calcext:value-type="float">
            <text:p>2289</text:p>
          </table:table-cell>
          <table:table-cell office:value-type="float" office:value="2058" calcext:value-type="float">
            <text:p>205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2176" calcext:value-type="float">
            <text:p>2176</text:p>
          </table:table-cell>
          <table:table-cell office:value-type="float" office:value="7551" calcext:value-type="float">
            <text:p>755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2327" calcext:value-type="float">
            <text:p>2327</text:p>
          </table:table-cell>
          <table:table-cell office:value-type="float" office:value="10861" calcext:value-type="float">
            <text:p>1086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2224" calcext:value-type="float">
            <text:p>2224</text:p>
          </table:table-cell>
          <table:table-cell office:value-type="float" office:value="2091" calcext:value-type="float">
            <text:p>209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2137" calcext:value-type="float">
            <text:p>2137</text:p>
          </table:table-cell>
          <table:table-cell office:value-type="float" office:value="6443" calcext:value-type="float">
            <text:p>644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2390" calcext:value-type="float">
            <text:p>2390</text:p>
          </table:table-cell>
          <table:table-cell office:value-type="float" office:value="14651" calcext:value-type="float">
            <text:p>1465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2317" calcext:value-type="float">
            <text:p>2317</text:p>
          </table:table-cell>
          <table:table-cell office:value-type="float" office:value="2160" calcext:value-type="float">
            <text:p>216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2142" calcext:value-type="float">
            <text:p>2142</text:p>
          </table:table-cell>
          <table:table-cell office:value-type="float" office:value="2163" calcext:value-type="float">
            <text:p>216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2328" calcext:value-type="float">
            <text:p>2328</text:p>
          </table:table-cell>
          <table:table-cell office:value-type="float" office:value="11864" calcext:value-type="float">
            <text:p>1186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2603" calcext:value-type="float">
            <text:p>2603</text:p>
          </table:table-cell>
          <table:table-cell office:value-type="float" office:value="13813" calcext:value-type="float">
            <text:p>1381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2131" calcext:value-type="float">
            <text:p>213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2392" calcext:value-type="float">
            <text:p>2392</text:p>
          </table:table-cell>
          <table:table-cell office:value-type="float" office:value="15775" calcext:value-type="float">
            <text:p>1577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2420" calcext:value-type="float">
            <text:p>2420</text:p>
          </table:table-cell>
          <table:table-cell office:value-type="float" office:value="2166" calcext:value-type="float">
            <text:p>216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2137" calcext:value-type="float">
            <text:p>2137</text:p>
          </table:table-cell>
          <table:table-cell office:value-type="float" office:value="2162" calcext:value-type="float">
            <text:p>216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2424" calcext:value-type="float">
            <text:p>2424</text:p>
          </table:table-cell>
          <table:table-cell office:value-type="float" office:value="16481" calcext:value-type="float">
            <text:p>1648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 office:value-type="float" office:value="2169" calcext:value-type="float">
            <text:p>216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2533" calcext:value-type="float">
            <text:p>2533</text:p>
          </table:table-cell>
          <table:table-cell office:value-type="float" office:value="14997" calcext:value-type="float">
            <text:p>1499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2617" calcext:value-type="float">
            <text:p>2617</text:p>
          </table:table-cell>
          <table:table-cell office:value-type="float" office:value="11670" calcext:value-type="float">
            <text:p>1167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office:value-type="float" office:value="2454" calcext:value-type="float">
            <text:p>2454</text:p>
          </table:table-cell>
          <table:table-cell office:value-type="float" office:value="2237" calcext:value-type="float">
            <text:p>223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office:value-type="float" office:value="2196" calcext:value-type="float">
            <text:p>2196</text:p>
          </table:table-cell>
          <table:table-cell office:value-type="float" office:value="2258" calcext:value-type="float">
            <text:p>225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2456" calcext:value-type="float">
            <text:p>2456</text:p>
          </table:table-cell>
          <table:table-cell office:value-type="float" office:value="14584" calcext:value-type="float">
            <text:p>1458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2664" calcext:value-type="float">
            <text:p>2664</text:p>
          </table:table-cell>
          <table:table-cell office:value-type="float" office:value="12544" calcext:value-type="float">
            <text:p>1254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2749" calcext:value-type="float">
            <text:p>2749</text:p>
          </table:table-cell>
          <table:table-cell office:value-type="float" office:value="17807" calcext:value-type="float">
            <text:p>1780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1" calcext:value-type="float">
            <text:p>1</text:p>
          </table:table-cell>
          <table:table-cell office:value-type="float" office:value="2577" calcext:value-type="float">
            <text:p>2577</text:p>
          </table:table-cell>
          <table:table-cell office:value-type="float" office:value="2237" calcext:value-type="float">
            <text:p>223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office:value-type="float" office:value="2223" calcext:value-type="float">
            <text:p>2223</text:p>
          </table:table-cell>
          <table:table-cell office:value-type="float" office:value="2262" calcext:value-type="float">
            <text:p>226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2435" calcext:value-type="float">
            <text:p>2435</text:p>
          </table:table-cell>
          <table:table-cell office:value-type="float" office:value="14478" calcext:value-type="float">
            <text:p>1447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3426" calcext:value-type="float">
            <text:p>3426</text:p>
          </table:table-cell>
          <table:table-cell office:value-type="float" office:value="16635" calcext:value-type="float">
            <text:p>1663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2724" calcext:value-type="float">
            <text:p>2724</text:p>
          </table:table-cell>
          <table:table-cell office:value-type="float" office:value="2336" calcext:value-type="float">
            <text:p>233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2540" calcext:value-type="float">
            <text:p>2540</text:p>
          </table:table-cell>
          <table:table-cell office:value-type="float" office:value="16972" calcext:value-type="float">
            <text:p>1697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2563" calcext:value-type="float">
            <text:p>2563</text:p>
          </table:table-cell>
          <table:table-cell office:value-type="float" office:value="2327" calcext:value-type="float">
            <text:p>232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2252" calcext:value-type="float">
            <text:p>2252</text:p>
          </table:table-cell>
          <table:table-cell office:value-type="float" office:value="2282" calcext:value-type="float">
            <text:p>228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2531" calcext:value-type="float">
            <text:p>2531</text:p>
          </table:table-cell>
          <table:table-cell office:value-type="float" office:value="17627" calcext:value-type="float">
            <text:p>1762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2815" calcext:value-type="float">
            <text:p>2815</text:p>
          </table:table-cell>
          <table:table-cell office:value-type="float" office:value="15230" calcext:value-type="float">
            <text:p>1523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2531" calcext:value-type="float">
            <text:p>2531</text:p>
          </table:table-cell>
          <table:table-cell office:value-type="float" office:value="2298" calcext:value-type="float">
            <text:p>229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2511" calcext:value-type="float">
            <text:p>2511</text:p>
          </table:table-cell>
          <table:table-cell office:value-type="float" office:value="15810" calcext:value-type="float">
            <text:p>1581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2823" calcext:value-type="float">
            <text:p>2823</text:p>
          </table:table-cell>
          <table:table-cell office:value-type="float" office:value="16843" calcext:value-type="float">
            <text:p>1684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office:value-type="float" office:value="2815" calcext:value-type="float">
            <text:p>2815</text:p>
          </table:table-cell>
          <table:table-cell office:value-type="float" office:value="17153" calcext:value-type="float">
            <text:p>1715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2661" calcext:value-type="float">
            <text:p>2661</text:p>
          </table:table-cell>
          <table:table-cell office:value-type="float" office:value="2491" calcext:value-type="float">
            <text:p>249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2557" calcext:value-type="float">
            <text:p>2557</text:p>
          </table:table-cell>
          <table:table-cell office:value-type="float" office:value="2389" calcext:value-type="float">
            <text:p>238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office:value-type="float" office:value="2529" calcext:value-type="float">
            <text:p>2529</text:p>
          </table:table-cell>
          <table:table-cell office:value-type="float" office:value="11881" calcext:value-type="float">
            <text:p>1188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office:value-type="float" office:value="2900" calcext:value-type="float">
            <text:p>2900</text:p>
          </table:table-cell>
          <table:table-cell office:value-type="float" office:value="19618" calcext:value-type="float">
            <text:p>1961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2706" calcext:value-type="float">
            <text:p>2706</text:p>
          </table:table-cell>
          <table:table-cell office:value-type="float" office:value="2432" calcext:value-type="float">
            <text:p>243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2394" calcext:value-type="float">
            <text:p>2394</text:p>
          </table:table-cell>
          <table:table-cell office:value-type="float" office:value="2404" calcext:value-type="float">
            <text:p>240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2363" calcext:value-type="float">
            <text:p>2363</text:p>
          </table:table-cell>
          <table:table-cell office:value-type="float" office:value="2403" calcext:value-type="float">
            <text:p>240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8305" calcext:value-type="float">
            <text:p>8305</text:p>
          </table:table-cell>
          <table:table-cell office:value-type="float" office:value="2734" calcext:value-type="float">
            <text:p>273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office:value-type="float" office:value="2649" calcext:value-type="float">
            <text:p>2649</text:p>
          </table:table-cell>
          <table:table-cell office:value-type="float" office:value="19622" calcext:value-type="float">
            <text:p>1962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665" calcext:value-type="float">
            <text:p>665</text:p>
          </table:table-cell>
          <table:table-cell office:value-type="float" office:value="2415" calcext:value-type="float">
            <text:p>241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171" calcext:value-type="float">
            <text:p>171</text:p>
          </table:table-cell>
          <table:table-cell office:value-type="float" office:value="369" calcext:value-type="float">
            <text:p>36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164" calcext:value-type="float">
            <text:p>164</text:p>
          </table:table-cell>
          <table:table-cell office:value-type="float" office:value="368" calcext:value-type="float">
            <text:p>36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159" calcext:value-type="float">
            <text:p>159</text:p>
          </table:table-cell>
          <table:table-cell office:value-type="float" office:value="369" calcext:value-type="float">
            <text:p>36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8176" calcext:value-type="float">
            <text:p>8176</text:p>
          </table:table-cell>
          <table:table-cell office:value-type="float" office:value="18359" calcext:value-type="float">
            <text:p>1835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168" calcext:value-type="float">
            <text:p>168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729" calcext:value-type="float">
            <text:p>729</text:p>
          </table:table-cell>
          <table:table-cell office:value-type="float" office:value="1516" calcext:value-type="float">
            <text:p>151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23139" calcext:value-type="float">
            <text:p>23139</text:p>
          </table:table-cell>
          <table:table-cell office:value-type="float" office:value="54828" calcext:value-type="float">
            <text:p>5482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2158" calcext:value-type="float">
            <text:p>2158</text:p>
          </table:table-cell>
          <table:table-cell office:value-type="float" office:value="4855" calcext:value-type="float">
            <text:p>485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965" calcext:value-type="float">
            <text:p>965</text:p>
          </table:table-cell>
          <table:table-cell office:value-type="float" office:value="2036" calcext:value-type="float">
            <text:p>203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33001" calcext:value-type="float">
            <text:p>33001</text:p>
          </table:table-cell>
          <table:table-cell office:value-type="float" office:value="63234" calcext:value-type="float">
            <text:p>6323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9707" calcext:value-type="float">
            <text:p>19707</text:p>
          </table:table-cell>
          <table:table-cell office:value-type="float" office:value="32322" calcext:value-type="float">
            <text:p>3232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37382" calcext:value-type="float">
            <text:p>37382</text:p>
          </table:table-cell>
          <table:table-cell office:value-type="float" office:value="114515" calcext:value-type="float">
            <text:p>11451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60944" calcext:value-type="float">
            <text:p>60944</text:p>
          </table:table-cell>
          <table:table-cell office:value-type="float" office:value="190057" calcext:value-type="float">
            <text:p>19005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04" calcext:value-type="float">
            <text:p>104</text:p>
          </table:table-cell>
          <table:table-cell office:value-type="float" office:value="193" calcext:value-type="float">
            <text:p>19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2100" calcext:value-type="float">
            <text:p>2100</text:p>
          </table:table-cell>
          <table:table-cell office:value-type="float" office:value="7667" calcext:value-type="float">
            <text:p>766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86" calcext:value-type="float">
            <text:p>86</text:p>
          </table:table-cell>
          <table:table-cell office:value-type="float" office:value="161" calcext:value-type="float">
            <text:p>16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17301" calcext:value-type="float">
            <text:p>17301</text:p>
          </table:table-cell>
          <table:table-cell office:value-type="float" office:value="30565" calcext:value-type="float">
            <text:p>3056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89" calcext:value-type="float">
            <text:p>89</text:p>
          </table:table-cell>
          <table:table-cell office:value-type="float" office:value="161" calcext:value-type="float">
            <text:p>16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55614" calcext:value-type="float">
            <text:p>55614</text:p>
          </table:table-cell>
          <table:table-cell office:value-type="float" office:value="183116" calcext:value-type="float">
            <text:p>18311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21546" calcext:value-type="float">
            <text:p>21546</text:p>
          </table:table-cell>
          <table:table-cell office:value-type="float" office:value="93927" calcext:value-type="float">
            <text:p>9392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54986" calcext:value-type="float">
            <text:p>54986</text:p>
          </table:table-cell>
          <table:table-cell office:value-type="float" office:value="220306" calcext:value-type="float">
            <text:p>22030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53682" calcext:value-type="float">
            <text:p>53682</text:p>
          </table:table-cell>
          <table:table-cell office:value-type="float" office:value="145715" calcext:value-type="float">
            <text:p>14571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52016" calcext:value-type="float">
            <text:p>52016</text:p>
          </table:table-cell>
          <table:table-cell office:value-type="float" office:value="138291" calcext:value-type="float">
            <text:p>13829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office:value-type="float" office:value="3158" calcext:value-type="float">
            <text:p>3158</text:p>
          </table:table-cell>
          <table:table-cell office:value-type="float" office:value="13570" calcext:value-type="float">
            <text:p>1357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62030" calcext:value-type="float">
            <text:p>62030</text:p>
          </table:table-cell>
          <table:table-cell office:value-type="float" office:value="80200" calcext:value-type="float">
            <text:p>8020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6502" calcext:value-type="float">
            <text:p>6502</text:p>
          </table:table-cell>
          <table:table-cell office:value-type="float" office:value="27202" calcext:value-type="float">
            <text:p>2720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-1" calcext:value-type="float">
            <text:p>-1</text:p>
          </table:table-cell>
          <table:table-cell office:value-type="float" office:value="59676" calcext:value-type="float">
            <text:p>59676</text:p>
          </table:table-cell>
          <table:table-cell office:value-type="float" office:value="258020" calcext:value-type="float">
            <text:p>25802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office:value-type="float" office:value="22908" calcext:value-type="float">
            <text:p>22908</text:p>
          </table:table-cell>
          <table:table-cell office:value-type="float" office:value="99265" calcext:value-type="float">
            <text:p>9926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9" calcext:value-type="float">
            <text:p>9</text:p>
          </table:table-cell>
          <table:table-cell office:value-type="float" office:value="13290" calcext:value-type="float">
            <text:p>13290</text:p>
          </table:table-cell>
          <table:table-cell office:value-type="float" office:value="64019" calcext:value-type="float">
            <text:p>6401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5501" calcext:value-type="float">
            <text:p>15501</text:p>
          </table:table-cell>
          <table:table-cell office:value-type="float" office:value="24670" calcext:value-type="float">
            <text:p>2467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0642" calcext:value-type="float">
            <text:p>10642</text:p>
          </table:table-cell>
          <table:table-cell office:value-type="float" office:value="16717" calcext:value-type="float">
            <text:p>1671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8108" calcext:value-type="float">
            <text:p>8108</text:p>
          </table:table-cell>
          <table:table-cell office:value-type="float" office:value="11883" calcext:value-type="float">
            <text:p>1188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29540" calcext:value-type="float">
            <text:p>29540</text:p>
          </table:table-cell>
          <table:table-cell office:value-type="float" office:value="65740" calcext:value-type="float">
            <text:p>6574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89182" calcext:value-type="float">
            <text:p>89182</text:p>
          </table:table-cell>
          <table:table-cell office:value-type="float" office:value="101739" calcext:value-type="float">
            <text:p>10173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28892" calcext:value-type="float">
            <text:p>28892</text:p>
          </table:table-cell>
          <table:table-cell office:value-type="float" office:value="179679" calcext:value-type="float">
            <text:p>17967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643" calcext:value-type="float">
            <text:p>643</text:p>
          </table:table-cell>
          <table:table-cell office:value-type="float" office:value="772" calcext:value-type="float">
            <text:p>77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49742" calcext:value-type="float">
            <text:p>49742</text:p>
          </table:table-cell>
          <table:table-cell office:value-type="float" office:value="180410" calcext:value-type="float">
            <text:p>18041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5047" calcext:value-type="float">
            <text:p>5047</text:p>
          </table:table-cell>
          <table:table-cell office:value-type="float" office:value="8349" calcext:value-type="float">
            <text:p>834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3950" calcext:value-type="float">
            <text:p>3950</text:p>
          </table:table-cell>
          <table:table-cell office:value-type="float" office:value="23461" calcext:value-type="float">
            <text:p>2346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9167" calcext:value-type="float">
            <text:p>9167</text:p>
          </table:table-cell>
          <table:table-cell office:value-type="float" office:value="66776" calcext:value-type="float">
            <text:p>6677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21126" calcext:value-type="float">
            <text:p>21126</text:p>
          </table:table-cell>
          <table:table-cell office:value-type="float" office:value="36518" calcext:value-type="float">
            <text:p>3651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18733" calcext:value-type="float">
            <text:p>18733</text:p>
          </table:table-cell>
          <table:table-cell office:value-type="float" office:value="34589" calcext:value-type="float">
            <text:p>3458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38394" calcext:value-type="float">
            <text:p>38394</text:p>
          </table:table-cell>
          <table:table-cell office:value-type="float" office:value="290931" calcext:value-type="float">
            <text:p>29093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4504" calcext:value-type="float">
            <text:p>4504</text:p>
          </table:table-cell>
          <table:table-cell office:value-type="float" office:value="33776" calcext:value-type="float">
            <text:p>3377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804" calcext:value-type="float">
            <text:p>804</text:p>
          </table:table-cell>
          <table:table-cell office:value-type="float" office:value="1069" calcext:value-type="float">
            <text:p>106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4704" calcext:value-type="float">
            <text:p>4704</text:p>
          </table:table-cell>
          <table:table-cell office:value-type="float" office:value="33036" calcext:value-type="float">
            <text:p>3303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13608" calcext:value-type="float">
            <text:p>13608</text:p>
          </table:table-cell>
          <table:table-cell office:value-type="float" office:value="22623" calcext:value-type="float">
            <text:p>2262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41024" calcext:value-type="float">
            <text:p>41024</text:p>
          </table:table-cell>
          <table:table-cell office:value-type="float" office:value="297969" calcext:value-type="float">
            <text:p>29796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79091" calcext:value-type="float">
            <text:p>79091</text:p>
          </table:table-cell>
          <table:table-cell office:value-type="float" office:value="34467" calcext:value-type="float">
            <text:p>3446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25117" calcext:value-type="float">
            <text:p>25117</text:p>
          </table:table-cell>
          <table:table-cell office:value-type="float" office:value="43705" calcext:value-type="float">
            <text:p>437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1250" calcext:value-type="float">
            <text:p>125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17047" calcext:value-type="float">
            <text:p>17047</text:p>
          </table:table-cell>
          <table:table-cell office:value-type="float" office:value="29319" calcext:value-type="float">
            <text:p>2931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5119" calcext:value-type="float">
            <text:p>5119</text:p>
          </table:table-cell>
          <table:table-cell office:value-type="float" office:value="45778" calcext:value-type="float">
            <text:p>4577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6531" calcext:value-type="float">
            <text:p>6531</text:p>
          </table:table-cell>
          <table:table-cell office:value-type="float" office:value="61434" calcext:value-type="float">
            <text:p>6143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32601" calcext:value-type="float">
            <text:p>32601</text:p>
          </table:table-cell>
          <table:table-cell office:value-type="float" office:value="64777" calcext:value-type="float">
            <text:p>6477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5423" calcext:value-type="float">
            <text:p>5423</text:p>
          </table:table-cell>
          <table:table-cell office:value-type="float" office:value="46275" calcext:value-type="float">
            <text:p>4627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26311" calcext:value-type="float">
            <text:p>26311</text:p>
          </table:table-cell>
          <table:table-cell office:value-type="float" office:value="48493" calcext:value-type="float">
            <text:p>4849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7601" calcext:value-type="float">
            <text:p>7601</text:p>
          </table:table-cell>
          <table:table-cell office:value-type="float" office:value="67844" calcext:value-type="float">
            <text:p>6784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27569" calcext:value-type="float">
            <text:p>27569</text:p>
          </table:table-cell>
          <table:table-cell office:value-type="float" office:value="53430" calcext:value-type="float">
            <text:p>5343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20438" calcext:value-type="float">
            <text:p>20438</text:p>
          </table:table-cell>
          <table:table-cell office:value-type="float" office:value="37517" calcext:value-type="float">
            <text:p>3751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12958" calcext:value-type="float">
            <text:p>12958</text:p>
          </table:table-cell>
          <table:table-cell office:value-type="float" office:value="135725" calcext:value-type="float">
            <text:p>13572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1587" calcext:value-type="float">
            <text:p>158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8056" calcext:value-type="float">
            <text:p>8056</text:p>
          </table:table-cell>
          <table:table-cell office:value-type="float" office:value="84920" calcext:value-type="float">
            <text:p>8492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42620" calcext:value-type="float">
            <text:p>42620</text:p>
          </table:table-cell>
          <table:table-cell office:value-type="float" office:value="90509" calcext:value-type="float">
            <text:p>9050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23059" calcext:value-type="float">
            <text:p>23059</text:p>
          </table:table-cell>
          <table:table-cell office:value-type="float" office:value="43193" calcext:value-type="float">
            <text:p>4319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6182" calcext:value-type="float">
            <text:p>6182</text:p>
          </table:table-cell>
          <table:table-cell office:value-type="float" office:value="62177" calcext:value-type="float">
            <text:p>6217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39949" calcext:value-type="float">
            <text:p>39949</text:p>
          </table:table-cell>
          <table:table-cell office:value-type="float" office:value="156325" calcext:value-type="float">
            <text:p>15632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2" calcext:value-type="float">
            <text:p>2</text:p>
          </table:table-cell>
          <table:table-cell office:value-type="float" office:value="1241" calcext:value-type="float">
            <text:p>1241</text:p>
          </table:table-cell>
          <table:table-cell office:value-type="float" office:value="1757" calcext:value-type="float">
            <text:p>175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8462" calcext:value-type="float">
            <text:p>8462</text:p>
          </table:table-cell>
          <table:table-cell office:value-type="float" office:value="93376" calcext:value-type="float">
            <text:p>9337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4906" calcext:value-type="float">
            <text:p>4906</text:p>
          </table:table-cell>
          <table:table-cell office:value-type="float" office:value="56236" calcext:value-type="float">
            <text:p>5623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8279" calcext:value-type="float">
            <text:p>8279</text:p>
          </table:table-cell>
          <table:table-cell office:value-type="float" office:value="97533" calcext:value-type="float">
            <text:p>9753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2850" calcext:value-type="float">
            <text:p>2850</text:p>
          </table:table-cell>
          <table:table-cell office:value-type="float" office:value="33683" calcext:value-type="float">
            <text:p>3368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13528" calcext:value-type="float">
            <text:p>13528</text:p>
          </table:table-cell>
          <table:table-cell office:value-type="float" office:value="163187" calcext:value-type="float">
            <text:p>16318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13700" calcext:value-type="float">
            <text:p>13700</text:p>
          </table:table-cell>
          <table:table-cell office:value-type="float" office:value="163004" calcext:value-type="float">
            <text:p>16300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42708" calcext:value-type="float">
            <text:p>42708</text:p>
          </table:table-cell>
          <table:table-cell office:value-type="float" office:value="104337" calcext:value-type="float">
            <text:p>10433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32362" calcext:value-type="float">
            <text:p>32362</text:p>
          </table:table-cell>
          <table:table-cell office:value-type="float" office:value="67387" calcext:value-type="float">
            <text:p>6738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8791" calcext:value-type="float">
            <text:p>8791</text:p>
          </table:table-cell>
          <table:table-cell office:value-type="float" office:value="107338" calcext:value-type="float">
            <text:p>10733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8473" calcext:value-type="float">
            <text:p>8473</text:p>
          </table:table-cell>
          <table:table-cell office:value-type="float" office:value="103294" calcext:value-type="float">
            <text:p>10329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13128" calcext:value-type="float">
            <text:p>13128</text:p>
          </table:table-cell>
          <table:table-cell office:value-type="float" office:value="162867" calcext:value-type="float">
            <text:p>16286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2" calcext:value-type="float">
            <text:p>2</text:p>
          </table:table-cell>
          <table:table-cell office:value-type="float" office:value="1835" calcext:value-type="float">
            <text:p>1835</text:p>
          </table:table-cell>
          <table:table-cell office:value-type="float" office:value="2589" calcext:value-type="float">
            <text:p>258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12501" calcext:value-type="float">
            <text:p>12501</text:p>
          </table:table-cell>
          <table:table-cell office:value-type="float" office:value="170681" calcext:value-type="float">
            <text:p>17068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4" calcext:value-type="float">
            <text:p>4</text:p>
          </table:table-cell>
          <table:table-cell office:value-type="float" office:value="44315" calcext:value-type="float">
            <text:p>44315</text:p>
          </table:table-cell>
          <table:table-cell office:value-type="float" office:value="99297" calcext:value-type="float">
            <text:p>9929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4556" calcext:value-type="float">
            <text:p>4556</text:p>
          </table:table-cell>
          <table:table-cell office:value-type="float" office:value="57086" calcext:value-type="float">
            <text:p>5708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7084" calcext:value-type="float">
            <text:p>7084</text:p>
          </table:table-cell>
          <table:table-cell office:value-type="float" office:value="96374" calcext:value-type="float">
            <text:p>9637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14150" calcext:value-type="float">
            <text:p>14150</text:p>
          </table:table-cell>
          <table:table-cell office:value-type="float" office:value="189139" calcext:value-type="float">
            <text:p>18913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2" calcext:value-type="float">
            <text:p>2</text:p>
          </table:table-cell>
          <table:table-cell office:value-type="float" office:value="1141" calcext:value-type="float">
            <text:p>1141</text:p>
          </table:table-cell>
          <table:table-cell office:value-type="float" office:value="1785" calcext:value-type="float">
            <text:p>178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11318" calcext:value-type="float">
            <text:p>11318</text:p>
          </table:table-cell>
          <table:table-cell office:value-type="float" office:value="763815" calcext:value-type="float">
            <text:p>76381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11995" calcext:value-type="float">
            <text:p>11995</text:p>
          </table:table-cell>
          <table:table-cell office:value-type="float" office:value="154559" calcext:value-type="float">
            <text:p>15455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6508" calcext:value-type="float">
            <text:p>6508</text:p>
          </table:table-cell>
          <table:table-cell office:value-type="float" office:value="88569" calcext:value-type="float">
            <text:p>8856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20066" calcext:value-type="float">
            <text:p>20066</text:p>
          </table:table-cell>
          <table:table-cell office:value-type="float" office:value="299394" calcext:value-type="float">
            <text:p>29939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7728" calcext:value-type="float">
            <text:p>7728</text:p>
          </table:table-cell>
          <table:table-cell office:value-type="float" office:value="127814" calcext:value-type="float">
            <text:p>12781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6022" calcext:value-type="float">
            <text:p>16022</text:p>
          </table:table-cell>
          <table:table-cell office:value-type="float" office:value="239703" calcext:value-type="float">
            <text:p>23970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8004" calcext:value-type="float">
            <text:p>18004</text:p>
          </table:table-cell>
          <table:table-cell office:value-type="float" office:value="276102" calcext:value-type="float">
            <text:p>27610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4259" calcext:value-type="float">
            <text:p>14259</text:p>
          </table:table-cell>
          <table:table-cell office:value-type="float" office:value="206835" calcext:value-type="float">
            <text:p>20683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4165" calcext:value-type="float">
            <text:p>14165</text:p>
          </table:table-cell>
          <table:table-cell office:value-type="float" office:value="207063" calcext:value-type="float">
            <text:p>20706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1251" calcext:value-type="float">
            <text:p>1251</text:p>
          </table:table-cell>
          <table:table-cell office:value-type="float" office:value="1862" calcext:value-type="float">
            <text:p>186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3403" calcext:value-type="float">
            <text:p>13403</text:p>
          </table:table-cell>
          <table:table-cell office:value-type="float" office:value="336072" calcext:value-type="float">
            <text:p>33607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21073" calcext:value-type="float">
            <text:p>21073</text:p>
          </table:table-cell>
          <table:table-cell office:value-type="float" office:value="234273" calcext:value-type="float">
            <text:p>23427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42202" calcext:value-type="float">
            <text:p>42202</text:p>
          </table:table-cell>
          <table:table-cell office:value-type="float" office:value="90574" calcext:value-type="float">
            <text:p>9057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8870" calcext:value-type="float">
            <text:p>8870</text:p>
          </table:table-cell>
          <table:table-cell office:value-type="float" office:value="148022" calcext:value-type="float">
            <text:p>14802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9054" calcext:value-type="float">
            <text:p>9054</text:p>
          </table:table-cell>
          <table:table-cell office:value-type="float" office:value="147240" calcext:value-type="float">
            <text:p>14724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7471" calcext:value-type="float">
            <text:p>17471</text:p>
          </table:table-cell>
          <table:table-cell office:value-type="float" office:value="283794" calcext:value-type="float">
            <text:p>28379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5696" calcext:value-type="float">
            <text:p>15696</text:p>
          </table:table-cell>
          <table:table-cell office:value-type="float" office:value="260536" calcext:value-type="float">
            <text:p>26053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0265" calcext:value-type="float">
            <text:p>10265</text:p>
          </table:table-cell>
          <table:table-cell office:value-type="float" office:value="156085" calcext:value-type="float">
            <text:p>15608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1664" calcext:value-type="float">
            <text:p>11664</text:p>
          </table:table-cell>
          <table:table-cell office:value-type="float" office:value="191825" calcext:value-type="float">
            <text:p>19182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5066" calcext:value-type="float">
            <text:p>15066</text:p>
          </table:table-cell>
          <table:table-cell office:value-type="float" office:value="255123" calcext:value-type="float">
            <text:p>25512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office:value-type="float" office:value="2541" calcext:value-type="float">
            <text:p>2541</text:p>
          </table:table-cell>
          <table:table-cell office:value-type="float" office:value="4026" calcext:value-type="float">
            <text:p>402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25881" calcext:value-type="float">
            <text:p>125881</text:p>
          </table:table-cell>
          <table:table-cell office:value-type="float" office:value="291035" calcext:value-type="float">
            <text:p>29103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4" calcext:value-type="float">
            <text:p>4</text:p>
          </table:table-cell>
          <table:table-cell office:value-type="float" office:value="65439" calcext:value-type="float">
            <text:p>65439</text:p>
          </table:table-cell>
          <table:table-cell office:value-type="float" office:value="193180" calcext:value-type="float">
            <text:p>19318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21900" calcext:value-type="float">
            <text:p>21900</text:p>
          </table:table-cell>
          <table:table-cell office:value-type="float" office:value="389362" calcext:value-type="float">
            <text:p>38936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26718" calcext:value-type="float">
            <text:p>26718</text:p>
          </table:table-cell>
          <table:table-cell office:value-type="float" office:value="652841" calcext:value-type="float">
            <text:p>65284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18034" calcext:value-type="float">
            <text:p>18034</text:p>
          </table:table-cell>
          <table:table-cell office:value-type="float" office:value="319987" calcext:value-type="float">
            <text:p>31998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2652" calcext:value-type="float">
            <text:p>2652</text:p>
          </table:table-cell>
          <table:table-cell office:value-type="float" office:value="3665" calcext:value-type="float">
            <text:p>366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14656" calcext:value-type="float">
            <text:p>14656</text:p>
          </table:table-cell>
          <table:table-cell office:value-type="float" office:value="387488" calcext:value-type="float">
            <text:p>38748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2226" calcext:value-type="float">
            <text:p>2226</text:p>
          </table:table-cell>
          <table:table-cell office:value-type="float" office:value="3537" calcext:value-type="float">
            <text:p>353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26798" calcext:value-type="float">
            <text:p>26798</text:p>
          </table:table-cell>
          <table:table-cell office:value-type="float" office:value="487588" calcext:value-type="float">
            <text:p>48758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2176" calcext:value-type="float">
            <text:p>2176</text:p>
          </table:table-cell>
          <table:table-cell office:value-type="float" office:value="3435" calcext:value-type="float">
            <text:p>343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2139" calcext:value-type="float">
            <text:p>2139</text:p>
          </table:table-cell>
          <table:table-cell office:value-type="float" office:value="3483" calcext:value-type="float">
            <text:p>348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21159" calcext:value-type="float">
            <text:p>21159</text:p>
          </table:table-cell>
          <table:table-cell office:value-type="float" office:value="376592" calcext:value-type="float">
            <text:p>37659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25671" calcext:value-type="float">
            <text:p>25671</text:p>
          </table:table-cell>
          <table:table-cell office:value-type="float" office:value="499217" calcext:value-type="float">
            <text:p>49921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404" calcext:value-type="float">
            <text:p>440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23270" calcext:value-type="float">
            <text:p>23270</text:p>
          </table:table-cell>
          <table:table-cell office:value-type="float" office:value="570854" calcext:value-type="float">
            <text:p>57085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23000" calcext:value-type="float">
            <text:p>23000</text:p>
          </table:table-cell>
          <table:table-cell office:value-type="float" office:value="454066" calcext:value-type="float">
            <text:p>45406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22426" calcext:value-type="float">
            <text:p>22426</text:p>
          </table:table-cell>
          <table:table-cell office:value-type="float" office:value="433731" calcext:value-type="float">
            <text:p>43373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2" calcext:value-type="float">
            <text:p>2</text:p>
          </table:table-cell>
          <table:table-cell office:value-type="float" office:value="2547" calcext:value-type="float">
            <text:p>2547</text:p>
          </table:table-cell>
          <table:table-cell office:value-type="float" office:value="3879" calcext:value-type="float">
            <text:p>387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28876" calcext:value-type="float">
            <text:p>28876</text:p>
          </table:table-cell>
          <table:table-cell office:value-type="float" office:value="573368" calcext:value-type="float">
            <text:p>57336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2" calcext:value-type="float">
            <text:p>2</text:p>
          </table:table-cell>
          <table:table-cell office:value-type="float" office:value="2184" calcext:value-type="float">
            <text:p>2184</text:p>
          </table:table-cell>
          <table:table-cell office:value-type="float" office:value="3119" calcext:value-type="float">
            <text:p>311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26408" calcext:value-type="float">
            <text:p>26408</text:p>
          </table:table-cell>
          <table:table-cell office:value-type="float" office:value="508617" calcext:value-type="float">
            <text:p>50861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2" calcext:value-type="float">
            <text:p>2</text:p>
          </table:table-cell>
          <table:table-cell office:value-type="float" office:value="2697" calcext:value-type="float">
            <text:p>2697</text:p>
          </table:table-cell>
          <table:table-cell office:value-type="float" office:value="3818" calcext:value-type="float">
            <text:p>381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49767" calcext:value-type="float">
            <text:p>49767</text:p>
          </table:table-cell>
          <table:table-cell office:value-type="float" office:value="722822" calcext:value-type="float">
            <text:p>72282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6779" calcext:value-type="float">
            <text:p>26779</text:p>
          </table:table-cell>
          <table:table-cell office:value-type="float" office:value="575172" calcext:value-type="float">
            <text:p>57517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4017" calcext:value-type="float">
            <text:p>24017</text:p>
          </table:table-cell>
          <table:table-cell office:value-type="float" office:value="498265" calcext:value-type="float">
            <text:p>49826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31652" calcext:value-type="float">
            <text:p>31652</text:p>
          </table:table-cell>
          <table:table-cell office:value-type="float" office:value="790176" calcext:value-type="float">
            <text:p>79017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5261" calcext:value-type="float">
            <text:p>25261</text:p>
          </table:table-cell>
          <table:table-cell office:value-type="float" office:value="524278" calcext:value-type="float">
            <text:p>52427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 office:value-type="float" office:value="2384" calcext:value-type="float">
            <text:p>2384</text:p>
          </table:table-cell>
          <table:table-cell office:value-type="float" office:value="3841" calcext:value-type="float">
            <text:p>384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3952" calcext:value-type="float">
            <text:p>23952</text:p>
          </table:table-cell>
          <table:table-cell office:value-type="float" office:value="526240" calcext:value-type="float">
            <text:p>52624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19514" calcext:value-type="float">
            <text:p>19514</text:p>
          </table:table-cell>
          <table:table-cell office:value-type="float" office:value="423019" calcext:value-type="float">
            <text:p>42301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0835" calcext:value-type="float">
            <text:p>20835</text:p>
          </table:table-cell>
          <table:table-cell office:value-type="float" office:value="446081" calcext:value-type="float">
            <text:p>44608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9930" calcext:value-type="float">
            <text:p>29930</text:p>
          </table:table-cell>
          <table:table-cell office:value-type="float" office:value="789429" calcext:value-type="float">
            <text:p>78942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3695" calcext:value-type="float">
            <text:p>3695</text:p>
          </table:table-cell>
          <table:table-cell office:value-type="float" office:value="5419" calcext:value-type="float">
            <text:p>541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35806" calcext:value-type="float">
            <text:p>35806</text:p>
          </table:table-cell>
          <table:table-cell office:value-type="float" office:value="1277438" calcext:value-type="float">
            <text:p>127743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21796" calcext:value-type="float">
            <text:p>21796</text:p>
          </table:table-cell>
          <table:table-cell office:value-type="float" office:value="621657" calcext:value-type="float">
            <text:p>62165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46757" calcext:value-type="float">
            <text:p>46757</text:p>
          </table:table-cell>
          <table:table-cell office:value-type="float" office:value="1015850" calcext:value-type="float">
            <text:p>101585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2374" calcext:value-type="float">
            <text:p>2374</text:p>
          </table:table-cell>
          <table:table-cell office:value-type="float" office:value="4664" calcext:value-type="float">
            <text:p>466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25466" calcext:value-type="float">
            <text:p>25466</text:p>
          </table:table-cell>
          <table:table-cell office:value-type="float" office:value="488056" calcext:value-type="float">
            <text:p>48805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31593" calcext:value-type="float">
            <text:p>31593</text:p>
          </table:table-cell>
          <table:table-cell office:value-type="float" office:value="772081" calcext:value-type="float">
            <text:p>77208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3395" calcext:value-type="float">
            <text:p>3395</text:p>
          </table:table-cell>
          <table:table-cell office:value-type="float" office:value="5243" calcext:value-type="float">
            <text:p>524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16863" calcext:value-type="float">
            <text:p>16863</text:p>
          </table:table-cell>
          <table:table-cell office:value-type="float" office:value="557187" calcext:value-type="float">
            <text:p>55718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47327" calcext:value-type="float">
            <text:p>47327</text:p>
          </table:table-cell>
          <table:table-cell office:value-type="float" office:value="1059741" calcext:value-type="float">
            <text:p>105974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3675" calcext:value-type="float">
            <text:p>3675</text:p>
          </table:table-cell>
          <table:table-cell office:value-type="float" office:value="5517" calcext:value-type="float">
            <text:p>551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3680" calcext:value-type="float">
            <text:p>3680</text:p>
          </table:table-cell>
          <table:table-cell office:value-type="float" office:value="5640" calcext:value-type="float">
            <text:p>564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34505" calcext:value-type="float">
            <text:p>34505</text:p>
          </table:table-cell>
          <table:table-cell office:value-type="float" office:value="963676" calcext:value-type="float">
            <text:p>96367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39678" calcext:value-type="float">
            <text:p>39678</text:p>
          </table:table-cell>
          <table:table-cell office:value-type="float" office:value="996271" calcext:value-type="float">
            <text:p>99627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2151" calcext:value-type="float">
            <text:p>2151</text:p>
          </table:table-cell>
          <table:table-cell office:value-type="float" office:value="3184" calcext:value-type="float">
            <text:p>318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47324" calcext:value-type="float">
            <text:p>47324</text:p>
          </table:table-cell>
          <table:table-cell office:value-type="float" office:value="2065659" calcext:value-type="float">
            <text:p>206565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3243" calcext:value-type="float">
            <text:p>3243</text:p>
          </table:table-cell>
          <table:table-cell office:value-type="float" office:value="5082" calcext:value-type="float">
            <text:p>508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3362" calcext:value-type="float">
            <text:p>3362</text:p>
          </table:table-cell>
          <table:table-cell office:value-type="float" office:value="4703" calcext:value-type="float">
            <text:p>470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50492" calcext:value-type="float">
            <text:p>50492</text:p>
          </table:table-cell>
          <table:table-cell office:value-type="float" office:value="1168247" calcext:value-type="float">
            <text:p>116824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2557" calcext:value-type="float">
            <text:p>2557</text:p>
          </table:table-cell>
          <table:table-cell office:value-type="float" office:value="3745" calcext:value-type="float">
            <text:p>374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39511" calcext:value-type="float">
            <text:p>39511</text:p>
          </table:table-cell>
          <table:table-cell office:value-type="float" office:value="993009" calcext:value-type="float">
            <text:p>99300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29619" calcext:value-type="float">
            <text:p>29619</text:p>
          </table:table-cell>
          <table:table-cell office:value-type="float" office:value="765512" calcext:value-type="float">
            <text:p>76551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office:value-type="float" office:value="4320" calcext:value-type="float">
            <text:p>4320</text:p>
          </table:table-cell>
          <table:table-cell office:value-type="float" office:value="5563" calcext:value-type="float">
            <text:p>556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office:value-type="float" office:value="3075" calcext:value-type="float">
            <text:p>3075</text:p>
          </table:table-cell>
          <table:table-cell office:value-type="float" office:value="3955" calcext:value-type="float">
            <text:p>395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39841" calcext:value-type="float">
            <text:p>39841</text:p>
          </table:table-cell>
          <table:table-cell office:value-type="float" office:value="1190783" calcext:value-type="float">
            <text:p>119078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32941" calcext:value-type="float">
            <text:p>32941</text:p>
          </table:table-cell>
          <table:table-cell office:value-type="float" office:value="834753" calcext:value-type="float">
            <text:p>83475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50774" calcext:value-type="float">
            <text:p>50774</text:p>
          </table:table-cell>
          <table:table-cell office:value-type="float" office:value="1664059" calcext:value-type="float">
            <text:p>166405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3510" calcext:value-type="float">
            <text:p>351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office:value-type="float" office:value="3467" calcext:value-type="float">
            <text:p>3467</text:p>
          </table:table-cell>
          <table:table-cell office:value-type="float" office:value="4642" calcext:value-type="float">
            <text:p>464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38412" calcext:value-type="float">
            <text:p>38412</text:p>
          </table:table-cell>
          <table:table-cell office:value-type="float" office:value="948417" calcext:value-type="float">
            <text:p>94841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43920" calcext:value-type="float">
            <text:p>43920</text:p>
          </table:table-cell>
          <table:table-cell office:value-type="float" office:value="1255303" calcext:value-type="float">
            <text:p>125530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4493" calcext:value-type="float">
            <text:p>4493</text:p>
          </table:table-cell>
          <table:table-cell office:value-type="float" office:value="6854" calcext:value-type="float">
            <text:p>685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43579" calcext:value-type="float">
            <text:p>43579</text:p>
          </table:table-cell>
          <table:table-cell office:value-type="float" office:value="1408574" calcext:value-type="float">
            <text:p>140857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4267" calcext:value-type="float">
            <text:p>4267</text:p>
          </table:table-cell>
          <table:table-cell office:value-type="float" office:value="6194" calcext:value-type="float">
            <text:p>619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2117" calcext:value-type="float">
            <text:p>2117</text:p>
          </table:table-cell>
          <table:table-cell office:value-type="float" office:value="3113" calcext:value-type="float">
            <text:p>311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45142" calcext:value-type="float">
            <text:p>45142</text:p>
          </table:table-cell>
          <table:table-cell office:value-type="float" office:value="1388809" calcext:value-type="float">
            <text:p>138880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39864" calcext:value-type="float">
            <text:p>39864</text:p>
          </table:table-cell>
          <table:table-cell office:value-type="float" office:value="1029791" calcext:value-type="float">
            <text:p>102979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1703" calcext:value-type="float">
            <text:p>1703</text:p>
          </table:table-cell>
          <table:table-cell office:value-type="float" office:value="2655" calcext:value-type="float">
            <text:p>265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42085" calcext:value-type="float">
            <text:p>42085</text:p>
          </table:table-cell>
          <table:table-cell office:value-type="float" office:value="1214074" calcext:value-type="float">
            <text:p>121407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44677" calcext:value-type="float">
            <text:p>44677</text:p>
          </table:table-cell>
          <table:table-cell office:value-type="float" office:value="1403930" calcext:value-type="float">
            <text:p>140393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office:value-type="float" office:value="44023" calcext:value-type="float">
            <text:p>44023</text:p>
          </table:table-cell>
          <table:table-cell office:value-type="float" office:value="1252591" calcext:value-type="float">
            <text:p>125259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3952" calcext:value-type="float">
            <text:p>3952</text:p>
          </table:table-cell>
          <table:table-cell office:value-type="float" office:value="5285" calcext:value-type="float">
            <text:p>528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2923" calcext:value-type="float">
            <text:p>2923</text:p>
          </table:table-cell>
          <table:table-cell office:value-type="float" office:value="4602" calcext:value-type="float">
            <text:p>460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office:value-type="float" office:value="28212" calcext:value-type="float">
            <text:p>28212</text:p>
          </table:table-cell>
          <table:table-cell office:value-type="float" office:value="914873" calcext:value-type="float">
            <text:p>91487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office:value-type="float" office:value="51148" calcext:value-type="float">
            <text:p>51148</text:p>
          </table:table-cell>
          <table:table-cell office:value-type="float" office:value="1551542" calcext:value-type="float">
            <text:p>155154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3763" calcext:value-type="float">
            <text:p>3763</text:p>
          </table:table-cell>
          <table:table-cell office:value-type="float" office:value="5383" calcext:value-type="float">
            <text:p>538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3894" calcext:value-type="float">
            <text:p>3894</text:p>
          </table:table-cell>
          <table:table-cell office:value-type="float" office:value="5997" calcext:value-type="float">
            <text:p>599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2917" calcext:value-type="float">
            <text:p>2917</text:p>
          </table:table-cell>
          <table:table-cell office:value-type="float" office:value="4710" calcext:value-type="float">
            <text:p>471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3095" calcext:value-type="float">
            <text:p>3095</text:p>
          </table:table-cell>
          <table:table-cell office:value-type="float" office:value="4709" calcext:value-type="float">
            <text:p>470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office:value-type="float" office:value="49305" calcext:value-type="float">
            <text:p>49305</text:p>
          </table:table-cell>
          <table:table-cell office:value-type="float" office:value="1590387" calcext:value-type="float">
            <text:p>159038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550" calcext:value-type="float">
            <text:p>550</text:p>
          </table:table-cell>
          <table:table-cell office:value-type="float" office:value="517" calcext:value-type="float">
            <text:p>51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373" calcext:value-type="float">
            <text:p>373</text:p>
          </table:table-cell>
          <table:table-cell office:value-type="float" office:value="218" calcext:value-type="float">
            <text:p>21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350" calcext:value-type="float">
            <text:p>350</text:p>
          </table:table-cell>
          <table:table-cell office:value-type="float" office:value="198" calcext:value-type="float">
            <text:p>19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317" calcext:value-type="float">
            <text:p>317</text:p>
          </table:table-cell>
          <table:table-cell office:value-type="float" office:value="198" calcext:value-type="float">
            <text:p>19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2781" calcext:value-type="float">
            <text:p>2781</text:p>
          </table:table-cell>
          <table:table-cell office:value-type="float" office:value="6843" calcext:value-type="float">
            <text:p>684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161" calcext:value-type="float">
            <text:p>161</text:p>
          </table:table-cell>
          <table:table-cell office:value-type="float" office:value="205" calcext:value-type="float">
            <text:p>2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362" calcext:value-type="float">
            <text:p>362</text:p>
          </table:table-cell>
          <table:table-cell office:value-type="float" office:value="982" calcext:value-type="float">
            <text:p>98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7509" calcext:value-type="float">
            <text:p>7509</text:p>
          </table:table-cell>
          <table:table-cell office:value-type="float" office:value="21074" calcext:value-type="float">
            <text:p>2107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993" calcext:value-type="float">
            <text:p>993</text:p>
          </table:table-cell>
          <table:table-cell office:value-type="float" office:value="1968" calcext:value-type="float">
            <text:p>196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596" calcext:value-type="float">
            <text:p>596</text:p>
          </table:table-cell>
          <table:table-cell office:value-type="float" office:value="845" calcext:value-type="float">
            <text:p>84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6922" calcext:value-type="float">
            <text:p>16922</text:p>
          </table:table-cell>
          <table:table-cell office:value-type="float" office:value="42015" calcext:value-type="float">
            <text:p>4201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389" calcext:value-type="float">
            <text:p>10389</text:p>
          </table:table-cell>
          <table:table-cell office:value-type="float" office:value="22594" calcext:value-type="float">
            <text:p>2259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21864" calcext:value-type="float">
            <text:p>21864</text:p>
          </table:table-cell>
          <table:table-cell office:value-type="float" office:value="83389" calcext:value-type="float">
            <text:p>8338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38472" calcext:value-type="float">
            <text:p>38472</text:p>
          </table:table-cell>
          <table:table-cell office:value-type="float" office:value="149494" calcext:value-type="float">
            <text:p>14949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74" calcext:value-type="float">
            <text:p>174</text:p>
          </table:table-cell>
          <table:table-cell office:value-type="float" office:value="193" calcext:value-type="float">
            <text:p>19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1480" calcext:value-type="float">
            <text:p>1480</text:p>
          </table:table-cell>
          <table:table-cell office:value-type="float" office:value="6536" calcext:value-type="float">
            <text:p>653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45" calcext:value-type="float">
            <text:p>145</text:p>
          </table:table-cell>
          <table:table-cell office:value-type="float" office:value="197" calcext:value-type="float">
            <text:p>19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122738" calcext:value-type="float">
            <text:p>122738</text:p>
          </table:table-cell>
          <table:table-cell office:value-type="float" office:value="49109" calcext:value-type="float">
            <text:p>4910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428" calcext:value-type="float">
            <text:p>428</text:p>
          </table:table-cell>
          <table:table-cell office:value-type="float" office:value="318" calcext:value-type="float">
            <text:p>31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51980" calcext:value-type="float">
            <text:p>51980</text:p>
          </table:table-cell>
          <table:table-cell office:value-type="float" office:value="151080" calcext:value-type="float">
            <text:p>15108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8718" calcext:value-type="float">
            <text:p>18718</text:p>
          </table:table-cell>
          <table:table-cell office:value-type="float" office:value="87993" calcext:value-type="float">
            <text:p>8799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39773" calcext:value-type="float">
            <text:p>39773</text:p>
          </table:table-cell>
          <table:table-cell office:value-type="float" office:value="201103" calcext:value-type="float">
            <text:p>20110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43480" calcext:value-type="float">
            <text:p>43480</text:p>
          </table:table-cell>
          <table:table-cell office:value-type="float" office:value="137331" calcext:value-type="float">
            <text:p>13733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42411" calcext:value-type="float">
            <text:p>42411</text:p>
          </table:table-cell>
          <table:table-cell office:value-type="float" office:value="132056" calcext:value-type="float">
            <text:p>13205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office:value-type="float" office:value="2733" calcext:value-type="float">
            <text:p>2733</text:p>
          </table:table-cell>
          <table:table-cell office:value-type="float" office:value="13302" calcext:value-type="float">
            <text:p>1330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31193" calcext:value-type="float">
            <text:p>31193</text:p>
          </table:table-cell>
          <table:table-cell office:value-type="float" office:value="74955" calcext:value-type="float">
            <text:p>7495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5833" calcext:value-type="float">
            <text:p>5833</text:p>
          </table:table-cell>
          <table:table-cell office:value-type="float" office:value="26862" calcext:value-type="float">
            <text:p>2686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-1" calcext:value-type="float">
            <text:p>-1</text:p>
          </table:table-cell>
          <table:table-cell office:value-type="float" office:value="51455" calcext:value-type="float">
            <text:p>51455</text:p>
          </table:table-cell>
          <table:table-cell office:value-type="float" office:value="256396" calcext:value-type="float">
            <text:p>25639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office:value-type="float" office:value="21607" calcext:value-type="float">
            <text:p>21607</text:p>
          </table:table-cell>
          <table:table-cell office:value-type="float" office:value="44686" calcext:value-type="float">
            <text:p>4468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9" calcext:value-type="float">
            <text:p>9</text:p>
          </table:table-cell>
          <table:table-cell office:value-type="float" office:value="12596" calcext:value-type="float">
            <text:p>12596</text:p>
          </table:table-cell>
          <table:table-cell office:value-type="float" office:value="153526" calcext:value-type="float">
            <text:p>15352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4756" calcext:value-type="float">
            <text:p>14756</text:p>
          </table:table-cell>
          <table:table-cell office:value-type="float" office:value="25942" calcext:value-type="float">
            <text:p>2594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0371" calcext:value-type="float">
            <text:p>10371</text:p>
          </table:table-cell>
          <table:table-cell office:value-type="float" office:value="18639" calcext:value-type="float">
            <text:p>1863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8048" calcext:value-type="float">
            <text:p>8048</text:p>
          </table:table-cell>
          <table:table-cell office:value-type="float" office:value="13147" calcext:value-type="float">
            <text:p>1314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28050" calcext:value-type="float">
            <text:p>28050</text:p>
          </table:table-cell>
          <table:table-cell office:value-type="float" office:value="62782" calcext:value-type="float">
            <text:p>6278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39753" calcext:value-type="float">
            <text:p>39753</text:p>
          </table:table-cell>
          <table:table-cell office:value-type="float" office:value="104245" calcext:value-type="float">
            <text:p>10424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29262" calcext:value-type="float">
            <text:p>29262</text:p>
          </table:table-cell>
          <table:table-cell office:value-type="float" office:value="181888" calcext:value-type="float">
            <text:p>18188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755" calcext:value-type="float">
            <text:p>755</text:p>
          </table:table-cell>
          <table:table-cell office:value-type="float" office:value="1036" calcext:value-type="float">
            <text:p>103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49289" calcext:value-type="float">
            <text:p>49289</text:p>
          </table:table-cell>
          <table:table-cell office:value-type="float" office:value="178544" calcext:value-type="float">
            <text:p>17854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5076" calcext:value-type="float">
            <text:p>5076</text:p>
          </table:table-cell>
          <table:table-cell office:value-type="float" office:value="7837" calcext:value-type="float">
            <text:p>783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3565" calcext:value-type="float">
            <text:p>3565</text:p>
          </table:table-cell>
          <table:table-cell office:value-type="float" office:value="23612" calcext:value-type="float">
            <text:p>2361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10180" calcext:value-type="float">
            <text:p>10180</text:p>
          </table:table-cell>
          <table:table-cell office:value-type="float" office:value="64892" calcext:value-type="float">
            <text:p>6489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20518" calcext:value-type="float">
            <text:p>20518</text:p>
          </table:table-cell>
          <table:table-cell office:value-type="float" office:value="36421" calcext:value-type="float">
            <text:p>3642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18723" calcext:value-type="float">
            <text:p>18723</text:p>
          </table:table-cell>
          <table:table-cell office:value-type="float" office:value="33845" calcext:value-type="float">
            <text:p>3384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38084" calcext:value-type="float">
            <text:p>38084</text:p>
          </table:table-cell>
          <table:table-cell office:value-type="float" office:value="775214" calcext:value-type="float">
            <text:p>77521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4206" calcext:value-type="float">
            <text:p>4206</text:p>
          </table:table-cell>
          <table:table-cell office:value-type="float" office:value="31790" calcext:value-type="float">
            <text:p>3179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791" calcext:value-type="float">
            <text:p>791</text:p>
          </table:table-cell>
          <table:table-cell office:value-type="float" office:value="1112" calcext:value-type="float">
            <text:p>111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7380" calcext:value-type="float">
            <text:p>7380</text:p>
          </table:table-cell>
          <table:table-cell office:value-type="float" office:value="33768" calcext:value-type="float">
            <text:p>3376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12689" calcext:value-type="float">
            <text:p>12689</text:p>
          </table:table-cell>
          <table:table-cell office:value-type="float" office:value="23637" calcext:value-type="float">
            <text:p>2363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38112" calcext:value-type="float">
            <text:p>38112</text:p>
          </table:table-cell>
          <table:table-cell office:value-type="float" office:value="288904" calcext:value-type="float">
            <text:p>28890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16621" calcext:value-type="float">
            <text:p>16621</text:p>
          </table:table-cell>
          <table:table-cell office:value-type="float" office:value="29845" calcext:value-type="float">
            <text:p>2984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24669" calcext:value-type="float">
            <text:p>24669</text:p>
          </table:table-cell>
          <table:table-cell office:value-type="float" office:value="43852" calcext:value-type="float">
            <text:p>4385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1319" calcext:value-type="float">
            <text:p>131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16971" calcext:value-type="float">
            <text:p>16971</text:p>
          </table:table-cell>
          <table:table-cell office:value-type="float" office:value="29728" calcext:value-type="float">
            <text:p>2972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5195" calcext:value-type="float">
            <text:p>5195</text:p>
          </table:table-cell>
          <table:table-cell office:value-type="float" office:value="45216" calcext:value-type="float">
            <text:p>4521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6588" calcext:value-type="float">
            <text:p>6588</text:p>
          </table:table-cell>
          <table:table-cell office:value-type="float" office:value="60934" calcext:value-type="float">
            <text:p>6093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32144" calcext:value-type="float">
            <text:p>32144</text:p>
          </table:table-cell>
          <table:table-cell office:value-type="float" office:value="65654" calcext:value-type="float">
            <text:p>6565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5348" calcext:value-type="float">
            <text:p>5348</text:p>
          </table:table-cell>
          <table:table-cell office:value-type="float" office:value="45612" calcext:value-type="float">
            <text:p>4561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26178" calcext:value-type="float">
            <text:p>26178</text:p>
          </table:table-cell>
          <table:table-cell office:value-type="float" office:value="47887" calcext:value-type="float">
            <text:p>4788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7633" calcext:value-type="float">
            <text:p>7633</text:p>
          </table:table-cell>
          <table:table-cell office:value-type="float" office:value="67438" calcext:value-type="float">
            <text:p>6743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27238" calcext:value-type="float">
            <text:p>27238</text:p>
          </table:table-cell>
          <table:table-cell office:value-type="float" office:value="52237" calcext:value-type="float">
            <text:p>5223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21980" calcext:value-type="float">
            <text:p>21980</text:p>
          </table:table-cell>
          <table:table-cell office:value-type="float" office:value="37979" calcext:value-type="float">
            <text:p>3797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12792" calcext:value-type="float">
            <text:p>12792</text:p>
          </table:table-cell>
          <table:table-cell office:value-type="float" office:value="132647" calcext:value-type="float">
            <text:p>13264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1919" calcext:value-type="float">
            <text:p>191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7543" calcext:value-type="float">
            <text:p>7543</text:p>
          </table:table-cell>
          <table:table-cell office:value-type="float" office:value="78847" calcext:value-type="float">
            <text:p>7884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39736" calcext:value-type="float">
            <text:p>39736</text:p>
          </table:table-cell>
          <table:table-cell office:value-type="float" office:value="83439" calcext:value-type="float">
            <text:p>8343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21631" calcext:value-type="float">
            <text:p>21631</text:p>
          </table:table-cell>
          <table:table-cell office:value-type="float" office:value="41543" calcext:value-type="float">
            <text:p>4154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5834" calcext:value-type="float">
            <text:p>5834</text:p>
          </table:table-cell>
          <table:table-cell office:value-type="float" office:value="60035" calcext:value-type="float">
            <text:p>6003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37294" calcext:value-type="float">
            <text:p>37294</text:p>
          </table:table-cell>
          <table:table-cell office:value-type="float" office:value="84129" calcext:value-type="float">
            <text:p>8412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2" calcext:value-type="float">
            <text:p>2</text:p>
          </table:table-cell>
          <table:table-cell office:value-type="float" office:value="1353" calcext:value-type="float">
            <text:p>1353</text:p>
          </table:table-cell>
          <table:table-cell office:value-type="float" office:value="1963" calcext:value-type="float">
            <text:p>196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8552" calcext:value-type="float">
            <text:p>8552</text:p>
          </table:table-cell>
          <table:table-cell office:value-type="float" office:value="92741" calcext:value-type="float">
            <text:p>9274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5609" calcext:value-type="float">
            <text:p>5609</text:p>
          </table:table-cell>
          <table:table-cell office:value-type="float" office:value="57110" calcext:value-type="float">
            <text:p>5711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8471" calcext:value-type="float">
            <text:p>8471</text:p>
          </table:table-cell>
          <table:table-cell office:value-type="float" office:value="99768" calcext:value-type="float">
            <text:p>9976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2996" calcext:value-type="float">
            <text:p>2996</text:p>
          </table:table-cell>
          <table:table-cell office:value-type="float" office:value="33881" calcext:value-type="float">
            <text:p>3388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13802" calcext:value-type="float">
            <text:p>13802</text:p>
          </table:table-cell>
          <table:table-cell office:value-type="float" office:value="164832" calcext:value-type="float">
            <text:p>16483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13961" calcext:value-type="float">
            <text:p>13961</text:p>
          </table:table-cell>
          <table:table-cell office:value-type="float" office:value="304207" calcext:value-type="float">
            <text:p>30420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40626" calcext:value-type="float">
            <text:p>40626</text:p>
          </table:table-cell>
          <table:table-cell office:value-type="float" office:value="100357" calcext:value-type="float">
            <text:p>10035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32236" calcext:value-type="float">
            <text:p>32236</text:p>
          </table:table-cell>
          <table:table-cell office:value-type="float" office:value="65336" calcext:value-type="float">
            <text:p>6533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8828" calcext:value-type="float">
            <text:p>8828</text:p>
          </table:table-cell>
          <table:table-cell office:value-type="float" office:value="105939" calcext:value-type="float">
            <text:p>10593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8639" calcext:value-type="float">
            <text:p>8639</text:p>
          </table:table-cell>
          <table:table-cell office:value-type="float" office:value="100847" calcext:value-type="float">
            <text:p>10084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13408" calcext:value-type="float">
            <text:p>13408</text:p>
          </table:table-cell>
          <table:table-cell office:value-type="float" office:value="160460" calcext:value-type="float">
            <text:p>16046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2" calcext:value-type="float">
            <text:p>2</text:p>
          </table:table-cell>
          <table:table-cell office:value-type="float" office:value="2486" calcext:value-type="float">
            <text:p>2486</text:p>
          </table:table-cell>
          <table:table-cell office:value-type="float" office:value="2940" calcext:value-type="float">
            <text:p>294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13615" calcext:value-type="float">
            <text:p>13615</text:p>
          </table:table-cell>
          <table:table-cell office:value-type="float" office:value="170246" calcext:value-type="float">
            <text:p>17024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4" calcext:value-type="float">
            <text:p>4</text:p>
          </table:table-cell>
          <table:table-cell office:value-type="float" office:value="44816" calcext:value-type="float">
            <text:p>44816</text:p>
          </table:table-cell>
          <table:table-cell office:value-type="float" office:value="99292" calcext:value-type="float">
            <text:p>9929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4736" calcext:value-type="float">
            <text:p>4736</text:p>
          </table:table-cell>
          <table:table-cell office:value-type="float" office:value="57376" calcext:value-type="float">
            <text:p>5737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7323" calcext:value-type="float">
            <text:p>7323</text:p>
          </table:table-cell>
          <table:table-cell office:value-type="float" office:value="96007" calcext:value-type="float">
            <text:p>9600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14502" calcext:value-type="float">
            <text:p>14502</text:p>
          </table:table-cell>
          <table:table-cell office:value-type="float" office:value="330808" calcext:value-type="float">
            <text:p>33080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2" calcext:value-type="float">
            <text:p>2</text:p>
          </table:table-cell>
          <table:table-cell office:value-type="float" office:value="1213" calcext:value-type="float">
            <text:p>1213</text:p>
          </table:table-cell>
          <table:table-cell office:value-type="float" office:value="1789" calcext:value-type="float">
            <text:p>178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11215" calcext:value-type="float">
            <text:p>11215</text:p>
          </table:table-cell>
          <table:table-cell office:value-type="float" office:value="146235" calcext:value-type="float">
            <text:p>14623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12219" calcext:value-type="float">
            <text:p>12219</text:p>
          </table:table-cell>
          <table:table-cell office:value-type="float" office:value="154979" calcext:value-type="float">
            <text:p>15497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6637" calcext:value-type="float">
            <text:p>6637</text:p>
          </table:table-cell>
          <table:table-cell office:value-type="float" office:value="87203" calcext:value-type="float">
            <text:p>8720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21079" calcext:value-type="float">
            <text:p>21079</text:p>
          </table:table-cell>
          <table:table-cell office:value-type="float" office:value="296370" calcext:value-type="float">
            <text:p>29637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8122" calcext:value-type="float">
            <text:p>8122</text:p>
          </table:table-cell>
          <table:table-cell office:value-type="float" office:value="120155" calcext:value-type="float">
            <text:p>12015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6576" calcext:value-type="float">
            <text:p>16576</text:p>
          </table:table-cell>
          <table:table-cell office:value-type="float" office:value="238574" calcext:value-type="float">
            <text:p>23857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8754" calcext:value-type="float">
            <text:p>18754</text:p>
          </table:table-cell>
          <table:table-cell office:value-type="float" office:value="403549" calcext:value-type="float">
            <text:p>40354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3542" calcext:value-type="float">
            <text:p>13542</text:p>
          </table:table-cell>
          <table:table-cell office:value-type="float" office:value="190520" calcext:value-type="float">
            <text:p>19052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3262" calcext:value-type="float">
            <text:p>13262</text:p>
          </table:table-cell>
          <table:table-cell office:value-type="float" office:value="192720" calcext:value-type="float">
            <text:p>19272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1244" calcext:value-type="float">
            <text:p>1244</text:p>
          </table:table-cell>
          <table:table-cell office:value-type="float" office:value="1718" calcext:value-type="float">
            <text:p>171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3808" calcext:value-type="float">
            <text:p>13808</text:p>
          </table:table-cell>
          <table:table-cell office:value-type="float" office:value="188410" calcext:value-type="float">
            <text:p>18841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5153" calcext:value-type="float">
            <text:p>15153</text:p>
          </table:table-cell>
          <table:table-cell office:value-type="float" office:value="219846" calcext:value-type="float">
            <text:p>21984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41096" calcext:value-type="float">
            <text:p>41096</text:p>
          </table:table-cell>
          <table:table-cell office:value-type="float" office:value="88382" calcext:value-type="float">
            <text:p>8838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1183" calcext:value-type="float">
            <text:p>11183</text:p>
          </table:table-cell>
          <table:table-cell office:value-type="float" office:value="288163" calcext:value-type="float">
            <text:p>28816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2058" calcext:value-type="float">
            <text:p>12058</text:p>
          </table:table-cell>
          <table:table-cell office:value-type="float" office:value="160778" calcext:value-type="float">
            <text:p>16077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7251" calcext:value-type="float">
            <text:p>17251</text:p>
          </table:table-cell>
          <table:table-cell office:value-type="float" office:value="275698" calcext:value-type="float">
            <text:p>27569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5753" calcext:value-type="float">
            <text:p>15753</text:p>
          </table:table-cell>
          <table:table-cell office:value-type="float" office:value="252367" calcext:value-type="float">
            <text:p>25236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0515" calcext:value-type="float">
            <text:p>10515</text:p>
          </table:table-cell>
          <table:table-cell office:value-type="float" office:value="152275" calcext:value-type="float">
            <text:p>15227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1740" calcext:value-type="float">
            <text:p>11740</text:p>
          </table:table-cell>
          <table:table-cell office:value-type="float" office:value="188032" calcext:value-type="float">
            <text:p>18803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4976" calcext:value-type="float">
            <text:p>14976</text:p>
          </table:table-cell>
          <table:table-cell office:value-type="float" office:value="240883" calcext:value-type="float">
            <text:p>24088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office:value-type="float" office:value="2694" calcext:value-type="float">
            <text:p>2694</text:p>
          </table:table-cell>
          <table:table-cell office:value-type="float" office:value="3498" calcext:value-type="float">
            <text:p>349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6667" calcext:value-type="float">
            <text:p>16667</text:p>
          </table:table-cell>
          <table:table-cell office:value-type="float" office:value="267979" calcext:value-type="float">
            <text:p>26797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4" calcext:value-type="float">
            <text:p>4</text:p>
          </table:table-cell>
          <table:table-cell office:value-type="float" office:value="62704" calcext:value-type="float">
            <text:p>62704</text:p>
          </table:table-cell>
          <table:table-cell office:value-type="float" office:value="409907" calcext:value-type="float">
            <text:p>40990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22712" calcext:value-type="float">
            <text:p>22712</text:p>
          </table:table-cell>
          <table:table-cell office:value-type="float" office:value="384582" calcext:value-type="float">
            <text:p>38458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27708" calcext:value-type="float">
            <text:p>27708</text:p>
          </table:table-cell>
          <table:table-cell office:value-type="float" office:value="477359" calcext:value-type="float">
            <text:p>47735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19496" calcext:value-type="float">
            <text:p>19496</text:p>
          </table:table-cell>
          <table:table-cell office:value-type="float" office:value="501012" calcext:value-type="float">
            <text:p>50101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2768" calcext:value-type="float">
            <text:p>2768</text:p>
          </table:table-cell>
          <table:table-cell office:value-type="float" office:value="4176" calcext:value-type="float">
            <text:p>417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15055" calcext:value-type="float">
            <text:p>15055</text:p>
          </table:table-cell>
          <table:table-cell office:value-type="float" office:value="257791" calcext:value-type="float">
            <text:p>25779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2355" calcext:value-type="float">
            <text:p>2355</text:p>
          </table:table-cell>
          <table:table-cell office:value-type="float" office:value="3095" calcext:value-type="float">
            <text:p>309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27462" calcext:value-type="float">
            <text:p>27462</text:p>
          </table:table-cell>
          <table:table-cell office:value-type="float" office:value="476374" calcext:value-type="float">
            <text:p>47637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2271" calcext:value-type="float">
            <text:p>2271</text:p>
          </table:table-cell>
          <table:table-cell office:value-type="float" office:value="3468" calcext:value-type="float">
            <text:p>346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2257" calcext:value-type="float">
            <text:p>2257</text:p>
          </table:table-cell>
          <table:table-cell office:value-type="float" office:value="3221" calcext:value-type="float">
            <text:p>322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21425" calcext:value-type="float">
            <text:p>21425</text:p>
          </table:table-cell>
          <table:table-cell office:value-type="float" office:value="374253" calcext:value-type="float">
            <text:p>37425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32170" calcext:value-type="float">
            <text:p>32170</text:p>
          </table:table-cell>
          <table:table-cell office:value-type="float" office:value="508091" calcext:value-type="float">
            <text:p>50809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3760" calcext:value-type="float">
            <text:p>376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23143" calcext:value-type="float">
            <text:p>23143</text:p>
          </table:table-cell>
          <table:table-cell office:value-type="float" office:value="444447" calcext:value-type="float">
            <text:p>44444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23843" calcext:value-type="float">
            <text:p>23843</text:p>
          </table:table-cell>
          <table:table-cell office:value-type="float" office:value="453776" calcext:value-type="float">
            <text:p>45377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23131" calcext:value-type="float">
            <text:p>23131</text:p>
          </table:table-cell>
          <table:table-cell office:value-type="float" office:value="633414" calcext:value-type="float">
            <text:p>63341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2" calcext:value-type="float">
            <text:p>2</text:p>
          </table:table-cell>
          <table:table-cell office:value-type="float" office:value="2702" calcext:value-type="float">
            <text:p>2702</text:p>
          </table:table-cell>
          <table:table-cell office:value-type="float" office:value="4053" calcext:value-type="float">
            <text:p>405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29136" calcext:value-type="float">
            <text:p>29136</text:p>
          </table:table-cell>
          <table:table-cell office:value-type="float" office:value="556002" calcext:value-type="float">
            <text:p>55600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2" calcext:value-type="float">
            <text:p>2</text:p>
          </table:table-cell>
          <table:table-cell office:value-type="float" office:value="2212" calcext:value-type="float">
            <text:p>2212</text:p>
          </table:table-cell>
          <table:table-cell office:value-type="float" office:value="3355" calcext:value-type="float">
            <text:p>335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25416" calcext:value-type="float">
            <text:p>25416</text:p>
          </table:table-cell>
          <table:table-cell office:value-type="float" office:value="478546" calcext:value-type="float">
            <text:p>47854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2" calcext:value-type="float">
            <text:p>2</text:p>
          </table:table-cell>
          <table:table-cell office:value-type="float" office:value="2701" calcext:value-type="float">
            <text:p>2701</text:p>
          </table:table-cell>
          <table:table-cell office:value-type="float" office:value="3789" calcext:value-type="float">
            <text:p>378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36670" calcext:value-type="float">
            <text:p>36670</text:p>
          </table:table-cell>
          <table:table-cell office:value-type="float" office:value="717297" calcext:value-type="float">
            <text:p>71729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7658" calcext:value-type="float">
            <text:p>27658</text:p>
          </table:table-cell>
          <table:table-cell office:value-type="float" office:value="561838" calcext:value-type="float">
            <text:p>56183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2401" calcext:value-type="float">
            <text:p>22401</text:p>
          </table:table-cell>
          <table:table-cell office:value-type="float" office:value="618208" calcext:value-type="float">
            <text:p>61820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30337" calcext:value-type="float">
            <text:p>30337</text:p>
          </table:table-cell>
          <table:table-cell office:value-type="float" office:value="613741" calcext:value-type="float">
            <text:p>61374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5245" calcext:value-type="float">
            <text:p>25245</text:p>
          </table:table-cell>
          <table:table-cell office:value-type="float" office:value="518926" calcext:value-type="float">
            <text:p>51892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 office:value-type="float" office:value="2524" calcext:value-type="float">
            <text:p>2524</text:p>
          </table:table-cell>
          <table:table-cell office:value-type="float" office:value="3865" calcext:value-type="float">
            <text:p>386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4597" calcext:value-type="float">
            <text:p>24597</text:p>
          </table:table-cell>
          <table:table-cell office:value-type="float" office:value="689107" calcext:value-type="float">
            <text:p>68910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19654" calcext:value-type="float">
            <text:p>19654</text:p>
          </table:table-cell>
          <table:table-cell office:value-type="float" office:value="400245" calcext:value-type="float">
            <text:p>40024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1195" calcext:value-type="float">
            <text:p>21195</text:p>
          </table:table-cell>
          <table:table-cell office:value-type="float" office:value="433305" calcext:value-type="float">
            <text:p>4333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30930" calcext:value-type="float">
            <text:p>30930</text:p>
          </table:table-cell>
          <table:table-cell office:value-type="float" office:value="852280" calcext:value-type="float">
            <text:p>85228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4193" calcext:value-type="float">
            <text:p>4193</text:p>
          </table:table-cell>
          <table:table-cell office:value-type="float" office:value="5594" calcext:value-type="float">
            <text:p>559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35451" calcext:value-type="float">
            <text:p>35451</text:p>
          </table:table-cell>
          <table:table-cell office:value-type="float" office:value="792356" calcext:value-type="float">
            <text:p>79235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22493" calcext:value-type="float">
            <text:p>22493</text:p>
          </table:table-cell>
          <table:table-cell office:value-type="float" office:value="1478227" calcext:value-type="float">
            <text:p>147822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45450" calcext:value-type="float">
            <text:p>45450</text:p>
          </table:table-cell>
          <table:table-cell office:value-type="float" office:value="969025" calcext:value-type="float">
            <text:p>96902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2650" calcext:value-type="float">
            <text:p>2650</text:p>
          </table:table-cell>
          <table:table-cell office:value-type="float" office:value="3735" calcext:value-type="float">
            <text:p>373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20913" calcext:value-type="float">
            <text:p>20913</text:p>
          </table:table-cell>
          <table:table-cell office:value-type="float" office:value="718108" calcext:value-type="float">
            <text:p>71810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31646" calcext:value-type="float">
            <text:p>31646</text:p>
          </table:table-cell>
          <table:table-cell office:value-type="float" office:value="706477" calcext:value-type="float">
            <text:p>70647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3507" calcext:value-type="float">
            <text:p>3507</text:p>
          </table:table-cell>
          <table:table-cell office:value-type="float" office:value="5086" calcext:value-type="float">
            <text:p>508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16619" calcext:value-type="float">
            <text:p>16619</text:p>
          </table:table-cell>
          <table:table-cell office:value-type="float" office:value="350185" calcext:value-type="float">
            <text:p>35018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47363" calcext:value-type="float">
            <text:p>47363</text:p>
          </table:table-cell>
          <table:table-cell office:value-type="float" office:value="1262138" calcext:value-type="float">
            <text:p>126213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4549" calcext:value-type="float">
            <text:p>4549</text:p>
          </table:table-cell>
          <table:table-cell office:value-type="float" office:value="4645" calcext:value-type="float">
            <text:p>464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4055" calcext:value-type="float">
            <text:p>4055</text:p>
          </table:table-cell>
          <table:table-cell office:value-type="float" office:value="5468" calcext:value-type="float">
            <text:p>546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36474" calcext:value-type="float">
            <text:p>36474</text:p>
          </table:table-cell>
          <table:table-cell office:value-type="float" office:value="972961" calcext:value-type="float">
            <text:p>97296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41026" calcext:value-type="float">
            <text:p>41026</text:p>
          </table:table-cell>
          <table:table-cell office:value-type="float" office:value="1155347" calcext:value-type="float">
            <text:p>115534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2969" calcext:value-type="float">
            <text:p>2969</text:p>
          </table:table-cell>
          <table:table-cell office:value-type="float" office:value="3543" calcext:value-type="float">
            <text:p>354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53510" calcext:value-type="float">
            <text:p>53510</text:p>
          </table:table-cell>
          <table:table-cell office:value-type="float" office:value="1072866" calcext:value-type="float">
            <text:p>107286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3370" calcext:value-type="float">
            <text:p>3370</text:p>
          </table:table-cell>
          <table:table-cell office:value-type="float" office:value="4873" calcext:value-type="float">
            <text:p>487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3342" calcext:value-type="float">
            <text:p>3342</text:p>
          </table:table-cell>
          <table:table-cell office:value-type="float" office:value="4360" calcext:value-type="float">
            <text:p>436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49368" calcext:value-type="float">
            <text:p>49368</text:p>
          </table:table-cell>
          <table:table-cell office:value-type="float" office:value="1891774" calcext:value-type="float">
            <text:p>189177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2719" calcext:value-type="float">
            <text:p>2719</text:p>
          </table:table-cell>
          <table:table-cell office:value-type="float" office:value="4158" calcext:value-type="float">
            <text:p>415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42676" calcext:value-type="float">
            <text:p>42676</text:p>
          </table:table-cell>
          <table:table-cell office:value-type="float" office:value="1137760" calcext:value-type="float">
            <text:p>113776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30359" calcext:value-type="float">
            <text:p>30359</text:p>
          </table:table-cell>
          <table:table-cell office:value-type="float" office:value="995540" calcext:value-type="float">
            <text:p>99554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office:value-type="float" office:value="5125" calcext:value-type="float">
            <text:p>5125</text:p>
          </table:table-cell>
          <table:table-cell office:value-type="float" office:value="7159" calcext:value-type="float">
            <text:p>715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office:value-type="float" office:value="5031" calcext:value-type="float">
            <text:p>5031</text:p>
          </table:table-cell>
          <table:table-cell office:value-type="float" office:value="4841" calcext:value-type="float">
            <text:p>484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45846" calcext:value-type="float">
            <text:p>45846</text:p>
          </table:table-cell>
          <table:table-cell office:value-type="float" office:value="994208" calcext:value-type="float">
            <text:p>99420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32750" calcext:value-type="float">
            <text:p>32750</text:p>
          </table:table-cell>
          <table:table-cell office:value-type="float" office:value="1042403" calcext:value-type="float">
            <text:p>104240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50162" calcext:value-type="float">
            <text:p>50162</text:p>
          </table:table-cell>
          <table:table-cell office:value-type="float" office:value="1470892" calcext:value-type="float">
            <text:p>147089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1" calcext:value-type="float">
            <text:p>1</text:p>
          </table:table-cell>
          <table:table-cell office:value-type="float" office:value="633" calcext:value-type="float">
            <text:p>633</text:p>
          </table:table-cell>
          <table:table-cell office:value-type="float" office:value="4881" calcext:value-type="float">
            <text:p>488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office:value-type="float" office:value="5836" calcext:value-type="float">
            <text:p>5836</text:p>
          </table:table-cell>
          <table:table-cell office:value-type="float" office:value="6249" calcext:value-type="float">
            <text:p>624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39296" calcext:value-type="float">
            <text:p>39296</text:p>
          </table:table-cell>
          <table:table-cell office:value-type="float" office:value="968605" calcext:value-type="float">
            <text:p>9686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44946" calcext:value-type="float">
            <text:p>44946</text:p>
          </table:table-cell>
          <table:table-cell office:value-type="float" office:value="1170808" calcext:value-type="float">
            <text:p>117080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4830" calcext:value-type="float">
            <text:p>4830</text:p>
          </table:table-cell>
          <table:table-cell office:value-type="float" office:value="6515" calcext:value-type="float">
            <text:p>651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46499" calcext:value-type="float">
            <text:p>46499</text:p>
          </table:table-cell>
          <table:table-cell office:value-type="float" office:value="1389854" calcext:value-type="float">
            <text:p>138985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4525" calcext:value-type="float">
            <text:p>4525</text:p>
          </table:table-cell>
          <table:table-cell office:value-type="float" office:value="5989" calcext:value-type="float">
            <text:p>598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2335" calcext:value-type="float">
            <text:p>2335</text:p>
          </table:table-cell>
          <table:table-cell office:value-type="float" office:value="3496" calcext:value-type="float">
            <text:p>349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46371" calcext:value-type="float">
            <text:p>46371</text:p>
          </table:table-cell>
          <table:table-cell office:value-type="float" office:value="1459300" calcext:value-type="float">
            <text:p>145930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39201" calcext:value-type="float">
            <text:p>39201</text:p>
          </table:table-cell>
          <table:table-cell office:value-type="float" office:value="1238352" calcext:value-type="float">
            <text:p>123835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office:value-type="float" office:value="2770" calcext:value-type="float">
            <text:p>277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40244" calcext:value-type="float">
            <text:p>40244</text:p>
          </table:table-cell>
          <table:table-cell office:value-type="float" office:value="1073308" calcext:value-type="float">
            <text:p>107330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44316" calcext:value-type="float">
            <text:p>44316</text:p>
          </table:table-cell>
          <table:table-cell office:value-type="float" office:value="1348809" calcext:value-type="float">
            <text:p>134880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office:value-type="float" office:value="181377" calcext:value-type="float">
            <text:p>181377</text:p>
          </table:table-cell>
          <table:table-cell office:value-type="float" office:value="1223774" calcext:value-type="float">
            <text:p>122377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3945" calcext:value-type="float">
            <text:p>3945</text:p>
          </table:table-cell>
          <table:table-cell office:value-type="float" office:value="6062" calcext:value-type="float">
            <text:p>606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3088" calcext:value-type="float">
            <text:p>3088</text:p>
          </table:table-cell>
          <table:table-cell office:value-type="float" office:value="4571" calcext:value-type="float">
            <text:p>457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office:value-type="float" office:value="28096" calcext:value-type="float">
            <text:p>28096</text:p>
          </table:table-cell>
          <table:table-cell office:value-type="float" office:value="1019459" calcext:value-type="float">
            <text:p>101945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office:value-type="float" office:value="50420" calcext:value-type="float">
            <text:p>50420</text:p>
          </table:table-cell>
          <table:table-cell office:value-type="float" office:value="1650539" calcext:value-type="float">
            <text:p>165053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3990" calcext:value-type="float">
            <text:p>3990</text:p>
          </table:table-cell>
          <table:table-cell office:value-type="float" office:value="5465" calcext:value-type="float">
            <text:p>546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5429" calcext:value-type="float">
            <text:p>542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3080" calcext:value-type="float">
            <text:p>3080</text:p>
          </table:table-cell>
          <table:table-cell office:value-type="float" office:value="4753" calcext:value-type="float">
            <text:p>475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3236" calcext:value-type="float">
            <text:p>3236</text:p>
          </table:table-cell>
          <table:table-cell office:value-type="float" office:value="4417" calcext:value-type="float">
            <text:p>441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office:value-type="float" office:value="52644" calcext:value-type="float">
            <text:p>52644</text:p>
          </table:table-cell>
          <table:table-cell office:value-type="float" office:value="1655492" calcext:value-type="float">
            <text:p>165549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54" calcext:value-type="float">
            <text:p>15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452" calcext:value-type="float">
            <text:p>45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264" calcext:value-type="float">
            <text:p>26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371" calcext:value-type="float">
            <text:p>37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76" calcext:value-type="float">
            <text:p>176</text:p>
          </table:table-cell>
          <table:table-cell office:value-type="float" office:value="1811" calcext:value-type="float">
            <text:p>181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148" calcext:value-type="float">
            <text:p>14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74" calcext:value-type="float">
            <text:p>174</text:p>
          </table:table-cell>
          <table:table-cell office:value-type="float" office:value="1718" calcext:value-type="float">
            <text:p>171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649" calcext:value-type="float">
            <text:p>64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office:value-type="float" office:value="3615" calcext:value-type="float">
            <text:p>361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196" calcext:value-type="float">
            <text:p>196</text:p>
          </table:table-cell>
          <table:table-cell office:value-type="float" office:value="2417" calcext:value-type="float">
            <text:p>241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195" calcext:value-type="float">
            <text:p>195</text:p>
          </table:table-cell>
          <table:table-cell office:value-type="float" office:value="2370" calcext:value-type="float">
            <text:p>237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352" calcext:value-type="float">
            <text:p>135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482" calcext:value-type="float">
            <text:p>48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-1" calcext:value-type="float">
            <text:p>-1</text:p>
          </table:table-cell>
          <table:table-cell office:value-type="float" office:value="244" calcext:value-type="float">
            <text:p>244</text:p>
          </table:table-cell>
          <table:table-cell office:value-type="float" office:value="4613" calcext:value-type="float">
            <text:p>461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299" calcext:value-type="float">
            <text:p>29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88" calcext:value-type="float">
            <text:p>18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2446" calcext:value-type="float">
            <text:p>244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664" calcext:value-type="float">
            <text:p>166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196" calcext:value-type="float">
            <text:p>119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office:value-type="float" office:value="491" calcext:value-type="float">
            <text:p>49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192" calcext:value-type="float">
            <text:p>192</text:p>
          </table:table-cell>
          <table:table-cell office:value-type="float" office:value="816" calcext:value-type="float">
            <text:p>81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1594" calcext:value-type="float">
            <text:p>159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245" calcext:value-type="float">
            <text:p>245</text:p>
          </table:table-cell>
          <table:table-cell office:value-type="float" office:value="1511" calcext:value-type="float">
            <text:p>151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800" calcext:value-type="float">
            <text:p>80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5279" calcext:value-type="float">
            <text:p>527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4608" calcext:value-type="float">
            <text:p>460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195" calcext:value-type="float">
            <text:p>195</text:p>
          </table:table-cell>
          <table:table-cell office:value-type="float" office:value="2976" calcext:value-type="float">
            <text:p>297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3397" calcext:value-type="float">
            <text:p>339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197" calcext:value-type="float">
            <text:p>197</text:p>
          </table:table-cell>
          <table:table-cell office:value-type="float" office:value="3085" calcext:value-type="float">
            <text:p>308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4378" calcext:value-type="float">
            <text:p>437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8528" calcext:value-type="float">
            <text:p>852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6198" calcext:value-type="float">
            <text:p>619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174" calcext:value-type="float">
            <text:p>174</text:p>
          </table:table-cell>
          <table:table-cell office:value-type="float" office:value="11963" calcext:value-type="float">
            <text:p>1196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9671" calcext:value-type="float">
            <text:p>967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10289" calcext:value-type="float">
            <text:p>1028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9989" calcext:value-type="float">
            <text:p>998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112" calcext:value-type="float">
            <text:p>11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213" calcext:value-type="float">
            <text:p>213</text:p>
          </table:table-cell>
          <table:table-cell office:value-type="float" office:value="19853" calcext:value-type="float">
            <text:p>1985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0715" calcext:value-type="float">
            <text:p>1071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205" calcext:value-type="float">
            <text:p>205</text:p>
          </table:table-cell>
          <table:table-cell office:value-type="float" office:value="18556" calcext:value-type="float">
            <text:p>1855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38" calcext:value-type="float">
            <text:p>13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144" calcext:value-type="float">
            <text:p>14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229" calcext:value-type="float">
            <text:p>229</text:p>
          </table:table-cell>
          <table:table-cell office:value-type="float" office:value="25719" calcext:value-type="float">
            <text:p>2571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float" office:value="20473" calcext:value-type="float">
            <text:p>2047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62" calcext:value-type="float">
            <text:p>16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151" calcext:value-type="float">
            <text:p>15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4" calcext:value-type="float">
            <text:p>4</text:p>
          </table:table-cell>
          <table:table-cell office:value-type="float" office:value="245" calcext:value-type="float">
            <text:p>245</text:p>
          </table:table-cell>
          <table:table-cell office:value-type="float" office:value="32783" calcext:value-type="float">
            <text:p>3278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152" calcext:value-type="float">
            <text:p>15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114" calcext:value-type="float">
            <text:p>11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136" calcext:value-type="float">
            <text:p>13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office:value-type="float" office:value="191" calcext:value-type="float">
            <text:p>19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163" calcext:value-type="float">
            <text:p>16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179" calcext:value-type="float">
            <text:p>17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152" calcext:value-type="float">
            <text:p>15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53" calcext:value-type="float">
            <text:p>15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167" calcext:value-type="float">
            <text:p>16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230" calcext:value-type="float">
            <text:p>230</text:p>
          </table:table-cell>
          <table:table-cell office:value-type="float" office:value="36156" calcext:value-type="float">
            <text:p>3615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167" calcext:value-type="float">
            <text:p>16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24" calcext:value-type="float">
            <text:p>22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4" calcext:value-type="float">
            <text:p>4</text:p>
          </table:table-cell>
          <table:table-cell office:value-type="float" office:value="353" calcext:value-type="float">
            <text:p>353</text:p>
          </table:table-cell>
          <table:table-cell office:value-type="float" office:value="69775" calcext:value-type="float">
            <text:p>6977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197" calcext:value-type="float">
            <text:p>19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office:value-type="float" office:value="221" calcext:value-type="float">
            <text:p>22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office:value-type="float" office:value="182" calcext:value-type="float">
            <text:p>18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35" calcext:value-type="float">
            <text:p>23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163" calcext:value-type="float">
            <text:p>16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18" calcext:value-type="float">
            <text:p>21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174" calcext:value-type="float">
            <text:p>174</text:p>
          </table:table-cell>
          <table:table-cell office:value-type="float" office:value="223" calcext:value-type="float">
            <text:p>22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2" calcext:value-type="float">
            <text:p>21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04" calcext:value-type="float">
            <text:p>20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float" office:value="198" calcext:value-type="float">
            <text:p>19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float" office:value="215" calcext:value-type="float">
            <text:p>21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154" calcext:value-type="float">
            <text:p>154</text:p>
          </table:table-cell>
          <table:table-cell office:value-type="float" office:value="205" calcext:value-type="float">
            <text:p>20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float" office:value="233" calcext:value-type="float">
            <text:p>23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float" office:value="205" calcext:value-type="float">
            <text:p>20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45" calcext:value-type="float">
            <text:p>24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  <table:table-cell office:value-type="float" office:value="231" calcext:value-type="float">
            <text:p>23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13" calcext:value-type="float">
            <text:p>21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33" calcext:value-type="float">
            <text:p>23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26" calcext:value-type="float">
            <text:p>226</text:p>
          </table:table-cell>
          <table:table-cell office:value-type="float" office:value="272" calcext:value-type="float">
            <text:p>27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176" calcext:value-type="float">
            <text:p>176</text:p>
          </table:table-cell>
          <table:table-cell office:value-type="float" office:value="233" calcext:value-type="float">
            <text:p>23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  <table:table-cell office:value-type="float" office:value="208" calcext:value-type="float">
            <text:p>20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office:value-type="float" office:value="247" calcext:value-type="float">
            <text:p>24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float" office:value="234" calcext:value-type="float">
            <text:p>23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5" calcext:value-type="float">
            <text:p>23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office:value-type="float" office:value="221" calcext:value-type="float">
            <text:p>22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float" office:value="207" calcext:value-type="float">
            <text:p>20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203" calcext:value-type="float">
            <text:p>20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196" calcext:value-type="float">
            <text:p>196</text:p>
          </table:table-cell>
          <table:table-cell office:value-type="float" office:value="249" calcext:value-type="float">
            <text:p>24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03" calcext:value-type="float">
            <text:p>30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  <table:table-cell office:value-type="float" office:value="258" calcext:value-type="float">
            <text:p>25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float" office:value="209" calcext:value-type="float">
            <text:p>20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274" calcext:value-type="float">
            <text:p>274</text:p>
          </table:table-cell>
          <table:table-cell office:value-type="float" office:value="314" calcext:value-type="float">
            <text:p>31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47" calcext:value-type="float">
            <text:p>24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202" calcext:value-type="float">
            <text:p>202</text:p>
          </table:table-cell>
          <table:table-cell office:value-type="float" office:value="254" calcext:value-type="float">
            <text:p>25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99" calcext:value-type="float">
            <text:p>29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313" calcext:value-type="float">
            <text:p>313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11" calcext:value-type="float">
            <text:p>31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323" calcext:value-type="float">
            <text:p>32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  <table:table-cell office:value-type="float" office:value="266" calcext:value-type="float">
            <text:p>26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257" calcext:value-type="float">
            <text:p>257</text:p>
          </table:table-cell>
          <table:table-cell office:value-type="float" office:value="303" calcext:value-type="float">
            <text:p>30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41" calcext:value-type="float">
            <text:p>24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298" calcext:value-type="float">
            <text:p>298</text:p>
          </table:table-cell>
          <table:table-cell office:value-type="float" office:value="329" calcext:value-type="float">
            <text:p>32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03" calcext:value-type="float">
            <text:p>30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93" calcext:value-type="float">
            <text:p>29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317" calcext:value-type="float">
            <text:p>317</text:p>
          </table:table-cell>
          <table:table-cell office:value-type="float" office:value="346" calcext:value-type="float">
            <text:p>34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69" calcext:value-type="float">
            <text:p>26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260" calcext:value-type="float">
            <text:p>260</text:p>
          </table:table-cell>
          <table:table-cell office:value-type="float" office:value="298" calcext:value-type="float">
            <text:p>29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202" calcext:value-type="float">
            <text:p>202</text:p>
          </table:table-cell>
          <table:table-cell office:value-type="float" office:value="250" calcext:value-type="float">
            <text:p>25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376" calcext:value-type="float">
            <text:p>37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95" calcext:value-type="float">
            <text:p>29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262" calcext:value-type="float">
            <text:p>262</text:p>
          </table:table-cell>
          <table:table-cell office:value-type="float" office:value="305" calcext:value-type="float">
            <text:p>30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office:value-type="float" office:value="269" calcext:value-type="float">
            <text:p>26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9" calcext:value-type="float">
            <text:p>26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340" calcext:value-type="float">
            <text:p>34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308" calcext:value-type="float">
            <text:p>30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327" calcext:value-type="float">
            <text:p>32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391" calcext:value-type="float">
            <text:p>39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303" calcext:value-type="float">
            <text:p>303</text:p>
          </table:table-cell>
          <table:table-cell office:value-type="float" office:value="327" calcext:value-type="float">
            <text:p>32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366" calcext:value-type="float">
            <text:p>36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61" calcext:value-type="float">
            <text:p>26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294" calcext:value-type="float">
            <text:p>294</text:p>
          </table:table-cell>
          <table:table-cell office:value-type="float" office:value="341" calcext:value-type="float">
            <text:p>34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float" office:value="301" calcext:value-type="float">
            <text:p>30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38" calcext:value-type="float">
            <text:p>23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273" calcext:value-type="float">
            <text:p>273</text:p>
          </table:table-cell>
          <table:table-cell office:value-type="float" office:value="308" calcext:value-type="float">
            <text:p>30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279" calcext:value-type="float">
            <text:p>279</text:p>
          </table:table-cell>
          <table:table-cell office:value-type="float" office:value="331" calcext:value-type="float">
            <text:p>33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office:value-type="float" office:value="281" calcext:value-type="float">
            <text:p>281</text:p>
          </table:table-cell>
          <table:table-cell office:value-type="float" office:value="322" calcext:value-type="float">
            <text:p>32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56" calcext:value-type="float">
            <text:p>35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313" calcext:value-type="float">
            <text:p>31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  <table:table-cell office:value-type="float" office:value="248" calcext:value-type="float">
            <text:p>24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office:value-type="float" office:value="322" calcext:value-type="float">
            <text:p>322</text:p>
          </table:table-cell>
          <table:table-cell office:value-type="float" office:value="358" calcext:value-type="float">
            <text:p>35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368" calcext:value-type="float">
            <text:p>36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366" calcext:value-type="float">
            <text:p>36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29" calcext:value-type="float">
            <text:p>32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66" calcext:value-type="float">
            <text:p>36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office:value-type="float" office:value="318" calcext:value-type="float">
            <text:p>318</text:p>
          </table:table-cell>
          <table:table-cell office:value-type="float" office:value="355" calcext:value-type="float">
            <text:p>35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274" calcext:value-type="float">
            <text:p>274</text:p>
          </table:table-cell>
          <table:table-cell office:value-type="float" office:value="146" calcext:value-type="float">
            <text:p>14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163" calcext:value-type="float">
            <text:p>163</text:p>
          </table:table-cell>
          <table:table-cell office:value-type="float" office:value="189" calcext:value-type="float">
            <text:p>18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332" calcext:value-type="float">
            <text:p>332</text:p>
          </table:table-cell>
          <table:table-cell office:value-type="float" office:value="431" calcext:value-type="float">
            <text:p>43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378" calcext:value-type="float">
            <text:p>1378</text:p>
          </table:table-cell>
          <table:table-cell office:value-type="float" office:value="1581" calcext:value-type="float">
            <text:p>158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196" calcext:value-type="float">
            <text:p>1196</text:p>
          </table:table-cell>
          <table:table-cell office:value-type="float" office:value="1411" calcext:value-type="float">
            <text:p>141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1213" calcext:value-type="float">
            <text:p>1213</text:p>
          </table:table-cell>
          <table:table-cell office:value-type="float" office:value="1546" calcext:value-type="float">
            <text:p>154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307" calcext:value-type="float">
            <text:p>1307</text:p>
          </table:table-cell>
          <table:table-cell office:value-type="float" office:value="3048" calcext:value-type="float">
            <text:p>304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925" calcext:value-type="float">
            <text:p>925</text:p>
          </table:table-cell>
          <table:table-cell office:value-type="float" office:value="890" calcext:value-type="float">
            <text:p>89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867" calcext:value-type="float">
            <text:p>867</text:p>
          </table:table-cell>
          <table:table-cell office:value-type="float" office:value="873" calcext:value-type="float">
            <text:p>87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873" calcext:value-type="float">
            <text:p>873</text:p>
          </table:table-cell>
          <table:table-cell office:value-type="float" office:value="859" calcext:value-type="float">
            <text:p>85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913" calcext:value-type="float">
            <text:p>913</text:p>
          </table:table-cell>
          <table:table-cell office:value-type="float" office:value="1039" calcext:value-type="float">
            <text:p>103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867" calcext:value-type="float">
            <text:p>867</text:p>
          </table:table-cell>
          <table:table-cell office:value-type="float" office:value="860" calcext:value-type="float">
            <text:p>86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054" calcext:value-type="float">
            <text:p>1054</text:p>
          </table:table-cell>
          <table:table-cell office:value-type="float" office:value="2734" calcext:value-type="float">
            <text:p>273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310" calcext:value-type="float">
            <text:p>1310</text:p>
          </table:table-cell>
          <table:table-cell office:value-type="float" office:value="1805" calcext:value-type="float">
            <text:p>180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1316" calcext:value-type="float">
            <text:p>1316</text:p>
          </table:table-cell>
          <table:table-cell office:value-type="float" office:value="5021" calcext:value-type="float">
            <text:p>502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1365" calcext:value-type="float">
            <text:p>1365</text:p>
          </table:table-cell>
          <table:table-cell office:value-type="float" office:value="3721" calcext:value-type="float">
            <text:p>372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1338" calcext:value-type="float">
            <text:p>1338</text:p>
          </table:table-cell>
          <table:table-cell office:value-type="float" office:value="3694" calcext:value-type="float">
            <text:p>369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office:value-type="float" office:value="1143" calcext:value-type="float">
            <text:p>1143</text:p>
          </table:table-cell>
          <table:table-cell office:value-type="float" office:value="1128" calcext:value-type="float">
            <text:p>112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1274" calcext:value-type="float">
            <text:p>1274</text:p>
          </table:table-cell>
          <table:table-cell office:value-type="float" office:value="2596" calcext:value-type="float">
            <text:p>259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1140" calcext:value-type="float">
            <text:p>1140</text:p>
          </table:table-cell>
          <table:table-cell office:value-type="float" office:value="1634" calcext:value-type="float">
            <text:p>163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-1" calcext:value-type="float">
            <text:p>-1</text:p>
          </table:table-cell>
          <table:table-cell office:value-type="float" office:value="1383" calcext:value-type="float">
            <text:p>1383</text:p>
          </table:table-cell>
          <table:table-cell office:value-type="float" office:value="6123" calcext:value-type="float">
            <text:p>612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office:value-type="float" office:value="1260" calcext:value-type="float">
            <text:p>1260</text:p>
          </table:table-cell>
          <table:table-cell office:value-type="float" office:value="1437" calcext:value-type="float">
            <text:p>143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9" calcext:value-type="float">
            <text:p>9</text:p>
          </table:table-cell>
          <table:table-cell office:value-type="float" office:value="1173" calcext:value-type="float">
            <text:p>1173</text:p>
          </table:table-cell>
          <table:table-cell office:value-type="float" office:value="1300" calcext:value-type="float">
            <text:p>130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492" calcext:value-type="float">
            <text:p>1492</text:p>
          </table:table-cell>
          <table:table-cell office:value-type="float" office:value="3829" calcext:value-type="float">
            <text:p>382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259" calcext:value-type="float">
            <text:p>1259</text:p>
          </table:table-cell>
          <table:table-cell office:value-type="float" office:value="3001" calcext:value-type="float">
            <text:p>300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251" calcext:value-type="float">
            <text:p>1251</text:p>
          </table:table-cell>
          <table:table-cell office:value-type="float" office:value="2493" calcext:value-type="float">
            <text:p>249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1359" calcext:value-type="float">
            <text:p>1359</text:p>
          </table:table-cell>
          <table:table-cell office:value-type="float" office:value="1707" calcext:value-type="float">
            <text:p>170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1404" calcext:value-type="float">
            <text:p>1404</text:p>
          </table:table-cell>
          <table:table-cell office:value-type="float" office:value="2089" calcext:value-type="float">
            <text:p>208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354" calcext:value-type="float">
            <text:p>1354</text:p>
          </table:table-cell>
          <table:table-cell office:value-type="float" office:value="2900" calcext:value-type="float">
            <text:p>290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189" calcext:value-type="float">
            <text:p>1189</text:p>
          </table:table-cell>
          <table:table-cell office:value-type="float" office:value="1210" calcext:value-type="float">
            <text:p>121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1467" calcext:value-type="float">
            <text:p>1467</text:p>
          </table:table-cell>
          <table:table-cell office:value-type="float" office:value="2832" calcext:value-type="float">
            <text:p>283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217" calcext:value-type="float">
            <text:p>1217</text:p>
          </table:table-cell>
          <table:table-cell office:value-type="float" office:value="2074" calcext:value-type="float">
            <text:p>207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206" calcext:value-type="float">
            <text:p>1206</text:p>
          </table:table-cell>
          <table:table-cell office:value-type="float" office:value="1205" calcext:value-type="float">
            <text:p>120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1405" calcext:value-type="float">
            <text:p>1405</text:p>
          </table:table-cell>
          <table:table-cell office:value-type="float" office:value="1343" calcext:value-type="float">
            <text:p>134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1378" calcext:value-type="float">
            <text:p>1378</text:p>
          </table:table-cell>
          <table:table-cell office:value-type="float" office:value="6909" calcext:value-type="float">
            <text:p>690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1412" calcext:value-type="float">
            <text:p>1412</text:p>
          </table:table-cell>
          <table:table-cell office:value-type="float" office:value="6206" calcext:value-type="float">
            <text:p>620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1521" calcext:value-type="float">
            <text:p>1521</text:p>
          </table:table-cell>
          <table:table-cell office:value-type="float" office:value="4471" calcext:value-type="float">
            <text:p>447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1312" calcext:value-type="float">
            <text:p>1312</text:p>
          </table:table-cell>
          <table:table-cell office:value-type="float" office:value="1290" calcext:value-type="float">
            <text:p>129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254" calcext:value-type="float">
            <text:p>1254</text:p>
          </table:table-cell>
          <table:table-cell office:value-type="float" office:value="1288" calcext:value-type="float">
            <text:p>128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1292" calcext:value-type="float">
            <text:p>1292</text:p>
          </table:table-cell>
          <table:table-cell office:value-type="float" office:value="1784" calcext:value-type="float">
            <text:p>178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1364" calcext:value-type="float">
            <text:p>1364</text:p>
          </table:table-cell>
          <table:table-cell office:value-type="float" office:value="4909" calcext:value-type="float">
            <text:p>490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1495" calcext:value-type="float">
            <text:p>1495</text:p>
          </table:table-cell>
          <table:table-cell office:value-type="float" office:value="4617" calcext:value-type="float">
            <text:p>461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1379" calcext:value-type="float">
            <text:p>1379</text:p>
          </table:table-cell>
          <table:table-cell office:value-type="float" office:value="5999" calcext:value-type="float">
            <text:p>599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1627" calcext:value-type="float">
            <text:p>1627</text:p>
          </table:table-cell>
          <table:table-cell office:value-type="float" office:value="10639" calcext:value-type="float">
            <text:p>1063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476" calcext:value-type="float">
            <text:p>1476</text:p>
          </table:table-cell>
          <table:table-cell office:value-type="float" office:value="1405" calcext:value-type="float">
            <text:p>140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1445" calcext:value-type="float">
            <text:p>1445</text:p>
          </table:table-cell>
          <table:table-cell office:value-type="float" office:value="8050" calcext:value-type="float">
            <text:p>805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1453" calcext:value-type="float">
            <text:p>1453</text:p>
          </table:table-cell>
          <table:table-cell office:value-type="float" office:value="1407" calcext:value-type="float">
            <text:p>140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1399" calcext:value-type="float">
            <text:p>1399</text:p>
          </table:table-cell>
          <table:table-cell office:value-type="float" office:value="1670" calcext:value-type="float">
            <text:p>167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1525" calcext:value-type="float">
            <text:p>1525</text:p>
          </table:table-cell>
          <table:table-cell office:value-type="float" office:value="14272" calcext:value-type="float">
            <text:p>1427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1708" calcext:value-type="float">
            <text:p>1708</text:p>
          </table:table-cell>
          <table:table-cell office:value-type="float" office:value="1400" calcext:value-type="float">
            <text:p>140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1537" calcext:value-type="float">
            <text:p>1537</text:p>
          </table:table-cell>
          <table:table-cell office:value-type="float" office:value="11694" calcext:value-type="float">
            <text:p>1169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1542" calcext:value-type="float">
            <text:p>1542</text:p>
          </table:table-cell>
          <table:table-cell office:value-type="float" office:value="1429" calcext:value-type="float">
            <text:p>142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1512" calcext:value-type="float">
            <text:p>1512</text:p>
          </table:table-cell>
          <table:table-cell office:value-type="float" office:value="12626" calcext:value-type="float">
            <text:p>1262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1681" calcext:value-type="float">
            <text:p>1681</text:p>
          </table:table-cell>
          <table:table-cell office:value-type="float" office:value="12030" calcext:value-type="float">
            <text:p>1203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1655" calcext:value-type="float">
            <text:p>1655</text:p>
          </table:table-cell>
          <table:table-cell office:value-type="float" office:value="1577" calcext:value-type="float">
            <text:p>157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1" calcext:value-type="float">
            <text:p>1</text:p>
          </table:table-cell>
          <table:table-cell office:value-type="float" office:value="1422" calcext:value-type="float">
            <text:p>1422</text:p>
          </table:table-cell>
          <table:table-cell office:value-type="float" office:value="1533" calcext:value-type="float">
            <text:p>153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1461" calcext:value-type="float">
            <text:p>1461</text:p>
          </table:table-cell>
          <table:table-cell office:value-type="float" office:value="1496" calcext:value-type="float">
            <text:p>149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1637" calcext:value-type="float">
            <text:p>1637</text:p>
          </table:table-cell>
          <table:table-cell office:value-type="float" office:value="22756" calcext:value-type="float">
            <text:p>2275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1792" calcext:value-type="float">
            <text:p>1792</text:p>
          </table:table-cell>
          <table:table-cell office:value-type="float" office:value="12857" calcext:value-type="float">
            <text:p>1285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1625" calcext:value-type="float">
            <text:p>1625</text:p>
          </table:table-cell>
          <table:table-cell office:value-type="float" office:value="1479" calcext:value-type="float">
            <text:p>147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1630" calcext:value-type="float">
            <text:p>1630</text:p>
          </table:table-cell>
          <table:table-cell office:value-type="float" office:value="21051" calcext:value-type="float">
            <text:p>2105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2" calcext:value-type="float">
            <text:p>2</text:p>
          </table:table-cell>
          <table:table-cell office:value-type="float" office:value="1658" calcext:value-type="float">
            <text:p>1658</text:p>
          </table:table-cell>
          <table:table-cell office:value-type="float" office:value="1507" calcext:value-type="float">
            <text:p>150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1464" calcext:value-type="float">
            <text:p>1464</text:p>
          </table:table-cell>
          <table:table-cell office:value-type="float" office:value="1487" calcext:value-type="float">
            <text:p>148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1638" calcext:value-type="float">
            <text:p>1638</text:p>
          </table:table-cell>
          <table:table-cell office:value-type="float" office:value="1548" calcext:value-type="float">
            <text:p>154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1542" calcext:value-type="float">
            <text:p>1542</text:p>
          </table:table-cell>
          <table:table-cell office:value-type="float" office:value="1577" calcext:value-type="float">
            <text:p>157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1499" calcext:value-type="float">
            <text:p>1499</text:p>
          </table:table-cell>
          <table:table-cell office:value-type="float" office:value="1512" calcext:value-type="float">
            <text:p>151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1593" calcext:value-type="float">
            <text:p>1593</text:p>
          </table:table-cell>
          <table:table-cell office:value-type="float" office:value="1641" calcext:value-type="float">
            <text:p>164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1572" calcext:value-type="float">
            <text:p>1572</text:p>
          </table:table-cell>
          <table:table-cell office:value-type="float" office:value="1623" calcext:value-type="float">
            <text:p>162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1733" calcext:value-type="float">
            <text:p>1733</text:p>
          </table:table-cell>
          <table:table-cell office:value-type="float" office:value="28851" calcext:value-type="float">
            <text:p>2885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1972" calcext:value-type="float">
            <text:p>1972</text:p>
          </table:table-cell>
          <table:table-cell office:value-type="float" office:value="23479" calcext:value-type="float">
            <text:p>2347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1801" calcext:value-type="float">
            <text:p>1801</text:p>
          </table:table-cell>
          <table:table-cell office:value-type="float" office:value="1579" calcext:value-type="float">
            <text:p>157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3331" calcext:value-type="float">
            <text:p>3331</text:p>
          </table:table-cell>
          <table:table-cell office:value-type="float" office:value="1607" calcext:value-type="float">
            <text:p>160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1574" calcext:value-type="float">
            <text:p>1574</text:p>
          </table:table-cell>
          <table:table-cell office:value-type="float" office:value="2320" calcext:value-type="float">
            <text:p>232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2" calcext:value-type="float">
            <text:p>2</text:p>
          </table:table-cell>
          <table:table-cell office:value-type="float" office:value="1666" calcext:value-type="float">
            <text:p>1666</text:p>
          </table:table-cell>
          <table:table-cell office:value-type="float" office:value="1729" calcext:value-type="float">
            <text:p>172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1730" calcext:value-type="float">
            <text:p>1730</text:p>
          </table:table-cell>
          <table:table-cell office:value-type="float" office:value="1704" calcext:value-type="float">
            <text:p>170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4" calcext:value-type="float">
            <text:p>4</text:p>
          </table:table-cell>
          <table:table-cell office:value-type="float" office:value="1799" calcext:value-type="float">
            <text:p>1799</text:p>
          </table:table-cell>
          <table:table-cell office:value-type="float" office:value="36503" calcext:value-type="float">
            <text:p>3650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1900" calcext:value-type="float">
            <text:p>1900</text:p>
          </table:table-cell>
          <table:table-cell office:value-type="float" office:value="1658" calcext:value-type="float">
            <text:p>165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1619" calcext:value-type="float">
            <text:p>1619</text:p>
          </table:table-cell>
          <table:table-cell office:value-type="float" office:value="1638" calcext:value-type="float">
            <text:p>163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1695" calcext:value-type="float">
            <text:p>1695</text:p>
          </table:table-cell>
          <table:table-cell office:value-type="float" office:value="1731" calcext:value-type="float">
            <text:p>173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2" calcext:value-type="float">
            <text:p>2</text:p>
          </table:table-cell>
          <table:table-cell office:value-type="float" office:value="1575" calcext:value-type="float">
            <text:p>1575</text:p>
          </table:table-cell>
          <table:table-cell office:value-type="float" office:value="1661" calcext:value-type="float">
            <text:p>166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1634" calcext:value-type="float">
            <text:p>1634</text:p>
          </table:table-cell>
          <table:table-cell office:value-type="float" office:value="1681" calcext:value-type="float">
            <text:p>168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1663" calcext:value-type="float">
            <text:p>1663</text:p>
          </table:table-cell>
          <table:table-cell office:value-type="float" office:value="1711" calcext:value-type="float">
            <text:p>171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2380" calcext:value-type="float">
            <text:p>2380</text:p>
          </table:table-cell>
          <table:table-cell office:value-type="float" office:value="1667" calcext:value-type="float">
            <text:p>166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853" calcext:value-type="float">
            <text:p>1853</text:p>
          </table:table-cell>
          <table:table-cell office:value-type="float" office:value="1842" calcext:value-type="float">
            <text:p>184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717" calcext:value-type="float">
            <text:p>1717</text:p>
          </table:table-cell>
          <table:table-cell office:value-type="float" office:value="1722" calcext:value-type="float">
            <text:p>172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745" calcext:value-type="float">
            <text:p>1745</text:p>
          </table:table-cell>
          <table:table-cell office:value-type="float" office:value="1791" calcext:value-type="float">
            <text:p>179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766" calcext:value-type="float">
            <text:p>1766</text:p>
          </table:table-cell>
          <table:table-cell office:value-type="float" office:value="1822" calcext:value-type="float">
            <text:p>182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736" calcext:value-type="float">
            <text:p>1736</text:p>
          </table:table-cell>
          <table:table-cell office:value-type="float" office:value="1784" calcext:value-type="float">
            <text:p>178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747" calcext:value-type="float">
            <text:p>1747</text:p>
          </table:table-cell>
          <table:table-cell office:value-type="float" office:value="1798" calcext:value-type="float">
            <text:p>179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1652" calcext:value-type="float">
            <text:p>1652</text:p>
          </table:table-cell>
          <table:table-cell office:value-type="float" office:value="1732" calcext:value-type="float">
            <text:p>173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721" calcext:value-type="float">
            <text:p>1721</text:p>
          </table:table-cell>
          <table:table-cell office:value-type="float" office:value="1769" calcext:value-type="float">
            <text:p>176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733" calcext:value-type="float">
            <text:p>1733</text:p>
          </table:table-cell>
          <table:table-cell office:value-type="float" office:value="1816" calcext:value-type="float">
            <text:p>181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2451" calcext:value-type="float">
            <text:p>2451</text:p>
          </table:table-cell>
          <table:table-cell office:value-type="float" office:value="40012" calcext:value-type="float">
            <text:p>4001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978" calcext:value-type="float">
            <text:p>1978</text:p>
          </table:table-cell>
          <table:table-cell office:value-type="float" office:value="1815" calcext:value-type="float">
            <text:p>181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772" calcext:value-type="float">
            <text:p>1772</text:p>
          </table:table-cell>
          <table:table-cell office:value-type="float" office:value="1805" calcext:value-type="float">
            <text:p>180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836" calcext:value-type="float">
            <text:p>1836</text:p>
          </table:table-cell>
          <table:table-cell office:value-type="float" office:value="1887" calcext:value-type="float">
            <text:p>188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807" calcext:value-type="float">
            <text:p>1807</text:p>
          </table:table-cell>
          <table:table-cell office:value-type="float" office:value="1878" calcext:value-type="float">
            <text:p>187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773" calcext:value-type="float">
            <text:p>1773</text:p>
          </table:table-cell>
          <table:table-cell office:value-type="float" office:value="1814" calcext:value-type="float">
            <text:p>181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790" calcext:value-type="float">
            <text:p>1790</text:p>
          </table:table-cell>
          <table:table-cell office:value-type="float" office:value="1852" calcext:value-type="float">
            <text:p>185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810" calcext:value-type="float">
            <text:p>1810</text:p>
          </table:table-cell>
          <table:table-cell office:value-type="float" office:value="1881" calcext:value-type="float">
            <text:p>188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office:value-type="float" office:value="1734" calcext:value-type="float">
            <text:p>1734</text:p>
          </table:table-cell>
          <table:table-cell office:value-type="float" office:value="1926" calcext:value-type="float">
            <text:p>192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816" calcext:value-type="float">
            <text:p>1816</text:p>
          </table:table-cell>
          <table:table-cell office:value-type="float" office:value="1874" calcext:value-type="float">
            <text:p>187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4" calcext:value-type="float">
            <text:p>4</text:p>
          </table:table-cell>
          <table:table-cell office:value-type="float" office:value="2082" calcext:value-type="float">
            <text:p>2082</text:p>
          </table:table-cell>
          <table:table-cell office:value-type="float" office:value="70009" calcext:value-type="float">
            <text:p>7000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2224" calcext:value-type="float">
            <text:p>2224</text:p>
          </table:table-cell>
          <table:table-cell office:value-type="float" office:value="1996" calcext:value-type="float">
            <text:p>199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1957" calcext:value-type="float">
            <text:p>1957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1906" calcext:value-type="float">
            <text:p>1906</text:p>
          </table:table-cell>
          <table:table-cell office:value-type="float" office:value="1975" calcext:value-type="float">
            <text:p>197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1798" calcext:value-type="float">
            <text:p>1798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1908" calcext:value-type="float">
            <text:p>1908</text:p>
          </table:table-cell>
          <table:table-cell office:value-type="float" office:value="1939" calcext:value-type="float">
            <text:p>193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1807" calcext:value-type="float">
            <text:p>1807</text:p>
          </table:table-cell>
          <table:table-cell office:value-type="float" office:value="2000" calcext:value-type="float">
            <text:p>200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1966" calcext:value-type="float">
            <text:p>1966</text:p>
          </table:table-cell>
          <table:table-cell office:value-type="float" office:value="2036" calcext:value-type="float">
            <text:p>203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1815" calcext:value-type="float">
            <text:p>1815</text:p>
          </table:table-cell>
          <table:table-cell office:value-type="float" office:value="1999" calcext:value-type="float">
            <text:p>199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1801" calcext:value-type="float">
            <text:p>1801</text:p>
          </table:table-cell>
          <table:table-cell office:value-type="float" office:value="1990" calcext:value-type="float">
            <text:p>199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 office:value-type="float" office:value="2000" calcext:value-type="float">
            <text:p>200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2130" calcext:value-type="float">
            <text:p>2130</text:p>
          </table:table-cell>
          <table:table-cell office:value-type="float" office:value="2088" calcext:value-type="float">
            <text:p>208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1879" calcext:value-type="float">
            <text:p>1879</text:p>
          </table:table-cell>
          <table:table-cell office:value-type="float" office:value="2098" calcext:value-type="float">
            <text:p>209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2037" calcext:value-type="float">
            <text:p>2037</text:p>
          </table:table-cell>
          <table:table-cell office:value-type="float" office:value="2070" calcext:value-type="float">
            <text:p>207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2029" calcext:value-type="float">
            <text:p>2029</text:p>
          </table:table-cell>
          <table:table-cell office:value-type="float" office:value="2078" calcext:value-type="float">
            <text:p>207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2029" calcext:value-type="float">
            <text:p>2029</text:p>
          </table:table-cell>
          <table:table-cell office:value-type="float" office:value="2088" calcext:value-type="float">
            <text:p>208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2" calcext:value-type="float">
            <text:p>2</text:p>
          </table:table-cell>
          <table:table-cell office:value-type="float" office:value="1877" calcext:value-type="float">
            <text:p>1877</text:p>
          </table:table-cell>
          <table:table-cell office:value-type="float" office:value="2113" calcext:value-type="float">
            <text:p>211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2088" calcext:value-type="float">
            <text:p>2088</text:p>
          </table:table-cell>
          <table:table-cell office:value-type="float" office:value="2148" calcext:value-type="float">
            <text:p>214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2" calcext:value-type="float">
            <text:p>2</text:p>
          </table:table-cell>
          <table:table-cell office:value-type="float" office:value="1889" calcext:value-type="float">
            <text:p>1889</text:p>
          </table:table-cell>
          <table:table-cell office:value-type="float" office:value="2083" calcext:value-type="float">
            <text:p>208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2047" calcext:value-type="float">
            <text:p>2047</text:p>
          </table:table-cell>
          <table:table-cell office:value-type="float" office:value="2099" calcext:value-type="float">
            <text:p>209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2" calcext:value-type="float">
            <text:p>2</text:p>
          </table:table-cell>
          <table:table-cell office:value-type="float" office:value="1923" calcext:value-type="float">
            <text:p>1923</text:p>
          </table:table-cell>
          <table:table-cell office:value-type="float" office:value="2098" calcext:value-type="float">
            <text:p>209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268" calcext:value-type="float">
            <text:p>2268</text:p>
          </table:table-cell>
          <table:table-cell office:value-type="float" office:value="2210" calcext:value-type="float">
            <text:p>221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119" calcext:value-type="float">
            <text:p>2119</text:p>
          </table:table-cell>
          <table:table-cell office:value-type="float" office:value="2179" calcext:value-type="float">
            <text:p>217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082" calcext:value-type="float">
            <text:p>2082</text:p>
          </table:table-cell>
          <table:table-cell office:value-type="float" office:value="2166" calcext:value-type="float">
            <text:p>216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129" calcext:value-type="float">
            <text:p>2129</text:p>
          </table:table-cell>
          <table:table-cell office:value-type="float" office:value="2203" calcext:value-type="float">
            <text:p>220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108" calcext:value-type="float">
            <text:p>2108</text:p>
          </table:table-cell>
          <table:table-cell office:value-type="float" office:value="29243" calcext:value-type="float">
            <text:p>2924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 office:value-type="float" office:value="3503" calcext:value-type="float">
            <text:p>3503</text:p>
          </table:table-cell>
          <table:table-cell office:value-type="float" office:value="3552" calcext:value-type="float">
            <text:p>355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3854" calcext:value-type="float">
            <text:p>3854</text:p>
          </table:table-cell>
          <table:table-cell office:value-type="float" office:value="3324" calcext:value-type="float">
            <text:p>332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3256" calcext:value-type="float">
            <text:p>3256</text:p>
          </table:table-cell>
          <table:table-cell office:value-type="float" office:value="2743" calcext:value-type="float">
            <text:p>274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3199" calcext:value-type="float">
            <text:p>3199</text:p>
          </table:table-cell>
          <table:table-cell office:value-type="float" office:value="3339" calcext:value-type="float">
            <text:p>333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284" calcext:value-type="float">
            <text:p>2284</text:p>
          </table:table-cell>
          <table:table-cell office:value-type="float" office:value="2198" calcext:value-type="float">
            <text:p>219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2115" calcext:value-type="float">
            <text:p>2115</text:p>
          </table:table-cell>
          <table:table-cell office:value-type="float" office:value="2319" calcext:value-type="float">
            <text:p>231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2225" calcext:value-type="float">
            <text:p>2225</text:p>
          </table:table-cell>
          <table:table-cell office:value-type="float" office:value="2282" calcext:value-type="float">
            <text:p>228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2163" calcext:value-type="float">
            <text:p>2163</text:p>
          </table:table-cell>
          <table:table-cell office:value-type="float" office:value="2213" calcext:value-type="float">
            <text:p>221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2289" calcext:value-type="float">
            <text:p>2289</text:p>
          </table:table-cell>
          <table:table-cell office:value-type="float" office:value="2330" calcext:value-type="float">
            <text:p>233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2248" calcext:value-type="float">
            <text:p>224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2277" calcext:value-type="float">
            <text:p>2277</text:p>
          </table:table-cell>
          <table:table-cell office:value-type="float" office:value="2214" calcext:value-type="float">
            <text:p>221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2224" calcext:value-type="float">
            <text:p>2224</text:p>
          </table:table-cell>
          <table:table-cell office:value-type="float" office:value="2277" calcext:value-type="float">
            <text:p>227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2024" calcext:value-type="float">
            <text:p>2024</text:p>
          </table:table-cell>
          <table:table-cell office:value-type="float" office:value="2303" calcext:value-type="float">
            <text:p>230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2135" calcext:value-type="float">
            <text:p>2135</text:p>
          </table:table-cell>
          <table:table-cell office:value-type="float" office:value="2179" calcext:value-type="float">
            <text:p>217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2315" calcext:value-type="float">
            <text:p>2315</text:p>
          </table:table-cell>
          <table:table-cell office:value-type="float" office:value="2372" calcext:value-type="float">
            <text:p>237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2191" calcext:value-type="float">
            <text:p>2191</text:p>
          </table:table-cell>
          <table:table-cell office:value-type="float" office:value="2392" calcext:value-type="float">
            <text:p>239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2110" calcext:value-type="float">
            <text:p>2110</text:p>
          </table:table-cell>
          <table:table-cell office:value-type="float" office:value="2399" calcext:value-type="float">
            <text:p>239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2318" calcext:value-type="float">
            <text:p>2318</text:p>
          </table:table-cell>
          <table:table-cell office:value-type="float" office:value="2366" calcext:value-type="float">
            <text:p>236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2358" calcext:value-type="float">
            <text:p>2358</text:p>
          </table:table-cell>
          <table:table-cell office:value-type="float" office:value="2389" calcext:value-type="float">
            <text:p>238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2130" calcext:value-type="float">
            <text:p>2130</text:p>
          </table:table-cell>
          <table:table-cell office:value-type="float" office:value="2330" calcext:value-type="float">
            <text:p>233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2370" calcext:value-type="float">
            <text:p>2370</text:p>
          </table:table-cell>
          <table:table-cell office:value-type="float" office:value="3617" calcext:value-type="float">
            <text:p>361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2132" calcext:value-type="float">
            <text:p>2132</text:p>
          </table:table-cell>
          <table:table-cell office:value-type="float" office:value="2396" calcext:value-type="float">
            <text:p>239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2107" calcext:value-type="float">
            <text:p>2107</text:p>
          </table:table-cell>
          <table:table-cell office:value-type="float" office:value="2391" calcext:value-type="float">
            <text:p>239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2397" calcext:value-type="float">
            <text:p>2397</text:p>
          </table:table-cell>
          <table:table-cell office:value-type="float" office:value="2434" calcext:value-type="float">
            <text:p>243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2091" calcext:value-type="float">
            <text:p>2091</text:p>
          </table:table-cell>
          <table:table-cell office:value-type="float" office:value="2357" calcext:value-type="float">
            <text:p>235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2532" calcext:value-type="float">
            <text:p>2532</text:p>
          </table:table-cell>
          <table:table-cell office:value-type="float" office:value="2504" calcext:value-type="float">
            <text:p>250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2429" calcext:value-type="float">
            <text:p>242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office:value-type="float" office:value="2215" calcext:value-type="float">
            <text:p>2215</text:p>
          </table:table-cell>
          <table:table-cell office:value-type="float" office:value="2549" calcext:value-type="float">
            <text:p>254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office:value-type="float" office:value="2249" calcext:value-type="float">
            <text:p>2249</text:p>
          </table:table-cell>
          <table:table-cell office:value-type="float" office:value="2483" calcext:value-type="float">
            <text:p>248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2666" calcext:value-type="float">
            <text:p>2666</text:p>
          </table:table-cell>
          <table:table-cell office:value-type="float" office:value="2489" calcext:value-type="float">
            <text:p>248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2441" calcext:value-type="float">
            <text:p>2441</text:p>
          </table:table-cell>
          <table:table-cell office:value-type="float" office:value="2466" calcext:value-type="float">
            <text:p>246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2503" calcext:value-type="float">
            <text:p>2503</text:p>
          </table:table-cell>
          <table:table-cell office:value-type="float" office:value="2543" calcext:value-type="float">
            <text:p>254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1" calcext:value-type="float">
            <text:p>1</text:p>
          </table:table-cell>
          <table:table-cell office:value-type="float" office:value="2301" calcext:value-type="float">
            <text:p>2301</text:p>
          </table:table-cell>
          <table:table-cell office:value-type="float" office:value="2468" calcext:value-type="float">
            <text:p>246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office:value-type="float" office:value="2223" calcext:value-type="float">
            <text:p>2223</text:p>
          </table:table-cell>
          <table:table-cell office:value-type="float" office:value="2514" calcext:value-type="float">
            <text:p>251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2493" calcext:value-type="float">
            <text:p>2493</text:p>
          </table:table-cell>
          <table:table-cell office:value-type="float" office:value="2499" calcext:value-type="float">
            <text:p>249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2581" calcext:value-type="float">
            <text:p>2581</text:p>
          </table:table-cell>
          <table:table-cell office:value-type="float" office:value="2568" calcext:value-type="float">
            <text:p>256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2287" calcext:value-type="float">
            <text:p>2287</text:p>
          </table:table-cell>
          <table:table-cell office:value-type="float" office:value="2656" calcext:value-type="float">
            <text:p>265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2542" calcext:value-type="float">
            <text:p>2542</text:p>
          </table:table-cell>
          <table:table-cell office:value-type="float" office:value="2589" calcext:value-type="float">
            <text:p>258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2303" calcext:value-type="float">
            <text:p>2303</text:p>
          </table:table-cell>
          <table:table-cell office:value-type="float" office:value="2624" calcext:value-type="float">
            <text:p>262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2255" calcext:value-type="float">
            <text:p>2255</text:p>
          </table:table-cell>
          <table:table-cell office:value-type="float" office:value="2497" calcext:value-type="float">
            <text:p>249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2562" calcext:value-type="float">
            <text:p>2562</text:p>
          </table:table-cell>
          <table:table-cell office:value-type="float" office:value="2582" calcext:value-type="float">
            <text:p>258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2502" calcext:value-type="float">
            <text:p>2502</text:p>
          </table:table-cell>
          <table:table-cell office:value-type="float" office:value="2551" calcext:value-type="float">
            <text:p>255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2256" calcext:value-type="float">
            <text:p>2256</text:p>
          </table:table-cell>
          <table:table-cell office:value-type="float" office:value="2505" calcext:value-type="float">
            <text:p>250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2501" calcext:value-type="float">
            <text:p>2501</text:p>
          </table:table-cell>
          <table:table-cell office:value-type="float" office:value="2567" calcext:value-type="float">
            <text:p>256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2555" calcext:value-type="float">
            <text:p>2555</text:p>
          </table:table-cell>
          <table:table-cell office:value-type="float" office:value="2564" calcext:value-type="float">
            <text:p>256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office:value-type="float" office:value="2679" calcext:value-type="float">
            <text:p>2679</text:p>
          </table:table-cell>
          <table:table-cell office:value-type="float" office:value="2653" calcext:value-type="float">
            <text:p>265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2367" calcext:value-type="float">
            <text:p>2367</text:p>
          </table:table-cell>
          <table:table-cell office:value-type="float" office:value="2671" calcext:value-type="float">
            <text:p>267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2522" calcext:value-type="float">
            <text:p>2522</text:p>
          </table:table-cell>
          <table:table-cell office:value-type="float" office:value="2786" calcext:value-type="float">
            <text:p>278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office:value-type="float" office:value="2518" calcext:value-type="float">
            <text:p>2518</text:p>
          </table:table-cell>
          <table:table-cell office:value-type="float" office:value="2561" calcext:value-type="float">
            <text:p>256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office:value-type="float" office:value="2699" calcext:value-type="float">
            <text:p>2699</text:p>
          </table:table-cell>
          <table:table-cell office:value-type="float" office:value="2717" calcext:value-type="float">
            <text:p>271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2346" calcext:value-type="float">
            <text:p>2346</text:p>
          </table:table-cell>
          <table:table-cell office:value-type="float" office:value="2712" calcext:value-type="float">
            <text:p>271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2370" calcext:value-type="float">
            <text:p>2370</text:p>
          </table:table-cell>
          <table:table-cell office:value-type="float" office:value="2697" calcext:value-type="float">
            <text:p>269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2333" calcext:value-type="float">
            <text:p>2333</text:p>
          </table:table-cell>
          <table:table-cell office:value-type="float" office:value="2648" calcext:value-type="float">
            <text:p>264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2364" calcext:value-type="float">
            <text:p>2364</text:p>
          </table:table-cell>
          <table:table-cell office:value-type="float" office:value="2665" calcext:value-type="float">
            <text:p>266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office:value-type="float" office:value="2668" calcext:value-type="float">
            <text:p>2668</text:p>
          </table:table-cell>
          <table:table-cell office:value-type="float" office:value="2699" calcext:value-type="float">
            <text:p>269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217" calcext:value-type="float">
            <text:p>217</text:p>
          </table:table-cell>
          <table:table-cell office:value-type="float" office:value="333" calcext:value-type="float">
            <text:p>33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62" calcext:value-type="float">
            <text:p>62</text:p>
          </table:table-cell>
          <table:table-cell office:value-type="float" office:value="116" calcext:value-type="float">
            <text:p>11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2616" calcext:value-type="float">
            <text:p>2616</text:p>
          </table:table-cell>
          <table:table-cell office:value-type="float" office:value="9847" calcext:value-type="float">
            <text:p>984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63" calcext:value-type="float">
            <text:p>63</text:p>
          </table:table-cell>
          <table:table-cell office:value-type="float" office:value="114" calcext:value-type="float">
            <text:p>11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268" calcext:value-type="float">
            <text:p>268</text:p>
          </table:table-cell>
          <table:table-cell office:value-type="float" office:value="591" calcext:value-type="float">
            <text:p>59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7471" calcext:value-type="float">
            <text:p>7471</text:p>
          </table:table-cell>
          <table:table-cell office:value-type="float" office:value="29959" calcext:value-type="float">
            <text:p>2995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729" calcext:value-type="float">
            <text:p>729</text:p>
          </table:table-cell>
          <table:table-cell office:value-type="float" office:value="2195" calcext:value-type="float">
            <text:p>219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361" calcext:value-type="float">
            <text:p>361</text:p>
          </table:table-cell>
          <table:table-cell office:value-type="float" office:value="935" calcext:value-type="float">
            <text:p>93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7668" calcext:value-type="float">
            <text:p>17668</text:p>
          </table:table-cell>
          <table:table-cell office:value-type="float" office:value="89010" calcext:value-type="float">
            <text:p>8901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755" calcext:value-type="float">
            <text:p>10755</text:p>
          </table:table-cell>
          <table:table-cell office:value-type="float" office:value="52647" calcext:value-type="float">
            <text:p>5264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22692" calcext:value-type="float">
            <text:p>22692</text:p>
          </table:table-cell>
          <table:table-cell office:value-type="float" office:value="76463" calcext:value-type="float">
            <text:p>7646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39841" calcext:value-type="float">
            <text:p>39841</text:p>
          </table:table-cell>
          <table:table-cell office:value-type="float" office:value="328604" calcext:value-type="float">
            <text:p>32860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68" calcext:value-type="float">
            <text:p>68</text:p>
          </table:table-cell>
          <table:table-cell office:value-type="float" office:value="114" calcext:value-type="float">
            <text:p>11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1438" calcext:value-type="float">
            <text:p>1438</text:p>
          </table:table-cell>
          <table:table-cell office:value-type="float" office:value="2168" calcext:value-type="float">
            <text:p>216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90" calcext:value-type="float">
            <text:p>90</text:p>
          </table:table-cell>
          <table:table-cell office:value-type="float" office:value="129" calcext:value-type="float">
            <text:p>12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11990" calcext:value-type="float">
            <text:p>11990</text:p>
          </table:table-cell>
          <table:table-cell office:value-type="float" office:value="27481" calcext:value-type="float">
            <text:p>2748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69" calcext:value-type="float">
            <text:p>69</text:p>
          </table:table-cell>
          <table:table-cell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39247" calcext:value-type="float">
            <text:p>39247</text:p>
          </table:table-cell>
          <table:table-cell office:value-type="float" office:value="357286" calcext:value-type="float">
            <text:p>35728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6393" calcext:value-type="float">
            <text:p>16393</text:p>
          </table:table-cell>
          <table:table-cell office:value-type="float" office:value="104753" calcext:value-type="float">
            <text:p>10475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39656" calcext:value-type="float">
            <text:p>39656</text:p>
          </table:table-cell>
          <table:table-cell office:value-type="float" office:value="630253" calcext:value-type="float">
            <text:p>63025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43331" calcext:value-type="float">
            <text:p>43331</text:p>
          </table:table-cell>
          <table:table-cell office:value-type="float" office:value="480063" calcext:value-type="float">
            <text:p>48006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41950" calcext:value-type="float">
            <text:p>41950</text:p>
          </table:table-cell>
          <table:table-cell office:value-type="float" office:value="464785" calcext:value-type="float">
            <text:p>46478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office:value-type="float" office:value="2551" calcext:value-type="float">
            <text:p>2551</text:p>
          </table:table-cell>
          <table:table-cell office:value-type="float" office:value="3620" calcext:value-type="float">
            <text:p>362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30287" calcext:value-type="float">
            <text:p>30287</text:p>
          </table:table-cell>
          <table:table-cell office:value-type="float" office:value="226569" calcext:value-type="float">
            <text:p>22656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5406" calcext:value-type="float">
            <text:p>5406</text:p>
          </table:table-cell>
          <table:table-cell office:value-type="float" office:value="77612" calcext:value-type="float">
            <text:p>7761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-1" calcext:value-type="float">
            <text:p>-1</text:p>
          </table:table-cell>
          <table:table-cell office:value-type="float" office:value="49886" calcext:value-type="float">
            <text:p>49886</text:p>
          </table:table-cell>
          <table:table-cell office:value-type="float" office:value="780419" calcext:value-type="float">
            <text:p>78041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office:value-type="float" office:value="20960" calcext:value-type="float">
            <text:p>20960</text:p>
          </table:table-cell>
          <table:table-cell office:value-type="float" office:value="49770" calcext:value-type="float">
            <text:p>4977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9" calcext:value-type="float">
            <text:p>9</text:p>
          </table:table-cell>
          <table:table-cell office:value-type="float" office:value="12424" calcext:value-type="float">
            <text:p>12424</text:p>
          </table:table-cell>
          <table:table-cell office:value-type="float" office:value="28704" calcext:value-type="float">
            <text:p>2870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4329" calcext:value-type="float">
            <text:p>14329</text:p>
          </table:table-cell>
          <table:table-cell office:value-type="float" office:value="425759" calcext:value-type="float">
            <text:p>42575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9610" calcext:value-type="float">
            <text:p>9610</text:p>
          </table:table-cell>
          <table:table-cell office:value-type="float" office:value="253976" calcext:value-type="float">
            <text:p>25397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7418" calcext:value-type="float">
            <text:p>7418</text:p>
          </table:table-cell>
          <table:table-cell office:value-type="float" office:value="183568" calcext:value-type="float">
            <text:p>18356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27181" calcext:value-type="float">
            <text:p>27181</text:p>
          </table:table-cell>
          <table:table-cell office:value-type="float" office:value="72220" calcext:value-type="float">
            <text:p>7222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38378" calcext:value-type="float">
            <text:p>38378</text:p>
          </table:table-cell>
          <table:table-cell office:value-type="float" office:value="122956" calcext:value-type="float">
            <text:p>12295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29002" calcext:value-type="float">
            <text:p>29002</text:p>
          </table:table-cell>
          <table:table-cell office:value-type="float" office:value="243167" calcext:value-type="float">
            <text:p>24316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648" calcext:value-type="float">
            <text:p>648</text:p>
          </table:table-cell>
          <table:table-cell office:value-type="float" office:value="5073" calcext:value-type="float">
            <text:p>507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47619" calcext:value-type="float">
            <text:p>47619</text:p>
          </table:table-cell>
          <table:table-cell office:value-type="float" office:value="228222" calcext:value-type="float">
            <text:p>22822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4763" calcext:value-type="float">
            <text:p>4763</text:p>
          </table:table-cell>
          <table:table-cell office:value-type="float" office:value="121976" calcext:value-type="float">
            <text:p>12197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3317" calcext:value-type="float">
            <text:p>3317</text:p>
          </table:table-cell>
          <table:table-cell office:value-type="float" office:value="5206" calcext:value-type="float">
            <text:p>520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8183" calcext:value-type="float">
            <text:p>8183</text:p>
          </table:table-cell>
          <table:table-cell office:value-type="float" office:value="10498" calcext:value-type="float">
            <text:p>1049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19862" calcext:value-type="float">
            <text:p>19862</text:p>
          </table:table-cell>
          <table:table-cell office:value-type="float" office:value="750990" calcext:value-type="float">
            <text:p>75099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17979" calcext:value-type="float">
            <text:p>17979</text:p>
          </table:table-cell>
          <table:table-cell office:value-type="float" office:value="811462" calcext:value-type="float">
            <text:p>81146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124284" calcext:value-type="float">
            <text:p>124284</text:p>
          </table:table-cell>
          <table:table-cell office:value-type="float" office:value="490971" calcext:value-type="float">
            <text:p>49097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4016" calcext:value-type="float">
            <text:p>4016</text:p>
          </table:table-cell>
          <table:table-cell office:value-type="float" office:value="6265" calcext:value-type="float">
            <text:p>626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669" calcext:value-type="float">
            <text:p>669</text:p>
          </table:table-cell>
          <table:table-cell office:value-type="float" office:value="4042" calcext:value-type="float">
            <text:p>404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4349" calcext:value-type="float">
            <text:p>4349</text:p>
          </table:table-cell>
          <table:table-cell office:value-type="float" office:value="6152" calcext:value-type="float">
            <text:p>615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12257" calcext:value-type="float">
            <text:p>12257</text:p>
          </table:table-cell>
          <table:table-cell office:value-type="float" office:value="524745" calcext:value-type="float">
            <text:p>52474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36576" calcext:value-type="float">
            <text:p>36576</text:p>
          </table:table-cell>
          <table:table-cell office:value-type="float" office:value="426034" calcext:value-type="float">
            <text:p>42603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16205" calcext:value-type="float">
            <text:p>16205</text:p>
          </table:table-cell>
          <table:table-cell office:value-type="float" office:value="700801" calcext:value-type="float">
            <text:p>70080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23056" calcext:value-type="float">
            <text:p>23056</text:p>
          </table:table-cell>
          <table:table-cell office:value-type="float" office:value="1189325" calcext:value-type="float">
            <text:p>118932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6911" calcext:value-type="float">
            <text:p>691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16597" calcext:value-type="float">
            <text:p>16597</text:p>
          </table:table-cell>
          <table:table-cell office:value-type="float" office:value="928443" calcext:value-type="float">
            <text:p>92844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4884" calcext:value-type="float">
            <text:p>4884</text:p>
          </table:table-cell>
          <table:table-cell office:value-type="float" office:value="6141" calcext:value-type="float">
            <text:p>614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6280" calcext:value-type="float">
            <text:p>6280</text:p>
          </table:table-cell>
          <table:table-cell office:value-type="float" office:value="7784" calcext:value-type="float">
            <text:p>778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30810" calcext:value-type="float">
            <text:p>30810</text:p>
          </table:table-cell>
          <table:table-cell office:value-type="float" office:value="1706508" calcext:value-type="float">
            <text:p>170650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5029" calcext:value-type="float">
            <text:p>5029</text:p>
          </table:table-cell>
          <table:table-cell office:value-type="float" office:value="7557" calcext:value-type="float">
            <text:p>755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25280" calcext:value-type="float">
            <text:p>25280</text:p>
          </table:table-cell>
          <table:table-cell office:value-type="float" office:value="1538458" calcext:value-type="float">
            <text:p>153845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7128" calcext:value-type="float">
            <text:p>7128</text:p>
          </table:table-cell>
          <table:table-cell office:value-type="float" office:value="10258" calcext:value-type="float">
            <text:p>1025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25810" calcext:value-type="float">
            <text:p>25810</text:p>
          </table:table-cell>
          <table:table-cell office:value-type="float" office:value="1457303" calcext:value-type="float">
            <text:p>145730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19994" calcext:value-type="float">
            <text:p>19994</text:p>
          </table:table-cell>
          <table:table-cell office:value-type="float" office:value="1953419" calcext:value-type="float">
            <text:p>195341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12303" calcext:value-type="float">
            <text:p>12303</text:p>
          </table:table-cell>
          <table:table-cell office:value-type="float" office:value="15014" calcext:value-type="float">
            <text:p>1501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11600" calcext:value-type="float">
            <text:p>1160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7268" calcext:value-type="float">
            <text:p>7268</text:p>
          </table:table-cell>
          <table:table-cell office:value-type="float" office:value="9020" calcext:value-type="float">
            <text:p>902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38919" calcext:value-type="float">
            <text:p>38919</text:p>
          </table:table-cell>
          <table:table-cell office:value-type="float" office:value="2900947" calcext:value-type="float">
            <text:p>290094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20882" calcext:value-type="float">
            <text:p>20882</text:p>
          </table:table-cell>
          <table:table-cell office:value-type="float" office:value="1662031" calcext:value-type="float">
            <text:p>166203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5384" calcext:value-type="float">
            <text:p>5384</text:p>
          </table:table-cell>
          <table:table-cell office:value-type="float" office:value="8010" calcext:value-type="float">
            <text:p>801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35316" calcext:value-type="float">
            <text:p>35316</text:p>
          </table:table-cell>
          <table:table-cell office:value-type="float" office:value="2661713" calcext:value-type="float">
            <text:p>266171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2" calcext:value-type="float">
            <text:p>2</text:p>
          </table:table-cell>
          <table:table-cell office:value-type="float" office:value="1189" calcext:value-type="float">
            <text:p>1189</text:p>
          </table:table-cell>
          <table:table-cell office:value-type="float" office:value="10549" calcext:value-type="float">
            <text:p>1054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8035" calcext:value-type="float">
            <text:p>8035</text:p>
          </table:table-cell>
          <table:table-cell office:value-type="float" office:value="10666" calcext:value-type="float">
            <text:p>1066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4848" calcext:value-type="float">
            <text:p>4848</text:p>
          </table:table-cell>
          <table:table-cell office:value-type="float" office:value="6812" calcext:value-type="float">
            <text:p>681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8182" calcext:value-type="float">
            <text:p>8182</text:p>
          </table:table-cell>
          <table:table-cell office:value-type="float" office:value="10887" calcext:value-type="float">
            <text:p>1088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2842" calcext:value-type="float">
            <text:p>2842</text:p>
          </table:table-cell>
          <table:table-cell office:value-type="float" office:value="3959" calcext:value-type="float">
            <text:p>395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13391" calcext:value-type="float">
            <text:p>13391</text:p>
          </table:table-cell>
          <table:table-cell office:value-type="float" office:value="16492" calcext:value-type="float">
            <text:p>1649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13689" calcext:value-type="float">
            <text:p>13689</text:p>
          </table:table-cell>
          <table:table-cell office:value-type="float" office:value="17092" calcext:value-type="float">
            <text:p>1709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41598" calcext:value-type="float">
            <text:p>41598</text:p>
          </table:table-cell>
          <table:table-cell office:value-type="float" office:value="3761086" calcext:value-type="float">
            <text:p>376108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38086" calcext:value-type="float">
            <text:p>38086</text:p>
          </table:table-cell>
          <table:table-cell office:value-type="float" office:value="3115908" calcext:value-type="float">
            <text:p>311590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8547" calcext:value-type="float">
            <text:p>8547</text:p>
          </table:table-cell>
          <table:table-cell office:value-type="float" office:value="11150" calcext:value-type="float">
            <text:p>1115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8272" calcext:value-type="float">
            <text:p>8272</text:p>
          </table:table-cell>
          <table:table-cell office:value-type="float" office:value="10893" calcext:value-type="float">
            <text:p>1089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12817" calcext:value-type="float">
            <text:p>12817</text:p>
          </table:table-cell>
          <table:table-cell office:value-type="float" office:value="15701" calcext:value-type="float">
            <text:p>1570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2" calcext:value-type="float">
            <text:p>2</text:p>
          </table:table-cell>
          <table:table-cell office:value-type="float" office:value="1845" calcext:value-type="float">
            <text:p>1845</text:p>
          </table:table-cell>
          <table:table-cell office:value-type="float" office:value="18286" calcext:value-type="float">
            <text:p>1828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12514" calcext:value-type="float">
            <text:p>12514</text:p>
          </table:table-cell>
          <table:table-cell office:value-type="float" office:value="15361" calcext:value-type="float">
            <text:p>1536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4" calcext:value-type="float">
            <text:p>4</text:p>
          </table:table-cell>
          <table:table-cell office:value-type="float" office:value="43834" calcext:value-type="float">
            <text:p>43834</text:p>
          </table:table-cell>
          <table:table-cell office:value-type="float" office:value="4806327" calcext:value-type="float">
            <text:p>480632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18054" calcext:value-type="float">
            <text:p>18054</text:p>
          </table:table-cell>
          <table:table-cell office:value-type="float" office:value="6958" calcext:value-type="float">
            <text:p>695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14863" calcext:value-type="float">
            <text:p>14863</text:p>
          </table:table-cell>
          <table:table-cell office:value-type="float" office:value="9756" calcext:value-type="float">
            <text:p>975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13549" calcext:value-type="float">
            <text:p>13549</text:p>
          </table:table-cell>
          <table:table-cell office:value-type="float" office:value="16373" calcext:value-type="float">
            <text:p>1637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2" calcext:value-type="float">
            <text:p>2</text:p>
          </table:table-cell>
          <table:table-cell office:value-type="float" office:value="1087" calcext:value-type="float">
            <text:p>1087</text:p>
          </table:table-cell>
          <table:table-cell office:value-type="float" office:value="11171" calcext:value-type="float">
            <text:p>1117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10928" calcext:value-type="float">
            <text:p>10928</text:p>
          </table:table-cell>
          <table:table-cell office:value-type="float" office:value="13656" calcext:value-type="float">
            <text:p>1365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11801" calcext:value-type="float">
            <text:p>11801</text:p>
          </table:table-cell>
          <table:table-cell office:value-type="float" office:value="14998" calcext:value-type="float">
            <text:p>1499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6449" calcext:value-type="float">
            <text:p>6449</text:p>
          </table:table-cell>
          <table:table-cell office:value-type="float" office:value="8437" calcext:value-type="float">
            <text:p>843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20240" calcext:value-type="float">
            <text:p>20240</text:p>
          </table:table-cell>
          <table:table-cell office:value-type="float" office:value="23390" calcext:value-type="float">
            <text:p>2339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7931" calcext:value-type="float">
            <text:p>7931</text:p>
          </table:table-cell>
          <table:table-cell office:value-type="float" office:value="10613" calcext:value-type="float">
            <text:p>1061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6167" calcext:value-type="float">
            <text:p>16167</text:p>
          </table:table-cell>
          <table:table-cell office:value-type="float" office:value="19688" calcext:value-type="float">
            <text:p>1968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8077" calcext:value-type="float">
            <text:p>18077</text:p>
          </table:table-cell>
          <table:table-cell office:value-type="float" office:value="20960" calcext:value-type="float">
            <text:p>2096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3382" calcext:value-type="float">
            <text:p>13382</text:p>
          </table:table-cell>
          <table:table-cell office:value-type="float" office:value="18807" calcext:value-type="float">
            <text:p>1880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3346" calcext:value-type="float">
            <text:p>13346</text:p>
          </table:table-cell>
          <table:table-cell office:value-type="float" office:value="15865" calcext:value-type="float">
            <text:p>1586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1176" calcext:value-type="float">
            <text:p>1176</text:p>
          </table:table-cell>
          <table:table-cell office:value-type="float" office:value="110482" calcext:value-type="float">
            <text:p>11048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3818" calcext:value-type="float">
            <text:p>13818</text:p>
          </table:table-cell>
          <table:table-cell office:value-type="float" office:value="16165" calcext:value-type="float">
            <text:p>1616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4658" calcext:value-type="float">
            <text:p>14658</text:p>
          </table:table-cell>
          <table:table-cell office:value-type="float" office:value="17601" calcext:value-type="float">
            <text:p>1760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39741" calcext:value-type="float">
            <text:p>39741</text:p>
          </table:table-cell>
          <table:table-cell office:value-type="float" office:value="5078513" calcext:value-type="float">
            <text:p>507851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8877" calcext:value-type="float">
            <text:p>8877</text:p>
          </table:table-cell>
          <table:table-cell office:value-type="float" office:value="11772" calcext:value-type="float">
            <text:p>1177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9118" calcext:value-type="float">
            <text:p>9118</text:p>
          </table:table-cell>
          <table:table-cell office:value-type="float" office:value="12317" calcext:value-type="float">
            <text:p>1231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7236" calcext:value-type="float">
            <text:p>17236</text:p>
          </table:table-cell>
          <table:table-cell office:value-type="float" office:value="19992" calcext:value-type="float">
            <text:p>1999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5867" calcext:value-type="float">
            <text:p>15867</text:p>
          </table:table-cell>
          <table:table-cell office:value-type="float" office:value="22831" calcext:value-type="float">
            <text:p>2283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0275" calcext:value-type="float">
            <text:p>10275</text:p>
          </table:table-cell>
          <table:table-cell office:value-type="float" office:value="12908" calcext:value-type="float">
            <text:p>1290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1683" calcext:value-type="float">
            <text:p>11683</text:p>
          </table:table-cell>
          <table:table-cell office:value-type="float" office:value="14814" calcext:value-type="float">
            <text:p>1481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5098" calcext:value-type="float">
            <text:p>15098</text:p>
          </table:table-cell>
          <table:table-cell office:value-type="float" office:value="17964" calcext:value-type="float">
            <text:p>1796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office:value-type="float" office:value="2571" calcext:value-type="float">
            <text:p>2571</text:p>
          </table:table-cell>
          <table:table-cell office:value-type="float" office:value="28760" calcext:value-type="float">
            <text:p>2876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6764" calcext:value-type="float">
            <text:p>16764</text:p>
          </table:table-cell>
          <table:table-cell office:value-type="float" office:value="19772" calcext:value-type="float">
            <text:p>1977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4" calcext:value-type="float">
            <text:p>4</text:p>
          </table:table-cell>
          <table:table-cell office:value-type="float" office:value="62782" calcext:value-type="float">
            <text:p>62782</text:p>
          </table:table-cell>
          <table:table-cell office:value-type="float" office:value="8974898" calcext:value-type="float">
            <text:p>897489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21716" calcext:value-type="float">
            <text:p>21716</text:p>
          </table:table-cell>
          <table:table-cell office:value-type="float" office:value="25110" calcext:value-type="float">
            <text:p>2511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26321" calcext:value-type="float">
            <text:p>26321</text:p>
          </table:table-cell>
          <table:table-cell office:value-type="float" office:value="31016" calcext:value-type="float">
            <text:p>3101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18490" calcext:value-type="float">
            <text:p>18490</text:p>
          </table:table-cell>
          <table:table-cell office:value-type="float" office:value="22110" calcext:value-type="float">
            <text:p>2211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2690" calcext:value-type="float">
            <text:p>2690</text:p>
          </table:table-cell>
          <table:table-cell office:value-type="float" office:value="30718" calcext:value-type="float">
            <text:p>3071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14895" calcext:value-type="float">
            <text:p>14895</text:p>
          </table:table-cell>
          <table:table-cell office:value-type="float" office:value="18582" calcext:value-type="float">
            <text:p>1858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2307" calcext:value-type="float">
            <text:p>2307</text:p>
          </table:table-cell>
          <table:table-cell office:value-type="float" office:value="28404" calcext:value-type="float">
            <text:p>2840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27845" calcext:value-type="float">
            <text:p>27845</text:p>
          </table:table-cell>
          <table:table-cell office:value-type="float" office:value="144779" calcext:value-type="float">
            <text:p>14477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2139" calcext:value-type="float">
            <text:p>2139</text:p>
          </table:table-cell>
          <table:table-cell office:value-type="float" office:value="27843" calcext:value-type="float">
            <text:p>2784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2176" calcext:value-type="float">
            <text:p>2176</text:p>
          </table:table-cell>
          <table:table-cell office:value-type="float" office:value="25857" calcext:value-type="float">
            <text:p>2585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20983" calcext:value-type="float">
            <text:p>20983</text:p>
          </table:table-cell>
          <table:table-cell office:value-type="float" office:value="24431" calcext:value-type="float">
            <text:p>2443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25716" calcext:value-type="float">
            <text:p>25716</text:p>
          </table:table-cell>
          <table:table-cell office:value-type="float" office:value="29316" calcext:value-type="float">
            <text:p>2931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559" calcext:value-type="float">
            <text:p>3155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23282" calcext:value-type="float">
            <text:p>23282</text:p>
          </table:table-cell>
          <table:table-cell office:value-type="float" office:value="26515" calcext:value-type="float">
            <text:p>2651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23911" calcext:value-type="float">
            <text:p>23911</text:p>
          </table:table-cell>
          <table:table-cell office:value-type="float" office:value="27454" calcext:value-type="float">
            <text:p>2745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22911" calcext:value-type="float">
            <text:p>22911</text:p>
          </table:table-cell>
          <table:table-cell office:value-type="float" office:value="26252" calcext:value-type="float">
            <text:p>2625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2" calcext:value-type="float">
            <text:p>2</text:p>
          </table:table-cell>
          <table:table-cell office:value-type="float" office:value="2640" calcext:value-type="float">
            <text:p>2640</text:p>
          </table:table-cell>
          <table:table-cell office:value-type="float" office:value="31750" calcext:value-type="float">
            <text:p>3175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29717" calcext:value-type="float">
            <text:p>29717</text:p>
          </table:table-cell>
          <table:table-cell office:value-type="float" office:value="33224" calcext:value-type="float">
            <text:p>3322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2" calcext:value-type="float">
            <text:p>2</text:p>
          </table:table-cell>
          <table:table-cell office:value-type="float" office:value="2151" calcext:value-type="float">
            <text:p>2151</text:p>
          </table:table-cell>
          <table:table-cell office:value-type="float" office:value="27979" calcext:value-type="float">
            <text:p>2797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25672" calcext:value-type="float">
            <text:p>25672</text:p>
          </table:table-cell>
          <table:table-cell office:value-type="float" office:value="29845" calcext:value-type="float">
            <text:p>2984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2" calcext:value-type="float">
            <text:p>2</text:p>
          </table:table-cell>
          <table:table-cell office:value-type="float" office:value="2635" calcext:value-type="float">
            <text:p>2635</text:p>
          </table:table-cell>
          <table:table-cell office:value-type="float" office:value="34238" calcext:value-type="float">
            <text:p>3423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35123" calcext:value-type="float">
            <text:p>35123</text:p>
          </table:table-cell>
          <table:table-cell office:value-type="float" office:value="39160" calcext:value-type="float">
            <text:p>3916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6970" calcext:value-type="float">
            <text:p>26970</text:p>
          </table:table-cell>
          <table:table-cell office:value-type="float" office:value="31794" calcext:value-type="float">
            <text:p>3179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1736" calcext:value-type="float">
            <text:p>21736</text:p>
          </table:table-cell>
          <table:table-cell office:value-type="float" office:value="25787" calcext:value-type="float">
            <text:p>2578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30923" calcext:value-type="float">
            <text:p>30923</text:p>
          </table:table-cell>
          <table:table-cell office:value-type="float" office:value="34229" calcext:value-type="float">
            <text:p>3422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5956" calcext:value-type="float">
            <text:p>25956</text:p>
          </table:table-cell>
          <table:table-cell office:value-type="float" office:value="29971" calcext:value-type="float">
            <text:p>2997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 office:value-type="float" office:value="2459" calcext:value-type="float">
            <text:p>2459</text:p>
          </table:table-cell>
          <table:table-cell office:value-type="float" office:value="31292" calcext:value-type="float">
            <text:p>3129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4436" calcext:value-type="float">
            <text:p>24436</text:p>
          </table:table-cell>
          <table:table-cell office:value-type="float" office:value="29643" calcext:value-type="float">
            <text:p>2964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0066" calcext:value-type="float">
            <text:p>20066</text:p>
          </table:table-cell>
          <table:table-cell office:value-type="float" office:value="24963" calcext:value-type="float">
            <text:p>2496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1609" calcext:value-type="float">
            <text:p>21609</text:p>
          </table:table-cell>
          <table:table-cell office:value-type="float" office:value="24988" calcext:value-type="float">
            <text:p>2498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30883" calcext:value-type="float">
            <text:p>30883</text:p>
          </table:table-cell>
          <table:table-cell office:value-type="float" office:value="97091" calcext:value-type="float">
            <text:p>9709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3725" calcext:value-type="float">
            <text:p>3725</text:p>
          </table:table-cell>
          <table:table-cell office:value-type="float" office:value="45363" calcext:value-type="float">
            <text:p>4536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33862" calcext:value-type="float">
            <text:p>33862</text:p>
          </table:table-cell>
          <table:table-cell office:value-type="float" office:value="37535" calcext:value-type="float">
            <text:p>3753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21657" calcext:value-type="float">
            <text:p>21657</text:p>
          </table:table-cell>
          <table:table-cell office:value-type="float" office:value="25028" calcext:value-type="float">
            <text:p>2502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45753" calcext:value-type="float">
            <text:p>45753</text:p>
          </table:table-cell>
          <table:table-cell office:value-type="float" office:value="50095" calcext:value-type="float">
            <text:p>5009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2303" calcext:value-type="float">
            <text:p>2303</text:p>
          </table:table-cell>
          <table:table-cell office:value-type="float" office:value="33675" calcext:value-type="float">
            <text:p>3367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20726" calcext:value-type="float">
            <text:p>20726</text:p>
          </table:table-cell>
          <table:table-cell office:value-type="float" office:value="24488" calcext:value-type="float">
            <text:p>2448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32422" calcext:value-type="float">
            <text:p>32422</text:p>
          </table:table-cell>
          <table:table-cell office:value-type="float" office:value="37173" calcext:value-type="float">
            <text:p>3717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3491" calcext:value-type="float">
            <text:p>3491</text:p>
          </table:table-cell>
          <table:table-cell office:value-type="float" office:value="42403" calcext:value-type="float">
            <text:p>4240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17011" calcext:value-type="float">
            <text:p>17011</text:p>
          </table:table-cell>
          <table:table-cell office:value-type="float" office:value="20602" calcext:value-type="float">
            <text:p>2060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48603" calcext:value-type="float">
            <text:p>48603</text:p>
          </table:table-cell>
          <table:table-cell office:value-type="float" office:value="53195" calcext:value-type="float">
            <text:p>5319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3597" calcext:value-type="float">
            <text:p>3597</text:p>
          </table:table-cell>
          <table:table-cell office:value-type="float" office:value="46928" calcext:value-type="float">
            <text:p>4692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3598" calcext:value-type="float">
            <text:p>3598</text:p>
          </table:table-cell>
          <table:table-cell office:value-type="float" office:value="48992" calcext:value-type="float">
            <text:p>4899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34631" calcext:value-type="float">
            <text:p>34631</text:p>
          </table:table-cell>
          <table:table-cell office:value-type="float" office:value="38755" calcext:value-type="float">
            <text:p>3875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41846" calcext:value-type="float">
            <text:p>41846</text:p>
          </table:table-cell>
          <table:table-cell office:value-type="float" office:value="48736" calcext:value-type="float">
            <text:p>4873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2147" calcext:value-type="float">
            <text:p>2147</text:p>
          </table:table-cell>
          <table:table-cell office:value-type="float" office:value="35928" calcext:value-type="float">
            <text:p>3592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51654" calcext:value-type="float">
            <text:p>51654</text:p>
          </table:table-cell>
          <table:table-cell office:value-type="float" office:value="57287" calcext:value-type="float">
            <text:p>5728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3358" calcext:value-type="float">
            <text:p>3358</text:p>
          </table:table-cell>
          <table:table-cell office:value-type="float" office:value="46800" calcext:value-type="float">
            <text:p>4680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3345" calcext:value-type="float">
            <text:p>3345</text:p>
          </table:table-cell>
          <table:table-cell office:value-type="float" office:value="131513" calcext:value-type="float">
            <text:p>13151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53349" calcext:value-type="float">
            <text:p>53349</text:p>
          </table:table-cell>
          <table:table-cell office:value-type="float" office:value="51598" calcext:value-type="float">
            <text:p>5159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2609" calcext:value-type="float">
            <text:p>2609</text:p>
          </table:table-cell>
          <table:table-cell office:value-type="float" office:value="36280" calcext:value-type="float">
            <text:p>3628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40327" calcext:value-type="float">
            <text:p>40327</text:p>
          </table:table-cell>
          <table:table-cell office:value-type="float" office:value="44020" calcext:value-type="float">
            <text:p>4402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30710" calcext:value-type="float">
            <text:p>30710</text:p>
          </table:table-cell>
          <table:table-cell office:value-type="float" office:value="34216" calcext:value-type="float">
            <text:p>3421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office:value-type="float" office:value="4333" calcext:value-type="float">
            <text:p>4333</text:p>
          </table:table-cell>
          <table:table-cell office:value-type="float" office:value="55778" calcext:value-type="float">
            <text:p>5577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office:value-type="float" office:value="3028" calcext:value-type="float">
            <text:p>3028</text:p>
          </table:table-cell>
          <table:table-cell office:value-type="float" office:value="41965" calcext:value-type="float">
            <text:p>4196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40438" calcext:value-type="float">
            <text:p>40438</text:p>
          </table:table-cell>
          <table:table-cell office:value-type="float" office:value="46086" calcext:value-type="float">
            <text:p>4608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33395" calcext:value-type="float">
            <text:p>33395</text:p>
          </table:table-cell>
          <table:table-cell office:value-type="float" office:value="38438" calcext:value-type="float">
            <text:p>3843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51307" calcext:value-type="float">
            <text:p>51307</text:p>
          </table:table-cell>
          <table:table-cell office:value-type="float" office:value="56440" calcext:value-type="float">
            <text:p>5644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37529" calcext:value-type="float">
            <text:p>3752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office:value-type="float" office:value="3736" calcext:value-type="float">
            <text:p>3736</text:p>
          </table:table-cell>
          <table:table-cell office:value-type="float" office:value="49004" calcext:value-type="float">
            <text:p>4900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40591" calcext:value-type="float">
            <text:p>40591</text:p>
          </table:table-cell>
          <table:table-cell office:value-type="float" office:value="44854" calcext:value-type="float">
            <text:p>4485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42360" calcext:value-type="float">
            <text:p>42360</text:p>
          </table:table-cell>
          <table:table-cell office:value-type="float" office:value="46111" calcext:value-type="float">
            <text:p>4611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4561" calcext:value-type="float">
            <text:p>4561</text:p>
          </table:table-cell>
          <table:table-cell office:value-type="float" office:value="61661" calcext:value-type="float">
            <text:p>6166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44083" calcext:value-type="float">
            <text:p>44083</text:p>
          </table:table-cell>
          <table:table-cell office:value-type="float" office:value="48901" calcext:value-type="float">
            <text:p>4890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4366" calcext:value-type="float">
            <text:p>4366</text:p>
          </table:table-cell>
          <table:table-cell office:value-type="float" office:value="56603" calcext:value-type="float">
            <text:p>5660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2146" calcext:value-type="float">
            <text:p>2146</text:p>
          </table:table-cell>
          <table:table-cell office:value-type="float" office:value="35396" calcext:value-type="float">
            <text:p>3539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45596" calcext:value-type="float">
            <text:p>45596</text:p>
          </table:table-cell>
          <table:table-cell office:value-type="float" office:value="49920" calcext:value-type="float">
            <text:p>4992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38710" calcext:value-type="float">
            <text:p>38710</text:p>
          </table:table-cell>
          <table:table-cell office:value-type="float" office:value="45118" calcext:value-type="float">
            <text:p>4511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1687" calcext:value-type="float">
            <text:p>1687</text:p>
          </table:table-cell>
          <table:table-cell office:value-type="float" office:value="31471" calcext:value-type="float">
            <text:p>3147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40294" calcext:value-type="float">
            <text:p>40294</text:p>
          </table:table-cell>
          <table:table-cell office:value-type="float" office:value="44292" calcext:value-type="float">
            <text:p>4429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43712" calcext:value-type="float">
            <text:p>43712</text:p>
          </table:table-cell>
          <table:table-cell office:value-type="float" office:value="48091" calcext:value-type="float">
            <text:p>4809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office:value-type="float" office:value="44021" calcext:value-type="float">
            <text:p>44021</text:p>
          </table:table-cell>
          <table:table-cell office:value-type="float" office:value="48203" calcext:value-type="float">
            <text:p>4820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3964" calcext:value-type="float">
            <text:p>3964</text:p>
          </table:table-cell>
          <table:table-cell office:value-type="float" office:value="55878" calcext:value-type="float">
            <text:p>5587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2912" calcext:value-type="float">
            <text:p>2912</text:p>
          </table:table-cell>
          <table:table-cell office:value-type="float" office:value="46939" calcext:value-type="float">
            <text:p>4693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office:value-type="float" office:value="28032" calcext:value-type="float">
            <text:p>28032</text:p>
          </table:table-cell>
          <table:table-cell office:value-type="float" office:value="33010" calcext:value-type="float">
            <text:p>3301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office:value-type="float" office:value="51840" calcext:value-type="float">
            <text:p>51840</text:p>
          </table:table-cell>
          <table:table-cell office:value-type="float" office:value="56877" calcext:value-type="float">
            <text:p>5687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4016" calcext:value-type="float">
            <text:p>4016</text:p>
          </table:table-cell>
          <table:table-cell office:value-type="float" office:value="57792" calcext:value-type="float">
            <text:p>5779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4131" calcext:value-type="float">
            <text:p>4131</text:p>
          </table:table-cell>
          <table:table-cell office:value-type="float" office:value="58818" calcext:value-type="float">
            <text:p>5881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3080" calcext:value-type="float">
            <text:p>3080</text:p>
          </table:table-cell>
          <table:table-cell office:value-type="float" office:value="48920" calcext:value-type="float">
            <text:p>4892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3253" calcext:value-type="float">
            <text:p>3253</text:p>
          </table:table-cell>
          <table:table-cell office:value-type="float" office:value="53663" calcext:value-type="float">
            <text:p>5366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office:value-type="float" office:value="52738" calcext:value-type="float">
            <text:p>52738</text:p>
          </table:table-cell>
          <table:table-cell office:value-type="float" office:value="57231" calcext:value-type="float">
            <text:p>5723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438" calcext:value-type="float">
            <text:p>438</text:p>
          </table:table-cell>
          <table:table-cell office:value-type="float" office:value="1102" calcext:value-type="float">
            <text:p>110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330" calcext:value-type="float">
            <text:p>330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325" calcext:value-type="float">
            <text:p>325</text:p>
          </table:table-cell>
          <table:table-cell office:value-type="float" office:value="189" calcext:value-type="float">
            <text:p>18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310" calcext:value-type="float">
            <text:p>310</text:p>
          </table:table-cell>
          <table:table-cell office:value-type="float" office:value="205" calcext:value-type="float">
            <text:p>20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2814" calcext:value-type="float">
            <text:p>2814</text:p>
          </table:table-cell>
          <table:table-cell office:value-type="float" office:value="9772" calcext:value-type="float">
            <text:p>977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141" calcext:value-type="float">
            <text:p>141</text:p>
          </table:table-cell>
          <table:table-cell office:value-type="float" office:value="188" calcext:value-type="float">
            <text:p>18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325" calcext:value-type="float">
            <text:p>325</text:p>
          </table:table-cell>
          <table:table-cell office:value-type="float" office:value="728" calcext:value-type="float">
            <text:p>72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7646" calcext:value-type="float">
            <text:p>7646</text:p>
          </table:table-cell>
          <table:table-cell office:value-type="float" office:value="28235" calcext:value-type="float">
            <text:p>2823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1112" calcext:value-type="float">
            <text:p>1112</text:p>
          </table:table-cell>
          <table:table-cell office:value-type="float" office:value="2705" calcext:value-type="float">
            <text:p>270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612" calcext:value-type="float">
            <text:p>612</text:p>
          </table:table-cell>
          <table:table-cell office:value-type="float" office:value="1152" calcext:value-type="float">
            <text:p>115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7566" calcext:value-type="float">
            <text:p>17566</text:p>
          </table:table-cell>
          <table:table-cell office:value-type="float" office:value="85487" calcext:value-type="float">
            <text:p>8548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753" calcext:value-type="float">
            <text:p>10753</text:p>
          </table:table-cell>
          <table:table-cell office:value-type="float" office:value="49787" calcext:value-type="float">
            <text:p>4978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22476" calcext:value-type="float">
            <text:p>22476</text:p>
          </table:table-cell>
          <table:table-cell office:value-type="float" office:value="72606" calcext:value-type="float">
            <text:p>7260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39614" calcext:value-type="float">
            <text:p>39614</text:p>
          </table:table-cell>
          <table:table-cell office:value-type="float" office:value="319107" calcext:value-type="float">
            <text:p>31910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65" calcext:value-type="float">
            <text:p>165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1538" calcext:value-type="float">
            <text:p>1538</text:p>
          </table:table-cell>
          <table:table-cell office:value-type="float" office:value="2173" calcext:value-type="float">
            <text:p>217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60" calcext:value-type="float">
            <text:p>160</text:p>
          </table:table-cell>
          <table:table-cell office:value-type="float" office:value="192" calcext:value-type="float">
            <text:p>19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12151" calcext:value-type="float">
            <text:p>12151</text:p>
          </table:table-cell>
          <table:table-cell office:value-type="float" office:value="26824" calcext:value-type="float">
            <text:p>2682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65" calcext:value-type="float">
            <text:p>165</text:p>
          </table:table-cell>
          <table:table-cell office:value-type="float" office:value="193" calcext:value-type="float">
            <text:p>19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39783" calcext:value-type="float">
            <text:p>39783</text:p>
          </table:table-cell>
          <table:table-cell office:value-type="float" office:value="320043" calcext:value-type="float">
            <text:p>32004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7068" calcext:value-type="float">
            <text:p>17068</text:p>
          </table:table-cell>
          <table:table-cell office:value-type="float" office:value="101418" calcext:value-type="float">
            <text:p>10141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39759" calcext:value-type="float">
            <text:p>39759</text:p>
          </table:table-cell>
          <table:table-cell office:value-type="float" office:value="702075" calcext:value-type="float">
            <text:p>70207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42917" calcext:value-type="float">
            <text:p>42917</text:p>
          </table:table-cell>
          <table:table-cell office:value-type="float" office:value="418234" calcext:value-type="float">
            <text:p>41823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41901" calcext:value-type="float">
            <text:p>41901</text:p>
          </table:table-cell>
          <table:table-cell office:value-type="float" office:value="409867" calcext:value-type="float">
            <text:p>40986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office:value-type="float" office:value="2703" calcext:value-type="float">
            <text:p>2703</text:p>
          </table:table-cell>
          <table:table-cell office:value-type="float" office:value="3241" calcext:value-type="float">
            <text:p>324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30706" calcext:value-type="float">
            <text:p>30706</text:p>
          </table:table-cell>
          <table:table-cell office:value-type="float" office:value="230226" calcext:value-type="float">
            <text:p>23022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5634" calcext:value-type="float">
            <text:p>5634</text:p>
          </table:table-cell>
          <table:table-cell office:value-type="float" office:value="186627" calcext:value-type="float">
            <text:p>18662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-1" calcext:value-type="float">
            <text:p>-1</text:p>
          </table:table-cell>
          <table:table-cell office:value-type="float" office:value="56689" calcext:value-type="float">
            <text:p>56689</text:p>
          </table:table-cell>
          <table:table-cell office:value-type="float" office:value="785427" calcext:value-type="float">
            <text:p>78542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office:value-type="float" office:value="24128" calcext:value-type="float">
            <text:p>24128</text:p>
          </table:table-cell>
          <table:table-cell office:value-type="float" office:value="49387" calcext:value-type="float">
            <text:p>4938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9" calcext:value-type="float">
            <text:p>9</text:p>
          </table:table-cell>
          <table:table-cell office:value-type="float" office:value="12378" calcext:value-type="float">
            <text:p>12378</text:p>
          </table:table-cell>
          <table:table-cell office:value-type="float" office:value="28541" calcext:value-type="float">
            <text:p>2854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4699" calcext:value-type="float">
            <text:p>14699</text:p>
          </table:table-cell>
          <table:table-cell office:value-type="float" office:value="368394" calcext:value-type="float">
            <text:p>36839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9902" calcext:value-type="float">
            <text:p>9902</text:p>
          </table:table-cell>
          <table:table-cell office:value-type="float" office:value="354132" calcext:value-type="float">
            <text:p>35413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7511" calcext:value-type="float">
            <text:p>7511</text:p>
          </table:table-cell>
          <table:table-cell office:value-type="float" office:value="180495" calcext:value-type="float">
            <text:p>18049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26949" calcext:value-type="float">
            <text:p>26949</text:p>
          </table:table-cell>
          <table:table-cell office:value-type="float" office:value="69949" calcext:value-type="float">
            <text:p>6994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38127" calcext:value-type="float">
            <text:p>38127</text:p>
          </table:table-cell>
          <table:table-cell office:value-type="float" office:value="120922" calcext:value-type="float">
            <text:p>12092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28143" calcext:value-type="float">
            <text:p>28143</text:p>
          </table:table-cell>
          <table:table-cell office:value-type="float" office:value="237471" calcext:value-type="float">
            <text:p>23747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766" calcext:value-type="float">
            <text:p>766</text:p>
          </table:table-cell>
          <table:table-cell office:value-type="float" office:value="4949" calcext:value-type="float">
            <text:p>494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48405" calcext:value-type="float">
            <text:p>48405</text:p>
          </table:table-cell>
          <table:table-cell office:value-type="float" office:value="228173" calcext:value-type="float">
            <text:p>22817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5005" calcext:value-type="float">
            <text:p>5005</text:p>
          </table:table-cell>
          <table:table-cell office:value-type="float" office:value="121349" calcext:value-type="float">
            <text:p>12134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3462" calcext:value-type="float">
            <text:p>3462</text:p>
          </table:table-cell>
          <table:table-cell office:value-type="float" office:value="5244" calcext:value-type="float">
            <text:p>524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9483" calcext:value-type="float">
            <text:p>9483</text:p>
          </table:table-cell>
          <table:table-cell office:value-type="float" office:value="10780" calcext:value-type="float">
            <text:p>1078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20483" calcext:value-type="float">
            <text:p>20483</text:p>
          </table:table-cell>
          <table:table-cell office:value-type="float" office:value="850438" calcext:value-type="float">
            <text:p>85043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18337" calcext:value-type="float">
            <text:p>18337</text:p>
          </table:table-cell>
          <table:table-cell office:value-type="float" office:value="649797" calcext:value-type="float">
            <text:p>64979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37161" calcext:value-type="float">
            <text:p>37161</text:p>
          </table:table-cell>
          <table:table-cell office:value-type="float" office:value="420064" calcext:value-type="float">
            <text:p>42006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4252" calcext:value-type="float">
            <text:p>4252</text:p>
          </table:table-cell>
          <table:table-cell office:value-type="float" office:value="6090" calcext:value-type="float">
            <text:p>609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772" calcext:value-type="float">
            <text:p>772</text:p>
          </table:table-cell>
          <table:table-cell office:value-type="float" office:value="4346" calcext:value-type="float">
            <text:p>434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4433" calcext:value-type="float">
            <text:p>4433</text:p>
          </table:table-cell>
          <table:table-cell office:value-type="float" office:value="5281" calcext:value-type="float">
            <text:p>528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12748" calcext:value-type="float">
            <text:p>12748</text:p>
          </table:table-cell>
          <table:table-cell office:value-type="float" office:value="614358" calcext:value-type="float">
            <text:p>61435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37288" calcext:value-type="float">
            <text:p>37288</text:p>
          </table:table-cell>
          <table:table-cell office:value-type="float" office:value="423106" calcext:value-type="float">
            <text:p>42310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16517" calcext:value-type="float">
            <text:p>16517</text:p>
          </table:table-cell>
          <table:table-cell office:value-type="float" office:value="603225" calcext:value-type="float">
            <text:p>60322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25418" calcext:value-type="float">
            <text:p>25418</text:p>
          </table:table-cell>
          <table:table-cell office:value-type="float" office:value="1271790" calcext:value-type="float">
            <text:p>127179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office:value-type="float" office:value="7298" calcext:value-type="float">
            <text:p>729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16794" calcext:value-type="float">
            <text:p>16794</text:p>
          </table:table-cell>
          <table:table-cell office:value-type="float" office:value="1000305" calcext:value-type="float">
            <text:p>100030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6296" calcext:value-type="float">
            <text:p>6296</text:p>
          </table:table-cell>
          <table:table-cell office:value-type="float" office:value="7721" calcext:value-type="float">
            <text:p>772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7386" calcext:value-type="float">
            <text:p>7386</text:p>
          </table:table-cell>
          <table:table-cell office:value-type="float" office:value="9429" calcext:value-type="float">
            <text:p>942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39276" calcext:value-type="float">
            <text:p>39276</text:p>
          </table:table-cell>
          <table:table-cell office:value-type="float" office:value="1596613" calcext:value-type="float">
            <text:p>159661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5382" calcext:value-type="float">
            <text:p>5382</text:p>
          </table:table-cell>
          <table:table-cell office:value-type="float" office:value="6737" calcext:value-type="float">
            <text:p>673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25455" calcext:value-type="float">
            <text:p>25455</text:p>
          </table:table-cell>
          <table:table-cell office:value-type="float" office:value="1454502" calcext:value-type="float">
            <text:p>145450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7365" calcext:value-type="float">
            <text:p>7365</text:p>
          </table:table-cell>
          <table:table-cell office:value-type="float" office:value="8697" calcext:value-type="float">
            <text:p>869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26377" calcext:value-type="float">
            <text:p>26377</text:p>
          </table:table-cell>
          <table:table-cell office:value-type="float" office:value="1528395" calcext:value-type="float">
            <text:p>152839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20888" calcext:value-type="float">
            <text:p>20888</text:p>
          </table:table-cell>
          <table:table-cell office:value-type="float" office:value="1469639" calcext:value-type="float">
            <text:p>146963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14850" calcext:value-type="float">
            <text:p>14850</text:p>
          </table:table-cell>
          <table:table-cell office:value-type="float" office:value="15035" calcext:value-type="float">
            <text:p>1503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11801" calcext:value-type="float">
            <text:p>1180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7361" calcext:value-type="float">
            <text:p>7361</text:p>
          </table:table-cell>
          <table:table-cell office:value-type="float" office:value="9095" calcext:value-type="float">
            <text:p>909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38932" calcext:value-type="float">
            <text:p>38932</text:p>
          </table:table-cell>
          <table:table-cell office:value-type="float" office:value="2831116" calcext:value-type="float">
            <text:p>283111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21150" calcext:value-type="float">
            <text:p>21150</text:p>
          </table:table-cell>
          <table:table-cell office:value-type="float" office:value="1564732" calcext:value-type="float">
            <text:p>156473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5668" calcext:value-type="float">
            <text:p>5668</text:p>
          </table:table-cell>
          <table:table-cell office:value-type="float" office:value="7473" calcext:value-type="float">
            <text:p>747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36605" calcext:value-type="float">
            <text:p>36605</text:p>
          </table:table-cell>
          <table:table-cell office:value-type="float" office:value="2550569" calcext:value-type="float">
            <text:p>255056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2" calcext:value-type="float">
            <text:p>2</text:p>
          </table:table-cell>
          <table:table-cell office:value-type="float" office:value="1317" calcext:value-type="float">
            <text:p>1317</text:p>
          </table:table-cell>
          <table:table-cell office:value-type="float" office:value="11741" calcext:value-type="float">
            <text:p>1174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8388" calcext:value-type="float">
            <text:p>8388</text:p>
          </table:table-cell>
          <table:table-cell office:value-type="float" office:value="10536" calcext:value-type="float">
            <text:p>1053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5594" calcext:value-type="float">
            <text:p>5594</text:p>
          </table:table-cell>
          <table:table-cell office:value-type="float" office:value="7451" calcext:value-type="float">
            <text:p>745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8649" calcext:value-type="float">
            <text:p>8649</text:p>
          </table:table-cell>
          <table:table-cell office:value-type="float" office:value="10327" calcext:value-type="float">
            <text:p>1032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3021" calcext:value-type="float">
            <text:p>3021</text:p>
          </table:table-cell>
          <table:table-cell office:value-type="float" office:value="4532" calcext:value-type="float">
            <text:p>453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13891" calcext:value-type="float">
            <text:p>13891</text:p>
          </table:table-cell>
          <table:table-cell office:value-type="float" office:value="16600" calcext:value-type="float">
            <text:p>1660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14032" calcext:value-type="float">
            <text:p>14032</text:p>
          </table:table-cell>
          <table:table-cell office:value-type="float" office:value="17465" calcext:value-type="float">
            <text:p>1746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42800" calcext:value-type="float">
            <text:p>42800</text:p>
          </table:table-cell>
          <table:table-cell office:value-type="float" office:value="3756543" calcext:value-type="float">
            <text:p>375654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32074" calcext:value-type="float">
            <text:p>32074</text:p>
          </table:table-cell>
          <table:table-cell office:value-type="float" office:value="2843474" calcext:value-type="float">
            <text:p>284347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8856" calcext:value-type="float">
            <text:p>8856</text:p>
          </table:table-cell>
          <table:table-cell office:value-type="float" office:value="11043" calcext:value-type="float">
            <text:p>1104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8526" calcext:value-type="float">
            <text:p>8526</text:p>
          </table:table-cell>
          <table:table-cell office:value-type="float" office:value="10501" calcext:value-type="float">
            <text:p>1050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13169" calcext:value-type="float">
            <text:p>13169</text:p>
          </table:table-cell>
          <table:table-cell office:value-type="float" office:value="15527" calcext:value-type="float">
            <text:p>1552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2" calcext:value-type="float">
            <text:p>2</text:p>
          </table:table-cell>
          <table:table-cell office:value-type="float" office:value="2307" calcext:value-type="float">
            <text:p>2307</text:p>
          </table:table-cell>
          <table:table-cell office:value-type="float" office:value="18577" calcext:value-type="float">
            <text:p>1857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12935" calcext:value-type="float">
            <text:p>12935</text:p>
          </table:table-cell>
          <table:table-cell office:value-type="float" office:value="15299" calcext:value-type="float">
            <text:p>1529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4" calcext:value-type="float">
            <text:p>4</text:p>
          </table:table-cell>
          <table:table-cell office:value-type="float" office:value="164883" calcext:value-type="float">
            <text:p>164883</text:p>
          </table:table-cell>
          <table:table-cell office:value-type="float" office:value="4511596" calcext:value-type="float">
            <text:p>451159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4562" calcext:value-type="float">
            <text:p>4562</text:p>
          </table:table-cell>
          <table:table-cell office:value-type="float" office:value="5955" calcext:value-type="float">
            <text:p>595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7007" calcext:value-type="float">
            <text:p>7007</text:p>
          </table:table-cell>
          <table:table-cell office:value-type="float" office:value="9827" calcext:value-type="float">
            <text:p>982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13877" calcext:value-type="float">
            <text:p>13877</text:p>
          </table:table-cell>
          <table:table-cell office:value-type="float" office:value="16216" calcext:value-type="float">
            <text:p>1621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2" calcext:value-type="float">
            <text:p>2</text:p>
          </table:table-cell>
          <table:table-cell office:value-type="float" office:value="1192" calcext:value-type="float">
            <text:p>1192</text:p>
          </table:table-cell>
          <table:table-cell office:value-type="float" office:value="11648" calcext:value-type="float">
            <text:p>1164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11224" calcext:value-type="float">
            <text:p>11224</text:p>
          </table:table-cell>
          <table:table-cell office:value-type="float" office:value="14662" calcext:value-type="float">
            <text:p>1466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12177" calcext:value-type="float">
            <text:p>12177</text:p>
          </table:table-cell>
          <table:table-cell office:value-type="float" office:value="16731" calcext:value-type="float">
            <text:p>1673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6670" calcext:value-type="float">
            <text:p>6670</text:p>
          </table:table-cell>
          <table:table-cell office:value-type="float" office:value="8193" calcext:value-type="float">
            <text:p>819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22535" calcext:value-type="float">
            <text:p>22535</text:p>
          </table:table-cell>
          <table:table-cell office:value-type="float" office:value="23876" calcext:value-type="float">
            <text:p>2387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8048" calcext:value-type="float">
            <text:p>8048</text:p>
          </table:table-cell>
          <table:table-cell office:value-type="float" office:value="9755" calcext:value-type="float">
            <text:p>975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6421" calcext:value-type="float">
            <text:p>16421</text:p>
          </table:table-cell>
          <table:table-cell office:value-type="float" office:value="18673" calcext:value-type="float">
            <text:p>1867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8444" calcext:value-type="float">
            <text:p>18444</text:p>
          </table:table-cell>
          <table:table-cell office:value-type="float" office:value="20576" calcext:value-type="float">
            <text:p>2057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3702" calcext:value-type="float">
            <text:p>13702</text:p>
          </table:table-cell>
          <table:table-cell office:value-type="float" office:value="16000" calcext:value-type="float">
            <text:p>1600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3676" calcext:value-type="float">
            <text:p>13676</text:p>
          </table:table-cell>
          <table:table-cell office:value-type="float" office:value="15817" calcext:value-type="float">
            <text:p>1581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1267" calcext:value-type="float">
            <text:p>1267</text:p>
          </table:table-cell>
          <table:table-cell office:value-type="float" office:value="11710" calcext:value-type="float">
            <text:p>1171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3086" calcext:value-type="float">
            <text:p>13086</text:p>
          </table:table-cell>
          <table:table-cell office:value-type="float" office:value="15843" calcext:value-type="float">
            <text:p>1584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5497" calcext:value-type="float">
            <text:p>15497</text:p>
          </table:table-cell>
          <table:table-cell office:value-type="float" office:value="18078" calcext:value-type="float">
            <text:p>1807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41900" calcext:value-type="float">
            <text:p>41900</text:p>
          </table:table-cell>
          <table:table-cell office:value-type="float" office:value="6485848" calcext:value-type="float">
            <text:p>648584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9406" calcext:value-type="float">
            <text:p>9406</text:p>
          </table:table-cell>
          <table:table-cell office:value-type="float" office:value="10856" calcext:value-type="float">
            <text:p>1085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9528" calcext:value-type="float">
            <text:p>9528</text:p>
          </table:table-cell>
          <table:table-cell office:value-type="float" office:value="13063" calcext:value-type="float">
            <text:p>1306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7833" calcext:value-type="float">
            <text:p>17833</text:p>
          </table:table-cell>
          <table:table-cell office:value-type="float" office:value="22210" calcext:value-type="float">
            <text:p>2221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6226" calcext:value-type="float">
            <text:p>16226</text:p>
          </table:table-cell>
          <table:table-cell office:value-type="float" office:value="18664" calcext:value-type="float">
            <text:p>1866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0657" calcext:value-type="float">
            <text:p>10657</text:p>
          </table:table-cell>
          <table:table-cell office:value-type="float" office:value="13419" calcext:value-type="float">
            <text:p>1341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1983" calcext:value-type="float">
            <text:p>11983</text:p>
          </table:table-cell>
          <table:table-cell office:value-type="float" office:value="14387" calcext:value-type="float">
            <text:p>1438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5453" calcext:value-type="float">
            <text:p>15453</text:p>
          </table:table-cell>
          <table:table-cell office:value-type="float" office:value="18302" calcext:value-type="float">
            <text:p>1830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office:value-type="float" office:value="2697" calcext:value-type="float">
            <text:p>2697</text:p>
          </table:table-cell>
          <table:table-cell office:value-type="float" office:value="29161" calcext:value-type="float">
            <text:p>2916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7230" calcext:value-type="float">
            <text:p>17230</text:p>
          </table:table-cell>
          <table:table-cell office:value-type="float" office:value="19416" calcext:value-type="float">
            <text:p>1941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4" calcext:value-type="float">
            <text:p>4</text:p>
          </table:table-cell>
          <table:table-cell office:value-type="float" office:value="63757" calcext:value-type="float">
            <text:p>63757</text:p>
          </table:table-cell>
          <table:table-cell office:value-type="float" office:value="9004140" calcext:value-type="float">
            <text:p>900414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22863" calcext:value-type="float">
            <text:p>22863</text:p>
          </table:table-cell>
          <table:table-cell office:value-type="float" office:value="24724" calcext:value-type="float">
            <text:p>2472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27152" calcext:value-type="float">
            <text:p>27152</text:p>
          </table:table-cell>
          <table:table-cell office:value-type="float" office:value="30141" calcext:value-type="float">
            <text:p>3014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19071" calcext:value-type="float">
            <text:p>19071</text:p>
          </table:table-cell>
          <table:table-cell office:value-type="float" office:value="21278" calcext:value-type="float">
            <text:p>2127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2870" calcext:value-type="float">
            <text:p>2870</text:p>
          </table:table-cell>
          <table:table-cell office:value-type="float" office:value="167400" calcext:value-type="float">
            <text:p>16740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19284" calcext:value-type="float">
            <text:p>19284</text:p>
          </table:table-cell>
          <table:table-cell office:value-type="float" office:value="20046" calcext:value-type="float">
            <text:p>2004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3766" calcext:value-type="float">
            <text:p>3766</text:p>
          </table:table-cell>
          <table:table-cell office:value-type="float" office:value="33430" calcext:value-type="float">
            <text:p>3343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31367" calcext:value-type="float">
            <text:p>31367</text:p>
          </table:table-cell>
          <table:table-cell office:value-type="float" office:value="31843" calcext:value-type="float">
            <text:p>3184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2393" calcext:value-type="float">
            <text:p>2393</text:p>
          </table:table-cell>
          <table:table-cell office:value-type="float" office:value="26688" calcext:value-type="float">
            <text:p>2668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2422" calcext:value-type="float">
            <text:p>2422</text:p>
          </table:table-cell>
          <table:table-cell office:value-type="float" office:value="26934" calcext:value-type="float">
            <text:p>2693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21576" calcext:value-type="float">
            <text:p>21576</text:p>
          </table:table-cell>
          <table:table-cell office:value-type="float" office:value="24541" calcext:value-type="float">
            <text:p>2454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27332" calcext:value-type="float">
            <text:p>27332</text:p>
          </table:table-cell>
          <table:table-cell office:value-type="float" office:value="30343" calcext:value-type="float">
            <text:p>3034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1418" calcext:value-type="float">
            <text:p>3141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24073" calcext:value-type="float">
            <text:p>24073</text:p>
          </table:table-cell>
          <table:table-cell office:value-type="float" office:value="27699" calcext:value-type="float">
            <text:p>2769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25299" calcext:value-type="float">
            <text:p>25299</text:p>
          </table:table-cell>
          <table:table-cell office:value-type="float" office:value="27437" calcext:value-type="float">
            <text:p>2743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23615" calcext:value-type="float">
            <text:p>23615</text:p>
          </table:table-cell>
          <table:table-cell office:value-type="float" office:value="28798" calcext:value-type="float">
            <text:p>2879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2" calcext:value-type="float">
            <text:p>2</text:p>
          </table:table-cell>
          <table:table-cell office:value-type="float" office:value="2786" calcext:value-type="float">
            <text:p>2786</text:p>
          </table:table-cell>
          <table:table-cell office:value-type="float" office:value="32771" calcext:value-type="float">
            <text:p>3277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30901" calcext:value-type="float">
            <text:p>30901</text:p>
          </table:table-cell>
          <table:table-cell office:value-type="float" office:value="33760" calcext:value-type="float">
            <text:p>3376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2" calcext:value-type="float">
            <text:p>2</text:p>
          </table:table-cell>
          <table:table-cell office:value-type="float" office:value="2282" calcext:value-type="float">
            <text:p>2282</text:p>
          </table:table-cell>
          <table:table-cell office:value-type="float" office:value="28063" calcext:value-type="float">
            <text:p>2806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26755" calcext:value-type="float">
            <text:p>26755</text:p>
          </table:table-cell>
          <table:table-cell office:value-type="float" office:value="29483" calcext:value-type="float">
            <text:p>2948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2" calcext:value-type="float">
            <text:p>2</text:p>
          </table:table-cell>
          <table:table-cell office:value-type="float" office:value="2803" calcext:value-type="float">
            <text:p>2803</text:p>
          </table:table-cell>
          <table:table-cell office:value-type="float" office:value="33703" calcext:value-type="float">
            <text:p>3370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125739" calcext:value-type="float">
            <text:p>125739</text:p>
          </table:table-cell>
          <table:table-cell office:value-type="float" office:value="46471" calcext:value-type="float">
            <text:p>4647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6751" calcext:value-type="float">
            <text:p>26751</text:p>
          </table:table-cell>
          <table:table-cell office:value-type="float" office:value="32435" calcext:value-type="float">
            <text:p>3243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1613" calcext:value-type="float">
            <text:p>21613</text:p>
          </table:table-cell>
          <table:table-cell office:value-type="float" office:value="25067" calcext:value-type="float">
            <text:p>2506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31313" calcext:value-type="float">
            <text:p>31313</text:p>
          </table:table-cell>
          <table:table-cell office:value-type="float" office:value="34280" calcext:value-type="float">
            <text:p>3428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6318" calcext:value-type="float">
            <text:p>26318</text:p>
          </table:table-cell>
          <table:table-cell office:value-type="float" office:value="29435" calcext:value-type="float">
            <text:p>2943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 office:value-type="float" office:value="2564" calcext:value-type="float">
            <text:p>2564</text:p>
          </table:table-cell>
          <table:table-cell office:value-type="float" office:value="30734" calcext:value-type="float">
            <text:p>3073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5516" calcext:value-type="float">
            <text:p>25516</text:p>
          </table:table-cell>
          <table:table-cell office:value-type="float" office:value="28692" calcext:value-type="float">
            <text:p>2869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1139" calcext:value-type="float">
            <text:p>21139</text:p>
          </table:table-cell>
          <table:table-cell office:value-type="float" office:value="23718" calcext:value-type="float">
            <text:p>2371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1523" calcext:value-type="float">
            <text:p>21523</text:p>
          </table:table-cell>
          <table:table-cell office:value-type="float" office:value="25061" calcext:value-type="float">
            <text:p>2506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31964" calcext:value-type="float">
            <text:p>31964</text:p>
          </table:table-cell>
          <table:table-cell office:value-type="float" office:value="33798" calcext:value-type="float">
            <text:p>3379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4441" calcext:value-type="float">
            <text:p>4441</text:p>
          </table:table-cell>
          <table:table-cell office:value-type="float" office:value="45284" calcext:value-type="float">
            <text:p>4528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35249" calcext:value-type="float">
            <text:p>35249</text:p>
          </table:table-cell>
          <table:table-cell office:value-type="float" office:value="38206" calcext:value-type="float">
            <text:p>3820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22373" calcext:value-type="float">
            <text:p>22373</text:p>
          </table:table-cell>
          <table:table-cell office:value-type="float" office:value="24794" calcext:value-type="float">
            <text:p>2479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48781" calcext:value-type="float">
            <text:p>48781</text:p>
          </table:table-cell>
          <table:table-cell office:value-type="float" office:value="52621" calcext:value-type="float">
            <text:p>5262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2527" calcext:value-type="float">
            <text:p>2527</text:p>
          </table:table-cell>
          <table:table-cell office:value-type="float" office:value="32581" calcext:value-type="float">
            <text:p>3258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21368" calcext:value-type="float">
            <text:p>21368</text:p>
          </table:table-cell>
          <table:table-cell office:value-type="float" office:value="24913" calcext:value-type="float">
            <text:p>2491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35028" calcext:value-type="float">
            <text:p>35028</text:p>
          </table:table-cell>
          <table:table-cell office:value-type="float" office:value="37212" calcext:value-type="float">
            <text:p>3721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3801" calcext:value-type="float">
            <text:p>3801</text:p>
          </table:table-cell>
          <table:table-cell office:value-type="float" office:value="43143" calcext:value-type="float">
            <text:p>4314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18050" calcext:value-type="float">
            <text:p>18050</text:p>
          </table:table-cell>
          <table:table-cell office:value-type="float" office:value="20344" calcext:value-type="float">
            <text:p>2034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49880" calcext:value-type="float">
            <text:p>49880</text:p>
          </table:table-cell>
          <table:table-cell office:value-type="float" office:value="55052" calcext:value-type="float">
            <text:p>5505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4202" calcext:value-type="float">
            <text:p>4202</text:p>
          </table:table-cell>
          <table:table-cell office:value-type="float" office:value="45370" calcext:value-type="float">
            <text:p>4537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3915" calcext:value-type="float">
            <text:p>3915</text:p>
          </table:table-cell>
          <table:table-cell office:value-type="float" office:value="48501" calcext:value-type="float">
            <text:p>4850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35556" calcext:value-type="float">
            <text:p>35556</text:p>
          </table:table-cell>
          <table:table-cell office:value-type="float" office:value="39312" calcext:value-type="float">
            <text:p>3931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42060" calcext:value-type="float">
            <text:p>42060</text:p>
          </table:table-cell>
          <table:table-cell office:value-type="float" office:value="45893" calcext:value-type="float">
            <text:p>4589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2251" calcext:value-type="float">
            <text:p>2251</text:p>
          </table:table-cell>
          <table:table-cell office:value-type="float" office:value="32368" calcext:value-type="float">
            <text:p>3236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49504" calcext:value-type="float">
            <text:p>49504</text:p>
          </table:table-cell>
          <table:table-cell office:value-type="float" office:value="53446" calcext:value-type="float">
            <text:p>5344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3528" calcext:value-type="float">
            <text:p>3528</text:p>
          </table:table-cell>
          <table:table-cell office:value-type="float" office:value="45361" calcext:value-type="float">
            <text:p>4536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3566" calcext:value-type="float">
            <text:p>3566</text:p>
          </table:table-cell>
          <table:table-cell office:value-type="float" office:value="44070" calcext:value-type="float">
            <text:p>4407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52334" calcext:value-type="float">
            <text:p>52334</text:p>
          </table:table-cell>
          <table:table-cell office:value-type="float" office:value="55858" calcext:value-type="float">
            <text:p>5585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2829" calcext:value-type="float">
            <text:p>2829</text:p>
          </table:table-cell>
          <table:table-cell office:value-type="float" office:value="38328" calcext:value-type="float">
            <text:p>3832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131019" calcext:value-type="float">
            <text:p>131019</text:p>
          </table:table-cell>
          <table:table-cell office:value-type="float" office:value="42439" calcext:value-type="float">
            <text:p>4243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30313" calcext:value-type="float">
            <text:p>30313</text:p>
          </table:table-cell>
          <table:table-cell office:value-type="float" office:value="33374" calcext:value-type="float">
            <text:p>3337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office:value-type="float" office:value="4359" calcext:value-type="float">
            <text:p>4359</text:p>
          </table:table-cell>
          <table:table-cell office:value-type="float" office:value="53849" calcext:value-type="float">
            <text:p>5384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office:value-type="float" office:value="3093" calcext:value-type="float">
            <text:p>3093</text:p>
          </table:table-cell>
          <table:table-cell office:value-type="float" office:value="41388" calcext:value-type="float">
            <text:p>4138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39867" calcext:value-type="float">
            <text:p>39867</text:p>
          </table:table-cell>
          <table:table-cell office:value-type="float" office:value="42488" calcext:value-type="float">
            <text:p>4248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33244" calcext:value-type="float">
            <text:p>33244</text:p>
          </table:table-cell>
          <table:table-cell office:value-type="float" office:value="36103" calcext:value-type="float">
            <text:p>3610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51123" calcext:value-type="float">
            <text:p>51123</text:p>
          </table:table-cell>
          <table:table-cell office:value-type="float" office:value="53567" calcext:value-type="float">
            <text:p>5356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1" calcext:value-type="float">
            <text:p>1</text:p>
          </table:table-cell>
          <table:table-cell office:value-type="float" office:value="289" calcext:value-type="float">
            <text:p>289</text:p>
          </table:table-cell>
          <table:table-cell office:value-type="float" office:value="36654" calcext:value-type="float">
            <text:p>3665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office:value-type="float" office:value="3754" calcext:value-type="float">
            <text:p>3754</text:p>
          </table:table-cell>
          <table:table-cell office:value-type="float" office:value="46809" calcext:value-type="float">
            <text:p>4680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39965" calcext:value-type="float">
            <text:p>39965</text:p>
          </table:table-cell>
          <table:table-cell office:value-type="float" office:value="42838" calcext:value-type="float">
            <text:p>4283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46162" calcext:value-type="float">
            <text:p>46162</text:p>
          </table:table-cell>
          <table:table-cell office:value-type="float" office:value="48263" calcext:value-type="float">
            <text:p>4826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4923" calcext:value-type="float">
            <text:p>4923</text:p>
          </table:table-cell>
          <table:table-cell office:value-type="float" office:value="63412" calcext:value-type="float">
            <text:p>6341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47583" calcext:value-type="float">
            <text:p>47583</text:p>
          </table:table-cell>
          <table:table-cell office:value-type="float" office:value="49797" calcext:value-type="float">
            <text:p>4979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4748" calcext:value-type="float">
            <text:p>4748</text:p>
          </table:table-cell>
          <table:table-cell office:value-type="float" office:value="58913" calcext:value-type="float">
            <text:p>5891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2357" calcext:value-type="float">
            <text:p>2357</text:p>
          </table:table-cell>
          <table:table-cell office:value-type="float" office:value="35695" calcext:value-type="float">
            <text:p>3569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49134" calcext:value-type="float">
            <text:p>49134</text:p>
          </table:table-cell>
          <table:table-cell office:value-type="float" office:value="180282" calcext:value-type="float">
            <text:p>18028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40293" calcext:value-type="float">
            <text:p>40293</text:p>
          </table:table-cell>
          <table:table-cell office:value-type="float" office:value="41847" calcext:value-type="float">
            <text:p>4184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1773" calcext:value-type="float">
            <text:p>1773</text:p>
          </table:table-cell>
          <table:table-cell office:value-type="float" office:value="29013" calcext:value-type="float">
            <text:p>2901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39930" calcext:value-type="float">
            <text:p>39930</text:p>
          </table:table-cell>
          <table:table-cell office:value-type="float" office:value="42571" calcext:value-type="float">
            <text:p>4257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43831" calcext:value-type="float">
            <text:p>43831</text:p>
          </table:table-cell>
          <table:table-cell office:value-type="float" office:value="46589" calcext:value-type="float">
            <text:p>4658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office:value-type="float" office:value="47351" calcext:value-type="float">
            <text:p>47351</text:p>
          </table:table-cell>
          <table:table-cell office:value-type="float" office:value="47833" calcext:value-type="float">
            <text:p>4783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4175" calcext:value-type="float">
            <text:p>4175</text:p>
          </table:table-cell>
          <table:table-cell office:value-type="float" office:value="56706" calcext:value-type="float">
            <text:p>5670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3077" calcext:value-type="float">
            <text:p>3077</text:p>
          </table:table-cell>
          <table:table-cell office:value-type="float" office:value="46329" calcext:value-type="float">
            <text:p>4632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office:value-type="float" office:value="29206" calcext:value-type="float">
            <text:p>29206</text:p>
          </table:table-cell>
          <table:table-cell office:value-type="float" office:value="32363" calcext:value-type="float">
            <text:p>3236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office:value-type="float" office:value="53960" calcext:value-type="float">
            <text:p>53960</text:p>
          </table:table-cell>
          <table:table-cell office:value-type="float" office:value="57035" calcext:value-type="float">
            <text:p>5703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4263" calcext:value-type="float">
            <text:p>4263</text:p>
          </table:table-cell>
          <table:table-cell office:value-type="float" office:value="58325" calcext:value-type="float">
            <text:p>5832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4402" calcext:value-type="float">
            <text:p>4402</text:p>
          </table:table-cell>
          <table:table-cell office:value-type="float" office:value="58756" calcext:value-type="float">
            <text:p>5875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3257" calcext:value-type="float">
            <text:p>3257</text:p>
          </table:table-cell>
          <table:table-cell office:value-type="float" office:value="49148" calcext:value-type="float">
            <text:p>4914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3426" calcext:value-type="float">
            <text:p>3426</text:p>
          </table:table-cell>
          <table:table-cell office:value-type="float" office:value="54365" calcext:value-type="float">
            <text:p>5436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office:value-type="float" office:value="54144" calcext:value-type="float">
            <text:p>54144</text:p>
          </table:table-cell>
          <table:table-cell office:value-type="float" office:value="57380" calcext:value-type="float">
            <text:p>5738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281" calcext:value-type="float">
            <text:p>28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32" calcext:value-type="float">
            <text:p>13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1725" calcext:value-type="float">
            <text:p>172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76" calcext:value-type="float">
            <text:p>176</text:p>
          </table:table-cell>
          <table:table-cell office:value-type="float" office:value="3281" calcext:value-type="float">
            <text:p>328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565" calcext:value-type="float">
            <text:p>56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73" calcext:value-type="float">
            <text:p>173</text:p>
          </table:table-cell>
          <table:table-cell office:value-type="float" office:value="3208" calcext:value-type="float">
            <text:p>320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4514" calcext:value-type="float">
            <text:p>451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float" office:value="1959" calcext:value-type="float">
            <text:p>195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196" calcext:value-type="float">
            <text:p>196</text:p>
          </table:table-cell>
          <table:table-cell office:value-type="float" office:value="1010" calcext:value-type="float">
            <text:p>101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196" calcext:value-type="float">
            <text:p>196</text:p>
          </table:table-cell>
          <table:table-cell office:value-type="float" office:value="1029" calcext:value-type="float">
            <text:p>102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float" office:value="511" calcext:value-type="float">
            <text:p>51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-1" calcext:value-type="float">
            <text:p>-1</text:p>
          </table:table-cell>
          <table:table-cell office:value-type="float" office:value="244" calcext:value-type="float">
            <text:p>244</text:p>
          </table:table-cell>
          <table:table-cell office:value-type="float" office:value="12684" calcext:value-type="float">
            <text:p>1268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office:value-type="float" office:value="2274" calcext:value-type="float">
            <text:p>227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3305" calcext:value-type="float">
            <text:p>330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142" calcext:value-type="float">
            <text:p>142</text:p>
          </table:table-cell>
          <table:table-cell office:value-type="float" office:value="5248" calcext:value-type="float">
            <text:p>524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206" calcext:value-type="float">
            <text:p>206</text:p>
          </table:table-cell>
          <table:table-cell office:value-type="float" office:value="8473" calcext:value-type="float">
            <text:p>847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15109" calcext:value-type="float">
            <text:p>1510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247" calcext:value-type="float">
            <text:p>247</text:p>
          </table:table-cell>
          <table:table-cell office:value-type="float" office:value="34860" calcext:value-type="float">
            <text:p>3486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51" calcext:value-type="float">
            <text:p>15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office:value-type="float" office:value="32114" calcext:value-type="float">
            <text:p>3211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196" calcext:value-type="float">
            <text:p>196</text:p>
          </table:table-cell>
          <table:table-cell office:value-type="float" office:value="32646" calcext:value-type="float">
            <text:p>3264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119" calcext:value-type="float">
            <text:p>11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197" calcext:value-type="float">
            <text:p>19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148" calcext:value-type="float">
            <text:p>14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87" calcext:value-type="float">
            <text:p>18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10" calcext:value-type="float">
            <text:p>21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179" calcext:value-type="float">
            <text:p>179</text:p>
          </table:table-cell>
          <table:table-cell office:value-type="float" office:value="218" calcext:value-type="float">
            <text:p>21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81" calcext:value-type="float">
            <text:p>18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189" calcext:value-type="float">
            <text:p>18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17" calcext:value-type="float">
            <text:p>21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203" calcext:value-type="float">
            <text:p>20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office:value-type="float" office:value="183" calcext:value-type="float">
            <text:p>18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285" calcext:value-type="float">
            <text:p>28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1" calcext:value-type="float">
            <text:p>27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211" calcext:value-type="float">
            <text:p>211</text:p>
          </table:table-cell>
          <table:table-cell office:value-type="float" office:value="258" calcext:value-type="float">
            <text:p>25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215" calcext:value-type="float">
            <text:p>21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46" calcext:value-type="float">
            <text:p>24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59" calcext:value-type="float">
            <text:p>25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257" calcext:value-type="float">
            <text:p>25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269" calcext:value-type="float">
            <text:p>26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79" calcext:value-type="float">
            <text:p>17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315" calcext:value-type="float">
            <text:p>31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267" calcext:value-type="float">
            <text:p>267</text:p>
          </table:table-cell>
          <table:table-cell office:value-type="float" office:value="261" calcext:value-type="float">
            <text:p>26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  <table:table-cell office:value-type="float" office:value="234" calcext:value-type="float">
            <text:p>23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73" calcext:value-type="float">
            <text:p>27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270" calcext:value-type="float">
            <text:p>27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306" calcext:value-type="float">
            <text:p>30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53" calcext:value-type="float">
            <text:p>35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334" calcext:value-type="float">
            <text:p>33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4" calcext:value-type="float">
            <text:p>4</text:p>
          </table:table-cell>
          <table:table-cell office:value-type="float" office:value="236" calcext:value-type="float">
            <text:p>236</text:p>
          </table:table-cell>
          <table:table-cell office:value-type="float" office:value="269" calcext:value-type="float">
            <text:p>26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258" calcext:value-type="float">
            <text:p>25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  <table:table-cell office:value-type="float" office:value="342" calcext:value-type="float">
            <text:p>34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313" calcext:value-type="float">
            <text:p>31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314" calcext:value-type="float">
            <text:p>31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office:value-type="float" office:value="408" calcext:value-type="float">
            <text:p>40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303" calcext:value-type="float">
            <text:p>30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373" calcext:value-type="float">
            <text:p>37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376" calcext:value-type="float">
            <text:p>37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354" calcext:value-type="float">
            <text:p>35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357" calcext:value-type="float">
            <text:p>35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13" calcext:value-type="float">
            <text:p>31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351" calcext:value-type="float">
            <text:p>35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372" calcext:value-type="float">
            <text:p>37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234" calcext:value-type="float">
            <text:p>234</text:p>
          </table:table-cell>
          <table:table-cell office:value-type="float" office:value="272" calcext:value-type="float">
            <text:p>27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338" calcext:value-type="float">
            <text:p>33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359" calcext:value-type="float">
            <text:p>35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396" calcext:value-type="float">
            <text:p>39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office:value-type="float" office:value="392" calcext:value-type="float">
            <text:p>39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338" calcext:value-type="float">
            <text:p>33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376" calcext:value-type="float">
            <text:p>37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office:value-type="float" office:value="390" calcext:value-type="float">
            <text:p>39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52" calcext:value-type="float">
            <text:p>45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float" office:value="405" calcext:value-type="float">
            <text:p>40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4" calcext:value-type="float">
            <text:p>4</text:p>
          </table:table-cell>
          <table:table-cell office:value-type="float" office:value="355" calcext:value-type="float">
            <text:p>355</text:p>
          </table:table-cell>
          <table:table-cell office:value-type="float" office:value="376" calcext:value-type="float">
            <text:p>37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454" calcext:value-type="float">
            <text:p>45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office:value-type="float" office:value="464" calcext:value-type="float">
            <text:p>46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421" calcext:value-type="float">
            <text:p>42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38" calcext:value-type="float">
            <text:p>43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49" calcext:value-type="float">
            <text:p>44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office:value-type="float" office:value="438" calcext:value-type="float">
            <text:p>43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59" calcext:value-type="float">
            <text:p>45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41" calcext:value-type="float">
            <text:p>44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float" office:value="433" calcext:value-type="float">
            <text:p>43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office:value-type="float" office:value="528" calcext:value-type="float">
            <text:p>52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float" office:value="490" calcext:value-type="float">
            <text:p>49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office:value-type="float" office:value="455" calcext:value-type="float">
            <text:p>45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float" office:value="451" calcext:value-type="float">
            <text:p>45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88" calcext:value-type="float">
            <text:p>48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office:value-type="float" office:value="467" calcext:value-type="float">
            <text:p>46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47" calcext:value-type="float">
            <text:p>44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office:value-type="float" office:value="463" calcext:value-type="float">
            <text:p>46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67" calcext:value-type="float">
            <text:p>46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office:value-type="float" office:value="517" calcext:value-type="float">
            <text:p>51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476" calcext:value-type="float">
            <text:p>47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</text:p>
          </table:table-cell>
          <table:table-cell office:value-type="float" office:value="465" calcext:value-type="float">
            <text:p>46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  <table:table-cell office:value-type="float" office:value="475" calcext:value-type="float">
            <text:p>47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167" calcext:value-type="float">
            <text:p>167</text:p>
          </table:table-cell>
          <table:table-cell office:value-type="float" office:value="486" calcext:value-type="float">
            <text:p>48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78" calcext:value-type="float">
            <text:p>47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475" calcext:value-type="float">
            <text:p>47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office:value-type="float" office:value="458" calcext:value-type="float">
            <text:p>45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</text:p>
          </table:table-cell>
          <table:table-cell office:value-type="float" office:value="507" calcext:value-type="float">
            <text:p>50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190" calcext:value-type="float">
            <text:p>190</text:p>
          </table:table-cell>
          <table:table-cell office:value-type="float" office:value="489" calcext:value-type="float">
            <text:p>48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570" calcext:value-type="float">
            <text:p>57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214" calcext:value-type="float">
            <text:p>214</text:p>
          </table:table-cell>
          <table:table-cell office:value-type="float" office:value="515" calcext:value-type="float">
            <text:p>51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161" calcext:value-type="float">
            <text:p>161</text:p>
          </table:table-cell>
          <table:table-cell office:value-type="float" office:value="495" calcext:value-type="float">
            <text:p>49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289" calcext:value-type="float">
            <text:p>289</text:p>
          </table:table-cell>
          <table:table-cell office:value-type="float" office:value="527" calcext:value-type="float">
            <text:p>52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515" calcext:value-type="float">
            <text:p>51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  <table:table-cell office:value-type="float" office:value="504" calcext:value-type="float">
            <text:p>50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206" calcext:value-type="float">
            <text:p>206</text:p>
          </table:table-cell>
          <table:table-cell office:value-type="float" office:value="511" calcext:value-type="float">
            <text:p>51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513" calcext:value-type="float">
            <text:p>51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  <table:table-cell office:value-type="float" office:value="483" calcext:value-type="float">
            <text:p>48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569" calcext:value-type="float">
            <text:p>569</text:p>
          </table:table-cell>
          <table:table-cell office:value-type="float" office:value="541" calcext:value-type="float">
            <text:p>54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545" calcext:value-type="float">
            <text:p>54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523" calcext:value-type="float">
            <text:p>52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433" calcext:value-type="float">
            <text:p>433</text:p>
          </table:table-cell>
          <table:table-cell office:value-type="float" office:value="527" calcext:value-type="float">
            <text:p>52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514" calcext:value-type="float">
            <text:p>514</text:p>
          </table:table-cell>
          <table:table-cell office:value-type="float" office:value="527" calcext:value-type="float">
            <text:p>52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519" calcext:value-type="float">
            <text:p>51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544" calcext:value-type="float">
            <text:p>544</text:p>
          </table:table-cell>
          <table:table-cell office:value-type="float" office:value="538" calcext:value-type="float">
            <text:p>53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533" calcext:value-type="float">
            <text:p>53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521" calcext:value-type="float">
            <text:p>52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557" calcext:value-type="float">
            <text:p>557</text:p>
          </table:table-cell>
          <table:table-cell office:value-type="float" office:value="533" calcext:value-type="float">
            <text:p>53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516" calcext:value-type="float">
            <text:p>51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482" calcext:value-type="float">
            <text:p>482</text:p>
          </table:table-cell>
          <table:table-cell office:value-type="float" office:value="567" calcext:value-type="float">
            <text:p>56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391" calcext:value-type="float">
            <text:p>391</text:p>
          </table:table-cell>
          <table:table-cell office:value-type="float" office:value="544" calcext:value-type="float">
            <text:p>54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557" calcext:value-type="float">
            <text:p>55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555" calcext:value-type="float">
            <text:p>55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  <table:table-cell office:value-type="float" office:value="557" calcext:value-type="float">
            <text:p>55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424" calcext:value-type="float">
            <text:p>424</text:p>
          </table:table-cell>
          <table:table-cell office:value-type="float" office:value="558" calcext:value-type="float">
            <text:p>55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580" calcext:value-type="float">
            <text:p>580</text:p>
          </table:table-cell>
          <table:table-cell office:value-type="float" office:value="564" calcext:value-type="float">
            <text:p>56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5" calcext:value-type="float">
            <text:p>59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561" calcext:value-type="float">
            <text:p>56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443" calcext:value-type="float">
            <text:p>443</text:p>
          </table:table-cell>
          <table:table-cell office:value-type="float" office:value="562" calcext:value-type="float">
            <text:p>56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460" calcext:value-type="float">
            <text:p>460</text:p>
          </table:table-cell>
          <table:table-cell office:value-type="float" office:value="599" calcext:value-type="float">
            <text:p>59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587" calcext:value-type="float">
            <text:p>58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455" calcext:value-type="float">
            <text:p>455</text:p>
          </table:table-cell>
          <table:table-cell office:value-type="float" office:value="570" calcext:value-type="float">
            <text:p>57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578" calcext:value-type="float">
            <text:p>57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579" calcext:value-type="float">
            <text:p>57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476" calcext:value-type="float">
            <text:p>476</text:p>
          </table:table-cell>
          <table:table-cell office:value-type="float" office:value="574" calcext:value-type="float">
            <text:p>57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417" calcext:value-type="float">
            <text:p>417</text:p>
          </table:table-cell>
          <table:table-cell office:value-type="float" office:value="572" calcext:value-type="float">
            <text:p>57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575" calcext:value-type="float">
            <text:p>57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429" calcext:value-type="float">
            <text:p>429</text:p>
          </table:table-cell>
          <table:table-cell office:value-type="float" office:value="583" calcext:value-type="float">
            <text:p>58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464" calcext:value-type="float">
            <text:p>464</text:p>
          </table:table-cell>
          <table:table-cell office:value-type="float" office:value="591" calcext:value-type="float">
            <text:p>59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office:value-type="float" office:value="460" calcext:value-type="float">
            <text:p>460</text:p>
          </table:table-cell>
          <table:table-cell office:value-type="float" office:value="629" calcext:value-type="float">
            <text:p>62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602" calcext:value-type="float">
            <text:p>60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91" calcext:value-type="float">
            <text:p>59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office:value-type="float" office:value="323" calcext:value-type="float">
            <text:p>323</text:p>
          </table:table-cell>
          <table:table-cell office:value-type="float" office:value="596" calcext:value-type="float">
            <text:p>59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office:value-type="float" office:value="511" calcext:value-type="float">
            <text:p>511</text:p>
          </table:table-cell>
          <table:table-cell office:value-type="float" office:value="608" calcext:value-type="float">
            <text:p>60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601" calcext:value-type="float">
            <text:p>60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597" calcext:value-type="float">
            <text:p>59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587" calcext:value-type="float">
            <text:p>58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596" calcext:value-type="float">
            <text:p>59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599" calcext:value-type="float">
            <text:p>59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198" calcext:value-type="float">
            <text:p>198</text:p>
          </table:table-cell>
          <table:table-cell office:value-type="float" office:value="79" calcext:value-type="float">
            <text:p>7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171" calcext:value-type="float">
            <text:p>171</text:p>
          </table:table-cell>
          <table:table-cell office:value-type="float" office:value="197" calcext:value-type="float">
            <text:p>19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313" calcext:value-type="float">
            <text:p>313</text:p>
          </table:table-cell>
          <table:table-cell office:value-type="float" office:value="471" calcext:value-type="float">
            <text:p>47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304" calcext:value-type="float">
            <text:p>1304</text:p>
          </table:table-cell>
          <table:table-cell office:value-type="float" office:value="1524" calcext:value-type="float">
            <text:p>152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180" calcext:value-type="float">
            <text:p>1180</text:p>
          </table:table-cell>
          <table:table-cell office:value-type="float" office:value="1242" calcext:value-type="float">
            <text:p>124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1216" calcext:value-type="float">
            <text:p>1216</text:p>
          </table:table-cell>
          <table:table-cell office:value-type="float" office:value="3018" calcext:value-type="float">
            <text:p>301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355" calcext:value-type="float">
            <text:p>1355</text:p>
          </table:table-cell>
          <table:table-cell office:value-type="float" office:value="4697" calcext:value-type="float">
            <text:p>469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947" calcext:value-type="float">
            <text:p>947</text:p>
          </table:table-cell>
          <table:table-cell office:value-type="float" office:value="869" calcext:value-type="float">
            <text:p>86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875" calcext:value-type="float">
            <text:p>875</text:p>
          </table:table-cell>
          <table:table-cell office:value-type="float" office:value="889" calcext:value-type="float">
            <text:p>88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874" calcext:value-type="float">
            <text:p>874</text:p>
          </table:table-cell>
          <table:table-cell office:value-type="float" office:value="860" calcext:value-type="float">
            <text:p>86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921" calcext:value-type="float">
            <text:p>921</text:p>
          </table:table-cell>
          <table:table-cell office:value-type="float" office:value="1508" calcext:value-type="float">
            <text:p>150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872" calcext:value-type="float">
            <text:p>872</text:p>
          </table:table-cell>
          <table:table-cell office:value-type="float" office:value="859" calcext:value-type="float">
            <text:p>85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056" calcext:value-type="float">
            <text:p>1056</text:p>
          </table:table-cell>
          <table:table-cell office:value-type="float" office:value="4538" calcext:value-type="float">
            <text:p>453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407" calcext:value-type="float">
            <text:p>1407</text:p>
          </table:table-cell>
          <table:table-cell office:value-type="float" office:value="6169" calcext:value-type="float">
            <text:p>616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817913" calcext:value-type="float">
            <text:p>817913</text:p>
          </table:table-cell>
          <table:table-cell office:value-type="float" office:value="3801" calcext:value-type="float">
            <text:p>380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2077" calcext:value-type="float">
            <text:p>2077</text:p>
          </table:table-cell>
          <table:table-cell office:value-type="float" office:value="2645" calcext:value-type="float">
            <text:p>264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2175" calcext:value-type="float">
            <text:p>2175</text:p>
          </table:table-cell>
          <table:table-cell office:value-type="float" office:value="2644" calcext:value-type="float">
            <text:p>264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office:value-type="float" office:value="1525" calcext:value-type="float">
            <text:p>1525</text:p>
          </table:table-cell>
          <table:table-cell office:value-type="float" office:value="1495" calcext:value-type="float">
            <text:p>149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1603" calcext:value-type="float">
            <text:p>1603</text:p>
          </table:table-cell>
          <table:table-cell office:value-type="float" office:value="2000" calcext:value-type="float">
            <text:p>200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1469" calcext:value-type="float">
            <text:p>1469</text:p>
          </table:table-cell>
          <table:table-cell office:value-type="float" office:value="1687" calcext:value-type="float">
            <text:p>168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-1" calcext:value-type="float">
            <text:p>-1</text:p>
          </table:table-cell>
          <table:table-cell office:value-type="float" office:value="1731" calcext:value-type="float">
            <text:p>1731</text:p>
          </table:table-cell>
          <table:table-cell office:value-type="float" office:value="15378" calcext:value-type="float">
            <text:p>1537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office:value-type="float" office:value="1873" calcext:value-type="float">
            <text:p>1873</text:p>
          </table:table-cell>
          <table:table-cell office:value-type="float" office:value="4313" calcext:value-type="float">
            <text:p>431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9" calcext:value-type="float">
            <text:p>9</text:p>
          </table:table-cell>
          <table:table-cell office:value-type="float" office:value="1615" calcext:value-type="float">
            <text:p>1615</text:p>
          </table:table-cell>
          <table:table-cell office:value-type="float" office:value="5095" calcext:value-type="float">
            <text:p>509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633" calcext:value-type="float">
            <text:p>1633</text:p>
          </table:table-cell>
          <table:table-cell office:value-type="float" office:value="2076" calcext:value-type="float">
            <text:p>207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663" calcext:value-type="float">
            <text:p>1663</text:p>
          </table:table-cell>
          <table:table-cell office:value-type="float" office:value="1850" calcext:value-type="float">
            <text:p>185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695" calcext:value-type="float">
            <text:p>1695</text:p>
          </table:table-cell>
          <table:table-cell office:value-type="float" office:value="1674" calcext:value-type="float">
            <text:p>167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1751" calcext:value-type="float">
            <text:p>1751</text:p>
          </table:table-cell>
          <table:table-cell office:value-type="float" office:value="7454" calcext:value-type="float">
            <text:p>745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1973" calcext:value-type="float">
            <text:p>1973</text:p>
          </table:table-cell>
          <table:table-cell office:value-type="float" office:value="11091" calcext:value-type="float">
            <text:p>1109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2030" calcext:value-type="float">
            <text:p>2030</text:p>
          </table:table-cell>
          <table:table-cell office:value-type="float" office:value="18241" calcext:value-type="float">
            <text:p>1824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994" calcext:value-type="float">
            <text:p>1994</text:p>
          </table:table-cell>
          <table:table-cell office:value-type="float" office:value="1714" calcext:value-type="float">
            <text:p>171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1919" calcext:value-type="float">
            <text:p>1919</text:p>
          </table:table-cell>
          <table:table-cell office:value-type="float" office:value="17734" calcext:value-type="float">
            <text:p>1773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695" calcext:value-type="float">
            <text:p>1695</text:p>
          </table:table-cell>
          <table:table-cell office:value-type="float" office:value="1868" calcext:value-type="float">
            <text:p>186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651" calcext:value-type="float">
            <text:p>1651</text:p>
          </table:table-cell>
          <table:table-cell office:value-type="float" office:value="1747" calcext:value-type="float">
            <text:p>174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1466" calcext:value-type="float">
            <text:p>1466</text:p>
          </table:table-cell>
          <table:table-cell office:value-type="float" office:value="1575" calcext:value-type="float">
            <text:p>157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1428" calcext:value-type="float">
            <text:p>1428</text:p>
          </table:table-cell>
          <table:table-cell office:value-type="float" office:value="1518" calcext:value-type="float">
            <text:p>151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1438" calcext:value-type="float">
            <text:p>1438</text:p>
          </table:table-cell>
          <table:table-cell office:value-type="float" office:value="1510" calcext:value-type="float">
            <text:p>151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1531" calcext:value-type="float">
            <text:p>1531</text:p>
          </table:table-cell>
          <table:table-cell office:value-type="float" office:value="37340" calcext:value-type="float">
            <text:p>3734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1611" calcext:value-type="float">
            <text:p>1611</text:p>
          </table:table-cell>
          <table:table-cell office:value-type="float" office:value="1435" calcext:value-type="float">
            <text:p>143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339" calcext:value-type="float">
            <text:p>1339</text:p>
          </table:table-cell>
          <table:table-cell office:value-type="float" office:value="1496" calcext:value-type="float">
            <text:p>149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1322" calcext:value-type="float">
            <text:p>1322</text:p>
          </table:table-cell>
          <table:table-cell office:value-type="float" office:value="1393" calcext:value-type="float">
            <text:p>139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1340" calcext:value-type="float">
            <text:p>1340</text:p>
          </table:table-cell>
          <table:table-cell office:value-type="float" office:value="1371" calcext:value-type="float">
            <text:p>137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1459" calcext:value-type="float">
            <text:p>1459</text:p>
          </table:table-cell>
          <table:table-cell office:value-type="float" office:value="36374" calcext:value-type="float">
            <text:p>3637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1603" calcext:value-type="float">
            <text:p>1603</text:p>
          </table:table-cell>
          <table:table-cell office:value-type="float" office:value="1390" calcext:value-type="float">
            <text:p>139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1705" calcext:value-type="float">
            <text:p>1705</text:p>
          </table:table-cell>
          <table:table-cell office:value-type="float" office:value="1590" calcext:value-type="float">
            <text:p>159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346" calcext:value-type="float">
            <text:p>1346</text:p>
          </table:table-cell>
          <table:table-cell office:value-type="float" office:value="1570" calcext:value-type="float">
            <text:p>157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1438" calcext:value-type="float">
            <text:p>1438</text:p>
          </table:table-cell>
          <table:table-cell office:value-type="float" office:value="1490" calcext:value-type="float">
            <text:p>149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1370" calcext:value-type="float">
            <text:p>1370</text:p>
          </table:table-cell>
          <table:table-cell office:value-type="float" office:value="1552" calcext:value-type="float">
            <text:p>155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2050" calcext:value-type="float">
            <text:p>2050</text:p>
          </table:table-cell>
          <table:table-cell office:value-type="float" office:value="2465" calcext:value-type="float">
            <text:p>246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2261" calcext:value-type="float">
            <text:p>2261</text:p>
          </table:table-cell>
          <table:table-cell office:value-type="float" office:value="2376" calcext:value-type="float">
            <text:p>237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1384" calcext:value-type="float">
            <text:p>1384</text:p>
          </table:table-cell>
          <table:table-cell office:value-type="float" office:value="1542" calcext:value-type="float">
            <text:p>154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1564" calcext:value-type="float">
            <text:p>1564</text:p>
          </table:table-cell>
          <table:table-cell office:value-type="float" office:value="1642" calcext:value-type="float">
            <text:p>164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1438" calcext:value-type="float">
            <text:p>1438</text:p>
          </table:table-cell>
          <table:table-cell office:value-type="float" office:value="1670" calcext:value-type="float">
            <text:p>167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2176" calcext:value-type="float">
            <text:p>2176</text:p>
          </table:table-cell>
          <table:table-cell office:value-type="float" office:value="1633" calcext:value-type="float">
            <text:p>163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1660" calcext:value-type="float">
            <text:p>1660</text:p>
          </table:table-cell>
          <table:table-cell office:value-type="float" office:value="1586" calcext:value-type="float">
            <text:p>158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1486" calcext:value-type="float">
            <text:p>1486</text:p>
          </table:table-cell>
          <table:table-cell office:value-type="float" office:value="1732" calcext:value-type="float">
            <text:p>173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1" calcext:value-type="float">
            <text:p>1</text:p>
          </table:table-cell>
          <table:table-cell office:value-type="float" office:value="1407" calcext:value-type="float">
            <text:p>1407</text:p>
          </table:table-cell>
          <table:table-cell office:value-type="float" office:value="1669" calcext:value-type="float">
            <text:p>166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1493" calcext:value-type="float">
            <text:p>1493</text:p>
          </table:table-cell>
          <table:table-cell office:value-type="float" office:value="1672" calcext:value-type="float">
            <text:p>167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1645" calcext:value-type="float">
            <text:p>1645</text:p>
          </table:table-cell>
          <table:table-cell office:value-type="float" office:value="1696" calcext:value-type="float">
            <text:p>169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1549" calcext:value-type="float">
            <text:p>1549</text:p>
          </table:table-cell>
          <table:table-cell office:value-type="float" office:value="1602" calcext:value-type="float">
            <text:p>160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1449" calcext:value-type="float">
            <text:p>1449</text:p>
          </table:table-cell>
          <table:table-cell office:value-type="float" office:value="1633" calcext:value-type="float">
            <text:p>163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1627" calcext:value-type="float">
            <text:p>1627</text:p>
          </table:table-cell>
          <table:table-cell office:value-type="float" office:value="1683" calcext:value-type="float">
            <text:p>168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2" calcext:value-type="float">
            <text:p>2</text:p>
          </table:table-cell>
          <table:table-cell office:value-type="float" office:value="1413" calcext:value-type="float">
            <text:p>1413</text:p>
          </table:table-cell>
          <table:table-cell office:value-type="float" office:value="1676" calcext:value-type="float">
            <text:p>167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1464" calcext:value-type="float">
            <text:p>1464</text:p>
          </table:table-cell>
          <table:table-cell office:value-type="float" office:value="1690" calcext:value-type="float">
            <text:p>169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1643" calcext:value-type="float">
            <text:p>1643</text:p>
          </table:table-cell>
          <table:table-cell office:value-type="float" office:value="1875" calcext:value-type="float">
            <text:p>187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1553" calcext:value-type="float">
            <text:p>1553</text:p>
          </table:table-cell>
          <table:table-cell office:value-type="float" office:value="1775" calcext:value-type="float">
            <text:p>177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1517" calcext:value-type="float">
            <text:p>1517</text:p>
          </table:table-cell>
          <table:table-cell office:value-type="float" office:value="1684" calcext:value-type="float">
            <text:p>168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1576" calcext:value-type="float">
            <text:p>1576</text:p>
          </table:table-cell>
          <table:table-cell office:value-type="float" office:value="1881" calcext:value-type="float">
            <text:p>188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1566" calcext:value-type="float">
            <text:p>1566</text:p>
          </table:table-cell>
          <table:table-cell office:value-type="float" office:value="1817" calcext:value-type="float">
            <text:p>181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1733" calcext:value-type="float">
            <text:p>1733</text:p>
          </table:table-cell>
          <table:table-cell office:value-type="float" office:value="1776" calcext:value-type="float">
            <text:p>177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1712" calcext:value-type="float">
            <text:p>1712</text:p>
          </table:table-cell>
          <table:table-cell office:value-type="float" office:value="1751" calcext:value-type="float">
            <text:p>175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1546" calcext:value-type="float">
            <text:p>1546</text:p>
          </table:table-cell>
          <table:table-cell office:value-type="float" office:value="1805" calcext:value-type="float">
            <text:p>180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1556" calcext:value-type="float">
            <text:p>1556</text:p>
          </table:table-cell>
          <table:table-cell office:value-type="float" office:value="1775" calcext:value-type="float">
            <text:p>177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1583" calcext:value-type="float">
            <text:p>1583</text:p>
          </table:table-cell>
          <table:table-cell office:value-type="float" office:value="1823" calcext:value-type="float">
            <text:p>182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2" calcext:value-type="float">
            <text:p>2</text:p>
          </table:table-cell>
          <table:table-cell office:value-type="float" office:value="1676" calcext:value-type="float">
            <text:p>1676</text:p>
          </table:table-cell>
          <table:table-cell office:value-type="float" office:value="1940" calcext:value-type="float">
            <text:p>194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1654" calcext:value-type="float">
            <text:p>1654</text:p>
          </table:table-cell>
          <table:table-cell office:value-type="float" office:value="1933" calcext:value-type="float">
            <text:p>193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4" calcext:value-type="float">
            <text:p>4</text:p>
          </table:table-cell>
          <table:table-cell office:value-type="float" office:value="1823" calcext:value-type="float">
            <text:p>1823</text:p>
          </table:table-cell>
          <table:table-cell office:value-type="float" office:value="1856" calcext:value-type="float">
            <text:p>185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1587" calcext:value-type="float">
            <text:p>1587</text:p>
          </table:table-cell>
          <table:table-cell office:value-type="float" office:value="1793" calcext:value-type="float">
            <text:p>179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1630" calcext:value-type="float">
            <text:p>1630</text:p>
          </table:table-cell>
          <table:table-cell office:value-type="float" office:value="1962" calcext:value-type="float">
            <text:p>196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1657" calcext:value-type="float">
            <text:p>1657</text:p>
          </table:table-cell>
          <table:table-cell office:value-type="float" office:value="1927" calcext:value-type="float">
            <text:p>192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2" calcext:value-type="float">
            <text:p>2</text:p>
          </table:table-cell>
          <table:table-cell office:value-type="float" office:value="1557" calcext:value-type="float">
            <text:p>1557</text:p>
          </table:table-cell>
          <table:table-cell office:value-type="float" office:value="1887" calcext:value-type="float">
            <text:p>188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1646" calcext:value-type="float">
            <text:p>1646</text:p>
          </table:table-cell>
          <table:table-cell office:value-type="float" office:value="1910" calcext:value-type="float">
            <text:p>191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1633" calcext:value-type="float">
            <text:p>1633</text:p>
          </table:table-cell>
          <table:table-cell office:value-type="float" office:value="1908" calcext:value-type="float">
            <text:p>190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1607" calcext:value-type="float">
            <text:p>1607</text:p>
          </table:table-cell>
          <table:table-cell office:value-type="float" office:value="1849" calcext:value-type="float">
            <text:p>184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871" calcext:value-type="float">
            <text:p>1871</text:p>
          </table:table-cell>
          <table:table-cell office:value-type="float" office:value="2053" calcext:value-type="float">
            <text:p>205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685" calcext:value-type="float">
            <text:p>1685</text:p>
          </table:table-cell>
          <table:table-cell office:value-type="float" office:value="1940" calcext:value-type="float">
            <text:p>194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748" calcext:value-type="float">
            <text:p>1748</text:p>
          </table:table-cell>
          <table:table-cell office:value-type="float" office:value="3180" calcext:value-type="float">
            <text:p>318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3549" calcext:value-type="float">
            <text:p>3549</text:p>
          </table:table-cell>
          <table:table-cell office:value-type="float" office:value="2652" calcext:value-type="float">
            <text:p>265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799" calcext:value-type="float">
            <text:p>1799</text:p>
          </table:table-cell>
          <table:table-cell office:value-type="float" office:value="2129" calcext:value-type="float">
            <text:p>212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839" calcext:value-type="float">
            <text:p>1839</text:p>
          </table:table-cell>
          <table:table-cell office:value-type="float" office:value="2100" calcext:value-type="float">
            <text:p>210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1728" calcext:value-type="float">
            <text:p>1728</text:p>
          </table:table-cell>
          <table:table-cell office:value-type="float" office:value="2051" calcext:value-type="float">
            <text:p>205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821" calcext:value-type="float">
            <text:p>1821</text:p>
          </table:table-cell>
          <table:table-cell office:value-type="float" office:value="2076" calcext:value-type="float">
            <text:p>207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832" calcext:value-type="float">
            <text:p>1832</text:p>
          </table:table-cell>
          <table:table-cell office:value-type="float" office:value="2124" calcext:value-type="float">
            <text:p>212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1967" calcext:value-type="float">
            <text:p>1967</text:p>
          </table:table-cell>
          <table:table-cell office:value-type="float" office:value="2004" calcext:value-type="float">
            <text:p>200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 office:value-type="float" office:value="2174" calcext:value-type="float">
            <text:p>217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870" calcext:value-type="float">
            <text:p>1870</text:p>
          </table:table-cell>
          <table:table-cell office:value-type="float" office:value="2138" calcext:value-type="float">
            <text:p>213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898" calcext:value-type="float">
            <text:p>1898</text:p>
          </table:table-cell>
          <table:table-cell office:value-type="float" office:value="2224" calcext:value-type="float">
            <text:p>222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904" calcext:value-type="float">
            <text:p>1904</text:p>
          </table:table-cell>
          <table:table-cell office:value-type="float" office:value="2202" calcext:value-type="float">
            <text:p>220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851" calcext:value-type="float">
            <text:p>1851</text:p>
          </table:table-cell>
          <table:table-cell office:value-type="float" office:value="2149" calcext:value-type="float">
            <text:p>214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863" calcext:value-type="float">
            <text:p>1863</text:p>
          </table:table-cell>
          <table:table-cell office:value-type="float" office:value="2194" calcext:value-type="float">
            <text:p>219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895" calcext:value-type="float">
            <text:p>1895</text:p>
          </table:table-cell>
          <table:table-cell office:value-type="float" office:value="2108" calcext:value-type="float">
            <text:p>210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office:value-type="float" office:value="1722" calcext:value-type="float">
            <text:p>1722</text:p>
          </table:table-cell>
          <table:table-cell office:value-type="float" office:value="2153" calcext:value-type="float">
            <text:p>215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856" calcext:value-type="float">
            <text:p>1856</text:p>
          </table:table-cell>
          <table:table-cell office:value-type="float" office:value="2142" calcext:value-type="float">
            <text:p>214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4" calcext:value-type="float">
            <text:p>4</text:p>
          </table:table-cell>
          <table:table-cell office:value-type="float" office:value="2072" calcext:value-type="float">
            <text:p>2072</text:p>
          </table:table-cell>
          <table:table-cell office:value-type="float" office:value="2091" calcext:value-type="float">
            <text:p>209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2244" calcext:value-type="float">
            <text:p>224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1962" calcext:value-type="float">
            <text:p>1962</text:p>
          </table:table-cell>
          <table:table-cell office:value-type="float" office:value="2257" calcext:value-type="float">
            <text:p>225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1944" calcext:value-type="float">
            <text:p>1944</text:p>
          </table:table-cell>
          <table:table-cell office:value-type="float" office:value="2270" calcext:value-type="float">
            <text:p>227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1804" calcext:value-type="float">
            <text:p>1804</text:p>
          </table:table-cell>
          <table:table-cell office:value-type="float" office:value="2254" calcext:value-type="float">
            <text:p>225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1893" calcext:value-type="float">
            <text:p>1893</text:p>
          </table:table-cell>
          <table:table-cell office:value-type="float" office:value="2223" calcext:value-type="float">
            <text:p>222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1803" calcext:value-type="float">
            <text:p>1803</text:p>
          </table:table-cell>
          <table:table-cell office:value-type="float" office:value="2249" calcext:value-type="float">
            <text:p>224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1972" calcext:value-type="float">
            <text:p>1972</text:p>
          </table:table-cell>
          <table:table-cell office:value-type="float" office:value="2266" calcext:value-type="float">
            <text:p>226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1813" calcext:value-type="float">
            <text:p>1813</text:p>
          </table:table-cell>
          <table:table-cell office:value-type="float" office:value="2261" calcext:value-type="float">
            <text:p>226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1809" calcext:value-type="float">
            <text:p>1809</text:p>
          </table:table-cell>
          <table:table-cell office:value-type="float" office:value="2250" calcext:value-type="float">
            <text:p>225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 office:value-type="float" office:value="2264" calcext:value-type="float">
            <text:p>226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2110" calcext:value-type="float">
            <text:p>2110</text:p>
          </table:table-cell>
          <table:table-cell office:value-type="float" office:value="2359" calcext:value-type="float">
            <text:p>235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1859" calcext:value-type="float">
            <text:p>1859</text:p>
          </table:table-cell>
          <table:table-cell office:value-type="float" office:value="2383" calcext:value-type="float">
            <text:p>238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2026" calcext:value-type="float">
            <text:p>2026</text:p>
          </table:table-cell>
          <table:table-cell office:value-type="float" office:value="2364" calcext:value-type="float">
            <text:p>236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2384" calcext:value-type="float">
            <text:p>238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2047" calcext:value-type="float">
            <text:p>2047</text:p>
          </table:table-cell>
          <table:table-cell office:value-type="float" office:value="2355" calcext:value-type="float">
            <text:p>235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2" calcext:value-type="float">
            <text:p>2</text:p>
          </table:table-cell>
          <table:table-cell office:value-type="float" office:value="1894" calcext:value-type="float">
            <text:p>1894</text:p>
          </table:table-cell>
          <table:table-cell office:value-type="float" office:value="2374" calcext:value-type="float">
            <text:p>237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2078" calcext:value-type="float">
            <text:p>2078</text:p>
          </table:table-cell>
          <table:table-cell office:value-type="float" office:value="2362" calcext:value-type="float">
            <text:p>236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2" calcext:value-type="float">
            <text:p>2</text:p>
          </table:table-cell>
          <table:table-cell office:value-type="float" office:value="1874" calcext:value-type="float">
            <text:p>1874</text:p>
          </table:table-cell>
          <table:table-cell office:value-type="float" office:value="2347" calcext:value-type="float">
            <text:p>234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2358" calcext:value-type="float">
            <text:p>235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2" calcext:value-type="float">
            <text:p>2</text:p>
          </table:table-cell>
          <table:table-cell office:value-type="float" office:value="1885" calcext:value-type="float">
            <text:p>1885</text:p>
          </table:table-cell>
          <table:table-cell office:value-type="float" office:value="2362" calcext:value-type="float">
            <text:p>236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278" calcext:value-type="float">
            <text:p>2278</text:p>
          </table:table-cell>
          <table:table-cell office:value-type="float" office:value="2470" calcext:value-type="float">
            <text:p>247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3289" calcext:value-type="float">
            <text:p>3289</text:p>
          </table:table-cell>
          <table:table-cell office:value-type="float" office:value="2711" calcext:value-type="float">
            <text:p>271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136" calcext:value-type="float">
            <text:p>2136</text:p>
          </table:table-cell>
          <table:table-cell office:value-type="float" office:value="2442" calcext:value-type="float">
            <text:p>244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156" calcext:value-type="float">
            <text:p>2156</text:p>
          </table:table-cell>
          <table:table-cell office:value-type="float" office:value="2511" calcext:value-type="float">
            <text:p>251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131" calcext:value-type="float">
            <text:p>2131</text:p>
          </table:table-cell>
          <table:table-cell office:value-type="float" office:value="2460" calcext:value-type="float">
            <text:p>246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 office:value-type="float" office:value="1953" calcext:value-type="float">
            <text:p>1953</text:p>
          </table:table-cell>
          <table:table-cell office:value-type="float" office:value="2555" calcext:value-type="float">
            <text:p>255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223" calcext:value-type="float">
            <text:p>2223</text:p>
          </table:table-cell>
          <table:table-cell office:value-type="float" office:value="2537" calcext:value-type="float">
            <text:p>253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096" calcext:value-type="float">
            <text:p>2096</text:p>
          </table:table-cell>
          <table:table-cell office:value-type="float" office:value="2435" calcext:value-type="float">
            <text:p>243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096" calcext:value-type="float">
            <text:p>2096</text:p>
          </table:table-cell>
          <table:table-cell office:value-type="float" office:value="2435" calcext:value-type="float">
            <text:p>243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142" calcext:value-type="float">
            <text:p>2142</text:p>
          </table:table-cell>
          <table:table-cell office:value-type="float" office:value="2444" calcext:value-type="float">
            <text:p>244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2120" calcext:value-type="float">
            <text:p>2120</text:p>
          </table:table-cell>
          <table:table-cell office:value-type="float" office:value="2555" calcext:value-type="float">
            <text:p>255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2221" calcext:value-type="float">
            <text:p>2221</text:p>
          </table:table-cell>
          <table:table-cell office:value-type="float" office:value="2558" calcext:value-type="float">
            <text:p>255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2172" calcext:value-type="float">
            <text:p>2172</text:p>
          </table:table-cell>
          <table:table-cell office:value-type="float" office:value="2570" calcext:value-type="float">
            <text:p>257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2294" calcext:value-type="float">
            <text:p>2294</text:p>
          </table:table-cell>
          <table:table-cell office:value-type="float" office:value="2555" calcext:value-type="float">
            <text:p>255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2034" calcext:value-type="float">
            <text:p>2034</text:p>
          </table:table-cell>
          <table:table-cell office:value-type="float" office:value="2538" calcext:value-type="float">
            <text:p>253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2150" calcext:value-type="float">
            <text:p>2150</text:p>
          </table:table-cell>
          <table:table-cell office:value-type="float" office:value="2523" calcext:value-type="float">
            <text:p>252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2230" calcext:value-type="float">
            <text:p>2230</text:p>
          </table:table-cell>
          <table:table-cell office:value-type="float" office:value="2545" calcext:value-type="float">
            <text:p>254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2029" calcext:value-type="float">
            <text:p>2029</text:p>
          </table:table-cell>
          <table:table-cell office:value-type="float" office:value="2563" calcext:value-type="float">
            <text:p>256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2131" calcext:value-type="float">
            <text:p>2131</text:p>
          </table:table-cell>
          <table:table-cell office:value-type="float" office:value="2546" calcext:value-type="float">
            <text:p>254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2324" calcext:value-type="float">
            <text:p>2324</text:p>
          </table:table-cell>
          <table:table-cell office:value-type="float" office:value="2574" calcext:value-type="float">
            <text:p>257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2190" calcext:value-type="float">
            <text:p>2190</text:p>
          </table:table-cell>
          <table:table-cell office:value-type="float" office:value="2655" calcext:value-type="float">
            <text:p>265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2119" calcext:value-type="float">
            <text:p>2119</text:p>
          </table:table-cell>
          <table:table-cell office:value-type="float" office:value="2649" calcext:value-type="float">
            <text:p>264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2326" calcext:value-type="float">
            <text:p>2326</text:p>
          </table:table-cell>
          <table:table-cell office:value-type="float" office:value="2644" calcext:value-type="float">
            <text:p>264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2346" calcext:value-type="float">
            <text:p>2346</text:p>
          </table:table-cell>
          <table:table-cell office:value-type="float" office:value="2659" calcext:value-type="float">
            <text:p>265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2105" calcext:value-type="float">
            <text:p>2105</text:p>
          </table:table-cell>
          <table:table-cell office:value-type="float" office:value="2639" calcext:value-type="float">
            <text:p>263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2399" calcext:value-type="float">
            <text:p>2399</text:p>
          </table:table-cell>
          <table:table-cell office:value-type="float" office:value="2648" calcext:value-type="float">
            <text:p>264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2114" calcext:value-type="float">
            <text:p>2114</text:p>
          </table:table-cell>
          <table:table-cell office:value-type="float" office:value="2649" calcext:value-type="float">
            <text:p>264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2119" calcext:value-type="float">
            <text:p>2119</text:p>
          </table:table-cell>
          <table:table-cell office:value-type="float" office:value="2646" calcext:value-type="float">
            <text:p>264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2413" calcext:value-type="float">
            <text:p>2413</text:p>
          </table:table-cell>
          <table:table-cell office:value-type="float" office:value="2664" calcext:value-type="float">
            <text:p>266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2097" calcext:value-type="float">
            <text:p>2097</text:p>
          </table:table-cell>
          <table:table-cell office:value-type="float" office:value="2650" calcext:value-type="float">
            <text:p>265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2514" calcext:value-type="float">
            <text:p>2514</text:p>
          </table:table-cell>
          <table:table-cell office:value-type="float" office:value="2741" calcext:value-type="float">
            <text:p>274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2341" calcext:value-type="float">
            <text:p>2341</text:p>
          </table:table-cell>
          <table:table-cell office:value-type="float" office:value="2762" calcext:value-type="float">
            <text:p>276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office:value-type="float" office:value="2187" calcext:value-type="float">
            <text:p>2187</text:p>
          </table:table-cell>
          <table:table-cell office:value-type="float" office:value="2742" calcext:value-type="float">
            <text:p>274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office:value-type="float" office:value="2173" calcext:value-type="float">
            <text:p>2173</text:p>
          </table:table-cell>
          <table:table-cell office:value-type="float" office:value="2757" calcext:value-type="float">
            <text:p>275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2415" calcext:value-type="float">
            <text:p>2415</text:p>
          </table:table-cell>
          <table:table-cell office:value-type="float" office:value="2734" calcext:value-type="float">
            <text:p>273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2370" calcext:value-type="float">
            <text:p>2370</text:p>
          </table:table-cell>
          <table:table-cell office:value-type="float" office:value="2736" calcext:value-type="float">
            <text:p>273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2464" calcext:value-type="float">
            <text:p>2464</text:p>
          </table:table-cell>
          <table:table-cell office:value-type="float" office:value="2725" calcext:value-type="float">
            <text:p>272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1" calcext:value-type="float">
            <text:p>1</text:p>
          </table:table-cell>
          <table:table-cell office:value-type="float" office:value="2141" calcext:value-type="float">
            <text:p>2141</text:p>
          </table:table-cell>
          <table:table-cell office:value-type="float" office:value="2765" calcext:value-type="float">
            <text:p>276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office:value-type="float" office:value="2183" calcext:value-type="float">
            <text:p>2183</text:p>
          </table:table-cell>
          <table:table-cell office:value-type="float" office:value="2746" calcext:value-type="float">
            <text:p>274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2404" calcext:value-type="float">
            <text:p>2404</text:p>
          </table:table-cell>
          <table:table-cell office:value-type="float" office:value="2740" calcext:value-type="float">
            <text:p>274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2554" calcext:value-type="float">
            <text:p>2554</text:p>
          </table:table-cell>
          <table:table-cell office:value-type="float" office:value="2835" calcext:value-type="float">
            <text:p>283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2264" calcext:value-type="float">
            <text:p>2264</text:p>
          </table:table-cell>
          <table:table-cell office:value-type="float" office:value="2835" calcext:value-type="float">
            <text:p>283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2503" calcext:value-type="float">
            <text:p>2503</text:p>
          </table:table-cell>
          <table:table-cell office:value-type="float" office:value="2838" calcext:value-type="float">
            <text:p>283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2264" calcext:value-type="float">
            <text:p>2264</text:p>
          </table:table-cell>
          <table:table-cell office:value-type="float" office:value="2828" calcext:value-type="float">
            <text:p>282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2233" calcext:value-type="float">
            <text:p>2233</text:p>
          </table:table-cell>
          <table:table-cell office:value-type="float" office:value="2807" calcext:value-type="float">
            <text:p>280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2537" calcext:value-type="float">
            <text:p>2537</text:p>
          </table:table-cell>
          <table:table-cell office:value-type="float" office:value="2822" calcext:value-type="float">
            <text:p>282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2467" calcext:value-type="float">
            <text:p>2467</text:p>
          </table:table-cell>
          <table:table-cell office:value-type="float" office:value="2834" calcext:value-type="float">
            <text:p>283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2221" calcext:value-type="float">
            <text:p>2221</text:p>
          </table:table-cell>
          <table:table-cell office:value-type="float" office:value="2836" calcext:value-type="float">
            <text:p>283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2478" calcext:value-type="float">
            <text:p>2478</text:p>
          </table:table-cell>
          <table:table-cell office:value-type="float" office:value="2843" calcext:value-type="float">
            <text:p>284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2507" calcext:value-type="float">
            <text:p>2507</text:p>
          </table:table-cell>
          <table:table-cell office:value-type="float" office:value="2823" calcext:value-type="float">
            <text:p>282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office:value-type="float" office:value="2649" calcext:value-type="float">
            <text:p>2649</text:p>
          </table:table-cell>
          <table:table-cell office:value-type="float" office:value="2910" calcext:value-type="float">
            <text:p>291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2316" calcext:value-type="float">
            <text:p>2316</text:p>
          </table:table-cell>
          <table:table-cell office:value-type="float" office:value="2921" calcext:value-type="float">
            <text:p>292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2320" calcext:value-type="float">
            <text:p>2320</text:p>
          </table:table-cell>
          <table:table-cell office:value-type="float" office:value="2903" calcext:value-type="float">
            <text:p>290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office:value-type="float" office:value="2493" calcext:value-type="float">
            <text:p>2493</text:p>
          </table:table-cell>
          <table:table-cell office:value-type="float" office:value="2937" calcext:value-type="float">
            <text:p>293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office:value-type="float" office:value="2623" calcext:value-type="float">
            <text:p>2623</text:p>
          </table:table-cell>
          <table:table-cell office:value-type="float" office:value="2930" calcext:value-type="float">
            <text:p>293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2331" calcext:value-type="float">
            <text:p>2331</text:p>
          </table:table-cell>
          <table:table-cell office:value-type="float" office:value="2922" calcext:value-type="float">
            <text:p>292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2329" calcext:value-type="float">
            <text:p>2329</text:p>
          </table:table-cell>
          <table:table-cell office:value-type="float" office:value="2931" calcext:value-type="float">
            <text:p>293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2316" calcext:value-type="float">
            <text:p>2316</text:p>
          </table:table-cell>
          <table:table-cell office:value-type="float" office:value="2928" calcext:value-type="float">
            <text:p>292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2319" calcext:value-type="float">
            <text:p>2319</text:p>
          </table:table-cell>
          <table:table-cell office:value-type="float" office:value="2925" calcext:value-type="float">
            <text:p>292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L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office:value-type="float" office:value="2631" calcext:value-type="float">
            <text:p>2631</text:p>
          </table:table-cell>
          <table:table-cell office:value-type="float" office:value="2926" calcext:value-type="float">
            <text:p>292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344" calcext:value-type="float">
            <text:p>344</text:p>
          </table:table-cell>
          <table:table-cell office:value-type="float" office:value="369" calcext:value-type="float">
            <text:p>36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82" calcext:value-type="float">
            <text:p>82</text:p>
          </table:table-cell>
          <table:table-cell office:value-type="float" office:value="121" calcext:value-type="float">
            <text:p>12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78" calcext:value-type="float">
            <text:p>78</text:p>
          </table:table-cell>
          <table:table-cell office:value-type="float" office:value="133" calcext:value-type="float">
            <text:p>13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2917" calcext:value-type="float">
            <text:p>2917</text:p>
          </table:table-cell>
          <table:table-cell office:value-type="float" office:value="14097" calcext:value-type="float">
            <text:p>1409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258" calcext:value-type="float">
            <text:p>258</text:p>
          </table:table-cell>
          <table:table-cell office:value-type="float" office:value="577" calcext:value-type="float">
            <text:p>57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7508" calcext:value-type="float">
            <text:p>7508</text:p>
          </table:table-cell>
          <table:table-cell office:value-type="float" office:value="37640" calcext:value-type="float">
            <text:p>3764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829" calcext:value-type="float">
            <text:p>829</text:p>
          </table:table-cell>
          <table:table-cell office:value-type="float" office:value="2491" calcext:value-type="float">
            <text:p>249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368" calcext:value-type="float">
            <text:p>368</text:p>
          </table:table-cell>
          <table:table-cell office:value-type="float" office:value="992" calcext:value-type="float">
            <text:p>99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7360" calcext:value-type="float">
            <text:p>17360</text:p>
          </table:table-cell>
          <table:table-cell office:value-type="float" office:value="61288" calcext:value-type="float">
            <text:p>6128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418" calcext:value-type="float">
            <text:p>10418</text:p>
          </table:table-cell>
          <table:table-cell office:value-type="float" office:value="26113" calcext:value-type="float">
            <text:p>2611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21904" calcext:value-type="float">
            <text:p>21904</text:p>
          </table:table-cell>
          <table:table-cell office:value-type="float" office:value="366094" calcext:value-type="float">
            <text:p>36609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38318" calcext:value-type="float">
            <text:p>38318</text:p>
          </table:table-cell>
          <table:table-cell office:value-type="float" office:value="669103" calcext:value-type="float">
            <text:p>66910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68" calcext:value-type="float">
            <text:p>68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1409" calcext:value-type="float">
            <text:p>1409</text:p>
          </table:table-cell>
          <table:table-cell office:value-type="float" office:value="4382" calcext:value-type="float">
            <text:p>438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62" calcext:value-type="float">
            <text:p>62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11791" calcext:value-type="float">
            <text:p>11791</text:p>
          </table:table-cell>
          <table:table-cell office:value-type="float" office:value="121096" calcext:value-type="float">
            <text:p>12109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71" calcext:value-type="float">
            <text:p>71</text:p>
          </table:table-cell>
          <table:table-cell office:value-type="float" office:value="116" calcext:value-type="float">
            <text:p>11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38358" calcext:value-type="float">
            <text:p>38358</text:p>
          </table:table-cell>
          <table:table-cell office:value-type="float" office:value="721420" calcext:value-type="float">
            <text:p>72142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6218" calcext:value-type="float">
            <text:p>16218</text:p>
          </table:table-cell>
          <table:table-cell office:value-type="float" office:value="888219" calcext:value-type="float">
            <text:p>88821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39287" calcext:value-type="float">
            <text:p>39287</text:p>
          </table:table-cell>
          <table:table-cell office:value-type="float" office:value="361289" calcext:value-type="float">
            <text:p>36128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42630" calcext:value-type="float">
            <text:p>42630</text:p>
          </table:table-cell>
          <table:table-cell office:value-type="float" office:value="188771" calcext:value-type="float">
            <text:p>18877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42906" calcext:value-type="float">
            <text:p>42906</text:p>
          </table:table-cell>
          <table:table-cell office:value-type="float" office:value="239201" calcext:value-type="float">
            <text:p>23920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office:value-type="float" office:value="2525" calcext:value-type="float">
            <text:p>2525</text:p>
          </table:table-cell>
          <table:table-cell office:value-type="float" office:value="10400" calcext:value-type="float">
            <text:p>1040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31010" calcext:value-type="float">
            <text:p>31010</text:p>
          </table:table-cell>
          <table:table-cell office:value-type="float" office:value="91185" calcext:value-type="float">
            <text:p>9118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5411" calcext:value-type="float">
            <text:p>5411</text:p>
          </table:table-cell>
          <table:table-cell office:value-type="float" office:value="32523" calcext:value-type="float">
            <text:p>3252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-1" calcext:value-type="float">
            <text:p>-1</text:p>
          </table:table-cell>
          <table:table-cell office:value-type="float" office:value="49650" calcext:value-type="float">
            <text:p>49650</text:p>
          </table:table-cell>
          <table:table-cell office:value-type="float" office:value="2361579" calcext:value-type="float">
            <text:p>236157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office:value-type="float" office:value="20686" calcext:value-type="float">
            <text:p>20686</text:p>
          </table:table-cell>
          <table:table-cell office:value-type="float" office:value="408378" calcext:value-type="float">
            <text:p>40837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9" calcext:value-type="float">
            <text:p>9</text:p>
          </table:table-cell>
          <table:table-cell office:value-type="float" office:value="12110" calcext:value-type="float">
            <text:p>12110</text:p>
          </table:table-cell>
          <table:table-cell office:value-type="float" office:value="597260" calcext:value-type="float">
            <text:p>59726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4138" calcext:value-type="float">
            <text:p>14138</text:p>
          </table:table-cell>
          <table:table-cell office:value-type="float" office:value="17425" calcext:value-type="float">
            <text:p>1742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9693" calcext:value-type="float">
            <text:p>9693</text:p>
          </table:table-cell>
          <table:table-cell office:value-type="float" office:value="67383" calcext:value-type="float">
            <text:p>6738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7387" calcext:value-type="float">
            <text:p>7387</text:p>
          </table:table-cell>
          <table:table-cell office:value-type="float" office:value="9804" calcext:value-type="float">
            <text:p>980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26805" calcext:value-type="float">
            <text:p>26805</text:p>
          </table:table-cell>
          <table:table-cell office:value-type="float" office:value="887028" calcext:value-type="float">
            <text:p>88702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37709" calcext:value-type="float">
            <text:p>37709</text:p>
          </table:table-cell>
          <table:table-cell office:value-type="float" office:value="1517012" calcext:value-type="float">
            <text:p>151701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27907" calcext:value-type="float">
            <text:p>27907</text:p>
          </table:table-cell>
          <table:table-cell office:value-type="float" office:value="2873569" calcext:value-type="float">
            <text:p>287356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645" calcext:value-type="float">
            <text:p>645</text:p>
          </table:table-cell>
          <table:table-cell office:value-type="float" office:value="13927" calcext:value-type="float">
            <text:p>1392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47243" calcext:value-type="float">
            <text:p>47243</text:p>
          </table:table-cell>
          <table:table-cell office:value-type="float" office:value="2552831" calcext:value-type="float">
            <text:p>255283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4712" calcext:value-type="float">
            <text:p>4712</text:p>
          </table:table-cell>
          <table:table-cell office:value-type="float" office:value="6200" calcext:value-type="float">
            <text:p>620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3291" calcext:value-type="float">
            <text:p>3291</text:p>
          </table:table-cell>
          <table:table-cell office:value-type="float" office:value="14655" calcext:value-type="float">
            <text:p>1465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8155" calcext:value-type="float">
            <text:p>8155</text:p>
          </table:table-cell>
          <table:table-cell office:value-type="float" office:value="34513" calcext:value-type="float">
            <text:p>3451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19631" calcext:value-type="float">
            <text:p>19631</text:p>
          </table:table-cell>
          <table:table-cell office:value-type="float" office:value="22513" calcext:value-type="float">
            <text:p>2251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17911" calcext:value-type="float">
            <text:p>17911</text:p>
          </table:table-cell>
          <table:table-cell office:value-type="float" office:value="20468" calcext:value-type="float">
            <text:p>2046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36414" calcext:value-type="float">
            <text:p>36414</text:p>
          </table:table-cell>
          <table:table-cell office:value-type="float" office:value="5633096" calcext:value-type="float">
            <text:p>563309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4027" calcext:value-type="float">
            <text:p>4027</text:p>
          </table:table-cell>
          <table:table-cell office:value-type="float" office:value="20275" calcext:value-type="float">
            <text:p>2027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702" calcext:value-type="float">
            <text:p>702</text:p>
          </table:table-cell>
          <table:table-cell office:value-type="float" office:value="17103" calcext:value-type="float">
            <text:p>1710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4251" calcext:value-type="float">
            <text:p>4251</text:p>
          </table:table-cell>
          <table:table-cell office:value-type="float" office:value="19043" calcext:value-type="float">
            <text:p>1904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12311" calcext:value-type="float">
            <text:p>12311</text:p>
          </table:table-cell>
          <table:table-cell office:value-type="float" office:value="15539" calcext:value-type="float">
            <text:p>1553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36767" calcext:value-type="float">
            <text:p>36767</text:p>
          </table:table-cell>
          <table:table-cell office:value-type="float" office:value="6079675" calcext:value-type="float">
            <text:p>607967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16150" calcext:value-type="float">
            <text:p>16150</text:p>
          </table:table-cell>
          <table:table-cell office:value-type="float" office:value="18977" calcext:value-type="float">
            <text:p>1897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23176" calcext:value-type="float">
            <text:p>23176</text:p>
          </table:table-cell>
          <table:table-cell office:value-type="float" office:value="27030" calcext:value-type="float">
            <text:p>2703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30862" calcext:value-type="float">
            <text:p>3086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17640" calcext:value-type="float">
            <text:p>17640</text:p>
          </table:table-cell>
          <table:table-cell office:value-type="float" office:value="21359" calcext:value-type="float">
            <text:p>2135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5317" calcext:value-type="float">
            <text:p>5317</text:p>
          </table:table-cell>
          <table:table-cell office:value-type="float" office:value="27201" calcext:value-type="float">
            <text:p>2720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6311" calcext:value-type="float">
            <text:p>6311</text:p>
          </table:table-cell>
          <table:table-cell office:value-type="float" office:value="33674" calcext:value-type="float">
            <text:p>3367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31471" calcext:value-type="float">
            <text:p>31471</text:p>
          </table:table-cell>
          <table:table-cell office:value-type="float" office:value="41431" calcext:value-type="float">
            <text:p>4143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5111" calcext:value-type="float">
            <text:p>5111</text:p>
          </table:table-cell>
          <table:table-cell office:value-type="float" office:value="26298" calcext:value-type="float">
            <text:p>2629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25416" calcext:value-type="float">
            <text:p>25416</text:p>
          </table:table-cell>
          <table:table-cell office:value-type="float" office:value="28787" calcext:value-type="float">
            <text:p>2878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7261" calcext:value-type="float">
            <text:p>7261</text:p>
          </table:table-cell>
          <table:table-cell office:value-type="float" office:value="36389" calcext:value-type="float">
            <text:p>3638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26617" calcext:value-type="float">
            <text:p>26617</text:p>
          </table:table-cell>
          <table:table-cell office:value-type="float" office:value="29841" calcext:value-type="float">
            <text:p>2984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19957" calcext:value-type="float">
            <text:p>19957</text:p>
          </table:table-cell>
          <table:table-cell office:value-type="float" office:value="23383" calcext:value-type="float">
            <text:p>2338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12438" calcext:value-type="float">
            <text:p>12438</text:p>
          </table:table-cell>
          <table:table-cell office:value-type="float" office:value="53659" calcext:value-type="float">
            <text:p>5365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40280" calcext:value-type="float">
            <text:p>4028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7324" calcext:value-type="float">
            <text:p>7324</text:p>
          </table:table-cell>
          <table:table-cell office:value-type="float" office:value="39994" calcext:value-type="float">
            <text:p>3999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39208" calcext:value-type="float">
            <text:p>39208</text:p>
          </table:table-cell>
          <table:table-cell office:value-type="float" office:value="43514" calcext:value-type="float">
            <text:p>4351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21149" calcext:value-type="float">
            <text:p>21149</text:p>
          </table:table-cell>
          <table:table-cell office:value-type="float" office:value="25168" calcext:value-type="float">
            <text:p>2516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5634" calcext:value-type="float">
            <text:p>5634</text:p>
          </table:table-cell>
          <table:table-cell office:value-type="float" office:value="33658" calcext:value-type="float">
            <text:p>3365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36595" calcext:value-type="float">
            <text:p>36595</text:p>
          </table:table-cell>
          <table:table-cell office:value-type="float" office:value="44452" calcext:value-type="float">
            <text:p>4445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2" calcext:value-type="float">
            <text:p>2</text:p>
          </table:table-cell>
          <table:table-cell office:value-type="float" office:value="1221" calcext:value-type="float">
            <text:p>1221</text:p>
          </table:table-cell>
          <table:table-cell office:value-type="float" office:value="43821" calcext:value-type="float">
            <text:p>4382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8320" calcext:value-type="float">
            <text:p>8320</text:p>
          </table:table-cell>
          <table:table-cell office:value-type="float" office:value="43732" calcext:value-type="float">
            <text:p>4373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4899" calcext:value-type="float">
            <text:p>4899</text:p>
          </table:table-cell>
          <table:table-cell office:value-type="float" office:value="31673" calcext:value-type="float">
            <text:p>3167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8178" calcext:value-type="float">
            <text:p>8178</text:p>
          </table:table-cell>
          <table:table-cell office:value-type="float" office:value="44782" calcext:value-type="float">
            <text:p>4478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2849" calcext:value-type="float">
            <text:p>2849</text:p>
          </table:table-cell>
          <table:table-cell office:value-type="float" office:value="22250" calcext:value-type="float">
            <text:p>2225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13276" calcext:value-type="float">
            <text:p>13276</text:p>
          </table:table-cell>
          <table:table-cell office:value-type="float" office:value="59342" calcext:value-type="float">
            <text:p>5934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14418" calcext:value-type="float">
            <text:p>14418</text:p>
          </table:table-cell>
          <table:table-cell office:value-type="float" office:value="59408" calcext:value-type="float">
            <text:p>5940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41739" calcext:value-type="float">
            <text:p>41739</text:p>
          </table:table-cell>
          <table:table-cell office:value-type="float" office:value="46875" calcext:value-type="float">
            <text:p>4687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242958" calcext:value-type="float">
            <text:p>242958</text:p>
          </table:table-cell>
          <table:table-cell office:value-type="float" office:value="38664" calcext:value-type="float">
            <text:p>3866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9209" calcext:value-type="float">
            <text:p>9209</text:p>
          </table:table-cell>
          <table:table-cell office:value-type="float" office:value="49969" calcext:value-type="float">
            <text:p>4996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8437" calcext:value-type="float">
            <text:p>8437</text:p>
          </table:table-cell>
          <table:table-cell office:value-type="float" office:value="47219" calcext:value-type="float">
            <text:p>4721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13135" calcext:value-type="float">
            <text:p>13135</text:p>
          </table:table-cell>
          <table:table-cell office:value-type="float" office:value="58693" calcext:value-type="float">
            <text:p>5869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2" calcext:value-type="float">
            <text:p>2</text:p>
          </table:table-cell>
          <table:table-cell office:value-type="float" office:value="1795" calcext:value-type="float">
            <text:p>1795</text:p>
          </table:table-cell>
          <table:table-cell office:value-type="float" office:value="62493" calcext:value-type="float">
            <text:p>6249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12066" calcext:value-type="float">
            <text:p>12066</text:p>
          </table:table-cell>
          <table:table-cell office:value-type="float" office:value="60733" calcext:value-type="float">
            <text:p>6073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4" calcext:value-type="float">
            <text:p>4</text:p>
          </table:table-cell>
          <table:table-cell office:value-type="float" office:value="42670" calcext:value-type="float">
            <text:p>42670</text:p>
          </table:table-cell>
          <table:table-cell office:value-type="float" office:value="48400" calcext:value-type="float">
            <text:p>4840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4600" calcext:value-type="float">
            <text:p>4600</text:p>
          </table:table-cell>
          <table:table-cell office:value-type="float" office:value="34511" calcext:value-type="float">
            <text:p>3451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7132" calcext:value-type="float">
            <text:p>7132</text:p>
          </table:table-cell>
          <table:table-cell office:value-type="float" office:value="43324" calcext:value-type="float">
            <text:p>4332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13675" calcext:value-type="float">
            <text:p>13675</text:p>
          </table:table-cell>
          <table:table-cell office:value-type="float" office:value="60792" calcext:value-type="float">
            <text:p>6079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52417" calcext:value-type="float">
            <text:p>5241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11077" calcext:value-type="float">
            <text:p>11077</text:p>
          </table:table-cell>
          <table:table-cell office:value-type="float" office:value="56971" calcext:value-type="float">
            <text:p>5697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11913" calcext:value-type="float">
            <text:p>11913</text:p>
          </table:table-cell>
          <table:table-cell office:value-type="float" office:value="58057" calcext:value-type="float">
            <text:p>5805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6526" calcext:value-type="float">
            <text:p>6526</text:p>
          </table:table-cell>
          <table:table-cell office:value-type="float" office:value="41597" calcext:value-type="float">
            <text:p>4159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20152" calcext:value-type="float">
            <text:p>20152</text:p>
          </table:table-cell>
          <table:table-cell office:value-type="float" office:value="74041" calcext:value-type="float">
            <text:p>7404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7702" calcext:value-type="float">
            <text:p>7702</text:p>
          </table:table-cell>
          <table:table-cell office:value-type="float" office:value="53959" calcext:value-type="float">
            <text:p>5395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6010" calcext:value-type="float">
            <text:p>16010</text:p>
          </table:table-cell>
          <table:table-cell office:value-type="float" office:value="67682" calcext:value-type="float">
            <text:p>6768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7830" calcext:value-type="float">
            <text:p>17830</text:p>
          </table:table-cell>
          <table:table-cell office:value-type="float" office:value="71512" calcext:value-type="float">
            <text:p>7151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3237" calcext:value-type="float">
            <text:p>13237</text:p>
          </table:table-cell>
          <table:table-cell office:value-type="float" office:value="65834" calcext:value-type="float">
            <text:p>6583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3364" calcext:value-type="float">
            <text:p>13364</text:p>
          </table:table-cell>
          <table:table-cell office:value-type="float" office:value="65953" calcext:value-type="float">
            <text:p>6595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1167" calcext:value-type="float">
            <text:p>1167</text:p>
          </table:table-cell>
          <table:table-cell office:value-type="float" office:value="57443" calcext:value-type="float">
            <text:p>5744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2808" calcext:value-type="float">
            <text:p>12808</text:p>
          </table:table-cell>
          <table:table-cell office:value-type="float" office:value="67058" calcext:value-type="float">
            <text:p>6705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5125" calcext:value-type="float">
            <text:p>15125</text:p>
          </table:table-cell>
          <table:table-cell office:value-type="float" office:value="70157" calcext:value-type="float">
            <text:p>7015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41138" calcext:value-type="float">
            <text:p>41138</text:p>
          </table:table-cell>
          <table:table-cell office:value-type="float" office:value="45915" calcext:value-type="float">
            <text:p>4591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9276" calcext:value-type="float">
            <text:p>9276</text:p>
          </table:table-cell>
          <table:table-cell office:value-type="float" office:value="62916" calcext:value-type="float">
            <text:p>6291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9127" calcext:value-type="float">
            <text:p>9127</text:p>
          </table:table-cell>
          <table:table-cell office:value-type="float" office:value="58138" calcext:value-type="float">
            <text:p>5813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6943" calcext:value-type="float">
            <text:p>16943</text:p>
          </table:table-cell>
          <table:table-cell office:value-type="float" office:value="73042" calcext:value-type="float">
            <text:p>7304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5504" calcext:value-type="float">
            <text:p>15504</text:p>
          </table:table-cell>
          <table:table-cell office:value-type="float" office:value="70684" calcext:value-type="float">
            <text:p>7068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0287" calcext:value-type="float">
            <text:p>10287</text:p>
          </table:table-cell>
          <table:table-cell office:value-type="float" office:value="59954" calcext:value-type="float">
            <text:p>5995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1527" calcext:value-type="float">
            <text:p>11527</text:p>
          </table:table-cell>
          <table:table-cell office:value-type="float" office:value="66440" calcext:value-type="float">
            <text:p>6644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4944" calcext:value-type="float">
            <text:p>14944</text:p>
          </table:table-cell>
          <table:table-cell office:value-type="float" office:value="72690" calcext:value-type="float">
            <text:p>7269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office:value-type="float" office:value="2572" calcext:value-type="float">
            <text:p>2572</text:p>
          </table:table-cell>
          <table:table-cell office:value-type="float" office:value="78046" calcext:value-type="float">
            <text:p>7804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6603" calcext:value-type="float">
            <text:p>16603</text:p>
          </table:table-cell>
          <table:table-cell office:value-type="float" office:value="76109" calcext:value-type="float">
            <text:p>7610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4" calcext:value-type="float">
            <text:p>4</text:p>
          </table:table-cell>
          <table:table-cell office:value-type="float" office:value="62068" calcext:value-type="float">
            <text:p>62068</text:p>
          </table:table-cell>
          <table:table-cell office:value-type="float" office:value="68069" calcext:value-type="float">
            <text:p>6806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23374" calcext:value-type="float">
            <text:p>23374</text:p>
          </table:table-cell>
          <table:table-cell office:value-type="float" office:value="83654" calcext:value-type="float">
            <text:p>8365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26947" calcext:value-type="float">
            <text:p>26947</text:p>
          </table:table-cell>
          <table:table-cell office:value-type="float" office:value="84641" calcext:value-type="float">
            <text:p>8464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18970" calcext:value-type="float">
            <text:p>18970</text:p>
          </table:table-cell>
          <table:table-cell office:value-type="float" office:value="80206" calcext:value-type="float">
            <text:p>8020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2814" calcext:value-type="float">
            <text:p>2814</text:p>
          </table:table-cell>
          <table:table-cell office:value-type="float" office:value="84405" calcext:value-type="float">
            <text:p>8440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15142" calcext:value-type="float">
            <text:p>15142</text:p>
          </table:table-cell>
          <table:table-cell office:value-type="float" office:value="76035" calcext:value-type="float">
            <text:p>7603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2351" calcext:value-type="float">
            <text:p>2351</text:p>
          </table:table-cell>
          <table:table-cell office:value-type="float" office:value="83541" calcext:value-type="float">
            <text:p>8354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28668" calcext:value-type="float">
            <text:p>28668</text:p>
          </table:table-cell>
          <table:table-cell office:value-type="float" office:value="195967" calcext:value-type="float">
            <text:p>19596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2629" calcext:value-type="float">
            <text:p>2629</text:p>
          </table:table-cell>
          <table:table-cell office:value-type="float" office:value="86096" calcext:value-type="float">
            <text:p>8609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2248" calcext:value-type="float">
            <text:p>2248</text:p>
          </table:table-cell>
          <table:table-cell office:value-type="float" office:value="79936" calcext:value-type="float">
            <text:p>7993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21763" calcext:value-type="float">
            <text:p>21763</text:p>
          </table:table-cell>
          <table:table-cell office:value-type="float" office:value="79035" calcext:value-type="float">
            <text:p>7903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25939" calcext:value-type="float">
            <text:p>25939</text:p>
          </table:table-cell>
          <table:table-cell office:value-type="float" office:value="89192" calcext:value-type="float">
            <text:p>8919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683" calcext:value-type="float">
            <text:p>8868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23867" calcext:value-type="float">
            <text:p>23867</text:p>
          </table:table-cell>
          <table:table-cell office:value-type="float" office:value="85901" calcext:value-type="float">
            <text:p>8590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24661" calcext:value-type="float">
            <text:p>24661</text:p>
          </table:table-cell>
          <table:table-cell office:value-type="float" office:value="87646" calcext:value-type="float">
            <text:p>8764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24126" calcext:value-type="float">
            <text:p>24126</text:p>
          </table:table-cell>
          <table:table-cell office:value-type="float" office:value="86208" calcext:value-type="float">
            <text:p>8620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2" calcext:value-type="float">
            <text:p>2</text:p>
          </table:table-cell>
          <table:table-cell office:value-type="float" office:value="2678" calcext:value-type="float">
            <text:p>2678</text:p>
          </table:table-cell>
          <table:table-cell office:value-type="float" office:value="87170" calcext:value-type="float">
            <text:p>8717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30193" calcext:value-type="float">
            <text:p>30193</text:p>
          </table:table-cell>
          <table:table-cell office:value-type="float" office:value="85418" calcext:value-type="float">
            <text:p>8541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2" calcext:value-type="float">
            <text:p>2</text:p>
          </table:table-cell>
          <table:table-cell office:value-type="float" office:value="2221" calcext:value-type="float">
            <text:p>2221</text:p>
          </table:table-cell>
          <table:table-cell office:value-type="float" office:value="87424" calcext:value-type="float">
            <text:p>8742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25869" calcext:value-type="float">
            <text:p>25869</text:p>
          </table:table-cell>
          <table:table-cell office:value-type="float" office:value="86239" calcext:value-type="float">
            <text:p>8623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2" calcext:value-type="float">
            <text:p>2</text:p>
          </table:table-cell>
          <table:table-cell office:value-type="float" office:value="2630" calcext:value-type="float">
            <text:p>2630</text:p>
          </table:table-cell>
          <table:table-cell office:value-type="float" office:value="87186" calcext:value-type="float">
            <text:p>8718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35934" calcext:value-type="float">
            <text:p>35934</text:p>
          </table:table-cell>
          <table:table-cell office:value-type="float" office:value="90113" calcext:value-type="float">
            <text:p>9011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6469" calcext:value-type="float">
            <text:p>26469</text:p>
          </table:table-cell>
          <table:table-cell office:value-type="float" office:value="87082" calcext:value-type="float">
            <text:p>8708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2155" calcext:value-type="float">
            <text:p>22155</text:p>
          </table:table-cell>
          <table:table-cell office:value-type="float" office:value="89263" calcext:value-type="float">
            <text:p>8926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31385" calcext:value-type="float">
            <text:p>31385</text:p>
          </table:table-cell>
          <table:table-cell office:value-type="float" office:value="90544" calcext:value-type="float">
            <text:p>9054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6535" calcext:value-type="float">
            <text:p>26535</text:p>
          </table:table-cell>
          <table:table-cell office:value-type="float" office:value="88350" calcext:value-type="float">
            <text:p>8835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 office:value-type="float" office:value="2449" calcext:value-type="float">
            <text:p>2449</text:p>
          </table:table-cell>
          <table:table-cell office:value-type="float" office:value="88852" calcext:value-type="float">
            <text:p>8885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4161" calcext:value-type="float">
            <text:p>24161</text:p>
          </table:table-cell>
          <table:table-cell office:value-type="float" office:value="88126" calcext:value-type="float">
            <text:p>8812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0014" calcext:value-type="float">
            <text:p>20014</text:p>
          </table:table-cell>
          <table:table-cell office:value-type="float" office:value="84903" calcext:value-type="float">
            <text:p>8490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1445" calcext:value-type="float">
            <text:p>21445</text:p>
          </table:table-cell>
          <table:table-cell office:value-type="float" office:value="86626" calcext:value-type="float">
            <text:p>8662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138537" calcext:value-type="float">
            <text:p>138537</text:p>
          </table:table-cell>
          <table:table-cell office:value-type="float" office:value="89929" calcext:value-type="float">
            <text:p>8992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3805" calcext:value-type="float">
            <text:p>3805</text:p>
          </table:table-cell>
          <table:table-cell office:value-type="float" office:value="95241" calcext:value-type="float">
            <text:p>9524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34638" calcext:value-type="float">
            <text:p>34638</text:p>
          </table:table-cell>
          <table:table-cell office:value-type="float" office:value="93536" calcext:value-type="float">
            <text:p>9353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21531" calcext:value-type="float">
            <text:p>21531</text:p>
          </table:table-cell>
          <table:table-cell office:value-type="float" office:value="212195" calcext:value-type="float">
            <text:p>21219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48471" calcext:value-type="float">
            <text:p>48471</text:p>
          </table:table-cell>
          <table:table-cell office:value-type="float" office:value="92468" calcext:value-type="float">
            <text:p>9246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2397" calcext:value-type="float">
            <text:p>2397</text:p>
          </table:table-cell>
          <table:table-cell office:value-type="float" office:value="92430" calcext:value-type="float">
            <text:p>9243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21268" calcext:value-type="float">
            <text:p>21268</text:p>
          </table:table-cell>
          <table:table-cell office:value-type="float" office:value="89699" calcext:value-type="float">
            <text:p>8969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31330" calcext:value-type="float">
            <text:p>31330</text:p>
          </table:table-cell>
          <table:table-cell office:value-type="float" office:value="89267" calcext:value-type="float">
            <text:p>8926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3428" calcext:value-type="float">
            <text:p>3428</text:p>
          </table:table-cell>
          <table:table-cell office:value-type="float" office:value="89705" calcext:value-type="float">
            <text:p>8970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16417" calcext:value-type="float">
            <text:p>16417</text:p>
          </table:table-cell>
          <table:table-cell office:value-type="float" office:value="85508" calcext:value-type="float">
            <text:p>8550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46928" calcext:value-type="float">
            <text:p>46928</text:p>
          </table:table-cell>
          <table:table-cell office:value-type="float" office:value="90097" calcext:value-type="float">
            <text:p>9009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3587" calcext:value-type="float">
            <text:p>3587</text:p>
          </table:table-cell>
          <table:table-cell office:value-type="float" office:value="97557" calcext:value-type="float">
            <text:p>9755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3692" calcext:value-type="float">
            <text:p>3692</text:p>
          </table:table-cell>
          <table:table-cell office:value-type="float" office:value="96673" calcext:value-type="float">
            <text:p>9667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34443" calcext:value-type="float">
            <text:p>34443</text:p>
          </table:table-cell>
          <table:table-cell office:value-type="float" office:value="95780" calcext:value-type="float">
            <text:p>9578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40942" calcext:value-type="float">
            <text:p>40942</text:p>
          </table:table-cell>
          <table:table-cell office:value-type="float" office:value="95427" calcext:value-type="float">
            <text:p>9542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2208" calcext:value-type="float">
            <text:p>2208</text:p>
          </table:table-cell>
          <table:table-cell office:value-type="float" office:value="95647" calcext:value-type="float">
            <text:p>9564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48660" calcext:value-type="float">
            <text:p>48660</text:p>
          </table:table-cell>
          <table:table-cell office:value-type="float" office:value="96285" calcext:value-type="float">
            <text:p>9628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3303" calcext:value-type="float">
            <text:p>3303</text:p>
          </table:table-cell>
          <table:table-cell office:value-type="float" office:value="228892" calcext:value-type="float">
            <text:p>22889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3249" calcext:value-type="float">
            <text:p>3249</text:p>
          </table:table-cell>
          <table:table-cell office:value-type="float" office:value="91992" calcext:value-type="float">
            <text:p>9199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49856" calcext:value-type="float">
            <text:p>49856</text:p>
          </table:table-cell>
          <table:table-cell office:value-type="float" office:value="92975" calcext:value-type="float">
            <text:p>9297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2585" calcext:value-type="float">
            <text:p>2585</text:p>
          </table:table-cell>
          <table:table-cell office:value-type="float" office:value="89366" calcext:value-type="float">
            <text:p>8936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40545" calcext:value-type="float">
            <text:p>40545</text:p>
          </table:table-cell>
          <table:table-cell office:value-type="float" office:value="98019" calcext:value-type="float">
            <text:p>9801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30423" calcext:value-type="float">
            <text:p>30423</text:p>
          </table:table-cell>
          <table:table-cell office:value-type="float" office:value="97754" calcext:value-type="float">
            <text:p>9775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office:value-type="float" office:value="4378" calcext:value-type="float">
            <text:p>4378</text:p>
          </table:table-cell>
          <table:table-cell office:value-type="float" office:value="97239" calcext:value-type="float">
            <text:p>9723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office:value-type="float" office:value="3066" calcext:value-type="float">
            <text:p>3066</text:p>
          </table:table-cell>
          <table:table-cell office:value-type="float" office:value="97424" calcext:value-type="float">
            <text:p>9742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40627" calcext:value-type="float">
            <text:p>40627</text:p>
          </table:table-cell>
          <table:table-cell office:value-type="float" office:value="99502" calcext:value-type="float">
            <text:p>9950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33564" calcext:value-type="float">
            <text:p>33564</text:p>
          </table:table-cell>
          <table:table-cell office:value-type="float" office:value="99918" calcext:value-type="float">
            <text:p>9991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51410" calcext:value-type="float">
            <text:p>51410</text:p>
          </table:table-cell>
          <table:table-cell office:value-type="float" office:value="98627" calcext:value-type="float">
            <text:p>9862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98967" calcext:value-type="float">
            <text:p>9896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office:value-type="float" office:value="3773" calcext:value-type="float">
            <text:p>3773</text:p>
          </table:table-cell>
          <table:table-cell office:value-type="float" office:value="98578" calcext:value-type="float">
            <text:p>9857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40818" calcext:value-type="float">
            <text:p>40818</text:p>
          </table:table-cell>
          <table:table-cell office:value-type="float" office:value="1104647" calcext:value-type="float">
            <text:p>110464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44159" calcext:value-type="float">
            <text:p>44159</text:p>
          </table:table-cell>
          <table:table-cell office:value-type="float" office:value="100935" calcext:value-type="float">
            <text:p>10093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4685" calcext:value-type="float">
            <text:p>4685</text:p>
          </table:table-cell>
          <table:table-cell office:value-type="float" office:value="100385" calcext:value-type="float">
            <text:p>10038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45783" calcext:value-type="float">
            <text:p>45783</text:p>
          </table:table-cell>
          <table:table-cell office:value-type="float" office:value="101589" calcext:value-type="float">
            <text:p>10158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4533" calcext:value-type="float">
            <text:p>4533</text:p>
          </table:table-cell>
          <table:table-cell office:value-type="float" office:value="100874" calcext:value-type="float">
            <text:p>10087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2248" calcext:value-type="float">
            <text:p>2248</text:p>
          </table:table-cell>
          <table:table-cell office:value-type="float" office:value="101297" calcext:value-type="float">
            <text:p>10129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47482" calcext:value-type="float">
            <text:p>47482</text:p>
          </table:table-cell>
          <table:table-cell office:value-type="float" office:value="101533" calcext:value-type="float">
            <text:p>10153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40377" calcext:value-type="float">
            <text:p>40377</text:p>
          </table:table-cell>
          <table:table-cell office:value-type="float" office:value="104924" calcext:value-type="float">
            <text:p>10492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1788" calcext:value-type="float">
            <text:p>1788</text:p>
          </table:table-cell>
          <table:table-cell office:value-type="float" office:value="101532" calcext:value-type="float">
            <text:p>10153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41905" calcext:value-type="float">
            <text:p>41905</text:p>
          </table:table-cell>
          <table:table-cell office:value-type="float" office:value="104199" calcext:value-type="float">
            <text:p>10419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45570" calcext:value-type="float">
            <text:p>45570</text:p>
          </table:table-cell>
          <table:table-cell office:value-type="float" office:value="103090" calcext:value-type="float">
            <text:p>10309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office:value-type="float" office:value="45529" calcext:value-type="float">
            <text:p>45529</text:p>
          </table:table-cell>
          <table:table-cell office:value-type="float" office:value="109465" calcext:value-type="float">
            <text:p>10946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4106" calcext:value-type="float">
            <text:p>4106</text:p>
          </table:table-cell>
          <table:table-cell office:value-type="float" office:value="107588" calcext:value-type="float">
            <text:p>10758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3060" calcext:value-type="float">
            <text:p>3060</text:p>
          </table:table-cell>
          <table:table-cell office:value-type="float" office:value="106915" calcext:value-type="float">
            <text:p>10691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office:value-type="float" office:value="29090" calcext:value-type="float">
            <text:p>29090</text:p>
          </table:table-cell>
          <table:table-cell office:value-type="float" office:value="108730" calcext:value-type="float">
            <text:p>10873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office:value-type="float" office:value="53753" calcext:value-type="float">
            <text:p>53753</text:p>
          </table:table-cell>
          <table:table-cell office:value-type="float" office:value="108937" calcext:value-type="float">
            <text:p>10893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4155" calcext:value-type="float">
            <text:p>4155</text:p>
          </table:table-cell>
          <table:table-cell office:value-type="float" office:value="107328" calcext:value-type="float">
            <text:p>10732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4337" calcext:value-type="float">
            <text:p>4337</text:p>
          </table:table-cell>
          <table:table-cell office:value-type="float" office:value="107543" calcext:value-type="float">
            <text:p>10754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3116" calcext:value-type="float">
            <text:p>3116</text:p>
          </table:table-cell>
          <table:table-cell office:value-type="float" office:value="105324" calcext:value-type="float">
            <text:p>10532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3246" calcext:value-type="float">
            <text:p>3246</text:p>
          </table:table-cell>
          <table:table-cell office:value-type="float" office:value="104731" calcext:value-type="float">
            <text:p>10473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office:value-type="float" office:value="52696" calcext:value-type="float">
            <text:p>52696</text:p>
          </table:table-cell>
          <table:table-cell office:value-type="float" office:value="105508" calcext:value-type="float">
            <text:p>10550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445" calcext:value-type="float">
            <text:p>445</text:p>
          </table:table-cell>
          <table:table-cell office:value-type="float" office:value="1036" calcext:value-type="float">
            <text:p>103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326" calcext:value-type="float">
            <text:p>326</text:p>
          </table:table-cell>
          <table:table-cell office:value-type="float" office:value="206" calcext:value-type="float">
            <text:p>20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339" calcext:value-type="float">
            <text:p>339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326" calcext:value-type="float">
            <text:p>326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2916" calcext:value-type="float">
            <text:p>2916</text:p>
          </table:table-cell>
          <table:table-cell office:value-type="float" office:value="12247" calcext:value-type="float">
            <text:p>1224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144" calcext:value-type="float">
            <text:p>144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338" calcext:value-type="float">
            <text:p>338</text:p>
          </table:table-cell>
          <table:table-cell office:value-type="float" office:value="663" calcext:value-type="float">
            <text:p>66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7915" calcext:value-type="float">
            <text:p>7915</text:p>
          </table:table-cell>
          <table:table-cell office:value-type="float" office:value="37300" calcext:value-type="float">
            <text:p>3730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1057" calcext:value-type="float">
            <text:p>1057</text:p>
          </table:table-cell>
          <table:table-cell office:value-type="float" office:value="3041" calcext:value-type="float">
            <text:p>304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636" calcext:value-type="float">
            <text:p>636</text:p>
          </table:table-cell>
          <table:table-cell office:value-type="float" office:value="1280" calcext:value-type="float">
            <text:p>128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9676" calcext:value-type="float">
            <text:p>19676</text:p>
          </table:table-cell>
          <table:table-cell office:value-type="float" office:value="65276" calcext:value-type="float">
            <text:p>6527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1503" calcext:value-type="float">
            <text:p>11503</text:p>
          </table:table-cell>
          <table:table-cell office:value-type="float" office:value="29298" calcext:value-type="float">
            <text:p>2929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24030" calcext:value-type="float">
            <text:p>24030</text:p>
          </table:table-cell>
          <table:table-cell office:value-type="float" office:value="371499" calcext:value-type="float">
            <text:p>37149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39648" calcext:value-type="float">
            <text:p>39648</text:p>
          </table:table-cell>
          <table:table-cell office:value-type="float" office:value="677063" calcext:value-type="float">
            <text:p>67706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1544" calcext:value-type="float">
            <text:p>1544</text:p>
          </table:table-cell>
          <table:table-cell office:value-type="float" office:value="5065" calcext:value-type="float">
            <text:p>506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42" calcext:value-type="float">
            <text:p>142</text:p>
          </table:table-cell>
          <table:table-cell office:value-type="float" office:value="196" calcext:value-type="float">
            <text:p>19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12523" calcext:value-type="float">
            <text:p>12523</text:p>
          </table:table-cell>
          <table:table-cell office:value-type="float" office:value="122666" calcext:value-type="float">
            <text:p>12266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81" calcext:value-type="float">
            <text:p>181</text:p>
          </table:table-cell>
          <table:table-cell office:value-type="float" office:value="202" calcext:value-type="float">
            <text:p>20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40997" calcext:value-type="float">
            <text:p>40997</text:p>
          </table:table-cell>
          <table:table-cell office:value-type="float" office:value="745247" calcext:value-type="float">
            <text:p>74524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7276" calcext:value-type="float">
            <text:p>17276</text:p>
          </table:table-cell>
          <table:table-cell office:value-type="float" office:value="825134" calcext:value-type="float">
            <text:p>82513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40147" calcext:value-type="float">
            <text:p>40147</text:p>
          </table:table-cell>
          <table:table-cell office:value-type="float" office:value="452947" calcext:value-type="float">
            <text:p>45294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43846" calcext:value-type="float">
            <text:p>43846</text:p>
          </table:table-cell>
          <table:table-cell office:value-type="float" office:value="183753" calcext:value-type="float">
            <text:p>18375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42262" calcext:value-type="float">
            <text:p>42262</text:p>
          </table:table-cell>
          <table:table-cell office:value-type="float" office:value="174368" calcext:value-type="float">
            <text:p>17436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office:value-type="float" office:value="2656" calcext:value-type="float">
            <text:p>2656</text:p>
          </table:table-cell>
          <table:table-cell office:value-type="float" office:value="8893" calcext:value-type="float">
            <text:p>889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30510" calcext:value-type="float">
            <text:p>30510</text:p>
          </table:table-cell>
          <table:table-cell office:value-type="float" office:value="87839" calcext:value-type="float">
            <text:p>8783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5574" calcext:value-type="float">
            <text:p>5574</text:p>
          </table:table-cell>
          <table:table-cell office:value-type="float" office:value="31598" calcext:value-type="float">
            <text:p>3159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-1" calcext:value-type="float">
            <text:p>-1</text:p>
          </table:table-cell>
          <table:table-cell office:value-type="float" office:value="50291" calcext:value-type="float">
            <text:p>50291</text:p>
          </table:table-cell>
          <table:table-cell office:value-type="float" office:value="2403146" calcext:value-type="float">
            <text:p>240314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office:value-type="float" office:value="21207" calcext:value-type="float">
            <text:p>21207</text:p>
          </table:table-cell>
          <table:table-cell office:value-type="float" office:value="550078" calcext:value-type="float">
            <text:p>55007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9" calcext:value-type="float">
            <text:p>9</text:p>
          </table:table-cell>
          <table:table-cell office:value-type="float" office:value="14245" calcext:value-type="float">
            <text:p>14245</text:p>
          </table:table-cell>
          <table:table-cell office:value-type="float" office:value="595821" calcext:value-type="float">
            <text:p>59582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5514" calcext:value-type="float">
            <text:p>15514</text:p>
          </table:table-cell>
          <table:table-cell office:value-type="float" office:value="18594" calcext:value-type="float">
            <text:p>1859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0205" calcext:value-type="float">
            <text:p>10205</text:p>
          </table:table-cell>
          <table:table-cell office:value-type="float" office:value="11243" calcext:value-type="float">
            <text:p>1124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7818" calcext:value-type="float">
            <text:p>7818</text:p>
          </table:table-cell>
          <table:table-cell office:value-type="float" office:value="8809" calcext:value-type="float">
            <text:p>880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28038" calcext:value-type="float">
            <text:p>28038</text:p>
          </table:table-cell>
          <table:table-cell office:value-type="float" office:value="995208" calcext:value-type="float">
            <text:p>99520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39326" calcext:value-type="float">
            <text:p>39326</text:p>
          </table:table-cell>
          <table:table-cell office:value-type="float" office:value="1442597" calcext:value-type="float">
            <text:p>144259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28732" calcext:value-type="float">
            <text:p>28732</text:p>
          </table:table-cell>
          <table:table-cell office:value-type="float" office:value="2788426" calcext:value-type="float">
            <text:p>278842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724" calcext:value-type="float">
            <text:p>724</text:p>
          </table:table-cell>
          <table:table-cell office:value-type="float" office:value="16621" calcext:value-type="float">
            <text:p>1662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47926" calcext:value-type="float">
            <text:p>47926</text:p>
          </table:table-cell>
          <table:table-cell office:value-type="float" office:value="2606094" calcext:value-type="float">
            <text:p>260609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4921" calcext:value-type="float">
            <text:p>4921</text:p>
          </table:table-cell>
          <table:table-cell office:value-type="float" office:value="5912" calcext:value-type="float">
            <text:p>591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3422" calcext:value-type="float">
            <text:p>3422</text:p>
          </table:table-cell>
          <table:table-cell office:value-type="float" office:value="16504" calcext:value-type="float">
            <text:p>1650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9383" calcext:value-type="float">
            <text:p>9383</text:p>
          </table:table-cell>
          <table:table-cell office:value-type="float" office:value="36545" calcext:value-type="float">
            <text:p>3654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20633" calcext:value-type="float">
            <text:p>20633</text:p>
          </table:table-cell>
          <table:table-cell office:value-type="float" office:value="23642" calcext:value-type="float">
            <text:p>2364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18848" calcext:value-type="float">
            <text:p>18848</text:p>
          </table:table-cell>
          <table:table-cell office:value-type="float" office:value="21227" calcext:value-type="float">
            <text:p>2122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38267" calcext:value-type="float">
            <text:p>38267</text:p>
          </table:table-cell>
          <table:table-cell office:value-type="float" office:value="5925953" calcext:value-type="float">
            <text:p>592595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4213" calcext:value-type="float">
            <text:p>4213</text:p>
          </table:table-cell>
          <table:table-cell office:value-type="float" office:value="20065" calcext:value-type="float">
            <text:p>2006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802" calcext:value-type="float">
            <text:p>802</text:p>
          </table:table-cell>
          <table:table-cell office:value-type="float" office:value="16928" calcext:value-type="float">
            <text:p>1692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4395" calcext:value-type="float">
            <text:p>4395</text:p>
          </table:table-cell>
          <table:table-cell office:value-type="float" office:value="18740" calcext:value-type="float">
            <text:p>1874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12518" calcext:value-type="float">
            <text:p>12518</text:p>
          </table:table-cell>
          <table:table-cell office:value-type="float" office:value="15324" calcext:value-type="float">
            <text:p>1532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37286" calcext:value-type="float">
            <text:p>37286</text:p>
          </table:table-cell>
          <table:table-cell office:value-type="float" office:value="5889776" calcext:value-type="float">
            <text:p>588977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16743" calcext:value-type="float">
            <text:p>16743</text:p>
          </table:table-cell>
          <table:table-cell office:value-type="float" office:value="19230" calcext:value-type="float">
            <text:p>1923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24302" calcext:value-type="float">
            <text:p>24302</text:p>
          </table:table-cell>
          <table:table-cell office:value-type="float" office:value="27413" calcext:value-type="float">
            <text:p>2741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office:value-type="float" office:value="31646" calcext:value-type="float">
            <text:p>3164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17497" calcext:value-type="float">
            <text:p>17497</text:p>
          </table:table-cell>
          <table:table-cell office:value-type="float" office:value="19638" calcext:value-type="float">
            <text:p>1963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5333" calcext:value-type="float">
            <text:p>5333</text:p>
          </table:table-cell>
          <table:table-cell office:value-type="float" office:value="27749" calcext:value-type="float">
            <text:p>2774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6617" calcext:value-type="float">
            <text:p>6617</text:p>
          </table:table-cell>
          <table:table-cell office:value-type="float" office:value="152204" calcext:value-type="float">
            <text:p>15220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48203" calcext:value-type="float">
            <text:p>48203</text:p>
          </table:table-cell>
          <table:table-cell office:value-type="float" office:value="41748" calcext:value-type="float">
            <text:p>4174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5529" calcext:value-type="float">
            <text:p>5529</text:p>
          </table:table-cell>
          <table:table-cell office:value-type="float" office:value="29270" calcext:value-type="float">
            <text:p>2927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27238" calcext:value-type="float">
            <text:p>27238</text:p>
          </table:table-cell>
          <table:table-cell office:value-type="float" office:value="29736" calcext:value-type="float">
            <text:p>2973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7734" calcext:value-type="float">
            <text:p>7734</text:p>
          </table:table-cell>
          <table:table-cell office:value-type="float" office:value="37600" calcext:value-type="float">
            <text:p>3760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27759" calcext:value-type="float">
            <text:p>27759</text:p>
          </table:table-cell>
          <table:table-cell office:value-type="float" office:value="30965" calcext:value-type="float">
            <text:p>3096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21106" calcext:value-type="float">
            <text:p>21106</text:p>
          </table:table-cell>
          <table:table-cell office:value-type="float" office:value="23793" calcext:value-type="float">
            <text:p>2379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13086" calcext:value-type="float">
            <text:p>13086</text:p>
          </table:table-cell>
          <table:table-cell office:value-type="float" office:value="53457" calcext:value-type="float">
            <text:p>5345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office:value-type="float" office:value="40398" calcext:value-type="float">
            <text:p>4039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7592" calcext:value-type="float">
            <text:p>7592</text:p>
          </table:table-cell>
          <table:table-cell office:value-type="float" office:value="39881" calcext:value-type="float">
            <text:p>3988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40311" calcext:value-type="float">
            <text:p>40311</text:p>
          </table:table-cell>
          <table:table-cell office:value-type="float" office:value="44330" calcext:value-type="float">
            <text:p>4433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22248" calcext:value-type="float">
            <text:p>22248</text:p>
          </table:table-cell>
          <table:table-cell office:value-type="float" office:value="25094" calcext:value-type="float">
            <text:p>2509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5915" calcext:value-type="float">
            <text:p>5915</text:p>
          </table:table-cell>
          <table:table-cell office:value-type="float" office:value="32794" calcext:value-type="float">
            <text:p>3279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37435" calcext:value-type="float">
            <text:p>37435</text:p>
          </table:table-cell>
          <table:table-cell office:value-type="float" office:value="40580" calcext:value-type="float">
            <text:p>4058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2" calcext:value-type="float">
            <text:p>2</text:p>
          </table:table-cell>
          <table:table-cell office:value-type="float" office:value="1367" calcext:value-type="float">
            <text:p>1367</text:p>
          </table:table-cell>
          <table:table-cell office:value-type="float" office:value="44700" calcext:value-type="float">
            <text:p>4470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8564" calcext:value-type="float">
            <text:p>8564</text:p>
          </table:table-cell>
          <table:table-cell office:value-type="float" office:value="43835" calcext:value-type="float">
            <text:p>4383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5252" calcext:value-type="float">
            <text:p>5252</text:p>
          </table:table-cell>
          <table:table-cell office:value-type="float" office:value="31945" calcext:value-type="float">
            <text:p>3194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8423" calcext:value-type="float">
            <text:p>8423</text:p>
          </table:table-cell>
          <table:table-cell office:value-type="float" office:value="44389" calcext:value-type="float">
            <text:p>4438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2961" calcext:value-type="float">
            <text:p>2961</text:p>
          </table:table-cell>
          <table:table-cell office:value-type="float" office:value="22257" calcext:value-type="float">
            <text:p>2225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13626" calcext:value-type="float">
            <text:p>13626</text:p>
          </table:table-cell>
          <table:table-cell office:value-type="float" office:value="58068" calcext:value-type="float">
            <text:p>5806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13788" calcext:value-type="float">
            <text:p>13788</text:p>
          </table:table-cell>
          <table:table-cell office:value-type="float" office:value="56950" calcext:value-type="float">
            <text:p>5695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42047" calcext:value-type="float">
            <text:p>42047</text:p>
          </table:table-cell>
          <table:table-cell office:value-type="float" office:value="46788" calcext:value-type="float">
            <text:p>4678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129485" calcext:value-type="float">
            <text:p>129485</text:p>
          </table:table-cell>
          <table:table-cell office:value-type="float" office:value="44532" calcext:value-type="float">
            <text:p>4453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11634" calcext:value-type="float">
            <text:p>11634</text:p>
          </table:table-cell>
          <table:table-cell office:value-type="float" office:value="48755" calcext:value-type="float">
            <text:p>4875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8631" calcext:value-type="float">
            <text:p>8631</text:p>
          </table:table-cell>
          <table:table-cell office:value-type="float" office:value="45060" calcext:value-type="float">
            <text:p>4506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13089" calcext:value-type="float">
            <text:p>13089</text:p>
          </table:table-cell>
          <table:table-cell office:value-type="float" office:value="55443" calcext:value-type="float">
            <text:p>5544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2" calcext:value-type="float">
            <text:p>2</text:p>
          </table:table-cell>
          <table:table-cell office:value-type="float" office:value="2485" calcext:value-type="float">
            <text:p>2485</text:p>
          </table:table-cell>
          <table:table-cell office:value-type="float" office:value="65165" calcext:value-type="float">
            <text:p>6516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13815" calcext:value-type="float">
            <text:p>13815</text:p>
          </table:table-cell>
          <table:table-cell office:value-type="float" office:value="61882" calcext:value-type="float">
            <text:p>6188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4" calcext:value-type="float">
            <text:p>4</text:p>
          </table:table-cell>
          <table:table-cell office:value-type="float" office:value="44520" calcext:value-type="float">
            <text:p>44520</text:p>
          </table:table-cell>
          <table:table-cell office:value-type="float" office:value="48007" calcext:value-type="float">
            <text:p>4800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4715" calcext:value-type="float">
            <text:p>4715</text:p>
          </table:table-cell>
          <table:table-cell office:value-type="float" office:value="32017" calcext:value-type="float">
            <text:p>3201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7224" calcext:value-type="float">
            <text:p>7224</text:p>
          </table:table-cell>
          <table:table-cell office:value-type="float" office:value="44402" calcext:value-type="float">
            <text:p>4440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14390" calcext:value-type="float">
            <text:p>14390</text:p>
          </table:table-cell>
          <table:table-cell office:value-type="float" office:value="61874" calcext:value-type="float">
            <text:p>6187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2" calcext:value-type="float">
            <text:p>2</text:p>
          </table:table-cell>
          <table:table-cell office:value-type="float" office:value="1245" calcext:value-type="float">
            <text:p>1245</text:p>
          </table:table-cell>
          <table:table-cell office:value-type="float" office:value="52098" calcext:value-type="float">
            <text:p>5209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11654" calcext:value-type="float">
            <text:p>11654</text:p>
          </table:table-cell>
          <table:table-cell office:value-type="float" office:value="57664" calcext:value-type="float">
            <text:p>5766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12547" calcext:value-type="float">
            <text:p>12547</text:p>
          </table:table-cell>
          <table:table-cell office:value-type="float" office:value="59720" calcext:value-type="float">
            <text:p>5972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7008" calcext:value-type="float">
            <text:p>7008</text:p>
          </table:table-cell>
          <table:table-cell office:value-type="float" office:value="42103" calcext:value-type="float">
            <text:p>4210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21690" calcext:value-type="float">
            <text:p>21690</text:p>
          </table:table-cell>
          <table:table-cell office:value-type="float" office:value="73634" calcext:value-type="float">
            <text:p>7363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7949" calcext:value-type="float">
            <text:p>7949</text:p>
          </table:table-cell>
          <table:table-cell office:value-type="float" office:value="52567" calcext:value-type="float">
            <text:p>5256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6240" calcext:value-type="float">
            <text:p>16240</text:p>
          </table:table-cell>
          <table:table-cell office:value-type="float" office:value="187564" calcext:value-type="float">
            <text:p>18756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20455" calcext:value-type="float">
            <text:p>20455</text:p>
          </table:table-cell>
          <table:table-cell office:value-type="float" office:value="68209" calcext:value-type="float">
            <text:p>6820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3004" calcext:value-type="float">
            <text:p>13004</text:p>
          </table:table-cell>
          <table:table-cell office:value-type="float" office:value="62848" calcext:value-type="float">
            <text:p>6284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3703" calcext:value-type="float">
            <text:p>13703</text:p>
          </table:table-cell>
          <table:table-cell office:value-type="float" office:value="67068" calcext:value-type="float">
            <text:p>6706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1277" calcext:value-type="float">
            <text:p>1277</text:p>
          </table:table-cell>
          <table:table-cell office:value-type="float" office:value="58322" calcext:value-type="float">
            <text:p>5832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2846" calcext:value-type="float">
            <text:p>12846</text:p>
          </table:table-cell>
          <table:table-cell office:value-type="float" office:value="63888" calcext:value-type="float">
            <text:p>6388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5312" calcext:value-type="float">
            <text:p>15312</text:p>
          </table:table-cell>
          <table:table-cell office:value-type="float" office:value="69981" calcext:value-type="float">
            <text:p>6998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41748" calcext:value-type="float">
            <text:p>41748</text:p>
          </table:table-cell>
          <table:table-cell office:value-type="float" office:value="44540" calcext:value-type="float">
            <text:p>4454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9695" calcext:value-type="float">
            <text:p>9695</text:p>
          </table:table-cell>
          <table:table-cell office:value-type="float" office:value="60097" calcext:value-type="float">
            <text:p>6009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9719" calcext:value-type="float">
            <text:p>9719</text:p>
          </table:table-cell>
          <table:table-cell office:value-type="float" office:value="59325" calcext:value-type="float">
            <text:p>5932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8010" calcext:value-type="float">
            <text:p>18010</text:p>
          </table:table-cell>
          <table:table-cell office:value-type="float" office:value="75124" calcext:value-type="float">
            <text:p>7512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6411" calcext:value-type="float">
            <text:p>16411</text:p>
          </table:table-cell>
          <table:table-cell office:value-type="float" office:value="73956" calcext:value-type="float">
            <text:p>7395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0776" calcext:value-type="float">
            <text:p>10776</text:p>
          </table:table-cell>
          <table:table-cell office:value-type="float" office:value="61055" calcext:value-type="float">
            <text:p>6105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2115" calcext:value-type="float">
            <text:p>12115</text:p>
          </table:table-cell>
          <table:table-cell office:value-type="float" office:value="68387" calcext:value-type="float">
            <text:p>6838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5849" calcext:value-type="float">
            <text:p>15849</text:p>
          </table:table-cell>
          <table:table-cell office:value-type="float" office:value="76158" calcext:value-type="float">
            <text:p>7615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office:value-type="float" office:value="2800" calcext:value-type="float">
            <text:p>2800</text:p>
          </table:table-cell>
          <table:table-cell office:value-type="float" office:value="85907" calcext:value-type="float">
            <text:p>8590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18839" calcext:value-type="float">
            <text:p>18839</text:p>
          </table:table-cell>
          <table:table-cell office:value-type="float" office:value="75935" calcext:value-type="float">
            <text:p>7593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4" calcext:value-type="float">
            <text:p>4</text:p>
          </table:table-cell>
          <table:table-cell office:value-type="float" office:value="66974" calcext:value-type="float">
            <text:p>66974</text:p>
          </table:table-cell>
          <table:table-cell office:value-type="float" office:value="71269" calcext:value-type="float">
            <text:p>7126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24101" calcext:value-type="float">
            <text:p>24101</text:p>
          </table:table-cell>
          <table:table-cell office:value-type="float" office:value="86463" calcext:value-type="float">
            <text:p>8646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27746" calcext:value-type="float">
            <text:p>27746</text:p>
          </table:table-cell>
          <table:table-cell office:value-type="float" office:value="85795" calcext:value-type="float">
            <text:p>8579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19539" calcext:value-type="float">
            <text:p>19539</text:p>
          </table:table-cell>
          <table:table-cell office:value-type="float" office:value="83017" calcext:value-type="float">
            <text:p>8301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2914" calcext:value-type="float">
            <text:p>2914</text:p>
          </table:table-cell>
          <table:table-cell office:value-type="float" office:value="85321" calcext:value-type="float">
            <text:p>8532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15950" calcext:value-type="float">
            <text:p>15950</text:p>
          </table:table-cell>
          <table:table-cell office:value-type="float" office:value="75819" calcext:value-type="float">
            <text:p>7581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2601" calcext:value-type="float">
            <text:p>2601</text:p>
          </table:table-cell>
          <table:table-cell office:value-type="float" office:value="85968" calcext:value-type="float">
            <text:p>8596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29818" calcext:value-type="float">
            <text:p>29818</text:p>
          </table:table-cell>
          <table:table-cell office:value-type="float" office:value="85850" calcext:value-type="float">
            <text:p>8585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2377" calcext:value-type="float">
            <text:p>2377</text:p>
          </table:table-cell>
          <table:table-cell office:value-type="float" office:value="82117" calcext:value-type="float">
            <text:p>8211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2371" calcext:value-type="float">
            <text:p>2371</text:p>
          </table:table-cell>
          <table:table-cell office:value-type="float" office:value="81725" calcext:value-type="float">
            <text:p>8172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22284" calcext:value-type="float">
            <text:p>22284</text:p>
          </table:table-cell>
          <table:table-cell office:value-type="float" office:value="82075" calcext:value-type="float">
            <text:p>8207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135412" calcext:value-type="float">
            <text:p>135412</text:p>
          </table:table-cell>
          <table:table-cell office:value-type="float" office:value="100790" calcext:value-type="float">
            <text:p>10079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85254" calcext:value-type="float">
            <text:p>8525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24193" calcext:value-type="float">
            <text:p>24193</text:p>
          </table:table-cell>
          <table:table-cell office:value-type="float" office:value="80381" calcext:value-type="float">
            <text:p>8038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23516" calcext:value-type="float">
            <text:p>23516</text:p>
          </table:table-cell>
          <table:table-cell office:value-type="float" office:value="83444" calcext:value-type="float">
            <text:p>8344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22772" calcext:value-type="float">
            <text:p>22772</text:p>
          </table:table-cell>
          <table:table-cell office:value-type="float" office:value="81200" calcext:value-type="float">
            <text:p>8120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2" calcext:value-type="float">
            <text:p>2</text:p>
          </table:table-cell>
          <table:table-cell office:value-type="float" office:value="2707" calcext:value-type="float">
            <text:p>2707</text:p>
          </table:table-cell>
          <table:table-cell office:value-type="float" office:value="81966" calcext:value-type="float">
            <text:p>8196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30695" calcext:value-type="float">
            <text:p>30695</text:p>
          </table:table-cell>
          <table:table-cell office:value-type="float" office:value="86532" calcext:value-type="float">
            <text:p>8653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2" calcext:value-type="float">
            <text:p>2</text:p>
          </table:table-cell>
          <table:table-cell office:value-type="float" office:value="2305" calcext:value-type="float">
            <text:p>2305</text:p>
          </table:table-cell>
          <table:table-cell office:value-type="float" office:value="83399" calcext:value-type="float">
            <text:p>8339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26179" calcext:value-type="float">
            <text:p>26179</text:p>
          </table:table-cell>
          <table:table-cell office:value-type="float" office:value="83575" calcext:value-type="float">
            <text:p>8357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2" calcext:value-type="float">
            <text:p>2</text:p>
          </table:table-cell>
          <table:table-cell office:value-type="float" office:value="2713" calcext:value-type="float">
            <text:p>2713</text:p>
          </table:table-cell>
          <table:table-cell office:value-type="float" office:value="83737" calcext:value-type="float">
            <text:p>8373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36739" calcext:value-type="float">
            <text:p>36739</text:p>
          </table:table-cell>
          <table:table-cell office:value-type="float" office:value="90862" calcext:value-type="float">
            <text:p>9086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7698" calcext:value-type="float">
            <text:p>27698</text:p>
          </table:table-cell>
          <table:table-cell office:value-type="float" office:value="89403" calcext:value-type="float">
            <text:p>8940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2256" calcext:value-type="float">
            <text:p>22256</text:p>
          </table:table-cell>
          <table:table-cell office:value-type="float" office:value="86323" calcext:value-type="float">
            <text:p>8632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31903" calcext:value-type="float">
            <text:p>31903</text:p>
          </table:table-cell>
          <table:table-cell office:value-type="float" office:value="243605" calcext:value-type="float">
            <text:p>24360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30905" calcext:value-type="float">
            <text:p>30905</text:p>
          </table:table-cell>
          <table:table-cell office:value-type="float" office:value="90079" calcext:value-type="float">
            <text:p>9007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 office:value-type="float" office:value="2556" calcext:value-type="float">
            <text:p>2556</text:p>
          </table:table-cell>
          <table:table-cell office:value-type="float" office:value="84422" calcext:value-type="float">
            <text:p>8442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3676" calcext:value-type="float">
            <text:p>23676</text:p>
          </table:table-cell>
          <table:table-cell office:value-type="float" office:value="83277" calcext:value-type="float">
            <text:p>8327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19572" calcext:value-type="float">
            <text:p>19572</text:p>
          </table:table-cell>
          <table:table-cell office:value-type="float" office:value="84733" calcext:value-type="float">
            <text:p>8473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2670" calcext:value-type="float">
            <text:p>22670</text:p>
          </table:table-cell>
          <table:table-cell office:value-type="float" office:value="83407" calcext:value-type="float">
            <text:p>8340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30309" calcext:value-type="float">
            <text:p>30309</text:p>
          </table:table-cell>
          <table:table-cell office:value-type="float" office:value="85716" calcext:value-type="float">
            <text:p>8571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4158" calcext:value-type="float">
            <text:p>4158</text:p>
          </table:table-cell>
          <table:table-cell office:value-type="float" office:value="92106" calcext:value-type="float">
            <text:p>9210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34868" calcext:value-type="float">
            <text:p>34868</text:p>
          </table:table-cell>
          <table:table-cell office:value-type="float" office:value="91306" calcext:value-type="float">
            <text:p>9130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22104" calcext:value-type="float">
            <text:p>22104</text:p>
          </table:table-cell>
          <table:table-cell office:value-type="float" office:value="89465" calcext:value-type="float">
            <text:p>8946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47270" calcext:value-type="float">
            <text:p>47270</text:p>
          </table:table-cell>
          <table:table-cell office:value-type="float" office:value="92599" calcext:value-type="float">
            <text:p>9259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2451" calcext:value-type="float">
            <text:p>2451</text:p>
          </table:table-cell>
          <table:table-cell office:value-type="float" office:value="91195" calcext:value-type="float">
            <text:p>9119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21208" calcext:value-type="float">
            <text:p>21208</text:p>
          </table:table-cell>
          <table:table-cell office:value-type="float" office:value="236078" calcext:value-type="float">
            <text:p>23607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40495" calcext:value-type="float">
            <text:p>40495</text:p>
          </table:table-cell>
          <table:table-cell office:value-type="float" office:value="102577" calcext:value-type="float">
            <text:p>10257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3646" calcext:value-type="float">
            <text:p>3646</text:p>
          </table:table-cell>
          <table:table-cell office:value-type="float" office:value="91445" calcext:value-type="float">
            <text:p>9144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16885" calcext:value-type="float">
            <text:p>16885</text:p>
          </table:table-cell>
          <table:table-cell office:value-type="float" office:value="83630" calcext:value-type="float">
            <text:p>8363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46709" calcext:value-type="float">
            <text:p>46709</text:p>
          </table:table-cell>
          <table:table-cell office:value-type="float" office:value="87151" calcext:value-type="float">
            <text:p>8715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3996" calcext:value-type="float">
            <text:p>3996</text:p>
          </table:table-cell>
          <table:table-cell office:value-type="float" office:value="96420" calcext:value-type="float">
            <text:p>9642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3896" calcext:value-type="float">
            <text:p>3896</text:p>
          </table:table-cell>
          <table:table-cell office:value-type="float" office:value="98519" calcext:value-type="float">
            <text:p>9851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35852" calcext:value-type="float">
            <text:p>35852</text:p>
          </table:table-cell>
          <table:table-cell office:value-type="float" office:value="96027" calcext:value-type="float">
            <text:p>9602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42304" calcext:value-type="float">
            <text:p>42304</text:p>
          </table:table-cell>
          <table:table-cell office:value-type="float" office:value="96896" calcext:value-type="float">
            <text:p>9689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2282" calcext:value-type="float">
            <text:p>2282</text:p>
          </table:table-cell>
          <table:table-cell office:value-type="float" office:value="95633" calcext:value-type="float">
            <text:p>9563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49555" calcext:value-type="float">
            <text:p>49555</text:p>
          </table:table-cell>
          <table:table-cell office:value-type="float" office:value="96270" calcext:value-type="float">
            <text:p>9627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3442" calcext:value-type="float">
            <text:p>3442</text:p>
          </table:table-cell>
          <table:table-cell office:value-type="float" office:value="95667" calcext:value-type="float">
            <text:p>9566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3618" calcext:value-type="float">
            <text:p>3618</text:p>
          </table:table-cell>
          <table:table-cell office:value-type="float" office:value="248427" calcext:value-type="float">
            <text:p>24842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58135" calcext:value-type="float">
            <text:p>58135</text:p>
          </table:table-cell>
          <table:table-cell office:value-type="float" office:value="93768" calcext:value-type="float">
            <text:p>9376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2800" calcext:value-type="float">
            <text:p>2800</text:p>
          </table:table-cell>
          <table:table-cell office:value-type="float" office:value="93777" calcext:value-type="float">
            <text:p>9377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43660" calcext:value-type="float">
            <text:p>43660</text:p>
          </table:table-cell>
          <table:table-cell office:value-type="float" office:value="100015" calcext:value-type="float">
            <text:p>10001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32485" calcext:value-type="float">
            <text:p>32485</text:p>
          </table:table-cell>
          <table:table-cell office:value-type="float" office:value="99859" calcext:value-type="float">
            <text:p>9985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office:value-type="float" office:value="4710" calcext:value-type="float">
            <text:p>4710</text:p>
          </table:table-cell>
          <table:table-cell office:value-type="float" office:value="100303" calcext:value-type="float">
            <text:p>10030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office:value-type="float" office:value="3291" calcext:value-type="float">
            <text:p>3291</text:p>
          </table:table-cell>
          <table:table-cell office:value-type="float" office:value="102855" calcext:value-type="float">
            <text:p>10285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42772" calcext:value-type="float">
            <text:p>42772</text:p>
          </table:table-cell>
          <table:table-cell office:value-type="float" office:value="101269" calcext:value-type="float">
            <text:p>10126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35178" calcext:value-type="float">
            <text:p>35178</text:p>
          </table:table-cell>
          <table:table-cell office:value-type="float" office:value="101374" calcext:value-type="float">
            <text:p>10137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56313" calcext:value-type="float">
            <text:p>56313</text:p>
          </table:table-cell>
          <table:table-cell office:value-type="float" office:value="103231" calcext:value-type="float">
            <text:p>10323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office:value-type="float" office:value="246060" calcext:value-type="float">
            <text:p>24606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office:value-type="float" office:value="5579" calcext:value-type="float">
            <text:p>5579</text:p>
          </table:table-cell>
          <table:table-cell office:value-type="float" office:value="112164" calcext:value-type="float">
            <text:p>11216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40108" calcext:value-type="float">
            <text:p>40108</text:p>
          </table:table-cell>
          <table:table-cell office:value-type="float" office:value="95712" calcext:value-type="float">
            <text:p>9571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48048" calcext:value-type="float">
            <text:p>48048</text:p>
          </table:table-cell>
          <table:table-cell office:value-type="float" office:value="109496" calcext:value-type="float">
            <text:p>10949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5143" calcext:value-type="float">
            <text:p>5143</text:p>
          </table:table-cell>
          <table:table-cell office:value-type="float" office:value="102400" calcext:value-type="float">
            <text:p>10240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47193" calcext:value-type="float">
            <text:p>47193</text:p>
          </table:table-cell>
          <table:table-cell office:value-type="float" office:value="102392" calcext:value-type="float">
            <text:p>10239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4779" calcext:value-type="float">
            <text:p>4779</text:p>
          </table:table-cell>
          <table:table-cell office:value-type="float" office:value="100648" calcext:value-type="float">
            <text:p>10064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2415" calcext:value-type="float">
            <text:p>2415</text:p>
          </table:table-cell>
          <table:table-cell office:value-type="float" office:value="100732" calcext:value-type="float">
            <text:p>10073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49228" calcext:value-type="float">
            <text:p>49228</text:p>
          </table:table-cell>
          <table:table-cell office:value-type="float" office:value="100943" calcext:value-type="float">
            <text:p>10094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41826" calcext:value-type="float">
            <text:p>41826</text:p>
          </table:table-cell>
          <table:table-cell office:value-type="float" office:value="101509" calcext:value-type="float">
            <text:p>10150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1867" calcext:value-type="float">
            <text:p>1867</text:p>
          </table:table-cell>
          <table:table-cell office:value-type="float" office:value="255271" calcext:value-type="float">
            <text:p>25527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49378" calcext:value-type="float">
            <text:p>49378</text:p>
          </table:table-cell>
          <table:table-cell office:value-type="float" office:value="102397" calcext:value-type="float">
            <text:p>10239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43695" calcext:value-type="float">
            <text:p>43695</text:p>
          </table:table-cell>
          <table:table-cell office:value-type="float" office:value="94448" calcext:value-type="float">
            <text:p>9444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office:value-type="float" office:value="46554" calcext:value-type="float">
            <text:p>46554</text:p>
          </table:table-cell>
          <table:table-cell office:value-type="float" office:value="109521" calcext:value-type="float">
            <text:p>10952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4285" calcext:value-type="float">
            <text:p>4285</text:p>
          </table:table-cell>
          <table:table-cell office:value-type="float" office:value="104064" calcext:value-type="float">
            <text:p>10406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3101" calcext:value-type="float">
            <text:p>3101</text:p>
          </table:table-cell>
          <table:table-cell office:value-type="float" office:value="103922" calcext:value-type="float">
            <text:p>10392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office:value-type="float" office:value="29283" calcext:value-type="float">
            <text:p>29283</text:p>
          </table:table-cell>
          <table:table-cell office:value-type="float" office:value="103978" calcext:value-type="float">
            <text:p>10397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office:value-type="float" office:value="53354" calcext:value-type="float">
            <text:p>53354</text:p>
          </table:table-cell>
          <table:table-cell office:value-type="float" office:value="104242" calcext:value-type="float">
            <text:p>10424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4363" calcext:value-type="float">
            <text:p>4363</text:p>
          </table:table-cell>
          <table:table-cell office:value-type="float" office:value="105251" calcext:value-type="float">
            <text:p>10525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4523" calcext:value-type="float">
            <text:p>4523</text:p>
          </table:table-cell>
          <table:table-cell office:value-type="float" office:value="105827" calcext:value-type="float">
            <text:p>10582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3422" calcext:value-type="float">
            <text:p>3422</text:p>
          </table:table-cell>
          <table:table-cell office:value-type="float" office:value="247478" calcext:value-type="float">
            <text:p>24747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office:value-type="float" office:value="4479" calcext:value-type="float">
            <text:p>4479</text:p>
          </table:table-cell>
          <table:table-cell office:value-type="float" office:value="99994" calcext:value-type="float">
            <text:p>9999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RN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office:value-type="float" office:value="52866" calcext:value-type="float">
            <text:p>52866</text:p>
          </table:table-cell>
          <table:table-cell office:value-type="float" office:value="99555" calcext:value-type="float">
            <text:p>99555</text:p>
          </table:table-cell>
          <table:table-cell table:number-columns-repeated="1017"/>
        </table:table-row>
        <table:table-row table:style-name="ro1" table:number-rows-repeated="10462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vot Table_Sheet1_2" table:style-name="ta2">
        <office:forms form:automatic-focus="false" form:apply-design-mode="false"/>
        <table:shapes>
          <draw:frame draw:z-index="0" draw:style-name="gr1" draw:text-style-name="P1" svg:width="17.143cm" svg:height="11.627cm" svg:x="14.773cm" svg:y="1.468cm">
            <draw:object draw:notify-on-update-of-ranges="'Pivot Table_Sheet1_2'.A5:'Pivot Table_Sheet1_2'.A5 'Pivot Table_Sheet1_2'.A6:'Pivot Table_Sheet1_2'.A24 'Pivot Table_Sheet1_2'.B5:'Pivot Table_Sheet1_2'.B5 'Pivot Table_Sheet1_2'.B6:'Pivot Table_Sheet1_2'.B24 'Pivot Table_Sheet1_2'.C5:'Pivot Table_Sheet1_2'.C5 'Pivot Table_Sheet1_2'.C6:'Pivot Table_Sheet1_2'.C24 'Pivot Table_Sheet1_2'.D5:'Pivot Table_Sheet1_2'.D5 'Pivot Table_Sheet1_2'.D6:'Pivot Table_Sheet1_2'.D24 'Pivot Table_Sheet1_2'.E5:'Pivot Table_Sheet1_2'.E5 'Pivot Table_Sheet1_2'.E6:'Pivot Table_Sheet1_2'.E2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ce5"/>
        <table:table-column table:style-name="co8" table:default-cell-style-name="ce11"/>
        <table:table-column table:style-name="co8" table:number-columns-repeated="2" table:default-cell-style-name="ce16"/>
        <table:table-column table:style-name="co8" table:default-cell-style-name="ce21"/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 table:number-columns-repeated="4"/>
        </table:table-row>
        <table:table-row table:style-name="ro1">
          <table:table-cell table:style-name="Pivot_20_Table_20_Field" office:value-type="string" calcext:value-type="string">
            <text:p>Tdistance</text:p>
          </table:table-cell>
          <table:table-cell table:style-name="ce7" office:value-type="float" office:value="4" calcext:value-type="float">
            <text:p>4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2" office:value-type="string" calcext:value-type="string">
            <text:p>Average - TTime</text:p>
          </table:table-cell>
          <table:table-cell table:style-name="ce8" office:value-type="string" calcext:value-type="string">
            <text:p>Method</text:p>
          </table:table-cell>
          <table:table-cell table:style-name="ce13" table:number-columns-repeated="2"/>
          <table:table-cell table:style-name="ce18"/>
        </table:table-row>
        <table:table-row table:style-name="ro1">
          <table:table-cell table:style-name="ce3" office:value-type="string" calcext:value-type="string">
            <text:p>Edges</text:p>
          </table:table-cell>
          <table:table-cell table:style-name="ce9" office:value-type="string" calcext:value-type="string">
            <text:p>LSLN</text:p>
          </table:table-cell>
          <table:table-cell table:style-name="ce14" office:value-type="string" calcext:value-type="string">
            <text:p>LSRN</text:p>
          </table:table-cell>
          <table:table-cell table:style-name="ce14" office:value-type="string" calcext:value-type="string">
            <text:p>RSLN</text:p>
          </table:table-cell>
          <table:table-cell table:style-name="ce19" office:value-type="string" calcext:value-type="string">
            <text:p>RSRN</text:p>
          </table:table-cell>
        </table:table-row>
        <table:table-row table:style-name="ro1">
          <table:table-cell table:style-name="ce4" office:value-type="float" office:value="500" calcext:value-type="float">
            <text:p>500</text:p>
          </table:table-cell>
          <table:table-cell table:style-name="ce10" office:value-type="float" office:value="27.3" calcext:value-type="float">
            <text:p>27.3</text:p>
          </table:table-cell>
          <table:table-cell table:style-name="ce15" office:value-type="float" office:value="5665.2" calcext:value-type="float">
            <text:p>5665.2</text:p>
          </table:table-cell>
          <table:table-cell table:style-name="ce15" office:value-type="float" office:value="131.2" calcext:value-type="float">
            <text:p>131.2</text:p>
          </table:table-cell>
          <table:table-cell table:style-name="ce20" office:value-type="float" office:value="5635.3" calcext:value-type="float">
            <text:p>5635.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22" calcext:value-type="float">
            <text:p>922</text:p>
          </table:table-cell>
          <table:table-cell office:value-type="float" office:value="196984.2" calcext:value-type="float">
            <text:p>196984.2</text:p>
          </table:table-cell>
          <table:table-cell office:value-type="float" office:value="2000.4" calcext:value-type="float">
            <text:p>2000.4</text:p>
          </table:table-cell>
          <table:table-cell office:value-type="float" office:value="201671.7" calcext:value-type="float">
            <text:p>201671.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752.8" calcext:value-type="float">
            <text:p>2752.8</text:p>
          </table:table-cell>
          <table:table-cell office:value-type="float" office:value="517880.5" calcext:value-type="float">
            <text:p>517880.5</text:p>
          </table:table-cell>
          <table:table-cell office:value-type="float" office:value="4522.7" calcext:value-type="float">
            <text:p>4522.7</text:p>
          </table:table-cell>
          <table:table-cell office:value-type="float" office:value="531357.7" calcext:value-type="float">
            <text:p>531357.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418.9" calcext:value-type="float">
            <text:p>6418.9</text:p>
          </table:table-cell>
          <table:table-cell office:value-type="float" office:value="795983.4" calcext:value-type="float">
            <text:p>795983.4</text:p>
          </table:table-cell>
          <table:table-cell office:value-type="float" office:value="6544.9" calcext:value-type="float">
            <text:p>6544.9</text:p>
          </table:table-cell>
          <table:table-cell office:value-type="float" office:value="791000.8" calcext:value-type="float">
            <text:p>791000.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587.1" calcext:value-type="float">
            <text:p>6587.1</text:p>
          </table:table-cell>
          <table:table-cell office:value-type="float" office:value="1188120.2" calcext:value-type="float">
            <text:p>1188120.2</text:p>
          </table:table-cell>
          <table:table-cell office:value-type="float" office:value="8540.2" calcext:value-type="float">
            <text:p>8540.2</text:p>
          </table:table-cell>
          <table:table-cell office:value-type="float" office:value="1198743" calcext:value-type="float">
            <text:p>119874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5.3" calcext:value-type="float">
            <text:p>195.3</text:p>
          </table:table-cell>
          <table:table-cell office:value-type="float" office:value="30287.2" calcext:value-type="float">
            <text:p>30287.2</text:p>
          </table:table-cell>
          <table:table-cell office:value-type="float" office:value="1753" calcext:value-type="float">
            <text:p>1753</text:p>
          </table:table-cell>
          <table:table-cell office:value-type="float" office:value="42796.9" calcext:value-type="float">
            <text:p>42796.9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39.2" calcext:value-type="float">
            <text:p>239.2</text:p>
          </table:table-cell>
          <table:table-cell office:value-type="float" office:value="39166.1" calcext:value-type="float">
            <text:p>39166.1</text:p>
          </table:table-cell>
          <table:table-cell office:value-type="float" office:value="1663.9" calcext:value-type="float">
            <text:p>1663.9</text:p>
          </table:table-cell>
          <table:table-cell office:value-type="float" office:value="38886.2" calcext:value-type="float">
            <text:p>38886.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61.9" calcext:value-type="float">
            <text:p>261.9</text:p>
          </table:table-cell>
          <table:table-cell office:value-type="float" office:value="45887.5" calcext:value-type="float">
            <text:p>45887.5</text:p>
          </table:table-cell>
          <table:table-cell office:value-type="float" office:value="1796.2" calcext:value-type="float">
            <text:p>1796.2</text:p>
          </table:table-cell>
          <table:table-cell office:value-type="float" office:value="45418.7" calcext:value-type="float">
            <text:p>45418.7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294.1" calcext:value-type="float">
            <text:p>294.1</text:p>
          </table:table-cell>
          <table:table-cell office:value-type="float" office:value="51929.5" calcext:value-type="float">
            <text:p>51929.5</text:p>
          </table:table-cell>
          <table:table-cell office:value-type="float" office:value="1896.5" calcext:value-type="float">
            <text:p>1896.5</text:p>
          </table:table-cell>
          <table:table-cell office:value-type="float" office:value="52493.2" calcext:value-type="float">
            <text:p>52493.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47.9" calcext:value-type="float">
            <text:p>347.9</text:p>
          </table:table-cell>
          <table:table-cell office:value-type="float" office:value="63955.4" calcext:value-type="float">
            <text:p>63955.4</text:p>
          </table:table-cell>
          <table:table-cell office:value-type="float" office:value="2230.9" calcext:value-type="float">
            <text:p>2230.9</text:p>
          </table:table-cell>
          <table:table-cell office:value-type="float" office:value="74862.1" calcext:value-type="float">
            <text:p>74862.1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382.2" calcext:value-type="float">
            <text:p>382.2</text:p>
          </table:table-cell>
          <table:table-cell office:value-type="float" office:value="68608.8" calcext:value-type="float">
            <text:p>68608.8</text:p>
          </table:table-cell>
          <table:table-cell office:value-type="float" office:value="2157.5" calcext:value-type="float">
            <text:p>2157.5</text:p>
          </table:table-cell>
          <table:table-cell office:value-type="float" office:value="70721.3" calcext:value-type="float">
            <text:p>70721.3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39.7" calcext:value-type="float">
            <text:p>439.7</text:p>
          </table:table-cell>
          <table:table-cell office:value-type="float" office:value="93351.6" calcext:value-type="float">
            <text:p>93351.6</text:p>
          </table:table-cell>
          <table:table-cell office:value-type="float" office:value="2253.8" calcext:value-type="float">
            <text:p>2253.8</text:p>
          </table:table-cell>
          <table:table-cell office:value-type="float" office:value="83415" calcext:value-type="float">
            <text:p>83415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476" calcext:value-type="float">
            <text:p>476</text:p>
          </table:table-cell>
          <table:table-cell office:value-type="float" office:value="87106.7" calcext:value-type="float">
            <text:p>87106.7</text:p>
          </table:table-cell>
          <table:table-cell office:value-type="float" office:value="2364.8" calcext:value-type="float">
            <text:p>2364.8</text:p>
          </table:table-cell>
          <table:table-cell office:value-type="float" office:value="85027.8" calcext:value-type="float">
            <text:p>85027.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82.6" calcext:value-type="float">
            <text:p>482.6</text:p>
          </table:table-cell>
          <table:table-cell office:value-type="float" office:value="88378.8" calcext:value-type="float">
            <text:p>88378.8</text:p>
          </table:table-cell>
          <table:table-cell office:value-type="float" office:value="2500" calcext:value-type="float">
            <text:p>2500</text:p>
          </table:table-cell>
          <table:table-cell office:value-type="float" office:value="102182.7" calcext:value-type="float">
            <text:p>102182.7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517.4" calcext:value-type="float">
            <text:p>517.4</text:p>
          </table:table-cell>
          <table:table-cell office:value-type="float" office:value="103014.6" calcext:value-type="float">
            <text:p>103014.6</text:p>
          </table:table-cell>
          <table:table-cell office:value-type="float" office:value="2552.7" calcext:value-type="float">
            <text:p>2552.7</text:p>
          </table:table-cell>
          <table:table-cell office:value-type="float" office:value="105755.2" calcext:value-type="float">
            <text:p>105755.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528.2" calcext:value-type="float">
            <text:p>528.2</text:p>
          </table:table-cell>
          <table:table-cell office:value-type="float" office:value="108059.4" calcext:value-type="float">
            <text:p>108059.4</text:p>
          </table:table-cell>
          <table:table-cell office:value-type="float" office:value="2650.3" calcext:value-type="float">
            <text:p>2650.3</text:p>
          </table:table-cell>
          <table:table-cell office:value-type="float" office:value="111140.4" calcext:value-type="float">
            <text:p>111140.4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562" calcext:value-type="float">
            <text:p>562</text:p>
          </table:table-cell>
          <table:table-cell office:value-type="float" office:value="199067.5" calcext:value-type="float">
            <text:p>199067.5</text:p>
          </table:table-cell>
          <table:table-cell office:value-type="float" office:value="2744.8" calcext:value-type="float">
            <text:p>2744.8</text:p>
          </table:table-cell>
          <table:table-cell office:value-type="float" office:value="116284.2" calcext:value-type="float">
            <text:p>116284.2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580.8" calcext:value-type="float">
            <text:p>580.8</text:p>
          </table:table-cell>
          <table:table-cell office:value-type="float" office:value="102035.8" calcext:value-type="float">
            <text:p>102035.8</text:p>
          </table:table-cell>
          <table:table-cell office:value-type="float" office:value="2830.1" calcext:value-type="float">
            <text:p>2830.1</text:p>
          </table:table-cell>
          <table:table-cell office:value-type="float" office:value="117023.6" calcext:value-type="float">
            <text:p>117023.6</text:p>
          </table:table-cell>
        </table:table-row>
        <table:table-row table:style-name="ro1">
          <table:table-cell table:style-name="ce6" office:value-type="float" office:value="9500" calcext:value-type="float">
            <text:p>9500</text:p>
          </table:table-cell>
          <table:table-cell table:style-name="ce12" office:value-type="float" office:value="600.6" calcext:value-type="float">
            <text:p>600.6</text:p>
          </table:table-cell>
          <table:table-cell table:style-name="ce17" office:value-type="float" office:value="107206.9" calcext:value-type="float">
            <text:p>107206.9</text:p>
          </table:table-cell>
          <table:table-cell table:style-name="ce17" office:value-type="float" office:value="2923.3" calcext:value-type="float">
            <text:p>2923.3</text:p>
          </table:table-cell>
          <table:table-cell table:style-name="ce22" office:value-type="float" office:value="118383.2" calcext:value-type="float">
            <text:p>118383.2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2'.A1:'Pivot Table_Sheet1_2'.E24" table:buttons="'Pivot Table_Sheet1_2'.A1 'Pivot Table_Sheet1_2'.A2 'Pivot Table_Sheet1_2'.A5 'Pivot Table_Sheet1_2'.B4" table:grand-total="none">
          <table:source-cell-range table:cell-range-address="Sheet1.A1:Sheet1.G2281"/>
          <table:data-pilot-field table:source-field-name="Tdistance" table:orientation="page" table:used-hierarchy="0" table:function="auto">
            <table:data-pilot-level table:show-empty="false">
              <table:data-pilot-members>
                <table:data-pilot-member table:name="2" table:display="false" table:show-details="true"/>
                <table:data-pilot-member table:name="3" table:display="false" table:show-details="true"/>
                <table:data-pilot-member table:name="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thod" table:orientation="column" table:used-hierarchy="0" table:function="auto">
            <table:data-pilot-level table:show-empty="false">
              <table:data-pilot-members>
                <table:data-pilot-member table:name="LSLN" table:display="true" table:show-details="true"/>
                <table:data-pilot-member table:name="LSRN" table:display="true" table:show-details="true"/>
                <table:data-pilot-member table:name="RSLN" table:display="true" table:show-details="true"/>
                <table:data-pilot-member table:name="RSR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dges" table:orientation="row" table:used-hierarchy="0" table:function="auto">
            <table:data-pilot-level table:show-empty="false">
              <table:data-pilot-subtotals>
                <table:data-pilot-subtotal table:function="sum"/>
              </table:data-pilot-subtotals>
              <table:data-pilot-members>
                <table:data-pilot-member table:name="500" table:display="true" table:show-details="true"/>
                <table:data-pilot-member table:name="1000" table:display="true" table:show-details="true"/>
                <table:data-pilot-member table:name="1500" table:display="true" table:show-details="true"/>
                <table:data-pilot-member table:name="2000" table:display="true" table:show-details="true"/>
                <table:data-pilot-member table:name="2500" table:display="true" table:show-details="true"/>
                <table:data-pilot-member table:name="3000" table:display="true" table:show-details="true"/>
                <table:data-pilot-member table:name="3500" table:display="true" table:show-details="true"/>
                <table:data-pilot-member table:name="4000" table:display="true" table:show-details="true"/>
                <table:data-pilot-member table:name="4500" table:display="true" table:show-details="true"/>
                <table:data-pilot-member table:name="5000" table:display="true" table:show-details="true"/>
                <table:data-pilot-member table:name="5500" table:display="true" table:show-details="true"/>
                <table:data-pilot-member table:name="6000" table:display="true" table:show-details="true"/>
                <table:data-pilot-member table:name="6500" table:display="true" table:show-details="true"/>
                <table:data-pilot-member table:name="7000" table:display="true" table:show-details="true"/>
                <table:data-pilot-member table:name="7500" table:display="true" table:show-details="true"/>
                <table:data-pilot-member table:name="8000" table:display="true" table:show-details="true"/>
                <table:data-pilot-member table:name="8500" table:display="true" table:show-details="true"/>
                <table:data-pilot-member table:name="9000" table:display="true" table:show-details="true"/>
                <table:data-pilot-member table:name="95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Time" table:orientation="data" table:used-hierarchy="0" table:function="average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2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7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6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7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5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9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9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8" table:display="true" table:show-details="true"/>
                <table:data-pilot-member table:name="140" table:display="true" table:show-details="true"/>
                <table:data-pilot-member table:name="144" table:display="true" table:show-details="true"/>
                <table:data-pilot-member table:name="146" table:display="true" table:show-details="true"/>
                <table:data-pilot-member table:name="148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7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7" table:display="true" table:show-details="true"/>
                <table:data-pilot-member table:name="170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200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5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8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  <table:data-pilot-member table:name="248" table:display="true" table:show-details="true"/>
                <table:data-pilot-member table:name="249" table:display="true" table:show-details="true"/>
                <table:data-pilot-member table:name="250" table:display="true" table:show-details="true"/>
                <table:data-pilot-member table:name="254" table:display="true" table:show-details="true"/>
                <table:data-pilot-member table:name="256" table:display="true" table:show-details="true"/>
                <table:data-pilot-member table:name="257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1" table:display="true" table:show-details="true"/>
                <table:data-pilot-member table:name="264" table:display="true" table:show-details="true"/>
                <table:data-pilot-member table:name="266" table:display="true" table:show-details="true"/>
                <table:data-pilot-member table:name="269" table:display="true" table:show-details="true"/>
                <table:data-pilot-member table:name="270" table:display="true" table:show-details="true"/>
                <table:data-pilot-member table:name="271" table:display="true" table:show-details="true"/>
                <table:data-pilot-member table:name="272" table:display="true" table:show-details="true"/>
                <table:data-pilot-member table:name="273" table:display="true" table:show-details="true"/>
                <table:data-pilot-member table:name="274" table:display="true" table:show-details="true"/>
                <table:data-pilot-member table:name="281" table:display="true" table:show-details="true"/>
                <table:data-pilot-member table:name="285" table:display="true" table:show-details="true"/>
                <table:data-pilot-member table:name="287" table:display="true" table:show-details="true"/>
                <table:data-pilot-member table:name="293" table:display="true" table:show-details="true"/>
                <table:data-pilot-member table:name="295" table:display="true" table:show-details="true"/>
                <table:data-pilot-member table:name="297" table:display="true" table:show-details="true"/>
                <table:data-pilot-member table:name="298" table:display="true" table:show-details="true"/>
                <table:data-pilot-member table:name="299" table:display="true" table:show-details="true"/>
                <table:data-pilot-member table:name="301" table:display="true" table:show-details="true"/>
                <table:data-pilot-member table:name="303" table:display="true" table:show-details="true"/>
                <table:data-pilot-member table:name="305" table:display="true" table:show-details="true"/>
                <table:data-pilot-member table:name="306" table:display="true" table:show-details="true"/>
                <table:data-pilot-member table:name="308" table:display="true" table:show-details="true"/>
                <table:data-pilot-member table:name="311" table:display="true" table:show-details="true"/>
                <table:data-pilot-member table:name="313" table:display="true" table:show-details="true"/>
                <table:data-pilot-member table:name="314" table:display="true" table:show-details="true"/>
                <table:data-pilot-member table:name="315" table:display="true" table:show-details="true"/>
                <table:data-pilot-member table:name="318" table:display="true" table:show-details="true"/>
                <table:data-pilot-member table:name="322" table:display="true" table:show-details="true"/>
                <table:data-pilot-member table:name="323" table:display="true" table:show-details="true"/>
                <table:data-pilot-member table:name="325" table:display="true" table:show-details="true"/>
                <table:data-pilot-member table:name="327" table:display="true" table:show-details="true"/>
                <table:data-pilot-member table:name="329" table:display="true" table:show-details="true"/>
                <table:data-pilot-member table:name="330" table:display="true" table:show-details="true"/>
                <table:data-pilot-member table:name="331" table:display="true" table:show-details="true"/>
                <table:data-pilot-member table:name="333" table:display="true" table:show-details="true"/>
                <table:data-pilot-member table:name="334" table:display="true" table:show-details="true"/>
                <table:data-pilot-member table:name="338" table:display="true" table:show-details="true"/>
                <table:data-pilot-member table:name="339" table:display="true" table:show-details="true"/>
                <table:data-pilot-member table:name="340" table:display="true" table:show-details="true"/>
                <table:data-pilot-member table:name="341" table:display="true" table:show-details="true"/>
                <table:data-pilot-member table:name="342" table:display="true" table:show-details="true"/>
                <table:data-pilot-member table:name="346" table:display="true" table:show-details="true"/>
                <table:data-pilot-member table:name="350" table:display="true" table:show-details="true"/>
                <table:data-pilot-member table:name="351" table:display="true" table:show-details="true"/>
                <table:data-pilot-member table:name="353" table:display="true" table:show-details="true"/>
                <table:data-pilot-member table:name="354" table:display="true" table:show-details="true"/>
                <table:data-pilot-member table:name="355" table:display="true" table:show-details="true"/>
                <table:data-pilot-member table:name="356" table:display="true" table:show-details="true"/>
                <table:data-pilot-member table:name="357" table:display="true" table:show-details="true"/>
                <table:data-pilot-member table:name="358" table:display="true" table:show-details="true"/>
                <table:data-pilot-member table:name="359" table:display="true" table:show-details="true"/>
                <table:data-pilot-member table:name="366" table:display="true" table:show-details="true"/>
                <table:data-pilot-member table:name="367" table:display="true" table:show-details="true"/>
                <table:data-pilot-member table:name="368" table:display="true" table:show-details="true"/>
                <table:data-pilot-member table:name="369" table:display="true" table:show-details="true"/>
                <table:data-pilot-member table:name="370" table:display="true" table:show-details="true"/>
                <table:data-pilot-member table:name="371" table:display="true" table:show-details="true"/>
                <table:data-pilot-member table:name="372" table:display="true" table:show-details="true"/>
                <table:data-pilot-member table:name="373" table:display="true" table:show-details="true"/>
                <table:data-pilot-member table:name="376" table:display="true" table:show-details="true"/>
                <table:data-pilot-member table:name="383" table:display="true" table:show-details="true"/>
                <table:data-pilot-member table:name="387" table:display="true" table:show-details="true"/>
                <table:data-pilot-member table:name="390" table:display="true" table:show-details="true"/>
                <table:data-pilot-member table:name="391" table:display="true" table:show-details="true"/>
                <table:data-pilot-member table:name="392" table:display="true" table:show-details="true"/>
                <table:data-pilot-member table:name="396" table:display="true" table:show-details="true"/>
                <table:data-pilot-member table:name="400" table:display="true" table:show-details="true"/>
                <table:data-pilot-member table:name="403" table:display="true" table:show-details="true"/>
                <table:data-pilot-member table:name="405" table:display="true" table:show-details="true"/>
                <table:data-pilot-member table:name="408" table:display="true" table:show-details="true"/>
                <table:data-pilot-member table:name="421" table:display="true" table:show-details="true"/>
                <table:data-pilot-member table:name="425" table:display="true" table:show-details="true"/>
                <table:data-pilot-member table:name="431" table:display="true" table:show-details="true"/>
                <table:data-pilot-member table:name="432" table:display="true" table:show-details="true"/>
                <table:data-pilot-member table:name="433" table:display="true" table:show-details="true"/>
                <table:data-pilot-member table:name="438" table:display="true" table:show-details="true"/>
                <table:data-pilot-member table:name="440" table:display="true" table:show-details="true"/>
                <table:data-pilot-member table:name="441" table:display="true" table:show-details="true"/>
                <table:data-pilot-member table:name="447" table:display="true" table:show-details="true"/>
                <table:data-pilot-member table:name="448" table:display="true" table:show-details="true"/>
                <table:data-pilot-member table:name="449" table:display="true" table:show-details="true"/>
                <table:data-pilot-member table:name="451" table:display="true" table:show-details="true"/>
                <table:data-pilot-member table:name="452" table:display="true" table:show-details="true"/>
                <table:data-pilot-member table:name="454" table:display="true" table:show-details="true"/>
                <table:data-pilot-member table:name="455" table:display="true" table:show-details="true"/>
                <table:data-pilot-member table:name="458" table:display="true" table:show-details="true"/>
                <table:data-pilot-member table:name="459" table:display="true" table:show-details="true"/>
                <table:data-pilot-member table:name="463" table:display="true" table:show-details="true"/>
                <table:data-pilot-member table:name="464" table:display="true" table:show-details="true"/>
                <table:data-pilot-member table:name="465" table:display="true" table:show-details="true"/>
                <table:data-pilot-member table:name="467" table:display="true" table:show-details="true"/>
                <table:data-pilot-member table:name="471" table:display="true" table:show-details="true"/>
                <table:data-pilot-member table:name="475" table:display="true" table:show-details="true"/>
                <table:data-pilot-member table:name="476" table:display="true" table:show-details="true"/>
                <table:data-pilot-member table:name="478" table:display="true" table:show-details="true"/>
                <table:data-pilot-member table:name="482" table:display="true" table:show-details="true"/>
                <table:data-pilot-member table:name="483" table:display="true" table:show-details="true"/>
                <table:data-pilot-member table:name="486" table:display="true" table:show-details="true"/>
                <table:data-pilot-member table:name="488" table:display="true" table:show-details="true"/>
                <table:data-pilot-member table:name="489" table:display="true" table:show-details="true"/>
                <table:data-pilot-member table:name="490" table:display="true" table:show-details="true"/>
                <table:data-pilot-member table:name="491" table:display="true" table:show-details="true"/>
                <table:data-pilot-member table:name="495" table:display="true" table:show-details="true"/>
                <table:data-pilot-member table:name="504" table:display="true" table:show-details="true"/>
                <table:data-pilot-member table:name="507" table:display="true" table:show-details="true"/>
                <table:data-pilot-member table:name="511" table:display="true" table:show-details="true"/>
                <table:data-pilot-member table:name="513" table:display="true" table:show-details="true"/>
                <table:data-pilot-member table:name="515" table:display="true" table:show-details="true"/>
                <table:data-pilot-member table:name="516" table:display="true" table:show-details="true"/>
                <table:data-pilot-member table:name="517" table:display="true" table:show-details="true"/>
                <table:data-pilot-member table:name="519" table:display="true" table:show-details="true"/>
                <table:data-pilot-member table:name="521" table:display="true" table:show-details="true"/>
                <table:data-pilot-member table:name="523" table:display="true" table:show-details="true"/>
                <table:data-pilot-member table:name="527" table:display="true" table:show-details="true"/>
                <table:data-pilot-member table:name="528" table:display="true" table:show-details="true"/>
                <table:data-pilot-member table:name="533" table:display="true" table:show-details="true"/>
                <table:data-pilot-member table:name="538" table:display="true" table:show-details="true"/>
                <table:data-pilot-member table:name="541" table:display="true" table:show-details="true"/>
                <table:data-pilot-member table:name="544" table:display="true" table:show-details="true"/>
                <table:data-pilot-member table:name="545" table:display="true" table:show-details="true"/>
                <table:data-pilot-member table:name="555" table:display="true" table:show-details="true"/>
                <table:data-pilot-member table:name="557" table:display="true" table:show-details="true"/>
                <table:data-pilot-member table:name="558" table:display="true" table:show-details="true"/>
                <table:data-pilot-member table:name="561" table:display="true" table:show-details="true"/>
                <table:data-pilot-member table:name="562" table:display="true" table:show-details="true"/>
                <table:data-pilot-member table:name="564" table:display="true" table:show-details="true"/>
                <table:data-pilot-member table:name="565" table:display="true" table:show-details="true"/>
                <table:data-pilot-member table:name="567" table:display="true" table:show-details="true"/>
                <table:data-pilot-member table:name="570" table:display="true" table:show-details="true"/>
                <table:data-pilot-member table:name="572" table:display="true" table:show-details="true"/>
                <table:data-pilot-member table:name="574" table:display="true" table:show-details="true"/>
                <table:data-pilot-member table:name="575" table:display="true" table:show-details="true"/>
                <table:data-pilot-member table:name="577" table:display="true" table:show-details="true"/>
                <table:data-pilot-member table:name="578" table:display="true" table:show-details="true"/>
                <table:data-pilot-member table:name="579" table:display="true" table:show-details="true"/>
                <table:data-pilot-member table:name="583" table:display="true" table:show-details="true"/>
                <table:data-pilot-member table:name="587" table:display="true" table:show-details="true"/>
                <table:data-pilot-member table:name="591" table:display="true" table:show-details="true"/>
                <table:data-pilot-member table:name="595" table:display="true" table:show-details="true"/>
                <table:data-pilot-member table:name="596" table:display="true" table:show-details="true"/>
                <table:data-pilot-member table:name="597" table:display="true" table:show-details="true"/>
                <table:data-pilot-member table:name="599" table:display="true" table:show-details="true"/>
                <table:data-pilot-member table:name="601" table:display="true" table:show-details="true"/>
                <table:data-pilot-member table:name="602" table:display="true" table:show-details="true"/>
                <table:data-pilot-member table:name="608" table:display="true" table:show-details="true"/>
                <table:data-pilot-member table:name="612" table:display="true" table:show-details="true"/>
                <table:data-pilot-member table:name="617" table:display="true" table:show-details="true"/>
                <table:data-pilot-member table:name="621" table:display="true" table:show-details="true"/>
                <table:data-pilot-member table:name="626" table:display="true" table:show-details="true"/>
                <table:data-pilot-member table:name="629" table:display="true" table:show-details="true"/>
                <table:data-pilot-member table:name="649" table:display="true" table:show-details="true"/>
                <table:data-pilot-member table:name="653" table:display="true" table:show-details="true"/>
                <table:data-pilot-member table:name="663" table:display="true" table:show-details="true"/>
                <table:data-pilot-member table:name="665" table:display="true" table:show-details="true"/>
                <table:data-pilot-member table:name="700" table:display="true" table:show-details="true"/>
                <table:data-pilot-member table:name="710" table:display="true" table:show-details="true"/>
                <table:data-pilot-member table:name="716" table:display="true" table:show-details="true"/>
                <table:data-pilot-member table:name="728" table:display="true" table:show-details="true"/>
                <table:data-pilot-member table:name="772" table:display="true" table:show-details="true"/>
                <table:data-pilot-member table:name="780" table:display="true" table:show-details="true"/>
                <table:data-pilot-member table:name="790" table:display="true" table:show-details="true"/>
                <table:data-pilot-member table:name="800" table:display="true" table:show-details="true"/>
                <table:data-pilot-member table:name="816" table:display="true" table:show-details="true"/>
                <table:data-pilot-member table:name="845" table:display="true" table:show-details="true"/>
                <table:data-pilot-member table:name="846" table:display="true" table:show-details="true"/>
                <table:data-pilot-member table:name="859" table:display="true" table:show-details="true"/>
                <table:data-pilot-member table:name="860" table:display="true" table:show-details="true"/>
                <table:data-pilot-member table:name="869" table:display="true" table:show-details="true"/>
                <table:data-pilot-member table:name="873" table:display="true" table:show-details="true"/>
                <table:data-pilot-member table:name="889" table:display="true" table:show-details="true"/>
                <table:data-pilot-member table:name="890" table:display="true" table:show-details="true"/>
                <table:data-pilot-member table:name="892" table:display="true" table:show-details="true"/>
                <table:data-pilot-member table:name="927" table:display="true" table:show-details="true"/>
                <table:data-pilot-member table:name="935" table:display="true" table:show-details="true"/>
                <table:data-pilot-member table:name="945" table:display="true" table:show-details="true"/>
                <table:data-pilot-member table:name="964" table:display="true" table:show-details="true"/>
                <table:data-pilot-member table:name="974" table:display="true" table:show-details="true"/>
                <table:data-pilot-member table:name="982" table:display="true" table:show-details="true"/>
                <table:data-pilot-member table:name="984" table:display="true" table:show-details="true"/>
                <table:data-pilot-member table:name="992" table:display="true" table:show-details="true"/>
                <table:data-pilot-member table:name="1010" table:display="true" table:show-details="true"/>
                <table:data-pilot-member table:name="1023" table:display="true" table:show-details="true"/>
                <table:data-pilot-member table:name="1026" table:display="true" table:show-details="true"/>
                <table:data-pilot-member table:name="1029" table:display="true" table:show-details="true"/>
                <table:data-pilot-member table:name="1036" table:display="true" table:show-details="true"/>
                <table:data-pilot-member table:name="1039" table:display="true" table:show-details="true"/>
                <table:data-pilot-member table:name="1040" table:display="true" table:show-details="true"/>
                <table:data-pilot-member table:name="1069" table:display="true" table:show-details="true"/>
                <table:data-pilot-member table:name="1073" table:display="true" table:show-details="true"/>
                <table:data-pilot-member table:name="1080" table:display="true" table:show-details="true"/>
                <table:data-pilot-member table:name="1098" table:display="true" table:show-details="true"/>
                <table:data-pilot-member table:name="1102" table:display="true" table:show-details="true"/>
                <table:data-pilot-member table:name="1112" table:display="true" table:show-details="true"/>
                <table:data-pilot-member table:name="1115" table:display="true" table:show-details="true"/>
                <table:data-pilot-member table:name="1123" table:display="true" table:show-details="true"/>
                <table:data-pilot-member table:name="1128" table:display="true" table:show-details="true"/>
                <table:data-pilot-member table:name="1129" table:display="true" table:show-details="true"/>
                <table:data-pilot-member table:name="1130" table:display="true" table:show-details="true"/>
                <table:data-pilot-member table:name="1152" table:display="true" table:show-details="true"/>
                <table:data-pilot-member table:name="1174" table:display="true" table:show-details="true"/>
                <table:data-pilot-member table:name="1187" table:display="true" table:show-details="true"/>
                <table:data-pilot-member table:name="1196" table:display="true" table:show-details="true"/>
                <table:data-pilot-member table:name="1198" table:display="true" table:show-details="true"/>
                <table:data-pilot-member table:name="1205" table:display="true" table:show-details="true"/>
                <table:data-pilot-member table:name="1210" table:display="true" table:show-details="true"/>
                <table:data-pilot-member table:name="1236" table:display="true" table:show-details="true"/>
                <table:data-pilot-member table:name="1242" table:display="true" table:show-details="true"/>
                <table:data-pilot-member table:name="1250" table:display="true" table:show-details="true"/>
                <table:data-pilot-member table:name="1280" table:display="true" table:show-details="true"/>
                <table:data-pilot-member table:name="1288" table:display="true" table:show-details="true"/>
                <table:data-pilot-member table:name="1290" table:display="true" table:show-details="true"/>
                <table:data-pilot-member table:name="1295" table:display="true" table:show-details="true"/>
                <table:data-pilot-member table:name="1300" table:display="true" table:show-details="true"/>
                <table:data-pilot-member table:name="1305" table:display="true" table:show-details="true"/>
                <table:data-pilot-member table:name="1306" table:display="true" table:show-details="true"/>
                <table:data-pilot-member table:name="1319" table:display="true" table:show-details="true"/>
                <table:data-pilot-member table:name="1334" table:display="true" table:show-details="true"/>
                <table:data-pilot-member table:name="1343" table:display="true" table:show-details="true"/>
                <table:data-pilot-member table:name="1347" table:display="true" table:show-details="true"/>
                <table:data-pilot-member table:name="1352" table:display="true" table:show-details="true"/>
                <table:data-pilot-member table:name="1369" table:display="true" table:show-details="true"/>
                <table:data-pilot-member table:name="1371" table:display="true" table:show-details="true"/>
                <table:data-pilot-member table:name="1379" table:display="true" table:show-details="true"/>
                <table:data-pilot-member table:name="1390" table:display="true" table:show-details="true"/>
                <table:data-pilot-member table:name="1393" table:display="true" table:show-details="true"/>
                <table:data-pilot-member table:name="1400" table:display="true" table:show-details="true"/>
                <table:data-pilot-member table:name="1405" table:display="true" table:show-details="true"/>
                <table:data-pilot-member table:name="1407" table:display="true" table:show-details="true"/>
                <table:data-pilot-member table:name="1411" table:display="true" table:show-details="true"/>
                <table:data-pilot-member table:name="1418" table:display="true" table:show-details="true"/>
                <table:data-pilot-member table:name="1428" table:display="true" table:show-details="true"/>
                <table:data-pilot-member table:name="1429" table:display="true" table:show-details="true"/>
                <table:data-pilot-member table:name="1434" table:display="true" table:show-details="true"/>
                <table:data-pilot-member table:name="1435" table:display="true" table:show-details="true"/>
                <table:data-pilot-member table:name="1437" table:display="true" table:show-details="true"/>
                <table:data-pilot-member table:name="1452" table:display="true" table:show-details="true"/>
                <table:data-pilot-member table:name="1479" table:display="true" table:show-details="true"/>
                <table:data-pilot-member table:name="1487" table:display="true" table:show-details="true"/>
                <table:data-pilot-member table:name="1490" table:display="true" table:show-details="true"/>
                <table:data-pilot-member table:name="1495" table:display="true" table:show-details="true"/>
                <table:data-pilot-member table:name="1496" table:display="true" table:show-details="true"/>
                <table:data-pilot-member table:name="1507" table:display="true" table:show-details="true"/>
                <table:data-pilot-member table:name="1508" table:display="true" table:show-details="true"/>
                <table:data-pilot-member table:name="1510" table:display="true" table:show-details="true"/>
                <table:data-pilot-member table:name="1511" table:display="true" table:show-details="true"/>
                <table:data-pilot-member table:name="1512" table:display="true" table:show-details="true"/>
                <table:data-pilot-member table:name="1516" table:display="true" table:show-details="true"/>
                <table:data-pilot-member table:name="1518" table:display="true" table:show-details="true"/>
                <table:data-pilot-member table:name="1521" table:display="true" table:show-details="true"/>
                <table:data-pilot-member table:name="1524" table:display="true" table:show-details="true"/>
                <table:data-pilot-member table:name="1531" table:display="true" table:show-details="true"/>
                <table:data-pilot-member table:name="1533" table:display="true" table:show-details="true"/>
                <table:data-pilot-member table:name="1535" table:display="true" table:show-details="true"/>
                <table:data-pilot-member table:name="1541" table:display="true" table:show-details="true"/>
                <table:data-pilot-member table:name="1542" table:display="true" table:show-details="true"/>
                <table:data-pilot-member table:name="1546" table:display="true" table:show-details="true"/>
                <table:data-pilot-member table:name="1548" table:display="true" table:show-details="true"/>
                <table:data-pilot-member table:name="1552" table:display="true" table:show-details="true"/>
                <table:data-pilot-member table:name="1570" table:display="true" table:show-details="true"/>
                <table:data-pilot-member table:name="1575" table:display="true" table:show-details="true"/>
                <table:data-pilot-member table:name="1576" table:display="true" table:show-details="true"/>
                <table:data-pilot-member table:name="1577" table:display="true" table:show-details="true"/>
                <table:data-pilot-member table:name="1579" table:display="true" table:show-details="true"/>
                <table:data-pilot-member table:name="1580" table:display="true" table:show-details="true"/>
                <table:data-pilot-member table:name="1581" table:display="true" table:show-details="true"/>
                <table:data-pilot-member table:name="1582" table:display="true" table:show-details="true"/>
                <table:data-pilot-member table:name="1586" table:display="true" table:show-details="true"/>
                <table:data-pilot-member table:name="1587" table:display="true" table:show-details="true"/>
                <table:data-pilot-member table:name="1590" table:display="true" table:show-details="true"/>
                <table:data-pilot-member table:name="1594" table:display="true" table:show-details="true"/>
                <table:data-pilot-member table:name="1595" table:display="true" table:show-details="true"/>
                <table:data-pilot-member table:name="1596" table:display="true" table:show-details="true"/>
                <table:data-pilot-member table:name="1602" table:display="true" table:show-details="true"/>
                <table:data-pilot-member table:name="1607" table:display="true" table:show-details="true"/>
                <table:data-pilot-member table:name="1623" table:display="true" table:show-details="true"/>
                <table:data-pilot-member table:name="1630" table:display="true" table:show-details="true"/>
                <table:data-pilot-member table:name="1631" table:display="true" table:show-details="true"/>
                <table:data-pilot-member table:name="1633" table:display="true" table:show-details="true"/>
                <table:data-pilot-member table:name="1634" table:display="true" table:show-details="true"/>
                <table:data-pilot-member table:name="1638" table:display="true" table:show-details="true"/>
                <table:data-pilot-member table:name="1641" table:display="true" table:show-details="true"/>
                <table:data-pilot-member table:name="1642" table:display="true" table:show-details="true"/>
                <table:data-pilot-member table:name="1645" table:display="true" table:show-details="true"/>
                <table:data-pilot-member table:name="1648" table:display="true" table:show-details="true"/>
                <table:data-pilot-member table:name="1658" table:display="true" table:show-details="true"/>
                <table:data-pilot-member table:name="1661" table:display="true" table:show-details="true"/>
                <table:data-pilot-member table:name="1664" table:display="true" table:show-details="true"/>
                <table:data-pilot-member table:name="1666" table:display="true" table:show-details="true"/>
                <table:data-pilot-member table:name="1667" table:display="true" table:show-details="true"/>
                <table:data-pilot-member table:name="1669" table:display="true" table:show-details="true"/>
                <table:data-pilot-member table:name="1670" table:display="true" table:show-details="true"/>
                <table:data-pilot-member table:name="1672" table:display="true" table:show-details="true"/>
                <table:data-pilot-member table:name="1674" table:display="true" table:show-details="true"/>
                <table:data-pilot-member table:name="1676" table:display="true" table:show-details="true"/>
                <table:data-pilot-member table:name="1680" table:display="true" table:show-details="true"/>
                <table:data-pilot-member table:name="1681" table:display="true" table:show-details="true"/>
                <table:data-pilot-member table:name="1683" table:display="true" table:show-details="true"/>
                <table:data-pilot-member table:name="1684" table:display="true" table:show-details="true"/>
                <table:data-pilot-member table:name="1687" table:display="true" table:show-details="true"/>
                <table:data-pilot-member table:name="1690" table:display="true" table:show-details="true"/>
                <table:data-pilot-member table:name="1696" table:display="true" table:show-details="true"/>
                <table:data-pilot-member table:name="1704" table:display="true" table:show-details="true"/>
                <table:data-pilot-member table:name="1707" table:display="true" table:show-details="true"/>
                <table:data-pilot-member table:name="1711" table:display="true" table:show-details="true"/>
                <table:data-pilot-member table:name="1714" table:display="true" table:show-details="true"/>
                <table:data-pilot-member table:name="1718" table:display="true" table:show-details="true"/>
                <table:data-pilot-member table:name="1722" table:display="true" table:show-details="true"/>
                <table:data-pilot-member table:name="1725" table:display="true" table:show-details="true"/>
                <table:data-pilot-member table:name="1726" table:display="true" table:show-details="true"/>
                <table:data-pilot-member table:name="1729" table:display="true" table:show-details="true"/>
                <table:data-pilot-member table:name="1731" table:display="true" table:show-details="true"/>
                <table:data-pilot-member table:name="1732" table:display="true" table:show-details="true"/>
                <table:data-pilot-member table:name="1733" table:display="true" table:show-details="true"/>
                <table:data-pilot-member table:name="1747" table:display="true" table:show-details="true"/>
                <table:data-pilot-member table:name="1751" table:display="true" table:show-details="true"/>
                <table:data-pilot-member table:name="1757" table:display="true" table:show-details="true"/>
                <table:data-pilot-member table:name="1761" table:display="true" table:show-details="true"/>
                <table:data-pilot-member table:name="1769" table:display="true" table:show-details="true"/>
                <table:data-pilot-member table:name="1775" table:display="true" table:show-details="true"/>
                <table:data-pilot-member table:name="1776" table:display="true" table:show-details="true"/>
                <table:data-pilot-member table:name="1779" table:display="true" table:show-details="true"/>
                <table:data-pilot-member table:name="1784" table:display="true" table:show-details="true"/>
                <table:data-pilot-member table:name="1785" table:display="true" table:show-details="true"/>
                <table:data-pilot-member table:name="1788" table:display="true" table:show-details="true"/>
                <table:data-pilot-member table:name="1789" table:display="true" table:show-details="true"/>
                <table:data-pilot-member table:name="1790" table:display="true" table:show-details="true"/>
                <table:data-pilot-member table:name="1791" table:display="true" table:show-details="true"/>
                <table:data-pilot-member table:name="1793" table:display="true" table:show-details="true"/>
                <table:data-pilot-member table:name="1798" table:display="true" table:show-details="true"/>
                <table:data-pilot-member table:name="1805" table:display="true" table:show-details="true"/>
                <table:data-pilot-member table:name="1810" table:display="true" table:show-details="true"/>
                <table:data-pilot-member table:name="1811" table:display="true" table:show-details="true"/>
                <table:data-pilot-member table:name="1814" table:display="true" table:show-details="true"/>
                <table:data-pilot-member table:name="1815" table:display="true" table:show-details="true"/>
                <table:data-pilot-member table:name="1816" table:display="true" table:show-details="true"/>
                <table:data-pilot-member table:name="1817" table:display="true" table:show-details="true"/>
                <table:data-pilot-member table:name="1822" table:display="true" table:show-details="true"/>
                <table:data-pilot-member table:name="1823" table:display="true" table:show-details="true"/>
                <table:data-pilot-member table:name="1828" table:display="true" table:show-details="true"/>
                <table:data-pilot-member table:name="1837" table:display="true" table:show-details="true"/>
                <table:data-pilot-member table:name="1838" table:display="true" table:show-details="true"/>
                <table:data-pilot-member table:name="1840" table:display="true" table:show-details="true"/>
                <table:data-pilot-member table:name="1842" table:display="true" table:show-details="true"/>
                <table:data-pilot-member table:name="1849" table:display="true" table:show-details="true"/>
                <table:data-pilot-member table:name="1850" table:display="true" table:show-details="true"/>
                <table:data-pilot-member table:name="1852" table:display="true" table:show-details="true"/>
                <table:data-pilot-member table:name="1856" table:display="true" table:show-details="true"/>
                <table:data-pilot-member table:name="1862" table:display="true" table:show-details="true"/>
                <table:data-pilot-member table:name="1868" table:display="true" table:show-details="true"/>
                <table:data-pilot-member table:name="1874" table:display="true" table:show-details="true"/>
                <table:data-pilot-member table:name="1875" table:display="true" table:show-details="true"/>
                <table:data-pilot-member table:name="1878" table:display="true" table:show-details="true"/>
                <table:data-pilot-member table:name="1881" table:display="true" table:show-details="true"/>
                <table:data-pilot-member table:name="1887" table:display="true" table:show-details="true"/>
                <table:data-pilot-member table:name="1902" table:display="true" table:show-details="true"/>
                <table:data-pilot-member table:name="1908" table:display="true" table:show-details="true"/>
                <table:data-pilot-member table:name="1910" table:display="true" table:show-details="true"/>
                <table:data-pilot-member table:name="1914" table:display="true" table:show-details="true"/>
                <table:data-pilot-member table:name="1916" table:display="true" table:show-details="true"/>
                <table:data-pilot-member table:name="1917" table:display="true" table:show-details="true"/>
                <table:data-pilot-member table:name="1918" table:display="true" table:show-details="true"/>
                <table:data-pilot-member table:name="1919" table:display="true" table:show-details="true"/>
                <table:data-pilot-member table:name="1921" table:display="true" table:show-details="true"/>
                <table:data-pilot-member table:name="1926" table:display="true" table:show-details="true"/>
                <table:data-pilot-member table:name="1927" table:display="true" table:show-details="true"/>
                <table:data-pilot-member table:name="1933" table:display="true" table:show-details="true"/>
                <table:data-pilot-member table:name="1939" table:display="true" table:show-details="true"/>
                <table:data-pilot-member table:name="1940" table:display="true" table:show-details="true"/>
                <table:data-pilot-member table:name="1944" table:display="true" table:show-details="true"/>
                <table:data-pilot-member table:name="1959" table:display="true" table:show-details="true"/>
                <table:data-pilot-member table:name="1960" table:display="true" table:show-details="true"/>
                <table:data-pilot-member table:name="1962" table:display="true" table:show-details="true"/>
                <table:data-pilot-member table:name="1963" table:display="true" table:show-details="true"/>
                <table:data-pilot-member table:name="1968" table:display="true" table:show-details="true"/>
                <table:data-pilot-member table:name="1975" table:display="true" table:show-details="true"/>
                <table:data-pilot-member table:name="1983" table:display="true" table:show-details="true"/>
                <table:data-pilot-member table:name="1984" table:display="true" table:show-details="true"/>
                <table:data-pilot-member table:name="1990" table:display="true" table:show-details="true"/>
                <table:data-pilot-member table:name="1992" table:display="true" table:show-details="true"/>
                <table:data-pilot-member table:name="1996" table:display="true" table:show-details="true"/>
                <table:data-pilot-member table:name="1999" table:display="true" table:show-details="true"/>
                <table:data-pilot-member table:name="2000" table:display="true" table:show-details="true"/>
                <table:data-pilot-member table:name="2004" table:display="true" table:show-details="true"/>
                <table:data-pilot-member table:name="2015" table:display="true" table:show-details="true"/>
                <table:data-pilot-member table:name="2017" table:display="true" table:show-details="true"/>
                <table:data-pilot-member table:name="2018" table:display="true" table:show-details="true"/>
                <table:data-pilot-member table:name="2036" table:display="true" table:show-details="true"/>
                <table:data-pilot-member table:name="2051" table:display="true" table:show-details="true"/>
                <table:data-pilot-member table:name="2053" table:display="true" table:show-details="true"/>
                <table:data-pilot-member table:name="2058" table:display="true" table:show-details="true"/>
                <table:data-pilot-member table:name="2070" table:display="true" table:show-details="true"/>
                <table:data-pilot-member table:name="2074" table:display="true" table:show-details="true"/>
                <table:data-pilot-member table:name="2076" table:display="true" table:show-details="true"/>
                <table:data-pilot-member table:name="2078" table:display="true" table:show-details="true"/>
                <table:data-pilot-member table:name="2083" table:display="true" table:show-details="true"/>
                <table:data-pilot-member table:name="2087" table:display="true" table:show-details="true"/>
                <table:data-pilot-member table:name="2088" table:display="true" table:show-details="true"/>
                <table:data-pilot-member table:name="2089" table:display="true" table:show-details="true"/>
                <table:data-pilot-member table:name="2091" table:display="true" table:show-details="true"/>
                <table:data-pilot-member table:name="2098" table:display="true" table:show-details="true"/>
                <table:data-pilot-member table:name="2099" table:display="true" table:show-details="true"/>
                <table:data-pilot-member table:name="2100" table:display="true" table:show-details="true"/>
                <table:data-pilot-member table:name="2102" table:display="true" table:show-details="true"/>
                <table:data-pilot-member table:name="2108" table:display="true" table:show-details="true"/>
                <table:data-pilot-member table:name="2113" table:display="true" table:show-details="true"/>
                <table:data-pilot-member table:name="2124" table:display="true" table:show-details="true"/>
                <table:data-pilot-member table:name="2129" table:display="true" table:show-details="true"/>
                <table:data-pilot-member table:name="2131" table:display="true" table:show-details="true"/>
                <table:data-pilot-member table:name="2138" table:display="true" table:show-details="true"/>
                <table:data-pilot-member table:name="2142" table:display="true" table:show-details="true"/>
                <table:data-pilot-member table:name="2146" table:display="true" table:show-details="true"/>
                <table:data-pilot-member table:name="2148" table:display="true" table:show-details="true"/>
                <table:data-pilot-member table:name="2149" table:display="true" table:show-details="true"/>
                <table:data-pilot-member table:name="2153" table:display="true" table:show-details="true"/>
                <table:data-pilot-member table:name="2160" table:display="true" table:show-details="true"/>
                <table:data-pilot-member table:name="2162" table:display="true" table:show-details="true"/>
                <table:data-pilot-member table:name="2163" table:display="true" table:show-details="true"/>
                <table:data-pilot-member table:name="2166" table:display="true" table:show-details="true"/>
                <table:data-pilot-member table:name="2168" table:display="true" table:show-details="true"/>
                <table:data-pilot-member table:name="2169" table:display="true" table:show-details="true"/>
                <table:data-pilot-member table:name="2173" table:display="true" table:show-details="true"/>
                <table:data-pilot-member table:name="2174" table:display="true" table:show-details="true"/>
                <table:data-pilot-member table:name="2179" table:display="true" table:show-details="true"/>
                <table:data-pilot-member table:name="2186" table:display="true" table:show-details="true"/>
                <table:data-pilot-member table:name="2187" table:display="true" table:show-details="true"/>
                <table:data-pilot-member table:name="2194" table:display="true" table:show-details="true"/>
                <table:data-pilot-member table:name="2195" table:display="true" table:show-details="true"/>
                <table:data-pilot-member table:name="2198" table:display="true" table:show-details="true"/>
                <table:data-pilot-member table:name="2202" table:display="true" table:show-details="true"/>
                <table:data-pilot-member table:name="2203" table:display="true" table:show-details="true"/>
                <table:data-pilot-member table:name="2210" table:display="true" table:show-details="true"/>
                <table:data-pilot-member table:name="2213" table:display="true" table:show-details="true"/>
                <table:data-pilot-member table:name="2214" table:display="true" table:show-details="true"/>
                <table:data-pilot-member table:name="2223" table:display="true" table:show-details="true"/>
                <table:data-pilot-member table:name="2224" table:display="true" table:show-details="true"/>
                <table:data-pilot-member table:name="2232" table:display="true" table:show-details="true"/>
                <table:data-pilot-member table:name="2237" table:display="true" table:show-details="true"/>
                <table:data-pilot-member table:name="2244" table:display="true" table:show-details="true"/>
                <table:data-pilot-member table:name="2246" table:display="true" table:show-details="true"/>
                <table:data-pilot-member table:name="2248" table:display="true" table:show-details="true"/>
                <table:data-pilot-member table:name="2249" table:display="true" table:show-details="true"/>
                <table:data-pilot-member table:name="2250" table:display="true" table:show-details="true"/>
                <table:data-pilot-member table:name="2254" table:display="true" table:show-details="true"/>
                <table:data-pilot-member table:name="2257" table:display="true" table:show-details="true"/>
                <table:data-pilot-member table:name="2258" table:display="true" table:show-details="true"/>
                <table:data-pilot-member table:name="2261" table:display="true" table:show-details="true"/>
                <table:data-pilot-member table:name="2262" table:display="true" table:show-details="true"/>
                <table:data-pilot-member table:name="2264" table:display="true" table:show-details="true"/>
                <table:data-pilot-member table:name="2266" table:display="true" table:show-details="true"/>
                <table:data-pilot-member table:name="2270" table:display="true" table:show-details="true"/>
                <table:data-pilot-member table:name="2274" table:display="true" table:show-details="true"/>
                <table:data-pilot-member table:name="2277" table:display="true" table:show-details="true"/>
                <table:data-pilot-member table:name="2282" table:display="true" table:show-details="true"/>
                <table:data-pilot-member table:name="2293" table:display="true" table:show-details="true"/>
                <table:data-pilot-member table:name="2298" table:display="true" table:show-details="true"/>
                <table:data-pilot-member table:name="2303" table:display="true" table:show-details="true"/>
                <table:data-pilot-member table:name="2319" table:display="true" table:show-details="true"/>
                <table:data-pilot-member table:name="2320" table:display="true" table:show-details="true"/>
                <table:data-pilot-member table:name="2322" table:display="true" table:show-details="true"/>
                <table:data-pilot-member table:name="2327" table:display="true" table:show-details="true"/>
                <table:data-pilot-member table:name="2330" table:display="true" table:show-details="true"/>
                <table:data-pilot-member table:name="2336" table:display="true" table:show-details="true"/>
                <table:data-pilot-member table:name="2347" table:display="true" table:show-details="true"/>
                <table:data-pilot-member table:name="2355" table:display="true" table:show-details="true"/>
                <table:data-pilot-member table:name="2357" table:display="true" table:show-details="true"/>
                <table:data-pilot-member table:name="2358" table:display="true" table:show-details="true"/>
                <table:data-pilot-member table:name="2359" table:display="true" table:show-details="true"/>
                <table:data-pilot-member table:name="2362" table:display="true" table:show-details="true"/>
                <table:data-pilot-member table:name="2364" table:display="true" table:show-details="true"/>
                <table:data-pilot-member table:name="2366" table:display="true" table:show-details="true"/>
                <table:data-pilot-member table:name="2370" table:display="true" table:show-details="true"/>
                <table:data-pilot-member table:name="2372" table:display="true" table:show-details="true"/>
                <table:data-pilot-member table:name="2374" table:display="true" table:show-details="true"/>
                <table:data-pilot-member table:name="2376" table:display="true" table:show-details="true"/>
                <table:data-pilot-member table:name="2383" table:display="true" table:show-details="true"/>
                <table:data-pilot-member table:name="2384" table:display="true" table:show-details="true"/>
                <table:data-pilot-member table:name="2389" table:display="true" table:show-details="true"/>
                <table:data-pilot-member table:name="2391" table:display="true" table:show-details="true"/>
                <table:data-pilot-member table:name="2392" table:display="true" table:show-details="true"/>
                <table:data-pilot-member table:name="2396" table:display="true" table:show-details="true"/>
                <table:data-pilot-member table:name="2399" table:display="true" table:show-details="true"/>
                <table:data-pilot-member table:name="2403" table:display="true" table:show-details="true"/>
                <table:data-pilot-member table:name="2404" table:display="true" table:show-details="true"/>
                <table:data-pilot-member table:name="2415" table:display="true" table:show-details="true"/>
                <table:data-pilot-member table:name="2417" table:display="true" table:show-details="true"/>
                <table:data-pilot-member table:name="2424" table:display="true" table:show-details="true"/>
                <table:data-pilot-member table:name="2429" table:display="true" table:show-details="true"/>
                <table:data-pilot-member table:name="2432" table:display="true" table:show-details="true"/>
                <table:data-pilot-member table:name="2433" table:display="true" table:show-details="true"/>
                <table:data-pilot-member table:name="2434" table:display="true" table:show-details="true"/>
                <table:data-pilot-member table:name="2435" table:display="true" table:show-details="true"/>
                <table:data-pilot-member table:name="2442" table:display="true" table:show-details="true"/>
                <table:data-pilot-member table:name="2444" table:display="true" table:show-details="true"/>
                <table:data-pilot-member table:name="2446" table:display="true" table:show-details="true"/>
                <table:data-pilot-member table:name="2460" table:display="true" table:show-details="true"/>
                <table:data-pilot-member table:name="2465" table:display="true" table:show-details="true"/>
                <table:data-pilot-member table:name="2466" table:display="true" table:show-details="true"/>
                <table:data-pilot-member table:name="2468" table:display="true" table:show-details="true"/>
                <table:data-pilot-member table:name="2470" table:display="true" table:show-details="true"/>
                <table:data-pilot-member table:name="2472" table:display="true" table:show-details="true"/>
                <table:data-pilot-member table:name="2483" table:display="true" table:show-details="true"/>
                <table:data-pilot-member table:name="2489" table:display="true" table:show-details="true"/>
                <table:data-pilot-member table:name="2491" table:display="true" table:show-details="true"/>
                <table:data-pilot-member table:name="2493" table:display="true" table:show-details="true"/>
                <table:data-pilot-member table:name="2497" table:display="true" table:show-details="true"/>
                <table:data-pilot-member table:name="2499" table:display="true" table:show-details="true"/>
                <table:data-pilot-member table:name="2504" table:display="true" table:show-details="true"/>
                <table:data-pilot-member table:name="2505" table:display="true" table:show-details="true"/>
                <table:data-pilot-member table:name="2511" table:display="true" table:show-details="true"/>
                <table:data-pilot-member table:name="2514" table:display="true" table:show-details="true"/>
                <table:data-pilot-member table:name="2516" table:display="true" table:show-details="true"/>
                <table:data-pilot-member table:name="2523" table:display="true" table:show-details="true"/>
                <table:data-pilot-member table:name="2530" table:display="true" table:show-details="true"/>
                <table:data-pilot-member table:name="2531" table:display="true" table:show-details="true"/>
                <table:data-pilot-member table:name="2532" table:display="true" table:show-details="true"/>
                <table:data-pilot-member table:name="2537" table:display="true" table:show-details="true"/>
                <table:data-pilot-member table:name="2538" table:display="true" table:show-details="true"/>
                <table:data-pilot-member table:name="2543" table:display="true" table:show-details="true"/>
                <table:data-pilot-member table:name="2544" table:display="true" table:show-details="true"/>
                <table:data-pilot-member table:name="2545" table:display="true" table:show-details="true"/>
                <table:data-pilot-member table:name="2546" table:display="true" table:show-details="true"/>
                <table:data-pilot-member table:name="2549" table:display="true" table:show-details="true"/>
                <table:data-pilot-member table:name="2551" table:display="true" table:show-details="true"/>
                <table:data-pilot-member table:name="2555" table:display="true" table:show-details="true"/>
                <table:data-pilot-member table:name="2558" table:display="true" table:show-details="true"/>
                <table:data-pilot-member table:name="2559" table:display="true" table:show-details="true"/>
                <table:data-pilot-member table:name="2561" table:display="true" table:show-details="true"/>
                <table:data-pilot-member table:name="2563" table:display="true" table:show-details="true"/>
                <table:data-pilot-member table:name="2564" table:display="true" table:show-details="true"/>
                <table:data-pilot-member table:name="2567" table:display="true" table:show-details="true"/>
                <table:data-pilot-member table:name="2568" table:display="true" table:show-details="true"/>
                <table:data-pilot-member table:name="2570" table:display="true" table:show-details="true"/>
                <table:data-pilot-member table:name="2574" table:display="true" table:show-details="true"/>
                <table:data-pilot-member table:name="2582" table:display="true" table:show-details="true"/>
                <table:data-pilot-member table:name="2589" table:display="true" table:show-details="true"/>
                <table:data-pilot-member table:name="2596" table:display="true" table:show-details="true"/>
                <table:data-pilot-member table:name="2607" table:display="true" table:show-details="true"/>
                <table:data-pilot-member table:name="2621" table:display="true" table:show-details="true"/>
                <table:data-pilot-member table:name="2624" table:display="true" table:show-details="true"/>
                <table:data-pilot-member table:name="2627" table:display="true" table:show-details="true"/>
                <table:data-pilot-member table:name="2639" table:display="true" table:show-details="true"/>
                <table:data-pilot-member table:name="2644" table:display="true" table:show-details="true"/>
                <table:data-pilot-member table:name="2645" table:display="true" table:show-details="true"/>
                <table:data-pilot-member table:name="2646" table:display="true" table:show-details="true"/>
                <table:data-pilot-member table:name="2648" table:display="true" table:show-details="true"/>
                <table:data-pilot-member table:name="2649" table:display="true" table:show-details="true"/>
                <table:data-pilot-member table:name="2650" table:display="true" table:show-details="true"/>
                <table:data-pilot-member table:name="2652" table:display="true" table:show-details="true"/>
                <table:data-pilot-member table:name="2653" table:display="true" table:show-details="true"/>
                <table:data-pilot-member table:name="2655" table:display="true" table:show-details="true"/>
                <table:data-pilot-member table:name="2656" table:display="true" table:show-details="true"/>
                <table:data-pilot-member table:name="2659" table:display="true" table:show-details="true"/>
                <table:data-pilot-member table:name="2664" table:display="true" table:show-details="true"/>
                <table:data-pilot-member table:name="2665" table:display="true" table:show-details="true"/>
                <table:data-pilot-member table:name="2671" table:display="true" table:show-details="true"/>
                <table:data-pilot-member table:name="2697" table:display="true" table:show-details="true"/>
                <table:data-pilot-member table:name="2699" table:display="true" table:show-details="true"/>
                <table:data-pilot-member table:name="2705" table:display="true" table:show-details="true"/>
                <table:data-pilot-member table:name="2708" table:display="true" table:show-details="true"/>
                <table:data-pilot-member table:name="2711" table:display="true" table:show-details="true"/>
                <table:data-pilot-member table:name="2712" table:display="true" table:show-details="true"/>
                <table:data-pilot-member table:name="2717" table:display="true" table:show-details="true"/>
                <table:data-pilot-member table:name="2725" table:display="true" table:show-details="true"/>
                <table:data-pilot-member table:name="2733" table:display="true" table:show-details="true"/>
                <table:data-pilot-member table:name="2734" table:display="true" table:show-details="true"/>
                <table:data-pilot-member table:name="2736" table:display="true" table:show-details="true"/>
                <table:data-pilot-member table:name="2740" table:display="true" table:show-details="true"/>
                <table:data-pilot-member table:name="2741" table:display="true" table:show-details="true"/>
                <table:data-pilot-member table:name="2742" table:display="true" table:show-details="true"/>
                <table:data-pilot-member table:name="2743" table:display="true" table:show-details="true"/>
                <table:data-pilot-member table:name="2746" table:display="true" table:show-details="true"/>
                <table:data-pilot-member table:name="2757" table:display="true" table:show-details="true"/>
                <table:data-pilot-member table:name="2762" table:display="true" table:show-details="true"/>
                <table:data-pilot-member table:name="2765" table:display="true" table:show-details="true"/>
                <table:data-pilot-member table:name="2769" table:display="true" table:show-details="true"/>
                <table:data-pilot-member table:name="2770" table:display="true" table:show-details="true"/>
                <table:data-pilot-member table:name="2786" table:display="true" table:show-details="true"/>
                <table:data-pilot-member table:name="2807" table:display="true" table:show-details="true"/>
                <table:data-pilot-member table:name="2822" table:display="true" table:show-details="true"/>
                <table:data-pilot-member table:name="2823" table:display="true" table:show-details="true"/>
                <table:data-pilot-member table:name="2828" table:display="true" table:show-details="true"/>
                <table:data-pilot-member table:name="2832" table:display="true" table:show-details="true"/>
                <table:data-pilot-member table:name="2833" table:display="true" table:show-details="true"/>
                <table:data-pilot-member table:name="2834" table:display="true" table:show-details="true"/>
                <table:data-pilot-member table:name="2835" table:display="true" table:show-details="true"/>
                <table:data-pilot-member table:name="2836" table:display="true" table:show-details="true"/>
                <table:data-pilot-member table:name="2838" table:display="true" table:show-details="true"/>
                <table:data-pilot-member table:name="2843" table:display="true" table:show-details="true"/>
                <table:data-pilot-member table:name="2875" table:display="true" table:show-details="true"/>
                <table:data-pilot-member table:name="2896" table:display="true" table:show-details="true"/>
                <table:data-pilot-member table:name="2900" table:display="true" table:show-details="true"/>
                <table:data-pilot-member table:name="2903" table:display="true" table:show-details="true"/>
                <table:data-pilot-member table:name="2910" table:display="true" table:show-details="true"/>
                <table:data-pilot-member table:name="2916" table:display="true" table:show-details="true"/>
                <table:data-pilot-member table:name="2921" table:display="true" table:show-details="true"/>
                <table:data-pilot-member table:name="2922" table:display="true" table:show-details="true"/>
                <table:data-pilot-member table:name="2925" table:display="true" table:show-details="true"/>
                <table:data-pilot-member table:name="2926" table:display="true" table:show-details="true"/>
                <table:data-pilot-member table:name="2928" table:display="true" table:show-details="true"/>
                <table:data-pilot-member table:name="2929" table:display="true" table:show-details="true"/>
                <table:data-pilot-member table:name="2930" table:display="true" table:show-details="true"/>
                <table:data-pilot-member table:name="2931" table:display="true" table:show-details="true"/>
                <table:data-pilot-member table:name="2937" table:display="true" table:show-details="true"/>
                <table:data-pilot-member table:name="2940" table:display="true" table:show-details="true"/>
                <table:data-pilot-member table:name="2976" table:display="true" table:show-details="true"/>
                <table:data-pilot-member table:name="2999" table:display="true" table:show-details="true"/>
                <table:data-pilot-member table:name="3001" table:display="true" table:show-details="true"/>
                <table:data-pilot-member table:name="3018" table:display="true" table:show-details="true"/>
                <table:data-pilot-member table:name="3041" table:display="true" table:show-details="true"/>
                <table:data-pilot-member table:name="3048" table:display="true" table:show-details="true"/>
                <table:data-pilot-member table:name="3085" table:display="true" table:show-details="true"/>
                <table:data-pilot-member table:name="3095" table:display="true" table:show-details="true"/>
                <table:data-pilot-member table:name="3113" table:display="true" table:show-details="true"/>
                <table:data-pilot-member table:name="3119" table:display="true" table:show-details="true"/>
                <table:data-pilot-member table:name="3125" table:display="true" table:show-details="true"/>
                <table:data-pilot-member table:name="3138" table:display="true" table:show-details="true"/>
                <table:data-pilot-member table:name="3141" table:display="true" table:show-details="true"/>
                <table:data-pilot-member table:name="3166" table:display="true" table:show-details="true"/>
                <table:data-pilot-member table:name="3176" table:display="true" table:show-details="true"/>
                <table:data-pilot-member table:name="3180" table:display="true" table:show-details="true"/>
                <table:data-pilot-member table:name="3184" table:display="true" table:show-details="true"/>
                <table:data-pilot-member table:name="3208" table:display="true" table:show-details="true"/>
                <table:data-pilot-member table:name="3221" table:display="true" table:show-details="true"/>
                <table:data-pilot-member table:name="3232" table:display="true" table:show-details="true"/>
                <table:data-pilot-member table:name="3241" table:display="true" table:show-details="true"/>
                <table:data-pilot-member table:name="3251" table:display="true" table:show-details="true"/>
                <table:data-pilot-member table:name="3281" table:display="true" table:show-details="true"/>
                <table:data-pilot-member table:name="3287" table:display="true" table:show-details="true"/>
                <table:data-pilot-member table:name="3305" table:display="true" table:show-details="true"/>
                <table:data-pilot-member table:name="3324" table:display="true" table:show-details="true"/>
                <table:data-pilot-member table:name="3337" table:display="true" table:show-details="true"/>
                <table:data-pilot-member table:name="3339" table:display="true" table:show-details="true"/>
                <table:data-pilot-member table:name="3351" table:display="true" table:show-details="true"/>
                <table:data-pilot-member table:name="3352" table:display="true" table:show-details="true"/>
                <table:data-pilot-member table:name="3354" table:display="true" table:show-details="true"/>
                <table:data-pilot-member table:name="3355" table:display="true" table:show-details="true"/>
                <table:data-pilot-member table:name="3397" table:display="true" table:show-details="true"/>
                <table:data-pilot-member table:name="3432" table:display="true" table:show-details="true"/>
                <table:data-pilot-member table:name="3435" table:display="true" table:show-details="true"/>
                <table:data-pilot-member table:name="3468" table:display="true" table:show-details="true"/>
                <table:data-pilot-member table:name="3483" table:display="true" table:show-details="true"/>
                <table:data-pilot-member table:name="3496" table:display="true" table:show-details="true"/>
                <table:data-pilot-member table:name="3498" table:display="true" table:show-details="true"/>
                <table:data-pilot-member table:name="3510" table:display="true" table:show-details="true"/>
                <table:data-pilot-member table:name="3530" table:display="true" table:show-details="true"/>
                <table:data-pilot-member table:name="3537" table:display="true" table:show-details="true"/>
                <table:data-pilot-member table:name="3543" table:display="true" table:show-details="true"/>
                <table:data-pilot-member table:name="3549" table:display="true" table:show-details="true"/>
                <table:data-pilot-member table:name="3551" table:display="true" table:show-details="true"/>
                <table:data-pilot-member table:name="3552" table:display="true" table:show-details="true"/>
                <table:data-pilot-member table:name="3600" table:display="true" table:show-details="true"/>
                <table:data-pilot-member table:name="3615" table:display="true" table:show-details="true"/>
                <table:data-pilot-member table:name="3617" table:display="true" table:show-details="true"/>
                <table:data-pilot-member table:name="3620" table:display="true" table:show-details="true"/>
                <table:data-pilot-member table:name="3665" table:display="true" table:show-details="true"/>
                <table:data-pilot-member table:name="3674" table:display="true" table:show-details="true"/>
                <table:data-pilot-member table:name="3694" table:display="true" table:show-details="true"/>
                <table:data-pilot-member table:name="3721" table:display="true" table:show-details="true"/>
                <table:data-pilot-member table:name="3735" table:display="true" table:show-details="true"/>
                <table:data-pilot-member table:name="3745" table:display="true" table:show-details="true"/>
                <table:data-pilot-member table:name="3760" table:display="true" table:show-details="true"/>
                <table:data-pilot-member table:name="3769" table:display="true" table:show-details="true"/>
                <table:data-pilot-member table:name="3770" table:display="true" table:show-details="true"/>
                <table:data-pilot-member table:name="3789" table:display="true" table:show-details="true"/>
                <table:data-pilot-member table:name="3801" table:display="true" table:show-details="true"/>
                <table:data-pilot-member table:name="3810" table:display="true" table:show-details="true"/>
                <table:data-pilot-member table:name="3812" table:display="true" table:show-details="true"/>
                <table:data-pilot-member table:name="3818" table:display="true" table:show-details="true"/>
                <table:data-pilot-member table:name="3829" table:display="true" table:show-details="true"/>
                <table:data-pilot-member table:name="3838" table:display="true" table:show-details="true"/>
                <table:data-pilot-member table:name="3841" table:display="true" table:show-details="true"/>
                <table:data-pilot-member table:name="3865" table:display="true" table:show-details="true"/>
                <table:data-pilot-member table:name="3867" table:display="true" table:show-details="true"/>
                <table:data-pilot-member table:name="3879" table:display="true" table:show-details="true"/>
                <table:data-pilot-member table:name="3949" table:display="true" table:show-details="true"/>
                <table:data-pilot-member table:name="3955" table:display="true" table:show-details="true"/>
                <table:data-pilot-member table:name="3959" table:display="true" table:show-details="true"/>
                <table:data-pilot-member table:name="4026" table:display="true" table:show-details="true"/>
                <table:data-pilot-member table:name="4042" table:display="true" table:show-details="true"/>
                <table:data-pilot-member table:name="4052" table:display="true" table:show-details="true"/>
                <table:data-pilot-member table:name="4053" table:display="true" table:show-details="true"/>
                <table:data-pilot-member table:name="4114" table:display="true" table:show-details="true"/>
                <table:data-pilot-member table:name="4132" table:display="true" table:show-details="true"/>
                <table:data-pilot-member table:name="4158" table:display="true" table:show-details="true"/>
                <table:data-pilot-member table:name="4176" table:display="true" table:show-details="true"/>
                <table:data-pilot-member table:name="4193" table:display="true" table:show-details="true"/>
                <table:data-pilot-member table:name="4245" table:display="true" table:show-details="true"/>
                <table:data-pilot-member table:name="4295" table:display="true" table:show-details="true"/>
                <table:data-pilot-member table:name="4312" table:display="true" table:show-details="true"/>
                <table:data-pilot-member table:name="4313" table:display="true" table:show-details="true"/>
                <table:data-pilot-member table:name="4340" table:display="true" table:show-details="true"/>
                <table:data-pilot-member table:name="4346" table:display="true" table:show-details="true"/>
                <table:data-pilot-member table:name="4360" table:display="true" table:show-details="true"/>
                <table:data-pilot-member table:name="4378" table:display="true" table:show-details="true"/>
                <table:data-pilot-member table:name="4382" table:display="true" table:show-details="true"/>
                <table:data-pilot-member table:name="4404" table:display="true" table:show-details="true"/>
                <table:data-pilot-member table:name="4417" table:display="true" table:show-details="true"/>
                <table:data-pilot-member table:name="4444" table:display="true" table:show-details="true"/>
                <table:data-pilot-member table:name="4471" table:display="true" table:show-details="true"/>
                <table:data-pilot-member table:name="4514" table:display="true" table:show-details="true"/>
                <table:data-pilot-member table:name="4532" table:display="true" table:show-details="true"/>
                <table:data-pilot-member table:name="4538" table:display="true" table:show-details="true"/>
                <table:data-pilot-member table:name="4545" table:display="true" table:show-details="true"/>
                <table:data-pilot-member table:name="4571" table:display="true" table:show-details="true"/>
                <table:data-pilot-member table:name="4602" table:display="true" table:show-details="true"/>
                <table:data-pilot-member table:name="4608" table:display="true" table:show-details="true"/>
                <table:data-pilot-member table:name="4613" table:display="true" table:show-details="true"/>
                <table:data-pilot-member table:name="4617" table:display="true" table:show-details="true"/>
                <table:data-pilot-member table:name="4642" table:display="true" table:show-details="true"/>
                <table:data-pilot-member table:name="4645" table:display="true" table:show-details="true"/>
                <table:data-pilot-member table:name="4664" table:display="true" table:show-details="true"/>
                <table:data-pilot-member table:name="4697" table:display="true" table:show-details="true"/>
                <table:data-pilot-member table:name="4703" table:display="true" table:show-details="true"/>
                <table:data-pilot-member table:name="4709" table:display="true" table:show-details="true"/>
                <table:data-pilot-member table:name="4710" table:display="true" table:show-details="true"/>
                <table:data-pilot-member table:name="4753" table:display="true" table:show-details="true"/>
                <table:data-pilot-member table:name="4767" table:display="true" table:show-details="true"/>
                <table:data-pilot-member table:name="4772" table:display="true" table:show-details="true"/>
                <table:data-pilot-member table:name="4792" table:display="true" table:show-details="true"/>
                <table:data-pilot-member table:name="4835" table:display="true" table:show-details="true"/>
                <table:data-pilot-member table:name="4841" table:display="true" table:show-details="true"/>
                <table:data-pilot-member table:name="4855" table:display="true" table:show-details="true"/>
                <table:data-pilot-member table:name="4861" table:display="true" table:show-details="true"/>
                <table:data-pilot-member table:name="4873" table:display="true" table:show-details="true"/>
                <table:data-pilot-member table:name="4881" table:display="true" table:show-details="true"/>
                <table:data-pilot-member table:name="4887" table:display="true" table:show-details="true"/>
                <table:data-pilot-member table:name="4909" table:display="true" table:show-details="true"/>
                <table:data-pilot-member table:name="4944" table:display="true" table:show-details="true"/>
                <table:data-pilot-member table:name="4949" table:display="true" table:show-details="true"/>
                <table:data-pilot-member table:name="4984" table:display="true" table:show-details="true"/>
                <table:data-pilot-member table:name="5021" table:display="true" table:show-details="true"/>
                <table:data-pilot-member table:name="5065" table:display="true" table:show-details="true"/>
                <table:data-pilot-member table:name="5073" table:display="true" table:show-details="true"/>
                <table:data-pilot-member table:name="5082" table:display="true" table:show-details="true"/>
                <table:data-pilot-member table:name="5086" table:display="true" table:show-details="true"/>
                <table:data-pilot-member table:name="5095" table:display="true" table:show-details="true"/>
                <table:data-pilot-member table:name="5140" table:display="true" table:show-details="true"/>
                <table:data-pilot-member table:name="5206" table:display="true" table:show-details="true"/>
                <table:data-pilot-member table:name="5218" table:display="true" table:show-details="true"/>
                <table:data-pilot-member table:name="5243" table:display="true" table:show-details="true"/>
                <table:data-pilot-member table:name="5244" table:display="true" table:show-details="true"/>
                <table:data-pilot-member table:name="5248" table:display="true" table:show-details="true"/>
                <table:data-pilot-member table:name="5279" table:display="true" table:show-details="true"/>
                <table:data-pilot-member table:name="5281" table:display="true" table:show-details="true"/>
                <table:data-pilot-member table:name="5285" table:display="true" table:show-details="true"/>
                <table:data-pilot-member table:name="5383" table:display="true" table:show-details="true"/>
                <table:data-pilot-member table:name="5419" table:display="true" table:show-details="true"/>
                <table:data-pilot-member table:name="5421" table:display="true" table:show-details="true"/>
                <table:data-pilot-member table:name="5428" table:display="true" table:show-details="true"/>
                <table:data-pilot-member table:name="5429" table:display="true" table:show-details="true"/>
                <table:data-pilot-member table:name="5465" table:display="true" table:show-details="true"/>
                <table:data-pilot-member table:name="5468" table:display="true" table:show-details="true"/>
                <table:data-pilot-member table:name="5517" table:display="true" table:show-details="true"/>
                <table:data-pilot-member table:name="5518" table:display="true" table:show-details="true"/>
                <table:data-pilot-member table:name="5552" table:display="true" table:show-details="true"/>
                <table:data-pilot-member table:name="5563" table:display="true" table:show-details="true"/>
                <table:data-pilot-member table:name="5594" table:display="true" table:show-details="true"/>
                <table:data-pilot-member table:name="5640" table:display="true" table:show-details="true"/>
                <table:data-pilot-member table:name="5653" table:display="true" table:show-details="true"/>
                <table:data-pilot-member table:name="5808" table:display="true" table:show-details="true"/>
                <table:data-pilot-member table:name="5820" table:display="true" table:show-details="true"/>
                <table:data-pilot-member table:name="5864" table:display="true" table:show-details="true"/>
                <table:data-pilot-member table:name="5912" table:display="true" table:show-details="true"/>
                <table:data-pilot-member table:name="5955" table:display="true" table:show-details="true"/>
                <table:data-pilot-member table:name="5989" table:display="true" table:show-details="true"/>
                <table:data-pilot-member table:name="5997" table:display="true" table:show-details="true"/>
                <table:data-pilot-member table:name="5999" table:display="true" table:show-details="true"/>
                <table:data-pilot-member table:name="6062" table:display="true" table:show-details="true"/>
                <table:data-pilot-member table:name="6084" table:display="true" table:show-details="true"/>
                <table:data-pilot-member table:name="6090" table:display="true" table:show-details="true"/>
                <table:data-pilot-member table:name="6099" table:display="true" table:show-details="true"/>
                <table:data-pilot-member table:name="6123" table:display="true" table:show-details="true"/>
                <table:data-pilot-member table:name="6141" table:display="true" table:show-details="true"/>
                <table:data-pilot-member table:name="6152" table:display="true" table:show-details="true"/>
                <table:data-pilot-member table:name="6169" table:display="true" table:show-details="true"/>
                <table:data-pilot-member table:name="6194" table:display="true" table:show-details="true"/>
                <table:data-pilot-member table:name="6198" table:display="true" table:show-details="true"/>
                <table:data-pilot-member table:name="6200" table:display="true" table:show-details="true"/>
                <table:data-pilot-member table:name="6206" table:display="true" table:show-details="true"/>
                <table:data-pilot-member table:name="6232" table:display="true" table:show-details="true"/>
                <table:data-pilot-member table:name="6249" table:display="true" table:show-details="true"/>
                <table:data-pilot-member table:name="6265" table:display="true" table:show-details="true"/>
                <table:data-pilot-member table:name="6297" table:display="true" table:show-details="true"/>
                <table:data-pilot-member table:name="6386" table:display="true" table:show-details="true"/>
                <table:data-pilot-member table:name="6443" table:display="true" table:show-details="true"/>
                <table:data-pilot-member table:name="6515" table:display="true" table:show-details="true"/>
                <table:data-pilot-member table:name="6536" table:display="true" table:show-details="true"/>
                <table:data-pilot-member table:name="6620" table:display="true" table:show-details="true"/>
                <table:data-pilot-member table:name="6719" table:display="true" table:show-details="true"/>
                <table:data-pilot-member table:name="6737" table:display="true" table:show-details="true"/>
                <table:data-pilot-member table:name="6763" table:display="true" table:show-details="true"/>
                <table:data-pilot-member table:name="6812" table:display="true" table:show-details="true"/>
                <table:data-pilot-member table:name="6820" table:display="true" table:show-details="true"/>
                <table:data-pilot-member table:name="6843" table:display="true" table:show-details="true"/>
                <table:data-pilot-member table:name="6854" table:display="true" table:show-details="true"/>
                <table:data-pilot-member table:name="6909" table:display="true" table:show-details="true"/>
                <table:data-pilot-member table:name="6911" table:display="true" table:show-details="true"/>
                <table:data-pilot-member table:name="6958" table:display="true" table:show-details="true"/>
                <table:data-pilot-member table:name="6973" table:display="true" table:show-details="true"/>
                <table:data-pilot-member table:name="7049" table:display="true" table:show-details="true"/>
                <table:data-pilot-member table:name="7057" table:display="true" table:show-details="true"/>
                <table:data-pilot-member table:name="7067" table:display="true" table:show-details="true"/>
                <table:data-pilot-member table:name="7137" table:display="true" table:show-details="true"/>
                <table:data-pilot-member table:name="7140" table:display="true" table:show-details="true"/>
                <table:data-pilot-member table:name="7159" table:display="true" table:show-details="true"/>
                <table:data-pilot-member table:name="7212" table:display="true" table:show-details="true"/>
                <table:data-pilot-member table:name="7285" table:display="true" table:show-details="true"/>
                <table:data-pilot-member table:name="7298" table:display="true" table:show-details="true"/>
                <table:data-pilot-member table:name="7330" table:display="true" table:show-details="true"/>
                <table:data-pilot-member table:name="7407" table:display="true" table:show-details="true"/>
                <table:data-pilot-member table:name="7451" table:display="true" table:show-details="true"/>
                <table:data-pilot-member table:name="7454" table:display="true" table:show-details="true"/>
                <table:data-pilot-member table:name="7473" table:display="true" table:show-details="true"/>
                <table:data-pilot-member table:name="7508" table:display="true" table:show-details="true"/>
                <table:data-pilot-member table:name="7540" table:display="true" table:show-details="true"/>
                <table:data-pilot-member table:name="7551" table:display="true" table:show-details="true"/>
                <table:data-pilot-member table:name="7557" table:display="true" table:show-details="true"/>
                <table:data-pilot-member table:name="7646" table:display="true" table:show-details="true"/>
                <table:data-pilot-member table:name="7667" table:display="true" table:show-details="true"/>
                <table:data-pilot-member table:name="7721" table:display="true" table:show-details="true"/>
                <table:data-pilot-member table:name="7727" table:display="true" table:show-details="true"/>
                <table:data-pilot-member table:name="7784" table:display="true" table:show-details="true"/>
                <table:data-pilot-member table:name="7837" table:display="true" table:show-details="true"/>
                <table:data-pilot-member table:name="7867" table:display="true" table:show-details="true"/>
                <table:data-pilot-member table:name="7904" table:display="true" table:show-details="true"/>
                <table:data-pilot-member table:name="8010" table:display="true" table:show-details="true"/>
                <table:data-pilot-member table:name="8050" table:display="true" table:show-details="true"/>
                <table:data-pilot-member table:name="8193" table:display="true" table:show-details="true"/>
                <table:data-pilot-member table:name="8284" table:display="true" table:show-details="true"/>
                <table:data-pilot-member table:name="8287" table:display="true" table:show-details="true"/>
                <table:data-pilot-member table:name="8349" table:display="true" table:show-details="true"/>
                <table:data-pilot-member table:name="8377" table:display="true" table:show-details="true"/>
                <table:data-pilot-member table:name="8437" table:display="true" table:show-details="true"/>
                <table:data-pilot-member table:name="8467" table:display="true" table:show-details="true"/>
                <table:data-pilot-member table:name="8473" table:display="true" table:show-details="true"/>
                <table:data-pilot-member table:name="8528" table:display="true" table:show-details="true"/>
                <table:data-pilot-member table:name="8697" table:display="true" table:show-details="true"/>
                <table:data-pilot-member table:name="8748" table:display="true" table:show-details="true"/>
                <table:data-pilot-member table:name="8788" table:display="true" table:show-details="true"/>
                <table:data-pilot-member table:name="8809" table:display="true" table:show-details="true"/>
                <table:data-pilot-member table:name="8827" table:display="true" table:show-details="true"/>
                <table:data-pilot-member table:name="8863" table:display="true" table:show-details="true"/>
                <table:data-pilot-member table:name="8893" table:display="true" table:show-details="true"/>
                <table:data-pilot-member table:name="9020" table:display="true" table:show-details="true"/>
                <table:data-pilot-member table:name="9095" table:display="true" table:show-details="true"/>
                <table:data-pilot-member table:name="9235" table:display="true" table:show-details="true"/>
                <table:data-pilot-member table:name="9248" table:display="true" table:show-details="true"/>
                <table:data-pilot-member table:name="9261" table:display="true" table:show-details="true"/>
                <table:data-pilot-member table:name="9285" table:display="true" table:show-details="true"/>
                <table:data-pilot-member table:name="9318" table:display="true" table:show-details="true"/>
                <table:data-pilot-member table:name="9429" table:display="true" table:show-details="true"/>
                <table:data-pilot-member table:name="9654" table:display="true" table:show-details="true"/>
                <table:data-pilot-member table:name="9671" table:display="true" table:show-details="true"/>
                <table:data-pilot-member table:name="9755" table:display="true" table:show-details="true"/>
                <table:data-pilot-member table:name="9756" table:display="true" table:show-details="true"/>
                <table:data-pilot-member table:name="9772" table:display="true" table:show-details="true"/>
                <table:data-pilot-member table:name="9804" table:display="true" table:show-details="true"/>
                <table:data-pilot-member table:name="9827" table:display="true" table:show-details="true"/>
                <table:data-pilot-member table:name="9847" table:display="true" table:show-details="true"/>
                <table:data-pilot-member table:name="9989" table:display="true" table:show-details="true"/>
                <table:data-pilot-member table:name="10091" table:display="true" table:show-details="true"/>
                <table:data-pilot-member table:name="10258" table:display="true" table:show-details="true"/>
                <table:data-pilot-member table:name="10266" table:display="true" table:show-details="true"/>
                <table:data-pilot-member table:name="10289" table:display="true" table:show-details="true"/>
                <table:data-pilot-member table:name="10327" table:display="true" table:show-details="true"/>
                <table:data-pilot-member table:name="10400" table:display="true" table:show-details="true"/>
                <table:data-pilot-member table:name="10498" table:display="true" table:show-details="true"/>
                <table:data-pilot-member table:name="10501" table:display="true" table:show-details="true"/>
                <table:data-pilot-member table:name="10536" table:display="true" table:show-details="true"/>
                <table:data-pilot-member table:name="10549" table:display="true" table:show-details="true"/>
                <table:data-pilot-member table:name="10613" table:display="true" table:show-details="true"/>
                <table:data-pilot-member table:name="10619" table:display="true" table:show-details="true"/>
                <table:data-pilot-member table:name="10639" table:display="true" table:show-details="true"/>
                <table:data-pilot-member table:name="10666" table:display="true" table:show-details="true"/>
                <table:data-pilot-member table:name="10715" table:display="true" table:show-details="true"/>
                <table:data-pilot-member table:name="10780" table:display="true" table:show-details="true"/>
                <table:data-pilot-member table:name="10856" table:display="true" table:show-details="true"/>
                <table:data-pilot-member table:name="10861" table:display="true" table:show-details="true"/>
                <table:data-pilot-member table:name="10887" table:display="true" table:show-details="true"/>
                <table:data-pilot-member table:name="10893" table:display="true" table:show-details="true"/>
                <table:data-pilot-member table:name="10981" table:display="true" table:show-details="true"/>
                <table:data-pilot-member table:name="11043" table:display="true" table:show-details="true"/>
                <table:data-pilot-member table:name="11091" table:display="true" table:show-details="true"/>
                <table:data-pilot-member table:name="11150" table:display="true" table:show-details="true"/>
                <table:data-pilot-member table:name="11156" table:display="true" table:show-details="true"/>
                <table:data-pilot-member table:name="11171" table:display="true" table:show-details="true"/>
                <table:data-pilot-member table:name="11243" table:display="true" table:show-details="true"/>
                <table:data-pilot-member table:name="11600" table:display="true" table:show-details="true"/>
                <table:data-pilot-member table:name="11648" table:display="true" table:show-details="true"/>
                <table:data-pilot-member table:name="11670" table:display="true" table:show-details="true"/>
                <table:data-pilot-member table:name="11694" table:display="true" table:show-details="true"/>
                <table:data-pilot-member table:name="11710" table:display="true" table:show-details="true"/>
                <table:data-pilot-member table:name="11741" table:display="true" table:show-details="true"/>
                <table:data-pilot-member table:name="11772" table:display="true" table:show-details="true"/>
                <table:data-pilot-member table:name="11801" table:display="true" table:show-details="true"/>
                <table:data-pilot-member table:name="11854" table:display="true" table:show-details="true"/>
                <table:data-pilot-member table:name="11864" table:display="true" table:show-details="true"/>
                <table:data-pilot-member table:name="11881" table:display="true" table:show-details="true"/>
                <table:data-pilot-member table:name="11883" table:display="true" table:show-details="true"/>
                <table:data-pilot-member table:name="11963" table:display="true" table:show-details="true"/>
                <table:data-pilot-member table:name="12030" table:display="true" table:show-details="true"/>
                <table:data-pilot-member table:name="12121" table:display="true" table:show-details="true"/>
                <table:data-pilot-member table:name="12247" table:display="true" table:show-details="true"/>
                <table:data-pilot-member table:name="12317" table:display="true" table:show-details="true"/>
                <table:data-pilot-member table:name="12544" table:display="true" table:show-details="true"/>
                <table:data-pilot-member table:name="12573" table:display="true" table:show-details="true"/>
                <table:data-pilot-member table:name="12602" table:display="true" table:show-details="true"/>
                <table:data-pilot-member table:name="12626" table:display="true" table:show-details="true"/>
                <table:data-pilot-member table:name="12684" table:display="true" table:show-details="true"/>
                <table:data-pilot-member table:name="12857" table:display="true" table:show-details="true"/>
                <table:data-pilot-member table:name="12908" table:display="true" table:show-details="true"/>
                <table:data-pilot-member table:name="12962" table:display="true" table:show-details="true"/>
                <table:data-pilot-member table:name="13063" table:display="true" table:show-details="true"/>
                <table:data-pilot-member table:name="13101" table:display="true" table:show-details="true"/>
                <table:data-pilot-member table:name="13147" table:display="true" table:show-details="true"/>
                <table:data-pilot-member table:name="13302" table:display="true" table:show-details="true"/>
                <table:data-pilot-member table:name="13419" table:display="true" table:show-details="true"/>
                <table:data-pilot-member table:name="13570" table:display="true" table:show-details="true"/>
                <table:data-pilot-member table:name="13656" table:display="true" table:show-details="true"/>
                <table:data-pilot-member table:name="13661" table:display="true" table:show-details="true"/>
                <table:data-pilot-member table:name="13813" table:display="true" table:show-details="true"/>
                <table:data-pilot-member table:name="13850" table:display="true" table:show-details="true"/>
                <table:data-pilot-member table:name="13901" table:display="true" table:show-details="true"/>
                <table:data-pilot-member table:name="13927" table:display="true" table:show-details="true"/>
                <table:data-pilot-member table:name="13938" table:display="true" table:show-details="true"/>
                <table:data-pilot-member table:name="14097" table:display="true" table:show-details="true"/>
                <table:data-pilot-member table:name="14272" table:display="true" table:show-details="true"/>
                <table:data-pilot-member table:name="14331" table:display="true" table:show-details="true"/>
                <table:data-pilot-member table:name="14387" table:display="true" table:show-details="true"/>
                <table:data-pilot-member table:name="14420" table:display="true" table:show-details="true"/>
                <table:data-pilot-member table:name="14478" table:display="true" table:show-details="true"/>
                <table:data-pilot-member table:name="14584" table:display="true" table:show-details="true"/>
                <table:data-pilot-member table:name="14651" table:display="true" table:show-details="true"/>
                <table:data-pilot-member table:name="14655" table:display="true" table:show-details="true"/>
                <table:data-pilot-member table:name="14662" table:display="true" table:show-details="true"/>
                <table:data-pilot-member table:name="14814" table:display="true" table:show-details="true"/>
                <table:data-pilot-member table:name="14963" table:display="true" table:show-details="true"/>
                <table:data-pilot-member table:name="14997" table:display="true" table:show-details="true"/>
                <table:data-pilot-member table:name="14998" table:display="true" table:show-details="true"/>
                <table:data-pilot-member table:name="15014" table:display="true" table:show-details="true"/>
                <table:data-pilot-member table:name="15035" table:display="true" table:show-details="true"/>
                <table:data-pilot-member table:name="15109" table:display="true" table:show-details="true"/>
                <table:data-pilot-member table:name="15230" table:display="true" table:show-details="true"/>
                <table:data-pilot-member table:name="15299" table:display="true" table:show-details="true"/>
                <table:data-pilot-member table:name="15324" table:display="true" table:show-details="true"/>
                <table:data-pilot-member table:name="15353" table:display="true" table:show-details="true"/>
                <table:data-pilot-member table:name="15361" table:display="true" table:show-details="true"/>
                <table:data-pilot-member table:name="15378" table:display="true" table:show-details="true"/>
                <table:data-pilot-member table:name="15527" table:display="true" table:show-details="true"/>
                <table:data-pilot-member table:name="15539" table:display="true" table:show-details="true"/>
                <table:data-pilot-member table:name="15701" table:display="true" table:show-details="true"/>
                <table:data-pilot-member table:name="15775" table:display="true" table:show-details="true"/>
                <table:data-pilot-member table:name="15782" table:display="true" table:show-details="true"/>
                <table:data-pilot-member table:name="15810" table:display="true" table:show-details="true"/>
                <table:data-pilot-member table:name="15817" table:display="true" table:show-details="true"/>
                <table:data-pilot-member table:name="15843" table:display="true" table:show-details="true"/>
                <table:data-pilot-member table:name="15865" table:display="true" table:show-details="true"/>
                <table:data-pilot-member table:name="16000" table:display="true" table:show-details="true"/>
                <table:data-pilot-member table:name="16165" table:display="true" table:show-details="true"/>
                <table:data-pilot-member table:name="16216" table:display="true" table:show-details="true"/>
                <table:data-pilot-member table:name="16373" table:display="true" table:show-details="true"/>
                <table:data-pilot-member table:name="16481" table:display="true" table:show-details="true"/>
                <table:data-pilot-member table:name="16485" table:display="true" table:show-details="true"/>
                <table:data-pilot-member table:name="16492" table:display="true" table:show-details="true"/>
                <table:data-pilot-member table:name="16504" table:display="true" table:show-details="true"/>
                <table:data-pilot-member table:name="16600" table:display="true" table:show-details="true"/>
                <table:data-pilot-member table:name="16621" table:display="true" table:show-details="true"/>
                <table:data-pilot-member table:name="16635" table:display="true" table:show-details="true"/>
                <table:data-pilot-member table:name="16717" table:display="true" table:show-details="true"/>
                <table:data-pilot-member table:name="16731" table:display="true" table:show-details="true"/>
                <table:data-pilot-member table:name="16843" table:display="true" table:show-details="true"/>
                <table:data-pilot-member table:name="16928" table:display="true" table:show-details="true"/>
                <table:data-pilot-member table:name="16948" table:display="true" table:show-details="true"/>
                <table:data-pilot-member table:name="16972" table:display="true" table:show-details="true"/>
                <table:data-pilot-member table:name="17044" table:display="true" table:show-details="true"/>
                <table:data-pilot-member table:name="17092" table:display="true" table:show-details="true"/>
                <table:data-pilot-member table:name="17103" table:display="true" table:show-details="true"/>
                <table:data-pilot-member table:name="17122" table:display="true" table:show-details="true"/>
                <table:data-pilot-member table:name="17153" table:display="true" table:show-details="true"/>
                <table:data-pilot-member table:name="17172" table:display="true" table:show-details="true"/>
                <table:data-pilot-member table:name="17425" table:display="true" table:show-details="true"/>
                <table:data-pilot-member table:name="17465" table:display="true" table:show-details="true"/>
                <table:data-pilot-member table:name="17601" table:display="true" table:show-details="true"/>
                <table:data-pilot-member table:name="17627" table:display="true" table:show-details="true"/>
                <table:data-pilot-member table:name="17734" table:display="true" table:show-details="true"/>
                <table:data-pilot-member table:name="17807" table:display="true" table:show-details="true"/>
                <table:data-pilot-member table:name="17964" table:display="true" table:show-details="true"/>
                <table:data-pilot-member table:name="18078" table:display="true" table:show-details="true"/>
                <table:data-pilot-member table:name="18241" table:display="true" table:show-details="true"/>
                <table:data-pilot-member table:name="18286" table:display="true" table:show-details="true"/>
                <table:data-pilot-member table:name="18302" table:display="true" table:show-details="true"/>
                <table:data-pilot-member table:name="18359" table:display="true" table:show-details="true"/>
                <table:data-pilot-member table:name="18556" table:display="true" table:show-details="true"/>
                <table:data-pilot-member table:name="18577" table:display="true" table:show-details="true"/>
                <table:data-pilot-member table:name="18582" table:display="true" table:show-details="true"/>
                <table:data-pilot-member table:name="18594" table:display="true" table:show-details="true"/>
                <table:data-pilot-member table:name="18639" table:display="true" table:show-details="true"/>
                <table:data-pilot-member table:name="18664" table:display="true" table:show-details="true"/>
                <table:data-pilot-member table:name="18673" table:display="true" table:show-details="true"/>
                <table:data-pilot-member table:name="18740" table:display="true" table:show-details="true"/>
                <table:data-pilot-member table:name="18807" table:display="true" table:show-details="true"/>
                <table:data-pilot-member table:name="18977" table:display="true" table:show-details="true"/>
                <table:data-pilot-member table:name="19043" table:display="true" table:show-details="true"/>
                <table:data-pilot-member table:name="19230" table:display="true" table:show-details="true"/>
                <table:data-pilot-member table:name="19416" table:display="true" table:show-details="true"/>
                <table:data-pilot-member table:name="19618" table:display="true" table:show-details="true"/>
                <table:data-pilot-member table:name="19622" table:display="true" table:show-details="true"/>
                <table:data-pilot-member table:name="19638" table:display="true" table:show-details="true"/>
                <table:data-pilot-member table:name="19688" table:display="true" table:show-details="true"/>
                <table:data-pilot-member table:name="19772" table:display="true" table:show-details="true"/>
                <table:data-pilot-member table:name="19853" table:display="true" table:show-details="true"/>
                <table:data-pilot-member table:name="19992" table:display="true" table:show-details="true"/>
                <table:data-pilot-member table:name="20046" table:display="true" table:show-details="true"/>
                <table:data-pilot-member table:name="20065" table:display="true" table:show-details="true"/>
                <table:data-pilot-member table:name="20275" table:display="true" table:show-details="true"/>
                <table:data-pilot-member table:name="20344" table:display="true" table:show-details="true"/>
                <table:data-pilot-member table:name="20468" table:display="true" table:show-details="true"/>
                <table:data-pilot-member table:name="20473" table:display="true" table:show-details="true"/>
                <table:data-pilot-member table:name="20576" table:display="true" table:show-details="true"/>
                <table:data-pilot-member table:name="20602" table:display="true" table:show-details="true"/>
                <table:data-pilot-member table:name="20960" table:display="true" table:show-details="true"/>
                <table:data-pilot-member table:name="21051" table:display="true" table:show-details="true"/>
                <table:data-pilot-member table:name="21074" table:display="true" table:show-details="true"/>
                <table:data-pilot-member table:name="21227" table:display="true" table:show-details="true"/>
                <table:data-pilot-member table:name="21278" table:display="true" table:show-details="true"/>
                <table:data-pilot-member table:name="21359" table:display="true" table:show-details="true"/>
                <table:data-pilot-member table:name="22110" table:display="true" table:show-details="true"/>
                <table:data-pilot-member table:name="22210" table:display="true" table:show-details="true"/>
                <table:data-pilot-member table:name="22250" table:display="true" table:show-details="true"/>
                <table:data-pilot-member table:name="22257" table:display="true" table:show-details="true"/>
                <table:data-pilot-member table:name="22513" table:display="true" table:show-details="true"/>
                <table:data-pilot-member table:name="22594" table:display="true" table:show-details="true"/>
                <table:data-pilot-member table:name="22623" table:display="true" table:show-details="true"/>
                <table:data-pilot-member table:name="22756" table:display="true" table:show-details="true"/>
                <table:data-pilot-member table:name="22831" table:display="true" table:show-details="true"/>
                <table:data-pilot-member table:name="23383" table:display="true" table:show-details="true"/>
                <table:data-pilot-member table:name="23390" table:display="true" table:show-details="true"/>
                <table:data-pilot-member table:name="23461" table:display="true" table:show-details="true"/>
                <table:data-pilot-member table:name="23479" table:display="true" table:show-details="true"/>
                <table:data-pilot-member table:name="23612" table:display="true" table:show-details="true"/>
                <table:data-pilot-member table:name="23637" table:display="true" table:show-details="true"/>
                <table:data-pilot-member table:name="23642" table:display="true" table:show-details="true"/>
                <table:data-pilot-member table:name="23718" table:display="true" table:show-details="true"/>
                <table:data-pilot-member table:name="23793" table:display="true" table:show-details="true"/>
                <table:data-pilot-member table:name="23876" table:display="true" table:show-details="true"/>
                <table:data-pilot-member table:name="24431" table:display="true" table:show-details="true"/>
                <table:data-pilot-member table:name="24488" table:display="true" table:show-details="true"/>
                <table:data-pilot-member table:name="24541" table:display="true" table:show-details="true"/>
                <table:data-pilot-member table:name="24670" table:display="true" table:show-details="true"/>
                <table:data-pilot-member table:name="24724" table:display="true" table:show-details="true"/>
                <table:data-pilot-member table:name="24794" table:display="true" table:show-details="true"/>
                <table:data-pilot-member table:name="24913" table:display="true" table:show-details="true"/>
                <table:data-pilot-member table:name="24963" table:display="true" table:show-details="true"/>
                <table:data-pilot-member table:name="24988" table:display="true" table:show-details="true"/>
                <table:data-pilot-member table:name="25028" table:display="true" table:show-details="true"/>
                <table:data-pilot-member table:name="25061" table:display="true" table:show-details="true"/>
                <table:data-pilot-member table:name="25067" table:display="true" table:show-details="true"/>
                <table:data-pilot-member table:name="25094" table:display="true" table:show-details="true"/>
                <table:data-pilot-member table:name="25110" table:display="true" table:show-details="true"/>
                <table:data-pilot-member table:name="25168" table:display="true" table:show-details="true"/>
                <table:data-pilot-member table:name="25719" table:display="true" table:show-details="true"/>
                <table:data-pilot-member table:name="25787" table:display="true" table:show-details="true"/>
                <table:data-pilot-member table:name="25857" table:display="true" table:show-details="true"/>
                <table:data-pilot-member table:name="25942" table:display="true" table:show-details="true"/>
                <table:data-pilot-member table:name="26113" table:display="true" table:show-details="true"/>
                <table:data-pilot-member table:name="26252" table:display="true" table:show-details="true"/>
                <table:data-pilot-member table:name="26298" table:display="true" table:show-details="true"/>
                <table:data-pilot-member table:name="26515" table:display="true" table:show-details="true"/>
                <table:data-pilot-member table:name="26688" table:display="true" table:show-details="true"/>
                <table:data-pilot-member table:name="26824" table:display="true" table:show-details="true"/>
                <table:data-pilot-member table:name="26862" table:display="true" table:show-details="true"/>
                <table:data-pilot-member table:name="26934" table:display="true" table:show-details="true"/>
                <table:data-pilot-member table:name="27030" table:display="true" table:show-details="true"/>
                <table:data-pilot-member table:name="27201" table:display="true" table:show-details="true"/>
                <table:data-pilot-member table:name="27202" table:display="true" table:show-details="true"/>
                <table:data-pilot-member table:name="27413" table:display="true" table:show-details="true"/>
                <table:data-pilot-member table:name="27437" table:display="true" table:show-details="true"/>
                <table:data-pilot-member table:name="27454" table:display="true" table:show-details="true"/>
                <table:data-pilot-member table:name="27481" table:display="true" table:show-details="true"/>
                <table:data-pilot-member table:name="27699" table:display="true" table:show-details="true"/>
                <table:data-pilot-member table:name="27749" table:display="true" table:show-details="true"/>
                <table:data-pilot-member table:name="27843" table:display="true" table:show-details="true"/>
                <table:data-pilot-member table:name="27979" table:display="true" table:show-details="true"/>
                <table:data-pilot-member table:name="28063" table:display="true" table:show-details="true"/>
                <table:data-pilot-member table:name="28235" table:display="true" table:show-details="true"/>
                <table:data-pilot-member table:name="28404" table:display="true" table:show-details="true"/>
                <table:data-pilot-member table:name="28541" table:display="true" table:show-details="true"/>
                <table:data-pilot-member table:name="28692" table:display="true" table:show-details="true"/>
                <table:data-pilot-member table:name="28704" table:display="true" table:show-details="true"/>
                <table:data-pilot-member table:name="28760" table:display="true" table:show-details="true"/>
                <table:data-pilot-member table:name="28787" table:display="true" table:show-details="true"/>
                <table:data-pilot-member table:name="28798" table:display="true" table:show-details="true"/>
                <table:data-pilot-member table:name="28851" table:display="true" table:show-details="true"/>
                <table:data-pilot-member table:name="29013" table:display="true" table:show-details="true"/>
                <table:data-pilot-member table:name="29161" table:display="true" table:show-details="true"/>
                <table:data-pilot-member table:name="29243" table:display="true" table:show-details="true"/>
                <table:data-pilot-member table:name="29270" table:display="true" table:show-details="true"/>
                <table:data-pilot-member table:name="29298" table:display="true" table:show-details="true"/>
                <table:data-pilot-member table:name="29316" table:display="true" table:show-details="true"/>
                <table:data-pilot-member table:name="29319" table:display="true" table:show-details="true"/>
                <table:data-pilot-member table:name="29435" table:display="true" table:show-details="true"/>
                <table:data-pilot-member table:name="29483" table:display="true" table:show-details="true"/>
                <table:data-pilot-member table:name="29643" table:display="true" table:show-details="true"/>
                <table:data-pilot-member table:name="29728" table:display="true" table:show-details="true"/>
                <table:data-pilot-member table:name="29736" table:display="true" table:show-details="true"/>
                <table:data-pilot-member table:name="29841" table:display="true" table:show-details="true"/>
                <table:data-pilot-member table:name="29845" table:display="true" table:show-details="true"/>
                <table:data-pilot-member table:name="29959" table:display="true" table:show-details="true"/>
                <table:data-pilot-member table:name="29971" table:display="true" table:show-details="true"/>
                <table:data-pilot-member table:name="30141" table:display="true" table:show-details="true"/>
                <table:data-pilot-member table:name="30155" table:display="true" table:show-details="true"/>
                <table:data-pilot-member table:name="30343" table:display="true" table:show-details="true"/>
                <table:data-pilot-member table:name="30565" table:display="true" table:show-details="true"/>
                <table:data-pilot-member table:name="30718" table:display="true" table:show-details="true"/>
                <table:data-pilot-member table:name="30734" table:display="true" table:show-details="true"/>
                <table:data-pilot-member table:name="30862" table:display="true" table:show-details="true"/>
                <table:data-pilot-member table:name="30965" table:display="true" table:show-details="true"/>
                <table:data-pilot-member table:name="31016" table:display="true" table:show-details="true"/>
                <table:data-pilot-member table:name="31292" table:display="true" table:show-details="true"/>
                <table:data-pilot-member table:name="31418" table:display="true" table:show-details="true"/>
                <table:data-pilot-member table:name="31471" table:display="true" table:show-details="true"/>
                <table:data-pilot-member table:name="31559" table:display="true" table:show-details="true"/>
                <table:data-pilot-member table:name="31598" table:display="true" table:show-details="true"/>
                <table:data-pilot-member table:name="31646" table:display="true" table:show-details="true"/>
                <table:data-pilot-member table:name="31673" table:display="true" table:show-details="true"/>
                <table:data-pilot-member table:name="31750" table:display="true" table:show-details="true"/>
                <table:data-pilot-member table:name="31790" table:display="true" table:show-details="true"/>
                <table:data-pilot-member table:name="31794" table:display="true" table:show-details="true"/>
                <table:data-pilot-member table:name="31843" table:display="true" table:show-details="true"/>
                <table:data-pilot-member table:name="31945" table:display="true" table:show-details="true"/>
                <table:data-pilot-member table:name="32017" table:display="true" table:show-details="true"/>
                <table:data-pilot-member table:name="32114" table:display="true" table:show-details="true"/>
                <table:data-pilot-member table:name="32322" table:display="true" table:show-details="true"/>
                <table:data-pilot-member table:name="32363" table:display="true" table:show-details="true"/>
                <table:data-pilot-member table:name="32368" table:display="true" table:show-details="true"/>
                <table:data-pilot-member table:name="32435" table:display="true" table:show-details="true"/>
                <table:data-pilot-member table:name="32523" table:display="true" table:show-details="true"/>
                <table:data-pilot-member table:name="32581" table:display="true" table:show-details="true"/>
                <table:data-pilot-member table:name="32646" table:display="true" table:show-details="true"/>
                <table:data-pilot-member table:name="32771" table:display="true" table:show-details="true"/>
                <table:data-pilot-member table:name="32783" table:display="true" table:show-details="true"/>
                <table:data-pilot-member table:name="32794" table:display="true" table:show-details="true"/>
                <table:data-pilot-member table:name="33010" table:display="true" table:show-details="true"/>
                <table:data-pilot-member table:name="33036" table:display="true" table:show-details="true"/>
                <table:data-pilot-member table:name="33224" table:display="true" table:show-details="true"/>
                <table:data-pilot-member table:name="33374" table:display="true" table:show-details="true"/>
                <table:data-pilot-member table:name="33430" table:display="true" table:show-details="true"/>
                <table:data-pilot-member table:name="33658" table:display="true" table:show-details="true"/>
                <table:data-pilot-member table:name="33674" table:display="true" table:show-details="true"/>
                <table:data-pilot-member table:name="33675" table:display="true" table:show-details="true"/>
                <table:data-pilot-member table:name="33683" table:display="true" table:show-details="true"/>
                <table:data-pilot-member table:name="33703" table:display="true" table:show-details="true"/>
                <table:data-pilot-member table:name="33760" table:display="true" table:show-details="true"/>
                <table:data-pilot-member table:name="33768" table:display="true" table:show-details="true"/>
                <table:data-pilot-member table:name="33776" table:display="true" table:show-details="true"/>
                <table:data-pilot-member table:name="33798" table:display="true" table:show-details="true"/>
                <table:data-pilot-member table:name="33845" table:display="true" table:show-details="true"/>
                <table:data-pilot-member table:name="33881" table:display="true" table:show-details="true"/>
                <table:data-pilot-member table:name="34216" table:display="true" table:show-details="true"/>
                <table:data-pilot-member table:name="34229" table:display="true" table:show-details="true"/>
                <table:data-pilot-member table:name="34238" table:display="true" table:show-details="true"/>
                <table:data-pilot-member table:name="34280" table:display="true" table:show-details="true"/>
                <table:data-pilot-member table:name="34467" table:display="true" table:show-details="true"/>
                <table:data-pilot-member table:name="34511" table:display="true" table:show-details="true"/>
                <table:data-pilot-member table:name="34513" table:display="true" table:show-details="true"/>
                <table:data-pilot-member table:name="34589" table:display="true" table:show-details="true"/>
                <table:data-pilot-member table:name="34860" table:display="true" table:show-details="true"/>
                <table:data-pilot-member table:name="35396" table:display="true" table:show-details="true"/>
                <table:data-pilot-member table:name="35695" table:display="true" table:show-details="true"/>
                <table:data-pilot-member table:name="35928" table:display="true" table:show-details="true"/>
                <table:data-pilot-member table:name="36103" table:display="true" table:show-details="true"/>
                <table:data-pilot-member table:name="36156" table:display="true" table:show-details="true"/>
                <table:data-pilot-member table:name="36280" table:display="true" table:show-details="true"/>
                <table:data-pilot-member table:name="36374" table:display="true" table:show-details="true"/>
                <table:data-pilot-member table:name="36389" table:display="true" table:show-details="true"/>
                <table:data-pilot-member table:name="36421" table:display="true" table:show-details="true"/>
                <table:data-pilot-member table:name="36503" table:display="true" table:show-details="true"/>
                <table:data-pilot-member table:name="36518" table:display="true" table:show-details="true"/>
                <table:data-pilot-member table:name="36545" table:display="true" table:show-details="true"/>
                <table:data-pilot-member table:name="36654" table:display="true" table:show-details="true"/>
                <table:data-pilot-member table:name="37173" table:display="true" table:show-details="true"/>
                <table:data-pilot-member table:name="37212" table:display="true" table:show-details="true"/>
                <table:data-pilot-member table:name="37300" table:display="true" table:show-details="true"/>
                <table:data-pilot-member table:name="37340" table:display="true" table:show-details="true"/>
                <table:data-pilot-member table:name="37517" table:display="true" table:show-details="true"/>
                <table:data-pilot-member table:name="37529" table:display="true" table:show-details="true"/>
                <table:data-pilot-member table:name="37535" table:display="true" table:show-details="true"/>
                <table:data-pilot-member table:name="37600" table:display="true" table:show-details="true"/>
                <table:data-pilot-member table:name="37640" table:display="true" table:show-details="true"/>
                <table:data-pilot-member table:name="37979" table:display="true" table:show-details="true"/>
                <table:data-pilot-member table:name="38206" table:display="true" table:show-details="true"/>
                <table:data-pilot-member table:name="38328" table:display="true" table:show-details="true"/>
                <table:data-pilot-member table:name="38438" table:display="true" table:show-details="true"/>
                <table:data-pilot-member table:name="38664" table:display="true" table:show-details="true"/>
                <table:data-pilot-member table:name="38755" table:display="true" table:show-details="true"/>
                <table:data-pilot-member table:name="39160" table:display="true" table:show-details="true"/>
                <table:data-pilot-member table:name="39312" table:display="true" table:show-details="true"/>
                <table:data-pilot-member table:name="39881" table:display="true" table:show-details="true"/>
                <table:data-pilot-member table:name="39994" table:display="true" table:show-details="true"/>
                <table:data-pilot-member table:name="40012" table:display="true" table:show-details="true"/>
                <table:data-pilot-member table:name="40280" table:display="true" table:show-details="true"/>
                <table:data-pilot-member table:name="40398" table:display="true" table:show-details="true"/>
                <table:data-pilot-member table:name="40580" table:display="true" table:show-details="true"/>
                <table:data-pilot-member table:name="41388" table:display="true" table:show-details="true"/>
                <table:data-pilot-member table:name="41431" table:display="true" table:show-details="true"/>
                <table:data-pilot-member table:name="41543" table:display="true" table:show-details="true"/>
                <table:data-pilot-member table:name="41597" table:display="true" table:show-details="true"/>
                <table:data-pilot-member table:name="41748" table:display="true" table:show-details="true"/>
                <table:data-pilot-member table:name="41847" table:display="true" table:show-details="true"/>
                <table:data-pilot-member table:name="41965" table:display="true" table:show-details="true"/>
                <table:data-pilot-member table:name="42015" table:display="true" table:show-details="true"/>
                <table:data-pilot-member table:name="42103" table:display="true" table:show-details="true"/>
                <table:data-pilot-member table:name="42403" table:display="true" table:show-details="true"/>
                <table:data-pilot-member table:name="42439" table:display="true" table:show-details="true"/>
                <table:data-pilot-member table:name="42488" table:display="true" table:show-details="true"/>
                <table:data-pilot-member table:name="42571" table:display="true" table:show-details="true"/>
                <table:data-pilot-member table:name="42838" table:display="true" table:show-details="true"/>
                <table:data-pilot-member table:name="43143" table:display="true" table:show-details="true"/>
                <table:data-pilot-member table:name="43193" table:display="true" table:show-details="true"/>
                <table:data-pilot-member table:name="43324" table:display="true" table:show-details="true"/>
                <table:data-pilot-member table:name="43514" table:display="true" table:show-details="true"/>
                <table:data-pilot-member table:name="43705" table:display="true" table:show-details="true"/>
                <table:data-pilot-member table:name="43732" table:display="true" table:show-details="true"/>
                <table:data-pilot-member table:name="43821" table:display="true" table:show-details="true"/>
                <table:data-pilot-member table:name="43835" table:display="true" table:show-details="true"/>
                <table:data-pilot-member table:name="43852" table:display="true" table:show-details="true"/>
                <table:data-pilot-member table:name="44020" table:display="true" table:show-details="true"/>
                <table:data-pilot-member table:name="44070" table:display="true" table:show-details="true"/>
                <table:data-pilot-member table:name="44292" table:display="true" table:show-details="true"/>
                <table:data-pilot-member table:name="44330" table:display="true" table:show-details="true"/>
                <table:data-pilot-member table:name="44389" table:display="true" table:show-details="true"/>
                <table:data-pilot-member table:name="44402" table:display="true" table:show-details="true"/>
                <table:data-pilot-member table:name="44452" table:display="true" table:show-details="true"/>
                <table:data-pilot-member table:name="44532" table:display="true" table:show-details="true"/>
                <table:data-pilot-member table:name="44540" table:display="true" table:show-details="true"/>
                <table:data-pilot-member table:name="44686" table:display="true" table:show-details="true"/>
                <table:data-pilot-member table:name="44700" table:display="true" table:show-details="true"/>
                <table:data-pilot-member table:name="44782" table:display="true" table:show-details="true"/>
                <table:data-pilot-member table:name="44854" table:display="true" table:show-details="true"/>
                <table:data-pilot-member table:name="45060" table:display="true" table:show-details="true"/>
                <table:data-pilot-member table:name="45118" table:display="true" table:show-details="true"/>
                <table:data-pilot-member table:name="45216" table:display="true" table:show-details="true"/>
                <table:data-pilot-member table:name="45284" table:display="true" table:show-details="true"/>
                <table:data-pilot-member table:name="45361" table:display="true" table:show-details="true"/>
                <table:data-pilot-member table:name="45363" table:display="true" table:show-details="true"/>
                <table:data-pilot-member table:name="45370" table:display="true" table:show-details="true"/>
                <table:data-pilot-member table:name="45612" table:display="true" table:show-details="true"/>
                <table:data-pilot-member table:name="45778" table:display="true" table:show-details="true"/>
                <table:data-pilot-member table:name="45893" table:display="true" table:show-details="true"/>
                <table:data-pilot-member table:name="45915" table:display="true" table:show-details="true"/>
                <table:data-pilot-member table:name="46086" table:display="true" table:show-details="true"/>
                <table:data-pilot-member table:name="46111" table:display="true" table:show-details="true"/>
                <table:data-pilot-member table:name="46275" table:display="true" table:show-details="true"/>
                <table:data-pilot-member table:name="46329" table:display="true" table:show-details="true"/>
                <table:data-pilot-member table:name="46471" table:display="true" table:show-details="true"/>
                <table:data-pilot-member table:name="46589" table:display="true" table:show-details="true"/>
                <table:data-pilot-member table:name="46788" table:display="true" table:show-details="true"/>
                <table:data-pilot-member table:name="46800" table:display="true" table:show-details="true"/>
                <table:data-pilot-member table:name="46809" table:display="true" table:show-details="true"/>
                <table:data-pilot-member table:name="46875" table:display="true" table:show-details="true"/>
                <table:data-pilot-member table:name="46928" table:display="true" table:show-details="true"/>
                <table:data-pilot-member table:name="46939" table:display="true" table:show-details="true"/>
                <table:data-pilot-member table:name="47219" table:display="true" table:show-details="true"/>
                <table:data-pilot-member table:name="47833" table:display="true" table:show-details="true"/>
                <table:data-pilot-member table:name="47887" table:display="true" table:show-details="true"/>
                <table:data-pilot-member table:name="48007" table:display="true" table:show-details="true"/>
                <table:data-pilot-member table:name="48091" table:display="true" table:show-details="true"/>
                <table:data-pilot-member table:name="48203" table:display="true" table:show-details="true"/>
                <table:data-pilot-member table:name="48263" table:display="true" table:show-details="true"/>
                <table:data-pilot-member table:name="48400" table:display="true" table:show-details="true"/>
                <table:data-pilot-member table:name="48493" table:display="true" table:show-details="true"/>
                <table:data-pilot-member table:name="48501" table:display="true" table:show-details="true"/>
                <table:data-pilot-member table:name="48736" table:display="true" table:show-details="true"/>
                <table:data-pilot-member table:name="48755" table:display="true" table:show-details="true"/>
                <table:data-pilot-member table:name="48901" table:display="true" table:show-details="true"/>
                <table:data-pilot-member table:name="48920" table:display="true" table:show-details="true"/>
                <table:data-pilot-member table:name="48992" table:display="true" table:show-details="true"/>
                <table:data-pilot-member table:name="49004" table:display="true" table:show-details="true"/>
                <table:data-pilot-member table:name="49109" table:display="true" table:show-details="true"/>
                <table:data-pilot-member table:name="49148" table:display="true" table:show-details="true"/>
                <table:data-pilot-member table:name="49387" table:display="true" table:show-details="true"/>
                <table:data-pilot-member table:name="49770" table:display="true" table:show-details="true"/>
                <table:data-pilot-member table:name="49787" table:display="true" table:show-details="true"/>
                <table:data-pilot-member table:name="49797" table:display="true" table:show-details="true"/>
                <table:data-pilot-member table:name="49920" table:display="true" table:show-details="true"/>
                <table:data-pilot-member table:name="49969" table:display="true" table:show-details="true"/>
                <table:data-pilot-member table:name="50095" table:display="true" table:show-details="true"/>
                <table:data-pilot-member table:name="51598" table:display="true" table:show-details="true"/>
                <table:data-pilot-member table:name="52098" table:display="true" table:show-details="true"/>
                <table:data-pilot-member table:name="52237" table:display="true" table:show-details="true"/>
                <table:data-pilot-member table:name="52417" table:display="true" table:show-details="true"/>
                <table:data-pilot-member table:name="52567" table:display="true" table:show-details="true"/>
                <table:data-pilot-member table:name="52621" table:display="true" table:show-details="true"/>
                <table:data-pilot-member table:name="52647" table:display="true" table:show-details="true"/>
                <table:data-pilot-member table:name="53195" table:display="true" table:show-details="true"/>
                <table:data-pilot-member table:name="53430" table:display="true" table:show-details="true"/>
                <table:data-pilot-member table:name="53446" table:display="true" table:show-details="true"/>
                <table:data-pilot-member table:name="53457" table:display="true" table:show-details="true"/>
                <table:data-pilot-member table:name="53567" table:display="true" table:show-details="true"/>
                <table:data-pilot-member table:name="53659" table:display="true" table:show-details="true"/>
                <table:data-pilot-member table:name="53663" table:display="true" table:show-details="true"/>
                <table:data-pilot-member table:name="53849" table:display="true" table:show-details="true"/>
                <table:data-pilot-member table:name="53959" table:display="true" table:show-details="true"/>
                <table:data-pilot-member table:name="54365" table:display="true" table:show-details="true"/>
                <table:data-pilot-member table:name="54828" table:display="true" table:show-details="true"/>
                <table:data-pilot-member table:name="55052" table:display="true" table:show-details="true"/>
                <table:data-pilot-member table:name="55443" table:display="true" table:show-details="true"/>
                <table:data-pilot-member table:name="55778" table:display="true" table:show-details="true"/>
                <table:data-pilot-member table:name="55858" table:display="true" table:show-details="true"/>
                <table:data-pilot-member table:name="55878" table:display="true" table:show-details="true"/>
                <table:data-pilot-member table:name="56236" table:display="true" table:show-details="true"/>
                <table:data-pilot-member table:name="56440" table:display="true" table:show-details="true"/>
                <table:data-pilot-member table:name="56603" table:display="true" table:show-details="true"/>
                <table:data-pilot-member table:name="56706" table:display="true" table:show-details="true"/>
                <table:data-pilot-member table:name="56877" table:display="true" table:show-details="true"/>
                <table:data-pilot-member table:name="56950" table:display="true" table:show-details="true"/>
                <table:data-pilot-member table:name="56971" table:display="true" table:show-details="true"/>
                <table:data-pilot-member table:name="57035" table:display="true" table:show-details="true"/>
                <table:data-pilot-member table:name="57086" table:display="true" table:show-details="true"/>
                <table:data-pilot-member table:name="57110" table:display="true" table:show-details="true"/>
                <table:data-pilot-member table:name="57231" table:display="true" table:show-details="true"/>
                <table:data-pilot-member table:name="57287" table:display="true" table:show-details="true"/>
                <table:data-pilot-member table:name="57376" table:display="true" table:show-details="true"/>
                <table:data-pilot-member table:name="57380" table:display="true" table:show-details="true"/>
                <table:data-pilot-member table:name="57443" table:display="true" table:show-details="true"/>
                <table:data-pilot-member table:name="57664" table:display="true" table:show-details="true"/>
                <table:data-pilot-member table:name="57792" table:display="true" table:show-details="true"/>
                <table:data-pilot-member table:name="58057" table:display="true" table:show-details="true"/>
                <table:data-pilot-member table:name="58068" table:display="true" table:show-details="true"/>
                <table:data-pilot-member table:name="58138" table:display="true" table:show-details="true"/>
                <table:data-pilot-member table:name="58322" table:display="true" table:show-details="true"/>
                <table:data-pilot-member table:name="58325" table:display="true" table:show-details="true"/>
                <table:data-pilot-member table:name="58693" table:display="true" table:show-details="true"/>
                <table:data-pilot-member table:name="58756" table:display="true" table:show-details="true"/>
                <table:data-pilot-member table:name="58818" table:display="true" table:show-details="true"/>
                <table:data-pilot-member table:name="58913" table:display="true" table:show-details="true"/>
                <table:data-pilot-member table:name="59325" table:display="true" table:show-details="true"/>
                <table:data-pilot-member table:name="59342" table:display="true" table:show-details="true"/>
                <table:data-pilot-member table:name="59408" table:display="true" table:show-details="true"/>
                <table:data-pilot-member table:name="59720" table:display="true" table:show-details="true"/>
                <table:data-pilot-member table:name="59954" table:display="true" table:show-details="true"/>
                <table:data-pilot-member table:name="60035" table:display="true" table:show-details="true"/>
                <table:data-pilot-member table:name="60097" table:display="true" table:show-details="true"/>
                <table:data-pilot-member table:name="60733" table:display="true" table:show-details="true"/>
                <table:data-pilot-member table:name="60792" table:display="true" table:show-details="true"/>
                <table:data-pilot-member table:name="60934" table:display="true" table:show-details="true"/>
                <table:data-pilot-member table:name="61055" table:display="true" table:show-details="true"/>
                <table:data-pilot-member table:name="61288" table:display="true" table:show-details="true"/>
                <table:data-pilot-member table:name="61434" table:display="true" table:show-details="true"/>
                <table:data-pilot-member table:name="61661" table:display="true" table:show-details="true"/>
                <table:data-pilot-member table:name="61874" table:display="true" table:show-details="true"/>
                <table:data-pilot-member table:name="61882" table:display="true" table:show-details="true"/>
                <table:data-pilot-member table:name="62177" table:display="true" table:show-details="true"/>
                <table:data-pilot-member table:name="62493" table:display="true" table:show-details="true"/>
                <table:data-pilot-member table:name="62782" table:display="true" table:show-details="true"/>
                <table:data-pilot-member table:name="62848" table:display="true" table:show-details="true"/>
                <table:data-pilot-member table:name="62916" table:display="true" table:show-details="true"/>
                <table:data-pilot-member table:name="63234" table:display="true" table:show-details="true"/>
                <table:data-pilot-member table:name="63412" table:display="true" table:show-details="true"/>
                <table:data-pilot-member table:name="63888" table:display="true" table:show-details="true"/>
                <table:data-pilot-member table:name="64019" table:display="true" table:show-details="true"/>
                <table:data-pilot-member table:name="64777" table:display="true" table:show-details="true"/>
                <table:data-pilot-member table:name="64892" table:display="true" table:show-details="true"/>
                <table:data-pilot-member table:name="65165" table:display="true" table:show-details="true"/>
                <table:data-pilot-member table:name="65276" table:display="true" table:show-details="true"/>
                <table:data-pilot-member table:name="65336" table:display="true" table:show-details="true"/>
                <table:data-pilot-member table:name="65654" table:display="true" table:show-details="true"/>
                <table:data-pilot-member table:name="65740" table:display="true" table:show-details="true"/>
                <table:data-pilot-member table:name="65834" table:display="true" table:show-details="true"/>
                <table:data-pilot-member table:name="65953" table:display="true" table:show-details="true"/>
                <table:data-pilot-member table:name="66440" table:display="true" table:show-details="true"/>
                <table:data-pilot-member table:name="66776" table:display="true" table:show-details="true"/>
                <table:data-pilot-member table:name="67058" table:display="true" table:show-details="true"/>
                <table:data-pilot-member table:name="67068" table:display="true" table:show-details="true"/>
                <table:data-pilot-member table:name="67383" table:display="true" table:show-details="true"/>
                <table:data-pilot-member table:name="67387" table:display="true" table:show-details="true"/>
                <table:data-pilot-member table:name="67438" table:display="true" table:show-details="true"/>
                <table:data-pilot-member table:name="67682" table:display="true" table:show-details="true"/>
                <table:data-pilot-member table:name="67844" table:display="true" table:show-details="true"/>
                <table:data-pilot-member table:name="68069" table:display="true" table:show-details="true"/>
                <table:data-pilot-member table:name="68209" table:display="true" table:show-details="true"/>
                <table:data-pilot-member table:name="68387" table:display="true" table:show-details="true"/>
                <table:data-pilot-member table:name="69775" table:display="true" table:show-details="true"/>
                <table:data-pilot-member table:name="69949" table:display="true" table:show-details="true"/>
                <table:data-pilot-member table:name="69981" table:display="true" table:show-details="true"/>
                <table:data-pilot-member table:name="70009" table:display="true" table:show-details="true"/>
                <table:data-pilot-member table:name="70157" table:display="true" table:show-details="true"/>
                <table:data-pilot-member table:name="70684" table:display="true" table:show-details="true"/>
                <table:data-pilot-member table:name="71269" table:display="true" table:show-details="true"/>
                <table:data-pilot-member table:name="71512" table:display="true" table:show-details="true"/>
                <table:data-pilot-member table:name="72220" table:display="true" table:show-details="true"/>
                <table:data-pilot-member table:name="72606" table:display="true" table:show-details="true"/>
                <table:data-pilot-member table:name="72690" table:display="true" table:show-details="true"/>
                <table:data-pilot-member table:name="73042" table:display="true" table:show-details="true"/>
                <table:data-pilot-member table:name="73634" table:display="true" table:show-details="true"/>
                <table:data-pilot-member table:name="73956" table:display="true" table:show-details="true"/>
                <table:data-pilot-member table:name="74041" table:display="true" table:show-details="true"/>
                <table:data-pilot-member table:name="74955" table:display="true" table:show-details="true"/>
                <table:data-pilot-member table:name="75124" table:display="true" table:show-details="true"/>
                <table:data-pilot-member table:name="75819" table:display="true" table:show-details="true"/>
                <table:data-pilot-member table:name="75935" table:display="true" table:show-details="true"/>
                <table:data-pilot-member table:name="76035" table:display="true" table:show-details="true"/>
                <table:data-pilot-member table:name="76109" table:display="true" table:show-details="true"/>
                <table:data-pilot-member table:name="76158" table:display="true" table:show-details="true"/>
                <table:data-pilot-member table:name="76463" table:display="true" table:show-details="true"/>
                <table:data-pilot-member table:name="77612" table:display="true" table:show-details="true"/>
                <table:data-pilot-member table:name="78046" table:display="true" table:show-details="true"/>
                <table:data-pilot-member table:name="78847" table:display="true" table:show-details="true"/>
                <table:data-pilot-member table:name="79035" table:display="true" table:show-details="true"/>
                <table:data-pilot-member table:name="79936" table:display="true" table:show-details="true"/>
                <table:data-pilot-member table:name="80200" table:display="true" table:show-details="true"/>
                <table:data-pilot-member table:name="80206" table:display="true" table:show-details="true"/>
                <table:data-pilot-member table:name="80381" table:display="true" table:show-details="true"/>
                <table:data-pilot-member table:name="81200" table:display="true" table:show-details="true"/>
                <table:data-pilot-member table:name="81725" table:display="true" table:show-details="true"/>
                <table:data-pilot-member table:name="81966" table:display="true" table:show-details="true"/>
                <table:data-pilot-member table:name="82075" table:display="true" table:show-details="true"/>
                <table:data-pilot-member table:name="82117" table:display="true" table:show-details="true"/>
                <table:data-pilot-member table:name="83017" table:display="true" table:show-details="true"/>
                <table:data-pilot-member table:name="83277" table:display="true" table:show-details="true"/>
                <table:data-pilot-member table:name="83389" table:display="true" table:show-details="true"/>
                <table:data-pilot-member table:name="83399" table:display="true" table:show-details="true"/>
                <table:data-pilot-member table:name="83407" table:display="true" table:show-details="true"/>
                <table:data-pilot-member table:name="83439" table:display="true" table:show-details="true"/>
                <table:data-pilot-member table:name="83444" table:display="true" table:show-details="true"/>
                <table:data-pilot-member table:name="83541" table:display="true" table:show-details="true"/>
                <table:data-pilot-member table:name="83575" table:display="true" table:show-details="true"/>
                <table:data-pilot-member table:name="83630" table:display="true" table:show-details="true"/>
                <table:data-pilot-member table:name="83654" table:display="true" table:show-details="true"/>
                <table:data-pilot-member table:name="83737" table:display="true" table:show-details="true"/>
                <table:data-pilot-member table:name="84129" table:display="true" table:show-details="true"/>
                <table:data-pilot-member table:name="84405" table:display="true" table:show-details="true"/>
                <table:data-pilot-member table:name="84422" table:display="true" table:show-details="true"/>
                <table:data-pilot-member table:name="84641" table:display="true" table:show-details="true"/>
                <table:data-pilot-member table:name="84733" table:display="true" table:show-details="true"/>
                <table:data-pilot-member table:name="84903" table:display="true" table:show-details="true"/>
                <table:data-pilot-member table:name="84920" table:display="true" table:show-details="true"/>
                <table:data-pilot-member table:name="85254" table:display="true" table:show-details="true"/>
                <table:data-pilot-member table:name="85321" table:display="true" table:show-details="true"/>
                <table:data-pilot-member table:name="85418" table:display="true" table:show-details="true"/>
                <table:data-pilot-member table:name="85487" table:display="true" table:show-details="true"/>
                <table:data-pilot-member table:name="85508" table:display="true" table:show-details="true"/>
                <table:data-pilot-member table:name="85716" table:display="true" table:show-details="true"/>
                <table:data-pilot-member table:name="85795" table:display="true" table:show-details="true"/>
                <table:data-pilot-member table:name="85850" table:display="true" table:show-details="true"/>
                <table:data-pilot-member table:name="85901" table:display="true" table:show-details="true"/>
                <table:data-pilot-member table:name="85907" table:display="true" table:show-details="true"/>
                <table:data-pilot-member table:name="85968" table:display="true" table:show-details="true"/>
                <table:data-pilot-member table:name="86096" table:display="true" table:show-details="true"/>
                <table:data-pilot-member table:name="86208" table:display="true" table:show-details="true"/>
                <table:data-pilot-member table:name="86239" table:display="true" table:show-details="true"/>
                <table:data-pilot-member table:name="86323" table:display="true" table:show-details="true"/>
                <table:data-pilot-member table:name="86463" table:display="true" table:show-details="true"/>
                <table:data-pilot-member table:name="86532" table:display="true" table:show-details="true"/>
                <table:data-pilot-member table:name="86626" table:display="true" table:show-details="true"/>
                <table:data-pilot-member table:name="87082" table:display="true" table:show-details="true"/>
                <table:data-pilot-member table:name="87151" table:display="true" table:show-details="true"/>
                <table:data-pilot-member table:name="87170" table:display="true" table:show-details="true"/>
                <table:data-pilot-member table:name="87186" table:display="true" table:show-details="true"/>
                <table:data-pilot-member table:name="87203" table:display="true" table:show-details="true"/>
                <table:data-pilot-member table:name="87424" table:display="true" table:show-details="true"/>
                <table:data-pilot-member table:name="87646" table:display="true" table:show-details="true"/>
                <table:data-pilot-member table:name="87839" table:display="true" table:show-details="true"/>
                <table:data-pilot-member table:name="87993" table:display="true" table:show-details="true"/>
                <table:data-pilot-member table:name="88126" table:display="true" table:show-details="true"/>
                <table:data-pilot-member table:name="88350" table:display="true" table:show-details="true"/>
                <table:data-pilot-member table:name="88382" table:display="true" table:show-details="true"/>
                <table:data-pilot-member table:name="88569" table:display="true" table:show-details="true"/>
                <table:data-pilot-member table:name="88683" table:display="true" table:show-details="true"/>
                <table:data-pilot-member table:name="88852" table:display="true" table:show-details="true"/>
                <table:data-pilot-member table:name="89010" table:display="true" table:show-details="true"/>
                <table:data-pilot-member table:name="89192" table:display="true" table:show-details="true"/>
                <table:data-pilot-member table:name="89263" table:display="true" table:show-details="true"/>
                <table:data-pilot-member table:name="89267" table:display="true" table:show-details="true"/>
                <table:data-pilot-member table:name="89366" table:display="true" table:show-details="true"/>
                <table:data-pilot-member table:name="89403" table:display="true" table:show-details="true"/>
                <table:data-pilot-member table:name="89465" table:display="true" table:show-details="true"/>
                <table:data-pilot-member table:name="89699" table:display="true" table:show-details="true"/>
                <table:data-pilot-member table:name="89705" table:display="true" table:show-details="true"/>
                <table:data-pilot-member table:name="89929" table:display="true" table:show-details="true"/>
                <table:data-pilot-member table:name="90079" table:display="true" table:show-details="true"/>
                <table:data-pilot-member table:name="90097" table:display="true" table:show-details="true"/>
                <table:data-pilot-member table:name="90113" table:display="true" table:show-details="true"/>
                <table:data-pilot-member table:name="90509" table:display="true" table:show-details="true"/>
                <table:data-pilot-member table:name="90544" table:display="true" table:show-details="true"/>
                <table:data-pilot-member table:name="90574" table:display="true" table:show-details="true"/>
                <table:data-pilot-member table:name="90862" table:display="true" table:show-details="true"/>
                <table:data-pilot-member table:name="91185" table:display="true" table:show-details="true"/>
                <table:data-pilot-member table:name="91195" table:display="true" table:show-details="true"/>
                <table:data-pilot-member table:name="91306" table:display="true" table:show-details="true"/>
                <table:data-pilot-member table:name="91445" table:display="true" table:show-details="true"/>
                <table:data-pilot-member table:name="91992" table:display="true" table:show-details="true"/>
                <table:data-pilot-member table:name="92106" table:display="true" table:show-details="true"/>
                <table:data-pilot-member table:name="92430" table:display="true" table:show-details="true"/>
                <table:data-pilot-member table:name="92468" table:display="true" table:show-details="true"/>
                <table:data-pilot-member table:name="92599" table:display="true" table:show-details="true"/>
                <table:data-pilot-member table:name="92741" table:display="true" table:show-details="true"/>
                <table:data-pilot-member table:name="92975" table:display="true" table:show-details="true"/>
                <table:data-pilot-member table:name="93376" table:display="true" table:show-details="true"/>
                <table:data-pilot-member table:name="93536" table:display="true" table:show-details="true"/>
                <table:data-pilot-member table:name="93768" table:display="true" table:show-details="true"/>
                <table:data-pilot-member table:name="93777" table:display="true" table:show-details="true"/>
                <table:data-pilot-member table:name="93927" table:display="true" table:show-details="true"/>
                <table:data-pilot-member table:name="94448" table:display="true" table:show-details="true"/>
                <table:data-pilot-member table:name="95241" table:display="true" table:show-details="true"/>
                <table:data-pilot-member table:name="95427" table:display="true" table:show-details="true"/>
                <table:data-pilot-member table:name="95633" table:display="true" table:show-details="true"/>
                <table:data-pilot-member table:name="95647" table:display="true" table:show-details="true"/>
                <table:data-pilot-member table:name="95667" table:display="true" table:show-details="true"/>
                <table:data-pilot-member table:name="95712" table:display="true" table:show-details="true"/>
                <table:data-pilot-member table:name="95780" table:display="true" table:show-details="true"/>
                <table:data-pilot-member table:name="96007" table:display="true" table:show-details="true"/>
                <table:data-pilot-member table:name="96027" table:display="true" table:show-details="true"/>
                <table:data-pilot-member table:name="96270" table:display="true" table:show-details="true"/>
                <table:data-pilot-member table:name="96285" table:display="true" table:show-details="true"/>
                <table:data-pilot-member table:name="96374" table:display="true" table:show-details="true"/>
                <table:data-pilot-member table:name="96420" table:display="true" table:show-details="true"/>
                <table:data-pilot-member table:name="96673" table:display="true" table:show-details="true"/>
                <table:data-pilot-member table:name="96896" table:display="true" table:show-details="true"/>
                <table:data-pilot-member table:name="97091" table:display="true" table:show-details="true"/>
                <table:data-pilot-member table:name="97239" table:display="true" table:show-details="true"/>
                <table:data-pilot-member table:name="97424" table:display="true" table:show-details="true"/>
                <table:data-pilot-member table:name="97533" table:display="true" table:show-details="true"/>
                <table:data-pilot-member table:name="97557" table:display="true" table:show-details="true"/>
                <table:data-pilot-member table:name="97754" table:display="true" table:show-details="true"/>
                <table:data-pilot-member table:name="98019" table:display="true" table:show-details="true"/>
                <table:data-pilot-member table:name="98519" table:display="true" table:show-details="true"/>
                <table:data-pilot-member table:name="98578" table:display="true" table:show-details="true"/>
                <table:data-pilot-member table:name="98627" table:display="true" table:show-details="true"/>
                <table:data-pilot-member table:name="98967" table:display="true" table:show-details="true"/>
                <table:data-pilot-member table:name="99265" table:display="true" table:show-details="true"/>
                <table:data-pilot-member table:name="99292" table:display="true" table:show-details="true"/>
                <table:data-pilot-member table:name="99297" table:display="true" table:show-details="true"/>
                <table:data-pilot-member table:name="99502" table:display="true" table:show-details="true"/>
                <table:data-pilot-member table:name="99555" table:display="true" table:show-details="true"/>
                <table:data-pilot-member table:name="99768" table:display="true" table:show-details="true"/>
                <table:data-pilot-member table:name="99859" table:display="true" table:show-details="true"/>
                <table:data-pilot-member table:name="99918" table:display="true" table:show-details="true"/>
                <table:data-pilot-member table:name="99994" table:display="true" table:show-details="true"/>
                <table:data-pilot-member table:name="100015" table:display="true" table:show-details="true"/>
                <table:data-pilot-member table:name="100303" table:display="true" table:show-details="true"/>
                <table:data-pilot-member table:name="100357" table:display="true" table:show-details="true"/>
                <table:data-pilot-member table:name="100385" table:display="true" table:show-details="true"/>
                <table:data-pilot-member table:name="100648" table:display="true" table:show-details="true"/>
                <table:data-pilot-member table:name="100732" table:display="true" table:show-details="true"/>
                <table:data-pilot-member table:name="100790" table:display="true" table:show-details="true"/>
                <table:data-pilot-member table:name="100847" table:display="true" table:show-details="true"/>
                <table:data-pilot-member table:name="100874" table:display="true" table:show-details="true"/>
                <table:data-pilot-member table:name="100935" table:display="true" table:show-details="true"/>
                <table:data-pilot-member table:name="100943" table:display="true" table:show-details="true"/>
                <table:data-pilot-member table:name="101269" table:display="true" table:show-details="true"/>
                <table:data-pilot-member table:name="101297" table:display="true" table:show-details="true"/>
                <table:data-pilot-member table:name="101374" table:display="true" table:show-details="true"/>
                <table:data-pilot-member table:name="101418" table:display="true" table:show-details="true"/>
                <table:data-pilot-member table:name="101509" table:display="true" table:show-details="true"/>
                <table:data-pilot-member table:name="101532" table:display="true" table:show-details="true"/>
                <table:data-pilot-member table:name="101533" table:display="true" table:show-details="true"/>
                <table:data-pilot-member table:name="101589" table:display="true" table:show-details="true"/>
                <table:data-pilot-member table:name="101739" table:display="true" table:show-details="true"/>
                <table:data-pilot-member table:name="102264" table:display="true" table:show-details="true"/>
                <table:data-pilot-member table:name="102392" table:display="true" table:show-details="true"/>
                <table:data-pilot-member table:name="102397" table:display="true" table:show-details="true"/>
                <table:data-pilot-member table:name="102400" table:display="true" table:show-details="true"/>
                <table:data-pilot-member table:name="102577" table:display="true" table:show-details="true"/>
                <table:data-pilot-member table:name="102855" table:display="true" table:show-details="true"/>
                <table:data-pilot-member table:name="103090" table:display="true" table:show-details="true"/>
                <table:data-pilot-member table:name="103231" table:display="true" table:show-details="true"/>
                <table:data-pilot-member table:name="103294" table:display="true" table:show-details="true"/>
                <table:data-pilot-member table:name="103922" table:display="true" table:show-details="true"/>
                <table:data-pilot-member table:name="103978" table:display="true" table:show-details="true"/>
                <table:data-pilot-member table:name="104064" table:display="true" table:show-details="true"/>
                <table:data-pilot-member table:name="104199" table:display="true" table:show-details="true"/>
                <table:data-pilot-member table:name="104242" table:display="true" table:show-details="true"/>
                <table:data-pilot-member table:name="104245" table:display="true" table:show-details="true"/>
                <table:data-pilot-member table:name="104337" table:display="true" table:show-details="true"/>
                <table:data-pilot-member table:name="104731" table:display="true" table:show-details="true"/>
                <table:data-pilot-member table:name="104753" table:display="true" table:show-details="true"/>
                <table:data-pilot-member table:name="104924" table:display="true" table:show-details="true"/>
                <table:data-pilot-member table:name="105251" table:display="true" table:show-details="true"/>
                <table:data-pilot-member table:name="105324" table:display="true" table:show-details="true"/>
                <table:data-pilot-member table:name="105508" table:display="true" table:show-details="true"/>
                <table:data-pilot-member table:name="105827" table:display="true" table:show-details="true"/>
                <table:data-pilot-member table:name="105939" table:display="true" table:show-details="true"/>
                <table:data-pilot-member table:name="106915" table:display="true" table:show-details="true"/>
                <table:data-pilot-member table:name="107328" table:display="true" table:show-details="true"/>
                <table:data-pilot-member table:name="107338" table:display="true" table:show-details="true"/>
                <table:data-pilot-member table:name="107543" table:display="true" table:show-details="true"/>
                <table:data-pilot-member table:name="107588" table:display="true" table:show-details="true"/>
                <table:data-pilot-member table:name="108730" table:display="true" table:show-details="true"/>
                <table:data-pilot-member table:name="108937" table:display="true" table:show-details="true"/>
                <table:data-pilot-member table:name="109465" table:display="true" table:show-details="true"/>
                <table:data-pilot-member table:name="109496" table:display="true" table:show-details="true"/>
                <table:data-pilot-member table:name="109521" table:display="true" table:show-details="true"/>
                <table:data-pilot-member table:name="110482" table:display="true" table:show-details="true"/>
                <table:data-pilot-member table:name="112164" table:display="true" table:show-details="true"/>
                <table:data-pilot-member table:name="114515" table:display="true" table:show-details="true"/>
                <table:data-pilot-member table:name="120155" table:display="true" table:show-details="true"/>
                <table:data-pilot-member table:name="120922" table:display="true" table:show-details="true"/>
                <table:data-pilot-member table:name="121096" table:display="true" table:show-details="true"/>
                <table:data-pilot-member table:name="121349" table:display="true" table:show-details="true"/>
                <table:data-pilot-member table:name="121976" table:display="true" table:show-details="true"/>
                <table:data-pilot-member table:name="122666" table:display="true" table:show-details="true"/>
                <table:data-pilot-member table:name="122956" table:display="true" table:show-details="true"/>
                <table:data-pilot-member table:name="127814" table:display="true" table:show-details="true"/>
                <table:data-pilot-member table:name="131513" table:display="true" table:show-details="true"/>
                <table:data-pilot-member table:name="132056" table:display="true" table:show-details="true"/>
                <table:data-pilot-member table:name="132647" table:display="true" table:show-details="true"/>
                <table:data-pilot-member table:name="135725" table:display="true" table:show-details="true"/>
                <table:data-pilot-member table:name="137331" table:display="true" table:show-details="true"/>
                <table:data-pilot-member table:name="138291" table:display="true" table:show-details="true"/>
                <table:data-pilot-member table:name="144779" table:display="true" table:show-details="true"/>
                <table:data-pilot-member table:name="145715" table:display="true" table:show-details="true"/>
                <table:data-pilot-member table:name="146235" table:display="true" table:show-details="true"/>
                <table:data-pilot-member table:name="147240" table:display="true" table:show-details="true"/>
                <table:data-pilot-member table:name="148022" table:display="true" table:show-details="true"/>
                <table:data-pilot-member table:name="149494" table:display="true" table:show-details="true"/>
                <table:data-pilot-member table:name="151080" table:display="true" table:show-details="true"/>
                <table:data-pilot-member table:name="152204" table:display="true" table:show-details="true"/>
                <table:data-pilot-member table:name="152275" table:display="true" table:show-details="true"/>
                <table:data-pilot-member table:name="153526" table:display="true" table:show-details="true"/>
                <table:data-pilot-member table:name="154559" table:display="true" table:show-details="true"/>
                <table:data-pilot-member table:name="154979" table:display="true" table:show-details="true"/>
                <table:data-pilot-member table:name="156085" table:display="true" table:show-details="true"/>
                <table:data-pilot-member table:name="156325" table:display="true" table:show-details="true"/>
                <table:data-pilot-member table:name="160460" table:display="true" table:show-details="true"/>
                <table:data-pilot-member table:name="160778" table:display="true" table:show-details="true"/>
                <table:data-pilot-member table:name="162867" table:display="true" table:show-details="true"/>
                <table:data-pilot-member table:name="163004" table:display="true" table:show-details="true"/>
                <table:data-pilot-member table:name="163187" table:display="true" table:show-details="true"/>
                <table:data-pilot-member table:name="164832" table:display="true" table:show-details="true"/>
                <table:data-pilot-member table:name="167400" table:display="true" table:show-details="true"/>
                <table:data-pilot-member table:name="170246" table:display="true" table:show-details="true"/>
                <table:data-pilot-member table:name="170681" table:display="true" table:show-details="true"/>
                <table:data-pilot-member table:name="174368" table:display="true" table:show-details="true"/>
                <table:data-pilot-member table:name="178544" table:display="true" table:show-details="true"/>
                <table:data-pilot-member table:name="179679" table:display="true" table:show-details="true"/>
                <table:data-pilot-member table:name="180282" table:display="true" table:show-details="true"/>
                <table:data-pilot-member table:name="180410" table:display="true" table:show-details="true"/>
                <table:data-pilot-member table:name="180495" table:display="true" table:show-details="true"/>
                <table:data-pilot-member table:name="181888" table:display="true" table:show-details="true"/>
                <table:data-pilot-member table:name="183116" table:display="true" table:show-details="true"/>
                <table:data-pilot-member table:name="183568" table:display="true" table:show-details="true"/>
                <table:data-pilot-member table:name="183753" table:display="true" table:show-details="true"/>
                <table:data-pilot-member table:name="186627" table:display="true" table:show-details="true"/>
                <table:data-pilot-member table:name="187564" table:display="true" table:show-details="true"/>
                <table:data-pilot-member table:name="188032" table:display="true" table:show-details="true"/>
                <table:data-pilot-member table:name="188410" table:display="true" table:show-details="true"/>
                <table:data-pilot-member table:name="188771" table:display="true" table:show-details="true"/>
                <table:data-pilot-member table:name="189139" table:display="true" table:show-details="true"/>
                <table:data-pilot-member table:name="190057" table:display="true" table:show-details="true"/>
                <table:data-pilot-member table:name="190520" table:display="true" table:show-details="true"/>
                <table:data-pilot-member table:name="191825" table:display="true" table:show-details="true"/>
                <table:data-pilot-member table:name="192720" table:display="true" table:show-details="true"/>
                <table:data-pilot-member table:name="193180" table:display="true" table:show-details="true"/>
                <table:data-pilot-member table:name="195967" table:display="true" table:show-details="true"/>
                <table:data-pilot-member table:name="201103" table:display="true" table:show-details="true"/>
                <table:data-pilot-member table:name="206835" table:display="true" table:show-details="true"/>
                <table:data-pilot-member table:name="207063" table:display="true" table:show-details="true"/>
                <table:data-pilot-member table:name="212195" table:display="true" table:show-details="true"/>
                <table:data-pilot-member table:name="219846" table:display="true" table:show-details="true"/>
                <table:data-pilot-member table:name="220306" table:display="true" table:show-details="true"/>
                <table:data-pilot-member table:name="226569" table:display="true" table:show-details="true"/>
                <table:data-pilot-member table:name="228173" table:display="true" table:show-details="true"/>
                <table:data-pilot-member table:name="228222" table:display="true" table:show-details="true"/>
                <table:data-pilot-member table:name="228892" table:display="true" table:show-details="true"/>
                <table:data-pilot-member table:name="230226" table:display="true" table:show-details="true"/>
                <table:data-pilot-member table:name="234273" table:display="true" table:show-details="true"/>
                <table:data-pilot-member table:name="236078" table:display="true" table:show-details="true"/>
                <table:data-pilot-member table:name="237471" table:display="true" table:show-details="true"/>
                <table:data-pilot-member table:name="238574" table:display="true" table:show-details="true"/>
                <table:data-pilot-member table:name="239201" table:display="true" table:show-details="true"/>
                <table:data-pilot-member table:name="239703" table:display="true" table:show-details="true"/>
                <table:data-pilot-member table:name="240883" table:display="true" table:show-details="true"/>
                <table:data-pilot-member table:name="243167" table:display="true" table:show-details="true"/>
                <table:data-pilot-member table:name="243605" table:display="true" table:show-details="true"/>
                <table:data-pilot-member table:name="246060" table:display="true" table:show-details="true"/>
                <table:data-pilot-member table:name="247478" table:display="true" table:show-details="true"/>
                <table:data-pilot-member table:name="248427" table:display="true" table:show-details="true"/>
                <table:data-pilot-member table:name="252367" table:display="true" table:show-details="true"/>
                <table:data-pilot-member table:name="253976" table:display="true" table:show-details="true"/>
                <table:data-pilot-member table:name="255123" table:display="true" table:show-details="true"/>
                <table:data-pilot-member table:name="255271" table:display="true" table:show-details="true"/>
                <table:data-pilot-member table:name="256396" table:display="true" table:show-details="true"/>
                <table:data-pilot-member table:name="257791" table:display="true" table:show-details="true"/>
                <table:data-pilot-member table:name="258020" table:display="true" table:show-details="true"/>
                <table:data-pilot-member table:name="260536" table:display="true" table:show-details="true"/>
                <table:data-pilot-member table:name="267979" table:display="true" table:show-details="true"/>
                <table:data-pilot-member table:name="275698" table:display="true" table:show-details="true"/>
                <table:data-pilot-member table:name="276102" table:display="true" table:show-details="true"/>
                <table:data-pilot-member table:name="283794" table:display="true" table:show-details="true"/>
                <table:data-pilot-member table:name="288163" table:display="true" table:show-details="true"/>
                <table:data-pilot-member table:name="288904" table:display="true" table:show-details="true"/>
                <table:data-pilot-member table:name="290931" table:display="true" table:show-details="true"/>
                <table:data-pilot-member table:name="291035" table:display="true" table:show-details="true"/>
                <table:data-pilot-member table:name="296370" table:display="true" table:show-details="true"/>
                <table:data-pilot-member table:name="297969" table:display="true" table:show-details="true"/>
                <table:data-pilot-member table:name="299394" table:display="true" table:show-details="true"/>
                <table:data-pilot-member table:name="304207" table:display="true" table:show-details="true"/>
                <table:data-pilot-member table:name="319107" table:display="true" table:show-details="true"/>
                <table:data-pilot-member table:name="319987" table:display="true" table:show-details="true"/>
                <table:data-pilot-member table:name="320043" table:display="true" table:show-details="true"/>
                <table:data-pilot-member table:name="328604" table:display="true" table:show-details="true"/>
                <table:data-pilot-member table:name="330808" table:display="true" table:show-details="true"/>
                <table:data-pilot-member table:name="336072" table:display="true" table:show-details="true"/>
                <table:data-pilot-member table:name="350185" table:display="true" table:show-details="true"/>
                <table:data-pilot-member table:name="354132" table:display="true" table:show-details="true"/>
                <table:data-pilot-member table:name="357286" table:display="true" table:show-details="true"/>
                <table:data-pilot-member table:name="361289" table:display="true" table:show-details="true"/>
                <table:data-pilot-member table:name="366094" table:display="true" table:show-details="true"/>
                <table:data-pilot-member table:name="368394" table:display="true" table:show-details="true"/>
                <table:data-pilot-member table:name="371499" table:display="true" table:show-details="true"/>
                <table:data-pilot-member table:name="374253" table:display="true" table:show-details="true"/>
                <table:data-pilot-member table:name="376592" table:display="true" table:show-details="true"/>
                <table:data-pilot-member table:name="384582" table:display="true" table:show-details="true"/>
                <table:data-pilot-member table:name="387488" table:display="true" table:show-details="true"/>
                <table:data-pilot-member table:name="389362" table:display="true" table:show-details="true"/>
                <table:data-pilot-member table:name="400245" table:display="true" table:show-details="true"/>
                <table:data-pilot-member table:name="403549" table:display="true" table:show-details="true"/>
                <table:data-pilot-member table:name="408378" table:display="true" table:show-details="true"/>
                <table:data-pilot-member table:name="409867" table:display="true" table:show-details="true"/>
                <table:data-pilot-member table:name="409907" table:display="true" table:show-details="true"/>
                <table:data-pilot-member table:name="418234" table:display="true" table:show-details="true"/>
                <table:data-pilot-member table:name="420064" table:display="true" table:show-details="true"/>
                <table:data-pilot-member table:name="423019" table:display="true" table:show-details="true"/>
                <table:data-pilot-member table:name="423106" table:display="true" table:show-details="true"/>
                <table:data-pilot-member table:name="425759" table:display="true" table:show-details="true"/>
                <table:data-pilot-member table:name="426034" table:display="true" table:show-details="true"/>
                <table:data-pilot-member table:name="433305" table:display="true" table:show-details="true"/>
                <table:data-pilot-member table:name="433731" table:display="true" table:show-details="true"/>
                <table:data-pilot-member table:name="444447" table:display="true" table:show-details="true"/>
                <table:data-pilot-member table:name="446081" table:display="true" table:show-details="true"/>
                <table:data-pilot-member table:name="452947" table:display="true" table:show-details="true"/>
                <table:data-pilot-member table:name="453776" table:display="true" table:show-details="true"/>
                <table:data-pilot-member table:name="454066" table:display="true" table:show-details="true"/>
                <table:data-pilot-member table:name="464785" table:display="true" table:show-details="true"/>
                <table:data-pilot-member table:name="476374" table:display="true" table:show-details="true"/>
                <table:data-pilot-member table:name="477359" table:display="true" table:show-details="true"/>
                <table:data-pilot-member table:name="478546" table:display="true" table:show-details="true"/>
                <table:data-pilot-member table:name="480063" table:display="true" table:show-details="true"/>
                <table:data-pilot-member table:name="487588" table:display="true" table:show-details="true"/>
                <table:data-pilot-member table:name="488056" table:display="true" table:show-details="true"/>
                <table:data-pilot-member table:name="490971" table:display="true" table:show-details="true"/>
                <table:data-pilot-member table:name="498265" table:display="true" table:show-details="true"/>
                <table:data-pilot-member table:name="499217" table:display="true" table:show-details="true"/>
                <table:data-pilot-member table:name="501012" table:display="true" table:show-details="true"/>
                <table:data-pilot-member table:name="508091" table:display="true" table:show-details="true"/>
                <table:data-pilot-member table:name="508617" table:display="true" table:show-details="true"/>
                <table:data-pilot-member table:name="518926" table:display="true" table:show-details="true"/>
                <table:data-pilot-member table:name="524278" table:display="true" table:show-details="true"/>
                <table:data-pilot-member table:name="524745" table:display="true" table:show-details="true"/>
                <table:data-pilot-member table:name="526240" table:display="true" table:show-details="true"/>
                <table:data-pilot-member table:name="550078" table:display="true" table:show-details="true"/>
                <table:data-pilot-member table:name="556002" table:display="true" table:show-details="true"/>
                <table:data-pilot-member table:name="557187" table:display="true" table:show-details="true"/>
                <table:data-pilot-member table:name="561838" table:display="true" table:show-details="true"/>
                <table:data-pilot-member table:name="570854" table:display="true" table:show-details="true"/>
                <table:data-pilot-member table:name="573368" table:display="true" table:show-details="true"/>
                <table:data-pilot-member table:name="575172" table:display="true" table:show-details="true"/>
                <table:data-pilot-member table:name="595821" table:display="true" table:show-details="true"/>
                <table:data-pilot-member table:name="597260" table:display="true" table:show-details="true"/>
                <table:data-pilot-member table:name="603225" table:display="true" table:show-details="true"/>
                <table:data-pilot-member table:name="613741" table:display="true" table:show-details="true"/>
                <table:data-pilot-member table:name="614358" table:display="true" table:show-details="true"/>
                <table:data-pilot-member table:name="618208" table:display="true" table:show-details="true"/>
                <table:data-pilot-member table:name="621657" table:display="true" table:show-details="true"/>
                <table:data-pilot-member table:name="630253" table:display="true" table:show-details="true"/>
                <table:data-pilot-member table:name="633414" table:display="true" table:show-details="true"/>
                <table:data-pilot-member table:name="649797" table:display="true" table:show-details="true"/>
                <table:data-pilot-member table:name="652841" table:display="true" table:show-details="true"/>
                <table:data-pilot-member table:name="669103" table:display="true" table:show-details="true"/>
                <table:data-pilot-member table:name="677063" table:display="true" table:show-details="true"/>
                <table:data-pilot-member table:name="689107" table:display="true" table:show-details="true"/>
                <table:data-pilot-member table:name="700801" table:display="true" table:show-details="true"/>
                <table:data-pilot-member table:name="702075" table:display="true" table:show-details="true"/>
                <table:data-pilot-member table:name="706477" table:display="true" table:show-details="true"/>
                <table:data-pilot-member table:name="717297" table:display="true" table:show-details="true"/>
                <table:data-pilot-member table:name="718108" table:display="true" table:show-details="true"/>
                <table:data-pilot-member table:name="721420" table:display="true" table:show-details="true"/>
                <table:data-pilot-member table:name="722822" table:display="true" table:show-details="true"/>
                <table:data-pilot-member table:name="745247" table:display="true" table:show-details="true"/>
                <table:data-pilot-member table:name="750990" table:display="true" table:show-details="true"/>
                <table:data-pilot-member table:name="763815" table:display="true" table:show-details="true"/>
                <table:data-pilot-member table:name="765512" table:display="true" table:show-details="true"/>
                <table:data-pilot-member table:name="772081" table:display="true" table:show-details="true"/>
                <table:data-pilot-member table:name="775214" table:display="true" table:show-details="true"/>
                <table:data-pilot-member table:name="780419" table:display="true" table:show-details="true"/>
                <table:data-pilot-member table:name="785427" table:display="true" table:show-details="true"/>
                <table:data-pilot-member table:name="789429" table:display="true" table:show-details="true"/>
                <table:data-pilot-member table:name="790176" table:display="true" table:show-details="true"/>
                <table:data-pilot-member table:name="792356" table:display="true" table:show-details="true"/>
                <table:data-pilot-member table:name="811462" table:display="true" table:show-details="true"/>
                <table:data-pilot-member table:name="825134" table:display="true" table:show-details="true"/>
                <table:data-pilot-member table:name="834753" table:display="true" table:show-details="true"/>
                <table:data-pilot-member table:name="850438" table:display="true" table:show-details="true"/>
                <table:data-pilot-member table:name="852280" table:display="true" table:show-details="true"/>
                <table:data-pilot-member table:name="887028" table:display="true" table:show-details="true"/>
                <table:data-pilot-member table:name="888219" table:display="true" table:show-details="true"/>
                <table:data-pilot-member table:name="914873" table:display="true" table:show-details="true"/>
                <table:data-pilot-member table:name="928443" table:display="true" table:show-details="true"/>
                <table:data-pilot-member table:name="948417" table:display="true" table:show-details="true"/>
                <table:data-pilot-member table:name="963676" table:display="true" table:show-details="true"/>
                <table:data-pilot-member table:name="968605" table:display="true" table:show-details="true"/>
                <table:data-pilot-member table:name="969025" table:display="true" table:show-details="true"/>
                <table:data-pilot-member table:name="972961" table:display="true" table:show-details="true"/>
                <table:data-pilot-member table:name="993009" table:display="true" table:show-details="true"/>
                <table:data-pilot-member table:name="994208" table:display="true" table:show-details="true"/>
                <table:data-pilot-member table:name="995208" table:display="true" table:show-details="true"/>
                <table:data-pilot-member table:name="995540" table:display="true" table:show-details="true"/>
                <table:data-pilot-member table:name="996271" table:display="true" table:show-details="true"/>
                <table:data-pilot-member table:name="1000305" table:display="true" table:show-details="true"/>
                <table:data-pilot-member table:name="1015850" table:display="true" table:show-details="true"/>
                <table:data-pilot-member table:name="1019459" table:display="true" table:show-details="true"/>
                <table:data-pilot-member table:name="1029791" table:display="true" table:show-details="true"/>
                <table:data-pilot-member table:name="1042403" table:display="true" table:show-details="true"/>
                <table:data-pilot-member table:name="1059741" table:display="true" table:show-details="true"/>
                <table:data-pilot-member table:name="1072866" table:display="true" table:show-details="true"/>
                <table:data-pilot-member table:name="1073308" table:display="true" table:show-details="true"/>
                <table:data-pilot-member table:name="1104647" table:display="true" table:show-details="true"/>
                <table:data-pilot-member table:name="1137760" table:display="true" table:show-details="true"/>
                <table:data-pilot-member table:name="1155347" table:display="true" table:show-details="true"/>
                <table:data-pilot-member table:name="1168247" table:display="true" table:show-details="true"/>
                <table:data-pilot-member table:name="1170808" table:display="true" table:show-details="true"/>
                <table:data-pilot-member table:name="1189325" table:display="true" table:show-details="true"/>
                <table:data-pilot-member table:name="1190783" table:display="true" table:show-details="true"/>
                <table:data-pilot-member table:name="1214074" table:display="true" table:show-details="true"/>
                <table:data-pilot-member table:name="1223774" table:display="true" table:show-details="true"/>
                <table:data-pilot-member table:name="1238352" table:display="true" table:show-details="true"/>
                <table:data-pilot-member table:name="1252591" table:display="true" table:show-details="true"/>
                <table:data-pilot-member table:name="1255303" table:display="true" table:show-details="true"/>
                <table:data-pilot-member table:name="1262138" table:display="true" table:show-details="true"/>
                <table:data-pilot-member table:name="1271790" table:display="true" table:show-details="true"/>
                <table:data-pilot-member table:name="1277438" table:display="true" table:show-details="true"/>
                <table:data-pilot-member table:name="1348809" table:display="true" table:show-details="true"/>
                <table:data-pilot-member table:name="1388809" table:display="true" table:show-details="true"/>
                <table:data-pilot-member table:name="1389854" table:display="true" table:show-details="true"/>
                <table:data-pilot-member table:name="1403930" table:display="true" table:show-details="true"/>
                <table:data-pilot-member table:name="1408574" table:display="true" table:show-details="true"/>
                <table:data-pilot-member table:name="1442597" table:display="true" table:show-details="true"/>
                <table:data-pilot-member table:name="1454502" table:display="true" table:show-details="true"/>
                <table:data-pilot-member table:name="1457303" table:display="true" table:show-details="true"/>
                <table:data-pilot-member table:name="1459300" table:display="true" table:show-details="true"/>
                <table:data-pilot-member table:name="1469639" table:display="true" table:show-details="true"/>
                <table:data-pilot-member table:name="1470892" table:display="true" table:show-details="true"/>
                <table:data-pilot-member table:name="1478227" table:display="true" table:show-details="true"/>
                <table:data-pilot-member table:name="1517012" table:display="true" table:show-details="true"/>
                <table:data-pilot-member table:name="1528395" table:display="true" table:show-details="true"/>
                <table:data-pilot-member table:name="1538458" table:display="true" table:show-details="true"/>
                <table:data-pilot-member table:name="1551542" table:display="true" table:show-details="true"/>
                <table:data-pilot-member table:name="1564732" table:display="true" table:show-details="true"/>
                <table:data-pilot-member table:name="1590387" table:display="true" table:show-details="true"/>
                <table:data-pilot-member table:name="1596613" table:display="true" table:show-details="true"/>
                <table:data-pilot-member table:name="1650539" table:display="true" table:show-details="true"/>
                <table:data-pilot-member table:name="1655492" table:display="true" table:show-details="true"/>
                <table:data-pilot-member table:name="1662031" table:display="true" table:show-details="true"/>
                <table:data-pilot-member table:name="1664059" table:display="true" table:show-details="true"/>
                <table:data-pilot-member table:name="1706508" table:display="true" table:show-details="true"/>
                <table:data-pilot-member table:name="1891774" table:display="true" table:show-details="true"/>
                <table:data-pilot-member table:name="1953419" table:display="true" table:show-details="true"/>
                <table:data-pilot-member table:name="2065659" table:display="true" table:show-details="true"/>
                <table:data-pilot-member table:name="2361579" table:display="true" table:show-details="true"/>
                <table:data-pilot-member table:name="2403146" table:display="true" table:show-details="true"/>
                <table:data-pilot-member table:name="2550569" table:display="true" table:show-details="true"/>
                <table:data-pilot-member table:name="2552831" table:display="true" table:show-details="true"/>
                <table:data-pilot-member table:name="2606094" table:display="true" table:show-details="true"/>
                <table:data-pilot-member table:name="2661713" table:display="true" table:show-details="true"/>
                <table:data-pilot-member table:name="2788426" table:display="true" table:show-details="true"/>
                <table:data-pilot-member table:name="2831116" table:display="true" table:show-details="true"/>
                <table:data-pilot-member table:name="2843474" table:display="true" table:show-details="true"/>
                <table:data-pilot-member table:name="2873569" table:display="true" table:show-details="true"/>
                <table:data-pilot-member table:name="2900947" table:display="true" table:show-details="true"/>
                <table:data-pilot-member table:name="3115908" table:display="true" table:show-details="true"/>
                <table:data-pilot-member table:name="3756543" table:display="true" table:show-details="true"/>
                <table:data-pilot-member table:name="3761086" table:display="true" table:show-details="true"/>
                <table:data-pilot-member table:name="4511596" table:display="true" table:show-details="true"/>
                <table:data-pilot-member table:name="4806327" table:display="true" table:show-details="true"/>
                <table:data-pilot-member table:name="5078513" table:display="true" table:show-details="true"/>
                <table:data-pilot-member table:name="5633096" table:display="true" table:show-details="true"/>
                <table:data-pilot-member table:name="5889776" table:display="true" table:show-details="true"/>
                <table:data-pilot-member table:name="5925953" table:display="true" table:show-details="true"/>
                <table:data-pilot-member table:name="6079675" table:display="true" table:show-details="true"/>
                <table:data-pilot-member table:name="6485848" table:display="true" table:show-details="true"/>
                <table:data-pilot-member table:name="8974898" table:display="true" table:show-details="true"/>
                <table:data-pilot-member table:name="900414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ohit Hindi" svg:font-family="'Lohit Hindi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Segoe UI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cs" number:country="CZ">
      <number:number number:decimal-places="0" number:min-integer-digits="1" number:grouping="true"/>
      <number:text> Kč</number:text>
    </number:number-style>
    <number:number-style style:name="N10106" number:language="cs" number:country="CZ">
      <number:text>-</number:text>
      <number:number number:decimal-places="0" number:min-integer-digits="1" number:grouping="true"/>
      <number:text> Kč</number:text>
      <style:map style:condition="value()&gt;=0" style:apply-style-name="N10106P0"/>
    </number:number-style>
    <number:number-style style:name="N10107P0" style:volatile="true" number:language="cs" number:country="CZ">
      <number:number number:decimal-places="0" number:min-integer-digits="1" number:grouping="true"/>
      <number:text> Kč</number:text>
    </number:number-style>
    <number:number-style style:name="N10107" number:language="cs" number:country="CZ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2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2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2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0109P0"/>
    </number:number-style>
    <number:date-style style:name="N10110" number:language="cs" number:country="CZ">
      <number:day/>
      <number:text>.</number:text>
      <number:month/>
      <number:text>.</number:text>
      <number:year number:style="long"/>
    </number:date-style>
    <number:date-style style:name="N10111" number:language="cs" number:country="CZ">
      <number:day/>
      <number:text>.</number:text>
      <number:month number:textual="true"/>
      <number:text>.</number:text>
      <number:year/>
    </number:date-style>
    <number:date-style style:name="N10112" number:language="cs" number:country="CZ">
      <number:day/>
      <number:text>.</number:text>
      <number:month number:textual="true"/>
    </number:date-style>
    <number:date-style style:name="N10113" number:language="cs" number:country="CZ">
      <number:month number:textual="true"/>
      <number:text>.</number:text>
      <number:year/>
    </number:date-style>
    <number:time-style style:name="N10114" number:language="cs" number:country="CZ">
      <number:hours/>
      <number:text>:</number:text>
      <number:minutes number:style="long"/>
      <number:text> </number:text>
      <number:am-pm/>
    </number:time-style>
    <number:time-style style:name="N10115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cs" number:country="CZ">
      <number:hours/>
      <number:text>:</number:text>
      <number:minutes number:style="long"/>
    </number:time-style>
    <number:time-style style:name="N10117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18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cs" number:country="CZ">
      <number:number number:decimal-places="0" number:min-integer-digits="1" number:grouping="true"/>
      <number:text>     </number:text>
    </number:number-style>
    <number:number-style style:name="N10119" number:language="cs" number:country="CZ">
      <number:text>-</number:text>
      <number:number number:decimal-places="0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cs" number:country="CZ">
      <number:number number:decimal-places="0" number:min-integer-digits="1" number:grouping="true"/>
      <number:text>     </number:text>
    </number:number-style>
    <number:number-style style:name="N10120" number:language="cs" number:country="CZ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cs" number:country="CZ">
      <number:number number:decimal-places="2" number:min-integer-digits="1" number:grouping="true"/>
      <number:text>     </number:text>
    </number:number-style>
    <number:number-style style:name="N10121" number:language="cs" number:country="CZ">
      <number:text>-</number:text>
      <number:number number:decimal-places="2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cs" number:country="CZ">
      <number:number number:decimal-places="2" number:min-integer-digits="1" number:grouping="true"/>
      <number:text>     </number:text>
    </number:number-style>
    <number:number-style style:name="N10122" number:language="cs" number:country="CZ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cs" number:country="CZ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0123P1" style:volatile="true" number:language="cs" number:country="CZ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0123P2" style:volatile="true" number:language="cs" number:country="CZ">
      <number:text> </number:text>
      <loext:fill-character> </loext:fill-character>
      <number:text>-      </number:text>
    </number:number-style>
    <number:text-style style:name="N10123" number:language="cs" number:country="CZ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cs" number:country="CZ">
      <number:text> </number:text>
      <loext:fill-character> </loext:fill-character>
      <number:number number:decimal-places="0" number:min-integer-digits="1" number:grouping="true"/>
      <number:text> Kč </number:text>
    </number:number-style>
    <number:number-style style:name="N10124P1" style:volatile="true" number:language="cs" number:country="CZ">
      <number:text>-</number:text>
      <loext:fill-character> </loext:fill-character>
      <number:number number:decimal-places="0" number:min-integer-digits="1" number:grouping="true"/>
      <number:text> Kč </number:text>
    </number:number-style>
    <number:number-style style:name="N10124P2" style:volatile="true" number:language="cs" number:country="CZ">
      <number:text> </number:text>
      <loext:fill-character> </loext:fill-character>
      <number:text>- Kč </number:text>
    </number:number-style>
    <number:text-style style:name="N10124" number:language="cs" number:country="CZ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cs" number:country="CZ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10125P1" style:volatile="true" number:language="cs" number:country="CZ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0125P2" style:volatile="true" number:language="cs" number:country="CZ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25" number:language="cs" number:country="CZ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cs" number:country="CZ">
      <number:text> </number:text>
      <loext:fill-character> </loext:fill-character>
      <number:number number:decimal-places="2" number:min-integer-digits="1" number:grouping="true"/>
      <number:text> Kč </number:text>
    </number:number-style>
    <number:number-style style:name="N10126P1" style:volatile="true" number:language="cs" number:country="CZ">
      <number:text>-</number:text>
      <loext:fill-character> </loext:fill-character>
      <number:number number:decimal-places="2" number:min-integer-digits="1" number:grouping="true"/>
      <number:text> Kč </number:text>
    </number:number-style>
    <number:number-style style:name="N10126P2" style:volatile="true" number:language="cs" number:country="CZ">
      <number:text> </number:text>
      <loext:fill-character> </loext:fill-character>
      <number:text>-</number:text>
      <number:number number:decimal-places="0" number:min-integer-digits="0"/>
      <number:text> Kč </number:text>
    </number:number-style>
    <number:text-style style:name="N10126" number:language="cs" number:country="CZ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AR PL KaitiM GB" style:font-family-asian="'AR PL KaitiM GB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ivot_20_Table_20_Category" style:display-name="Excel Built-in Pivot Table Category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Lohit Hindi" style:font-family-complex="'Lohit Hindi'" style:font-family-generic-complex="swiss" style:font-size-complex="10pt" style:font-style-complex="normal" style:font-weight-complex="normal"/>
    </style:style>
    <style:style style:name="Excel_20_Built-in_20_Pivot_20_Table_20_Corner" style:display-name="Excel Built-in Pivot Table Corner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Lohit Hindi" style:font-family-complex="'Lohit Hindi'" style:font-family-generic-complex="swiss" style:font-size-complex="10pt" style:font-style-complex="normal" style:font-weight-complex="normal"/>
    </style:style>
    <style:style style:name="Excel_20_Built-in_20_Pivot_20_Table_20_Field" style:display-name="Excel Built-in Pivot Table Field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Lohit Hindi" style:font-family-complex="'Lohit Hindi'" style:font-family-generic-complex="swiss" style:font-size-complex="10pt" style:font-style-complex="normal" style:font-weight-complex="normal"/>
    </style:style>
    <style:style style:name="Excel_20_Built-in_20_Pivot_20_Table_20_Value" style:display-name="Excel Built-in Pivot Table Value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Lohit Hindi" style:font-family-complex="'Lohit Hindi'" style:font-family-generic-complex="swiss" style:font-size-complex="10pt" style:font-style-complex="normal" style:font-weight-complex="normal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ivot_20_Table_5f_Sheet1_5f_1" style:display-name="PageStyle_Pivot Table_Sheet1_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cs-CZ</dc:language>
    <meta:editing-cycles>0</meta:editing-cycles>
    <meta:editing-duration>P0D</meta:editing-duration>
    <meta:generator>LibreOffice/4.2.1.1$Linux_x86 LibreOffice_project/420m0$Build-1</meta:generator>
    <dc:date>2014-03-13T19:11:05.145006988</dc:date>
    <dc:creator>Ondrej Kovac</dc:creator>
    <meta:document-statistic meta:table-count="2" meta:cell-count="16072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144cm" svg:height="11.628cm" xlink:href=".." xlink:type="simple" chart:class="chart:line" chart:style-name="ch1">
        <chart:legend chart:legend-position="end" svg:x="14.817cm" svg:y="4.742cm" style:legend-expansion="high" chart:style-name="ch2"/>
        <chart:plot-area chart:style-name="ch3" table:cell-range-address="'Pivot Table_Sheet1_2'.A5:'Pivot Table_Sheet1_2'.E24" chart:data-source-has-labels="both" svg:x="1.365cm" svg:y="1.063cm" svg:width="12.768cm" svg:height="9.34cm">
          <chartooo:coordinate-region svg:x="2.954cm" svg:y="1.27cm" svg:width="11.034cm" svg:height="8.051cm"/>
          <chart:axis chart:dimension="x" chart:name="primary-x" chart:style-name="ch4" chartooo:axis-type="auto">
            <chartooo:date-scale/>
            <chart:title svg:x="6.381cm" svg:y="10.635cm" chart:style-name="ch5">
              <text:p>Number of edges</text:p>
            </chart:title>
            <chart:categories table:cell-range-address="'Pivot Table_Sheet1_2'.A6:'Pivot Table_Sheet1_2'.A24"/>
          </chart:axis>
          <chart:axis chart:dimension="y" chart:name="primary-y" chart:style-name="ch6">
            <chart:title svg:x="0.451cm" svg:y="6.159cm" chart:style-name="ch7">
              <text:p>Time</text:p>
            </chart:title>
            <chart:grid chart:style-name="ch8" chart:class="major"/>
          </chart:axis>
          <chart:series chart:style-name="ch9" chart:values-cell-range-address="'Pivot Table_Sheet1_2'.B6:'Pivot Table_Sheet1_2'.B24" chart:label-cell-address="'Pivot Table_Sheet1_2'.B5:'Pivot Table_Sheet1_2'.B5" chart:class="chart:line">
            <chart:data-point chart:repeated="19"/>
          </chart:series>
          <chart:series chart:style-name="ch10" chart:values-cell-range-address="'Pivot Table_Sheet1_2'.C6:'Pivot Table_Sheet1_2'.C24" chart:label-cell-address="'Pivot Table_Sheet1_2'.C5:'Pivot Table_Sheet1_2'.C5" chart:class="chart:line">
            <chart:data-point chart:repeated="19"/>
          </chart:series>
          <chart:series chart:style-name="ch11" chart:values-cell-range-address="'Pivot Table_Sheet1_2'.D6:'Pivot Table_Sheet1_2'.D24" chart:label-cell-address="'Pivot Table_Sheet1_2'.D5:'Pivot Table_Sheet1_2'.D5" chart:class="chart:line">
            <chart:data-point chart:repeated="19"/>
          </chart:series>
          <chart:series chart:style-name="ch12" chart:values-cell-range-address="'Pivot Table_Sheet1_2'.E6:'Pivot Table_Sheet1_2'.E24" chart:label-cell-address="'Pivot Table_Sheet1_2'.E5:'Pivot Table_Sheet1_2'.E5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LN</text:p>
                <draw:g>
                  <svg:desc>'Pivot Table_Sheet1_2'.B5:'Pivot Table_Sheet1_2'.B5</svg:desc>
                </draw:g>
              </table:table-cell>
              <table:table-cell office:value-type="string">
                <text:p>LSRN</text:p>
                <draw:g>
                  <svg:desc>'Pivot Table_Sheet1_2'.C5:'Pivot Table_Sheet1_2'.C5</svg:desc>
                </draw:g>
              </table:table-cell>
              <table:table-cell office:value-type="string">
                <text:p>RSLN</text:p>
                <draw:g>
                  <svg:desc>'Pivot Table_Sheet1_2'.D5:'Pivot Table_Sheet1_2'.D5</svg:desc>
                </draw:g>
              </table:table-cell>
              <table:table-cell office:value-type="string">
                <text:p>RSRN</text:p>
                <draw:g>
                  <svg:desc>'Pivot Table_Sheet1_2'.E5:'Pivot Table_Sheet1_2'.E5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'Pivot Table_Sheet1_2'.A6:'Pivot Table_Sheet1_2'.A24</svg:desc>
                </draw:g>
              </table:table-cell>
              <table:table-cell office:value-type="float" office:value="27.3">
                <text:p>27.3</text:p>
                <draw:g>
                  <svg:desc>'Pivot Table_Sheet1_2'.B6:'Pivot Table_Sheet1_2'.B24</svg:desc>
                </draw:g>
              </table:table-cell>
              <table:table-cell office:value-type="float" office:value="5665.2">
                <text:p>5665.2</text:p>
                <draw:g>
                  <svg:desc>'Pivot Table_Sheet1_2'.C6:'Pivot Table_Sheet1_2'.C24</svg:desc>
                </draw:g>
              </table:table-cell>
              <table:table-cell office:value-type="float" office:value="131.2">
                <text:p>131.2</text:p>
                <draw:g>
                  <svg:desc>'Pivot Table_Sheet1_2'.D6:'Pivot Table_Sheet1_2'.D24</svg:desc>
                </draw:g>
              </table:table-cell>
              <table:table-cell office:value-type="float" office:value="5635.3">
                <text:p>5635.3</text:p>
                <draw:g>
                  <svg:desc>'Pivot Table_Sheet1_2'.E6:'Pivot Table_Sheet1_2'.E24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922">
                <text:p>922</text:p>
              </table:table-cell>
              <table:table-cell office:value-type="float" office:value="196984.2">
                <text:p>196984.2</text:p>
              </table:table-cell>
              <table:table-cell office:value-type="float" office:value="2000.4">
                <text:p>2000.4</text:p>
              </table:table-cell>
              <table:table-cell office:value-type="float" office:value="201671.7">
                <text:p>201671.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752.8">
                <text:p>2752.8</text:p>
              </table:table-cell>
              <table:table-cell office:value-type="float" office:value="517880.5">
                <text:p>517880.5</text:p>
              </table:table-cell>
              <table:table-cell office:value-type="float" office:value="4522.7">
                <text:p>4522.7</text:p>
              </table:table-cell>
              <table:table-cell office:value-type="float" office:value="531357.7">
                <text:p>531357.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418.9">
                <text:p>6418.9</text:p>
              </table:table-cell>
              <table:table-cell office:value-type="float" office:value="795983.4">
                <text:p>795983.4</text:p>
              </table:table-cell>
              <table:table-cell office:value-type="float" office:value="6544.9">
                <text:p>6544.9</text:p>
              </table:table-cell>
              <table:table-cell office:value-type="float" office:value="791000.8">
                <text:p>791000.8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6587.1">
                <text:p>6587.1</text:p>
              </table:table-cell>
              <table:table-cell office:value-type="float" office:value="1188120.2">
                <text:p>1188120.2</text:p>
              </table:table-cell>
              <table:table-cell office:value-type="float" office:value="8540.2">
                <text:p>8540.2</text:p>
              </table:table-cell>
              <table:table-cell office:value-type="float" office:value="1198743">
                <text:p>119874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95.3">
                <text:p>195.3</text:p>
              </table:table-cell>
              <table:table-cell office:value-type="float" office:value="30287.2">
                <text:p>30287.2</text:p>
              </table:table-cell>
              <table:table-cell office:value-type="float" office:value="1753">
                <text:p>1753</text:p>
              </table:table-cell>
              <table:table-cell office:value-type="float" office:value="42796.9">
                <text:p>42796.9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239.2">
                <text:p>239.2</text:p>
              </table:table-cell>
              <table:table-cell office:value-type="float" office:value="39166.1">
                <text:p>39166.1</text:p>
              </table:table-cell>
              <table:table-cell office:value-type="float" office:value="1663.9">
                <text:p>1663.9</text:p>
              </table:table-cell>
              <table:table-cell office:value-type="float" office:value="38886.2">
                <text:p>38886.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61.9">
                <text:p>261.9</text:p>
              </table:table-cell>
              <table:table-cell office:value-type="float" office:value="45887.5">
                <text:p>45887.5</text:p>
              </table:table-cell>
              <table:table-cell office:value-type="float" office:value="1796.2">
                <text:p>1796.2</text:p>
              </table:table-cell>
              <table:table-cell office:value-type="float" office:value="45418.7">
                <text:p>45418.7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294.1">
                <text:p>294.1</text:p>
              </table:table-cell>
              <table:table-cell office:value-type="float" office:value="51929.5">
                <text:p>51929.5</text:p>
              </table:table-cell>
              <table:table-cell office:value-type="float" office:value="1896.5">
                <text:p>1896.5</text:p>
              </table:table-cell>
              <table:table-cell office:value-type="float" office:value="52493.2">
                <text:p>52493.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47.9">
                <text:p>347.9</text:p>
              </table:table-cell>
              <table:table-cell office:value-type="float" office:value="63955.4">
                <text:p>63955.4</text:p>
              </table:table-cell>
              <table:table-cell office:value-type="float" office:value="2230.9">
                <text:p>2230.9</text:p>
              </table:table-cell>
              <table:table-cell office:value-type="float" office:value="74862.1">
                <text:p>74862.1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382.2">
                <text:p>382.2</text:p>
              </table:table-cell>
              <table:table-cell office:value-type="float" office:value="68608.8">
                <text:p>68608.8</text:p>
              </table:table-cell>
              <table:table-cell office:value-type="float" office:value="2157.5">
                <text:p>2157.5</text:p>
              </table:table-cell>
              <table:table-cell office:value-type="float" office:value="70721.3">
                <text:p>70721.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439.7">
                <text:p>439.7</text:p>
              </table:table-cell>
              <table:table-cell office:value-type="float" office:value="93351.6">
                <text:p>93351.6</text:p>
              </table:table-cell>
              <table:table-cell office:value-type="float" office:value="2253.8">
                <text:p>2253.8</text:p>
              </table:table-cell>
              <table:table-cell office:value-type="float" office:value="83415">
                <text:p>83415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476">
                <text:p>476</text:p>
              </table:table-cell>
              <table:table-cell office:value-type="float" office:value="87106.7">
                <text:p>87106.7</text:p>
              </table:table-cell>
              <table:table-cell office:value-type="float" office:value="2364.8">
                <text:p>2364.8</text:p>
              </table:table-cell>
              <table:table-cell office:value-type="float" office:value="85027.8">
                <text:p>85027.8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482.6">
                <text:p>482.6</text:p>
              </table:table-cell>
              <table:table-cell office:value-type="float" office:value="88378.8">
                <text:p>88378.8</text:p>
              </table:table-cell>
              <table:table-cell office:value-type="float" office:value="2500">
                <text:p>2500</text:p>
              </table:table-cell>
              <table:table-cell office:value-type="float" office:value="102182.7">
                <text:p>102182.7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517.4">
                <text:p>517.4</text:p>
              </table:table-cell>
              <table:table-cell office:value-type="float" office:value="103014.6">
                <text:p>103014.6</text:p>
              </table:table-cell>
              <table:table-cell office:value-type="float" office:value="2552.7">
                <text:p>2552.7</text:p>
              </table:table-cell>
              <table:table-cell office:value-type="float" office:value="105755.2">
                <text:p>105755.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528.2">
                <text:p>528.2</text:p>
              </table:table-cell>
              <table:table-cell office:value-type="float" office:value="108059.4">
                <text:p>108059.4</text:p>
              </table:table-cell>
              <table:table-cell office:value-type="float" office:value="2650.3">
                <text:p>2650.3</text:p>
              </table:table-cell>
              <table:table-cell office:value-type="float" office:value="111140.4">
                <text:p>111140.4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562">
                <text:p>562</text:p>
              </table:table-cell>
              <table:table-cell office:value-type="float" office:value="199067.5">
                <text:p>199067.5</text:p>
              </table:table-cell>
              <table:table-cell office:value-type="float" office:value="2744.8">
                <text:p>2744.8</text:p>
              </table:table-cell>
              <table:table-cell office:value-type="float" office:value="116284.2">
                <text:p>116284.2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580.8">
                <text:p>580.8</text:p>
              </table:table-cell>
              <table:table-cell office:value-type="float" office:value="102035.8">
                <text:p>102035.8</text:p>
              </table:table-cell>
              <table:table-cell office:value-type="float" office:value="2830.1">
                <text:p>2830.1</text:p>
              </table:table-cell>
              <table:table-cell office:value-type="float" office:value="117023.6">
                <text:p>117023.6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600.6">
                <text:p>600.6</text:p>
              </table:table-cell>
              <table:table-cell office:value-type="float" office:value="107206.9">
                <text:p>107206.9</text:p>
              </table:table-cell>
              <table:table-cell office:value-type="float" office:value="2923.3">
                <text:p>2923.3</text:p>
              </table:table-cell>
              <table:table-cell office:value-type="float" office:value="118383.2">
                <text:p>118383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Linux_x86 LibreOffice_project/42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